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0929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anks_free_averag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(GSK3-alpha-beta_1,GAB2_1)</text:p>
          </table:table-cell>
          <table:table-cell office:value-type="float" office:value="-3.0218361151" calcext:value-type="float">
            <text:p>-3.0218361151</text:p>
          </table:table-cell>
        </table:table-row>
        <table:table-row table:style-name="ro1">
          <table:table-cell office:value-type="string" calcext:value-type="string">
            <text:p>(JNK_pT183_Y185_1,GAB2_1)</text:p>
          </table:table-cell>
          <table:table-cell office:value-type="float" office:value="-2.67781211794" calcext:value-type="float">
            <text:p>-2.6778121179</text:p>
          </table:table-cell>
        </table:table-row>
        <table:table-row table:style-name="ro1">
          <table:table-cell office:value-type="string" calcext:value-type="string">
            <text:p>(S6_1)</text:p>
          </table:table-cell>
          <table:table-cell office:value-type="float" office:value="-2.65265310487" calcext:value-type="float">
            <text:p>-2.6526531049</text:p>
          </table:table-cell>
        </table:table-row>
        <table:table-row table:style-name="ro1">
          <table:table-cell office:value-type="string" calcext:value-type="string">
            <text:p>(eEF2_1,MYH11_0)</text:p>
          </table:table-cell>
          <table:table-cell office:value-type="float" office:value="-2.6189601693" calcext:value-type="float">
            <text:p>-2.6189601693</text:p>
          </table:table-cell>
        </table:table-row>
        <table:table-row table:style-name="ro1">
          <table:table-cell office:value-type="string" calcext:value-type="string">
            <text:p>(Rab-25_1,PKC-alpha_0)</text:p>
          </table:table-cell>
          <table:table-cell office:value-type="float" office:value="-2.6189601693" calcext:value-type="float">
            <text:p>-2.6189601693</text:p>
          </table:table-cell>
        </table:table-row>
        <table:table-row table:style-name="ro1">
          <table:table-cell office:value-type="string" calcext:value-type="string">
            <text:p>(GAB2_1,ER-alpha_pS118_0)</text:p>
          </table:table-cell>
          <table:table-cell office:value-type="float" office:value="-2.60707724721" calcext:value-type="float">
            <text:p>-2.6070772472</text:p>
          </table:table-cell>
        </table:table-row>
        <table:table-row table:style-name="ro1">
          <table:table-cell office:value-type="string" calcext:value-type="string">
            <text:p>(MYH11_0,53BP1_0)</text:p>
          </table:table-cell>
          <table:table-cell office:value-type="float" office:value="-2.5054518094" calcext:value-type="float">
            <text:p>-2.5054518094</text:p>
          </table:table-cell>
        </table:table-row>
        <table:table-row table:style-name="ro1">
          <table:table-cell office:value-type="string" calcext:value-type="string">
            <text:p>(PEA15_pS116_1)</text:p>
          </table:table-cell>
          <table:table-cell office:value-type="float" office:value="-2.39317210565" calcext:value-type="float">
            <text:p>-2.3931721057</text:p>
          </table:table-cell>
        </table:table-row>
        <table:table-row table:style-name="ro1">
          <table:table-cell office:value-type="string" calcext:value-type="string">
            <text:p>(MYH11_0)</text:p>
          </table:table-cell>
          <table:table-cell office:value-type="float" office:value="-2.36985944018" calcext:value-type="float">
            <text:p>-2.3698594402</text:p>
          </table:table-cell>
        </table:table-row>
        <table:table-row table:style-name="ro1">
          <table:table-cell office:value-type="string" calcext:value-type="string">
            <text:p>(GAB2_1)</text:p>
          </table:table-cell>
          <table:table-cell office:value-type="float" office:value="-2.36985944018" calcext:value-type="float">
            <text:p>-2.3698594402</text:p>
          </table:table-cell>
        </table:table-row>
        <table:table-row table:style-name="ro1">
          <table:table-cell office:value-type="string" calcext:value-type="string">
            <text:p>(eIF4E_1,ER-alpha_pS118_0)</text:p>
          </table:table-cell>
          <table:table-cell office:value-type="float" office:value="-2.35379676592" calcext:value-type="float">
            <text:p>-2.3537967659</text:p>
          </table:table-cell>
        </table:table-row>
        <table:table-row table:style-name="ro1">
          <table:table-cell office:value-type="string" calcext:value-type="string">
            <text:p>(eEF2_1,PKC-alpha_0)</text:p>
          </table:table-cell>
          <table:table-cell office:value-type="float" office:value="-2.35379676592" calcext:value-type="float">
            <text:p>-2.3537967659</text:p>
          </table:table-cell>
        </table:table-row>
        <table:table-row table:style-name="ro1">
          <table:table-cell office:value-type="string" calcext:value-type="string">
            <text:p>(Src_pY527_1,GSK3-alpha-beta_1)</text:p>
          </table:table-cell>
          <table:table-cell office:value-type="float" office:value="-2.29659544747" calcext:value-type="float">
            <text:p>-2.2965954475</text:p>
          </table:table-cell>
        </table:table-row>
        <table:table-row table:style-name="ro1">
          <table:table-cell office:value-type="string" calcext:value-type="string">
            <text:p>(PAI-1_0,FOXO3a_0)</text:p>
          </table:table-cell>
          <table:table-cell office:value-type="float" office:value="-2.2645144321" calcext:value-type="float">
            <text:p>-2.2645144321</text:p>
          </table:table-cell>
        </table:table-row>
        <table:table-row table:style-name="ro1">
          <table:table-cell office:value-type="string" calcext:value-type="string">
            <text:p>(GSK3-alpha-beta_1,eEF2_1)</text:p>
          </table:table-cell>
          <table:table-cell office:value-type="float" office:value="-2.24045700932" calcext:value-type="float">
            <text:p>-2.2404570093</text:p>
          </table:table-cell>
        </table:table-row>
        <table:table-row table:style-name="ro1">
          <table:table-cell office:value-type="string" calcext:value-type="string">
            <text:p>(GAB2_1,JAB1_0)</text:p>
          </table:table-cell>
          <table:table-cell office:value-type="float" office:value="-2.24045700932" calcext:value-type="float">
            <text:p>-2.2404570093</text:p>
          </table:table-cell>
        </table:table-row>
        <table:table-row table:style-name="ro1">
          <table:table-cell office:value-type="string" calcext:value-type="string">
            <text:p>(PKC-alpha_0,PAI-1_0)</text:p>
          </table:table-cell>
          <table:table-cell office:value-type="float" office:value="-2.23979855972" calcext:value-type="float">
            <text:p>-2.2397985597</text:p>
          </table:table-cell>
        </table:table-row>
        <table:table-row table:style-name="ro1">
          <table:table-cell office:value-type="string" calcext:value-type="string">
            <text:p>(GAB2_1,FOXO3a_0)</text:p>
          </table:table-cell>
          <table:table-cell office:value-type="float" office:value="-2.20410510233" calcext:value-type="float">
            <text:p>-2.2041051023</text:p>
          </table:table-cell>
        </table:table-row>
        <table:table-row table:style-name="ro1">
          <table:table-cell office:value-type="string" calcext:value-type="string">
            <text:p>(eEF2_1)</text:p>
          </table:table-cell>
          <table:table-cell office:value-type="float" office:value="-2.19596526631" calcext:value-type="float">
            <text:p>-2.1959652663</text:p>
          </table:table-cell>
        </table:table-row>
        <table:table-row table:style-name="ro1">
          <table:table-cell office:value-type="string" calcext:value-type="string">
            <text:p>(GAB2_1,Tuberin_0)</text:p>
          </table:table-cell>
          <table:table-cell office:value-type="float" office:value="-2.18532186213" calcext:value-type="float">
            <text:p>-2.1853218621</text:p>
          </table:table-cell>
        </table:table-row>
        <table:table-row table:style-name="ro1">
          <table:table-cell office:value-type="string" calcext:value-type="string">
            <text:p>(JAB1_0,Tuberin_0)</text:p>
          </table:table-cell>
          <table:table-cell office:value-type="float" office:value="-2.18181818182" calcext:value-type="float">
            <text:p>-2.1818181818</text:p>
          </table:table-cell>
        </table:table-row>
        <table:table-row table:style-name="ro1">
          <table:table-cell office:value-type="string" calcext:value-type="string">
            <text:p>(Transglutaminase_1)</text:p>
          </table:table-cell>
          <table:table-cell office:value-type="float" office:value="-2.15647338742" calcext:value-type="float">
            <text:p>-2.1564733874</text:p>
          </table:table-cell>
        </table:table-row>
        <table:table-row table:style-name="ro1">
          <table:table-cell office:value-type="string" calcext:value-type="string">
            <text:p>(eEF2_1,ER-alpha_pS118_0)</text:p>
          </table:table-cell>
          <table:table-cell office:value-type="float" office:value="-2.14466674885" calcext:value-type="float">
            <text:p>-2.1446667489</text:p>
          </table:table-cell>
        </table:table-row>
        <table:table-row table:style-name="ro1">
          <table:table-cell office:value-type="string" calcext:value-type="string">
            <text:p>(Rab-25_1,Dvl3_1)</text:p>
          </table:table-cell>
          <table:table-cell office:value-type="float" office:value="-2.11856359081" calcext:value-type="float">
            <text:p>-2.1185635908</text:p>
          </table:table-cell>
        </table:table-row>
        <table:table-row table:style-name="ro1">
          <table:table-cell office:value-type="string" calcext:value-type="string">
            <text:p>(4E-BP1_1,MYH11_0)</text:p>
          </table:table-cell>
          <table:table-cell office:value-type="float" office:value="-2.11856359081" calcext:value-type="float">
            <text:p>-2.1185635908</text:p>
          </table:table-cell>
        </table:table-row>
        <table:table-row table:style-name="ro1">
          <table:table-cell office:value-type="string" calcext:value-type="string">
            <text:p>(JNK2_0)</text:p>
          </table:table-cell>
          <table:table-cell office:value-type="float" office:value="-2.10487792145" calcext:value-type="float">
            <text:p>-2.1048779215</text:p>
          </table:table-cell>
        </table:table-row>
        <table:table-row table:style-name="ro1">
          <table:table-cell office:value-type="string" calcext:value-type="string">
            <text:p>(GAB2_1,TIGAR_0)</text:p>
          </table:table-cell>
          <table:table-cell office:value-type="float" office:value="-2.08611531811" calcext:value-type="float">
            <text:p>-2.0861153181</text:p>
          </table:table-cell>
        </table:table-row>
        <table:table-row table:style-name="ro1">
          <table:table-cell office:value-type="string" calcext:value-type="string">
            <text:p>(GSK3-alpha-beta_1)</text:p>
          </table:table-cell>
          <table:table-cell office:value-type="float" office:value="-2.0752939379" calcext:value-type="float">
            <text:p>-2.0752939379</text:p>
          </table:table-cell>
        </table:table-row>
        <table:table-row table:style-name="ro1">
          <table:table-cell office:value-type="string" calcext:value-type="string">
            <text:p>(GAB2_1,A-Raf_pS299_1)</text:p>
          </table:table-cell>
          <table:table-cell office:value-type="float" office:value="-2.05623921429" calcext:value-type="float">
            <text:p>-2.0562392143</text:p>
          </table:table-cell>
        </table:table-row>
        <table:table-row table:style-name="ro1">
          <table:table-cell office:value-type="string" calcext:value-type="string">
            <text:p>(GSK3-alpha-beta_1,4E-BP1_1)</text:p>
          </table:table-cell>
          <table:table-cell office:value-type="float" office:value="-2.02837021135" calcext:value-type="float">
            <text:p>-2.0283702114</text:p>
          </table:table-cell>
        </table:table-row>
        <table:table-row table:style-name="ro1">
          <table:table-cell office:value-type="string" calcext:value-type="string">
            <text:p>(Dvl3_1,MYH11_0)</text:p>
          </table:table-cell>
          <table:table-cell office:value-type="float" office:value="-2.02837021135" calcext:value-type="float">
            <text:p>-2.0283702114</text:p>
          </table:table-cell>
        </table:table-row>
        <table:table-row table:style-name="ro1">
          <table:table-cell office:value-type="string" calcext:value-type="string">
            <text:p>(PI3K-p85_1,GAB2_1)</text:p>
          </table:table-cell>
          <table:table-cell office:value-type="float" office:value="-2.02837021135" calcext:value-type="float">
            <text:p>-2.0283702114</text:p>
          </table:table-cell>
        </table:table-row>
        <table:table-row table:style-name="ro1">
          <table:table-cell office:value-type="string" calcext:value-type="string">
            <text:p>(Rab-25_1)</text:p>
          </table:table-cell>
          <table:table-cell office:value-type="float" office:value="-1.97956216429" calcext:value-type="float">
            <text:p>-1.9795621643</text:p>
          </table:table-cell>
        </table:table-row>
        <table:table-row table:style-name="ro1">
          <table:table-cell office:value-type="string" calcext:value-type="string">
            <text:p>(PCNA_0)</text:p>
          </table:table-cell>
          <table:table-cell office:value-type="float" office:value="-1.97415345921" calcext:value-type="float">
            <text:p>-1.9741534592</text:p>
          </table:table-cell>
        </table:table-row>
        <table:table-row table:style-name="ro1">
          <table:table-cell office:value-type="string" calcext:value-type="string">
            <text:p>(PEA15_pS116_1,53BP1_0)</text:p>
          </table:table-cell>
          <table:table-cell office:value-type="float" office:value="-1.9713537987" calcext:value-type="float">
            <text:p>-1.9713537987</text:p>
          </table:table-cell>
        </table:table-row>
        <table:table-row table:style-name="ro1">
          <table:table-cell office:value-type="string" calcext:value-type="string">
            <text:p>(Src_1)</text:p>
          </table:table-cell>
          <table:table-cell office:value-type="float" office:value="-1.96481102775" calcext:value-type="float">
            <text:p>-1.9648110278</text:p>
          </table:table-cell>
        </table:table-row>
        <table:table-row table:style-name="ro1">
          <table:table-cell office:value-type="string" calcext:value-type="string">
            <text:p>(GAB2_1,ASNS_1)</text:p>
          </table:table-cell>
          <table:table-cell office:value-type="float" office:value="-1.93397511366" calcext:value-type="float">
            <text:p>-1.9339751137</text:p>
          </table:table-cell>
        </table:table-row>
        <table:table-row table:style-name="ro1">
          <table:table-cell office:value-type="string" calcext:value-type="string">
            <text:p>(Fibronectin_1,ER-alpha_pS118_0)</text:p>
          </table:table-cell>
          <table:table-cell office:value-type="float" office:value="-1.93397511366" calcext:value-type="float">
            <text:p>-1.9339751137</text:p>
          </table:table-cell>
        </table:table-row>
        <table:table-row table:style-name="ro1">
          <table:table-cell office:value-type="string" calcext:value-type="string">
            <text:p>(GAB2_1,N-Cadherin_0)</text:p>
          </table:table-cell>
          <table:table-cell office:value-type="float" office:value="-1.93397511366" calcext:value-type="float">
            <text:p>-1.9339751137</text:p>
          </table:table-cell>
        </table:table-row>
        <table:table-row table:style-name="ro1">
          <table:table-cell office:value-type="string" calcext:value-type="string">
            <text:p>(GSK3-alpha-beta_1,Dvl3_1)</text:p>
          </table:table-cell>
          <table:table-cell office:value-type="float" office:value="-1.93397511366" calcext:value-type="float">
            <text:p>-1.9339751137</text:p>
          </table:table-cell>
        </table:table-row>
        <table:table-row table:style-name="ro1">
          <table:table-cell office:value-type="string" calcext:value-type="string">
            <text:p>(GAB2_1,beta-Catenin_0)</text:p>
          </table:table-cell>
          <table:table-cell office:value-type="float" office:value="-1.9100686949" calcext:value-type="float">
            <text:p>-1.9100686949</text:p>
          </table:table-cell>
        </table:table-row>
        <table:table-row table:style-name="ro1">
          <table:table-cell office:value-type="string" calcext:value-type="string">
            <text:p>(eIF4E_1,Dvl3_1)</text:p>
          </table:table-cell>
          <table:table-cell office:value-type="float" office:value="-1.9100686949" calcext:value-type="float">
            <text:p>-1.9100686949</text:p>
          </table:table-cell>
        </table:table-row>
        <table:table-row table:style-name="ro1">
          <table:table-cell office:value-type="string" calcext:value-type="string">
            <text:p>(MSH2_0)</text:p>
          </table:table-cell>
          <table:table-cell office:value-type="float" office:value="-1.9022808282" calcext:value-type="float">
            <text:p>-1.9022808282</text:p>
          </table:table-cell>
        </table:table-row>
        <table:table-row table:style-name="ro1">
          <table:table-cell office:value-type="string" calcext:value-type="string">
            <text:p>(YAP_0,PKC-alpha_0)</text:p>
          </table:table-cell>
          <table:table-cell office:value-type="float" office:value="-1.89757406816" calcext:value-type="float">
            <text:p>-1.8975740682</text:p>
          </table:table-cell>
        </table:table-row>
        <table:table-row table:style-name="ro1">
          <table:table-cell office:value-type="string" calcext:value-type="string">
            <text:p>(EGFR_pY1068_1)</text:p>
          </table:table-cell>
          <table:table-cell office:value-type="float" office:value="-1.89757406816" calcext:value-type="float">
            <text:p>-1.8975740682</text:p>
          </table:table-cell>
        </table:table-row>
        <table:table-row table:style-name="ro1">
          <table:table-cell office:value-type="string" calcext:value-type="string">
            <text:p>(ERK2_0)</text:p>
          </table:table-cell>
          <table:table-cell office:value-type="float" office:value="-1.89521416592" calcext:value-type="float">
            <text:p>-1.8952141659</text:p>
          </table:table-cell>
        </table:table-row>
        <table:table-row table:style-name="ro1">
          <table:table-cell office:value-type="string" calcext:value-type="string">
            <text:p>(PAI-1_0)</text:p>
          </table:table-cell>
          <table:table-cell office:value-type="float" office:value="-1.86423521163" calcext:value-type="float">
            <text:p>-1.8642352116</text:p>
          </table:table-cell>
        </table:table-row>
        <table:table-row table:style-name="ro1">
          <table:table-cell office:value-type="string" calcext:value-type="string">
            <text:p>(GAB2_1,Bad_pS112_1)</text:p>
          </table:table-cell>
          <table:table-cell office:value-type="float" office:value="-1.8466826533" calcext:value-type="float">
            <text:p>-1.8466826533</text:p>
          </table:table-cell>
        </table:table-row>
        <table:table-row table:style-name="ro1">
          <table:table-cell office:value-type="string" calcext:value-type="string">
            <text:p>(JAB1_0,ER-alpha_pS118_0)</text:p>
          </table:table-cell>
          <table:table-cell office:value-type="float" office:value="-1.8466826533" calcext:value-type="float">
            <text:p>-1.8466826533</text:p>
          </table:table-cell>
        </table:table-row>
        <table:table-row table:style-name="ro1">
          <table:table-cell office:value-type="string" calcext:value-type="string">
            <text:p>(eIF4E_1)</text:p>
          </table:table-cell>
          <table:table-cell office:value-type="float" office:value="-1.84254037549" calcext:value-type="float">
            <text:p>-1.8425403755</text:p>
          </table:table-cell>
        </table:table-row>
        <table:table-row table:style-name="ro1">
          <table:table-cell office:value-type="string" calcext:value-type="string">
            <text:p>(eEF2_1,JAB1_0)</text:p>
          </table:table-cell>
          <table:table-cell office:value-type="float" office:value="-1.83116883117" calcext:value-type="float">
            <text:p>-1.8311688312</text:p>
          </table:table-cell>
        </table:table-row>
        <table:table-row table:style-name="ro1">
          <table:table-cell office:value-type="string" calcext:value-type="string">
            <text:p>(PI3K-p85_0,ER-alpha_pS118_0)</text:p>
          </table:table-cell>
          <table:table-cell office:value-type="float" office:value="-1.81422947044" calcext:value-type="float">
            <text:p>-1.8142294704</text:p>
          </table:table-cell>
        </table:table-row>
        <table:table-row table:style-name="ro1">
          <table:table-cell office:value-type="string" calcext:value-type="string">
            <text:p>(GAB2_1,mTOR_0)</text:p>
          </table:table-cell>
          <table:table-cell office:value-type="float" office:value="-1.81422947044" calcext:value-type="float">
            <text:p>-1.8142294704</text:p>
          </table:table-cell>
        </table:table-row>
        <table:table-row table:style-name="ro1">
          <table:table-cell office:value-type="string" calcext:value-type="string">
            <text:p>(ER-alpha_pS118_0,CD49b_0)</text:p>
          </table:table-cell>
          <table:table-cell office:value-type="float" office:value="-1.78388168829" calcext:value-type="float">
            <text:p>-1.7838816883</text:p>
          </table:table-cell>
        </table:table-row>
        <table:table-row table:style-name="ro1">
          <table:table-cell office:value-type="string" calcext:value-type="string">
            <text:p>(PKC-alpha_0,Dvl3_0)</text:p>
          </table:table-cell>
          <table:table-cell office:value-type="float" office:value="-1.78388168829" calcext:value-type="float">
            <text:p>-1.7838816883</text:p>
          </table:table-cell>
        </table:table-row>
        <table:table-row table:style-name="ro1">
          <table:table-cell office:value-type="string" calcext:value-type="string">
            <text:p>(PKC-alpha_0,ER-alpha_pS118_0)</text:p>
          </table:table-cell>
          <table:table-cell office:value-type="float" office:value="-1.78388168829" calcext:value-type="float">
            <text:p>-1.7838816883</text:p>
          </table:table-cell>
        </table:table-row>
        <table:table-row table:style-name="ro1">
          <table:table-cell office:value-type="string" calcext:value-type="string">
            <text:p>(GAB2_1,53BP1_0)</text:p>
          </table:table-cell>
          <table:table-cell office:value-type="float" office:value="-1.78388168829" calcext:value-type="float">
            <text:p>-1.7838816883</text:p>
          </table:table-cell>
        </table:table-row>
        <table:table-row table:style-name="ro1">
          <table:table-cell office:value-type="string" calcext:value-type="string">
            <text:p>(ASNS_1,FOXO3a_0)</text:p>
          </table:table-cell>
          <table:table-cell office:value-type="float" office:value="-1.76546965901" calcext:value-type="float">
            <text:p>-1.765469659</text:p>
          </table:table-cell>
        </table:table-row>
        <table:table-row table:style-name="ro1">
          <table:table-cell office:value-type="string" calcext:value-type="string">
            <text:p>(PKC-alpha_0,INPP4B_0)</text:p>
          </table:table-cell>
          <table:table-cell office:value-type="float" office:value="-1.75828281046" calcext:value-type="float">
            <text:p>-1.7582828105</text:p>
          </table:table-cell>
        </table:table-row>
        <table:table-row table:style-name="ro1">
          <table:table-cell office:value-type="string" calcext:value-type="string">
            <text:p>(Acetyl-a-Tubulin-Lys40_1,PKC-alpha_0)</text:p>
          </table:table-cell>
          <table:table-cell office:value-type="float" office:value="-1.75728340231" calcext:value-type="float">
            <text:p>-1.7572834023</text:p>
          </table:table-cell>
        </table:table-row>
        <table:table-row table:style-name="ro1">
          <table:table-cell office:value-type="string" calcext:value-type="string">
            <text:p>(Src_pY527_1,Tuberin_0)</text:p>
          </table:table-cell>
          <table:table-cell office:value-type="float" office:value="-1.72155147611" calcext:value-type="float">
            <text:p>-1.7215514761</text:p>
          </table:table-cell>
        </table:table-row>
        <table:table-row table:style-name="ro1">
          <table:table-cell office:value-type="string" calcext:value-type="string">
            <text:p>(c-Myc_1,PKC-alpha_0)</text:p>
          </table:table-cell>
          <table:table-cell office:value-type="float" office:value="-1.72155147611" calcext:value-type="float">
            <text:p>-1.7215514761</text:p>
          </table:table-cell>
        </table:table-row>
        <table:table-row table:style-name="ro1">
          <table:table-cell office:value-type="string" calcext:value-type="string">
            <text:p>(GAB2_1,PKC-alpha_0)</text:p>
          </table:table-cell>
          <table:table-cell office:value-type="float" office:value="-1.72155147611" calcext:value-type="float">
            <text:p>-1.7215514761</text:p>
          </table:table-cell>
        </table:table-row>
        <table:table-row table:style-name="ro1">
          <table:table-cell office:value-type="string" calcext:value-type="string">
            <text:p>(GAB2_1,Akt_pT308_1)</text:p>
          </table:table-cell>
          <table:table-cell office:value-type="float" office:value="-1.72155147611" calcext:value-type="float">
            <text:p>-1.7215514761</text:p>
          </table:table-cell>
        </table:table-row>
        <table:table-row table:style-name="ro1">
          <table:table-cell office:value-type="string" calcext:value-type="string">
            <text:p>(Src_pY527_1,Bad_pS112_1)</text:p>
          </table:table-cell>
          <table:table-cell office:value-type="float" office:value="-1.70035165797" calcext:value-type="float">
            <text:p>-1.700351658</text:p>
          </table:table-cell>
        </table:table-row>
        <table:table-row table:style-name="ro1">
          <table:table-cell office:value-type="string" calcext:value-type="string">
            <text:p>(JAB1_0,N-Cadherin_0)</text:p>
          </table:table-cell>
          <table:table-cell office:value-type="float" office:value="-1.70035165797" calcext:value-type="float">
            <text:p>-1.700351658</text:p>
          </table:table-cell>
        </table:table-row>
        <table:table-row table:style-name="ro1">
          <table:table-cell office:value-type="string" calcext:value-type="string">
            <text:p>(ASNS_1,PKC-alpha_0)</text:p>
          </table:table-cell>
          <table:table-cell office:value-type="float" office:value="-1.70035165797" calcext:value-type="float">
            <text:p>-1.700351658</text:p>
          </table:table-cell>
        </table:table-row>
        <table:table-row table:style-name="ro1">
          <table:table-cell office:value-type="string" calcext:value-type="string">
            <text:p>(Dvl3_1,CD49b_0)</text:p>
          </table:table-cell>
          <table:table-cell office:value-type="float" office:value="-1.70035165797" calcext:value-type="float">
            <text:p>-1.700351658</text:p>
          </table:table-cell>
        </table:table-row>
        <table:table-row table:style-name="ro1">
          <table:table-cell office:value-type="string" calcext:value-type="string">
            <text:p>(HSP70_1,PKC-alpha_0)</text:p>
          </table:table-cell>
          <table:table-cell office:value-type="float" office:value="-1.70035165797" calcext:value-type="float">
            <text:p>-1.700351658</text:p>
          </table:table-cell>
        </table:table-row>
        <table:table-row table:style-name="ro1">
          <table:table-cell office:value-type="string" calcext:value-type="string">
            <text:p>(p27_pT157_0)</text:p>
          </table:table-cell>
          <table:table-cell office:value-type="float" office:value="-1.69450605938" calcext:value-type="float">
            <text:p>-1.6945060594</text:p>
          </table:table-cell>
        </table:table-row>
        <table:table-row table:style-name="ro1">
          <table:table-cell office:value-type="string" calcext:value-type="string">
            <text:p>(Src_pY527_1,A-Raf_pS299_1)</text:p>
          </table:table-cell>
          <table:table-cell office:value-type="float" office:value="-1.68949955583" calcext:value-type="float">
            <text:p>-1.6894995558</text:p>
          </table:table-cell>
        </table:table-row>
        <table:table-row table:style-name="ro1">
          <table:table-cell office:value-type="string" calcext:value-type="string">
            <text:p>(eEF2_1,Dvl3_1)</text:p>
          </table:table-cell>
          <table:table-cell office:value-type="float" office:value="-1.63568927801" calcext:value-type="float">
            <text:p>-1.635689278</text:p>
          </table:table-cell>
        </table:table-row>
        <table:table-row table:style-name="ro1">
          <table:table-cell office:value-type="string" calcext:value-type="string">
            <text:p>(PDK1_pS241_1,Dvl3_1)</text:p>
          </table:table-cell>
          <table:table-cell office:value-type="float" office:value="-1.63568927801" calcext:value-type="float">
            <text:p>-1.635689278</text:p>
          </table:table-cell>
        </table:table-row>
        <table:table-row table:style-name="ro1">
          <table:table-cell office:value-type="string" calcext:value-type="string">
            <text:p>(GAB2_1,p27_0)</text:p>
          </table:table-cell>
          <table:table-cell office:value-type="float" office:value="-1.63568927801" calcext:value-type="float">
            <text:p>-1.635689278</text:p>
          </table:table-cell>
        </table:table-row>
        <table:table-row table:style-name="ro1">
          <table:table-cell office:value-type="string" calcext:value-type="string">
            <text:p>(GSK3_pS9_0)</text:p>
          </table:table-cell>
          <table:table-cell office:value-type="float" office:value="-1.63406547741" calcext:value-type="float">
            <text:p>-1.6340654774</text:p>
          </table:table-cell>
        </table:table-row>
        <table:table-row table:style-name="ro1">
          <table:table-cell office:value-type="string" calcext:value-type="string">
            <text:p>(PKC-alpha_0,FOXO3a_0,EGFR_pY1068_0)</text:p>
          </table:table-cell>
          <table:table-cell office:value-type="float" office:value="-1.62232412985" calcext:value-type="float">
            <text:p>-1.6223241299</text:p>
          </table:table-cell>
        </table:table-row>
        <table:table-row table:style-name="ro1">
          <table:table-cell office:value-type="string" calcext:value-type="string">
            <text:p>(Chk1_1,PKC-alpha_0)</text:p>
          </table:table-cell>
          <table:table-cell office:value-type="float" office:value="-1.62232412985" calcext:value-type="float">
            <text:p>-1.6223241299</text:p>
          </table:table-cell>
        </table:table-row>
        <table:table-row table:style-name="ro1">
          <table:table-cell office:value-type="string" calcext:value-type="string">
            <text:p>(Src_pY527_1,GAB2_1)</text:p>
          </table:table-cell>
          <table:table-cell office:value-type="float" office:value="-1.62232412985" calcext:value-type="float">
            <text:p>-1.6223241299</text:p>
          </table:table-cell>
        </table:table-row>
        <table:table-row table:style-name="ro1">
          <table:table-cell office:value-type="string" calcext:value-type="string">
            <text:p>(Dvl3_1,ER-alpha_pS118_0)</text:p>
          </table:table-cell>
          <table:table-cell office:value-type="float" office:value="-1.62232412985" calcext:value-type="float">
            <text:p>-1.6223241299</text:p>
          </table:table-cell>
        </table:table-row>
        <table:table-row table:style-name="ro1">
          <table:table-cell office:value-type="string" calcext:value-type="string">
            <text:p>(PKC-alpha_pS657_1,Dvl3_1)</text:p>
          </table:table-cell>
          <table:table-cell office:value-type="float" office:value="-1.62232412985" calcext:value-type="float">
            <text:p>-1.6223241299</text:p>
          </table:table-cell>
        </table:table-row>
        <table:table-row table:style-name="ro1">
          <table:table-cell office:value-type="string" calcext:value-type="string">
            <text:p>(PI3K-p85_1,MYH11_0)</text:p>
          </table:table-cell>
          <table:table-cell office:value-type="float" office:value="-1.59783413158" calcext:value-type="float">
            <text:p>-1.5978341316</text:p>
          </table:table-cell>
        </table:table-row>
        <table:table-row table:style-name="ro1">
          <table:table-cell office:value-type="string" calcext:value-type="string">
            <text:p>(N-Cadherin_0,ER-alpha_pS118_0)</text:p>
          </table:table-cell>
          <table:table-cell office:value-type="float" office:value="-1.59783413158" calcext:value-type="float">
            <text:p>-1.5978341316</text:p>
          </table:table-cell>
        </table:table-row>
        <table:table-row table:style-name="ro1">
          <table:table-cell office:value-type="string" calcext:value-type="string">
            <text:p>(Dvl3_1,C-Raf_pS338_1)</text:p>
          </table:table-cell>
          <table:table-cell office:value-type="float" office:value="-1.57135477985" calcext:value-type="float">
            <text:p>-1.5713547799</text:p>
          </table:table-cell>
        </table:table-row>
        <table:table-row table:style-name="ro1">
          <table:table-cell office:value-type="string" calcext:value-type="string">
            <text:p>(eIF4E_1,PKC-alpha_0)</text:p>
          </table:table-cell>
          <table:table-cell office:value-type="float" office:value="-1.57135477985" calcext:value-type="float">
            <text:p>-1.5713547799</text:p>
          </table:table-cell>
        </table:table-row>
        <table:table-row table:style-name="ro1">
          <table:table-cell office:value-type="string" calcext:value-type="string">
            <text:p>(MIG-6_0)</text:p>
          </table:table-cell>
          <table:table-cell office:value-type="float" office:value="-1.55987027912" calcext:value-type="float">
            <text:p>-1.5598702791</text:p>
          </table:table-cell>
        </table:table-row>
        <table:table-row table:style-name="ro1">
          <table:table-cell office:value-type="string" calcext:value-type="string">
            <text:p>(eEF2_1,NDRG1_pT346_0)</text:p>
          </table:table-cell>
          <table:table-cell office:value-type="float" office:value="-1.55562295771" calcext:value-type="float">
            <text:p>-1.5556229577</text:p>
          </table:table-cell>
        </table:table-row>
        <table:table-row table:style-name="ro1">
          <table:table-cell office:value-type="string" calcext:value-type="string">
            <text:p>(GAB2_1,PDK1_pS241_0)</text:p>
          </table:table-cell>
          <table:table-cell office:value-type="float" office:value="-1.55562295771" calcext:value-type="float">
            <text:p>-1.5556229577</text:p>
          </table:table-cell>
        </table:table-row>
        <table:table-row table:style-name="ro1">
          <table:table-cell office:value-type="string" calcext:value-type="string">
            <text:p>(GAB2_1,Dvl3_1)</text:p>
          </table:table-cell>
          <table:table-cell office:value-type="float" office:value="-1.55562295771" calcext:value-type="float">
            <text:p>-1.5556229577</text:p>
          </table:table-cell>
        </table:table-row>
        <table:table-row table:style-name="ro1">
          <table:table-cell office:value-type="string" calcext:value-type="string">
            <text:p>(Akt_pT308_1,NDRG1_pT346_0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JNK_pT183_Y185_1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Annexin_VII_0)</text:p>
          </table:table-cell>
          <table:table-cell office:value-type="float" office:value="-1.52182466256" calcext:value-type="float">
            <text:p>-1.5218246626</text:p>
          </table:table-cell>
        </table:table-row>
        <table:table-row table:style-name="ro1">
          <table:table-cell office:value-type="string" calcext:value-type="string">
            <text:p>(YAP_1,GSK3-alpha-beta_1)</text:p>
          </table:table-cell>
          <table:table-cell office:value-type="float" office:value="-1.50721653354" calcext:value-type="float">
            <text:p>-1.5072165335</text:p>
          </table:table-cell>
        </table:table-row>
        <table:table-row table:style-name="ro1">
          <table:table-cell office:value-type="string" calcext:value-type="string">
            <text:p>(eIF4E_1,53BP1_0)</text:p>
          </table:table-cell>
          <table:table-cell office:value-type="float" office:value="-1.50721653354" calcext:value-type="float">
            <text:p>-1.5072165335</text:p>
          </table:table-cell>
        </table:table-row>
        <table:table-row table:style-name="ro1">
          <table:table-cell office:value-type="string" calcext:value-type="string">
            <text:p>(Smad1_1,ER-alpha_pS118_0)</text:p>
          </table:table-cell>
          <table:table-cell office:value-type="float" office:value="-1.50721653354" calcext:value-type="float">
            <text:p>-1.5072165335</text:p>
          </table:table-cell>
        </table:table-row>
        <table:table-row table:style-name="ro1">
          <table:table-cell office:value-type="string" calcext:value-type="string">
            <text:p>(PI3K-p85_1,Tuberin_0)</text:p>
          </table:table-cell>
          <table:table-cell office:value-type="float" office:value="-1.48926020427" calcext:value-type="float">
            <text:p>-1.4892602043</text:p>
          </table:table-cell>
        </table:table-row>
        <table:table-row table:style-name="ro1">
          <table:table-cell office:value-type="string" calcext:value-type="string">
            <text:p>(eEF2_1,Bcl-xL_0)</text:p>
          </table:table-cell>
          <table:table-cell office:value-type="float" office:value="-1.48926020427" calcext:value-type="float">
            <text:p>-1.4892602043</text:p>
          </table:table-cell>
        </table:table-row>
        <table:table-row table:style-name="ro1">
          <table:table-cell office:value-type="string" calcext:value-type="string">
            <text:p>(Chk1_1,MYH11_0)</text:p>
          </table:table-cell>
          <table:table-cell office:value-type="float" office:value="-1.48926020427" calcext:value-type="float">
            <text:p>-1.4892602043</text:p>
          </table:table-cell>
        </table:table-row>
        <table:table-row table:style-name="ro1">
          <table:table-cell office:value-type="string" calcext:value-type="string">
            <text:p>(PI3K-p85_1,JAB1_0)</text:p>
          </table:table-cell>
          <table:table-cell office:value-type="float" office:value="-1.48926020427" calcext:value-type="float">
            <text:p>-1.4892602043</text:p>
          </table:table-cell>
        </table:table-row>
        <table:table-row table:style-name="ro1">
          <table:table-cell office:value-type="string" calcext:value-type="string">
            <text:p>(PKC-alpha_0,N-Cadherin_0)</text:p>
          </table:table-cell>
          <table:table-cell office:value-type="float" office:value="-1.48926020427" calcext:value-type="float">
            <text:p>-1.4892602043</text:p>
          </table:table-cell>
        </table:table-row>
        <table:table-row table:style-name="ro1">
          <table:table-cell office:value-type="string" calcext:value-type="string">
            <text:p>(4E-BP1_1,ER-alpha_pS118_0)</text:p>
          </table:table-cell>
          <table:table-cell office:value-type="float" office:value="-1.48926020427" calcext:value-type="float">
            <text:p>-1.4892602043</text:p>
          </table:table-cell>
        </table:table-row>
        <table:table-row table:style-name="ro1">
          <table:table-cell office:value-type="string" calcext:value-type="string">
            <text:p>(ER-alpha_pS118_0,EGFR_pY1068_0)</text:p>
          </table:table-cell>
          <table:table-cell office:value-type="float" office:value="-1.48926020427" calcext:value-type="float">
            <text:p>-1.4892602043</text:p>
          </table:table-cell>
        </table:table-row>
        <table:table-row table:style-name="ro1">
          <table:table-cell office:value-type="string" calcext:value-type="string">
            <text:p>(c-Myc_0)</text:p>
          </table:table-cell>
          <table:table-cell office:value-type="float" office:value="-1.48665849571" calcext:value-type="float">
            <text:p>-1.4866584957</text:p>
          </table:table-cell>
        </table:table-row>
        <table:table-row table:style-name="ro1">
          <table:table-cell office:value-type="string" calcext:value-type="string">
            <text:p>(PAI-1_0,LKB1_0)</text:p>
          </table:table-cell>
          <table:table-cell office:value-type="float" office:value="-1.47986686068" calcext:value-type="float">
            <text:p>-1.4798668607</text:p>
          </table:table-cell>
        </table:table-row>
        <table:table-row table:style-name="ro1">
          <table:table-cell office:value-type="string" calcext:value-type="string">
            <text:p>(PKC-alpha_0,GSK3_pS9_0)</text:p>
          </table:table-cell>
          <table:table-cell office:value-type="float" office:value="-1.47986686068" calcext:value-type="float">
            <text:p>-1.4798668607</text:p>
          </table:table-cell>
        </table:table-row>
        <table:table-row table:style-name="ro1">
          <table:table-cell office:value-type="string" calcext:value-type="string">
            <text:p>(PREX1_1)</text:p>
          </table:table-cell>
          <table:table-cell office:value-type="float" office:value="-1.47986686068" calcext:value-type="float">
            <text:p>-1.4798668607</text:p>
          </table:table-cell>
        </table:table-row>
        <table:table-row table:style-name="ro1">
          <table:table-cell office:value-type="string" calcext:value-type="string">
            <text:p>(PKC-alpha_0,EGFR_pY1068_0)</text:p>
          </table:table-cell>
          <table:table-cell office:value-type="float" office:value="-1.44405786376" calcext:value-type="float">
            <text:p>-1.4440578638</text:p>
          </table:table-cell>
        </table:table-row>
        <table:table-row table:style-name="ro1">
          <table:table-cell office:value-type="string" calcext:value-type="string">
            <text:p>(A-Raf_pS299_1)</text:p>
          </table:table-cell>
          <table:table-cell office:value-type="float" office:value="-1.44405786376" calcext:value-type="float">
            <text:p>-1.4440578638</text:p>
          </table:table-cell>
        </table:table-row>
        <table:table-row table:style-name="ro1">
          <table:table-cell office:value-type="string" calcext:value-type="string">
            <text:p>(MYH11_0,FOXO3a_0)</text:p>
          </table:table-cell>
          <table:table-cell office:value-type="float" office:value="-1.42309662774" calcext:value-type="float">
            <text:p>-1.4230966277</text:p>
          </table:table-cell>
        </table:table-row>
        <table:table-row table:style-name="ro1">
          <table:table-cell office:value-type="string" calcext:value-type="string">
            <text:p>(Tuberin_0,PKC-alpha_0)</text:p>
          </table:table-cell>
          <table:table-cell office:value-type="float" office:value="-1.42309662774" calcext:value-type="float">
            <text:p>-1.4230966277</text:p>
          </table:table-cell>
        </table:table-row>
        <table:table-row table:style-name="ro1">
          <table:table-cell office:value-type="string" calcext:value-type="string">
            <text:p>(Tuberin_0,ER-alpha_pS118_0)</text:p>
          </table:table-cell>
          <table:table-cell office:value-type="float" office:value="-1.42309662774" calcext:value-type="float">
            <text:p>-1.4230966277</text:p>
          </table:table-cell>
        </table:table-row>
        <table:table-row table:style-name="ro1">
          <table:table-cell office:value-type="string" calcext:value-type="string">
            <text:p>(YAP_0,53BP1_0)</text:p>
          </table:table-cell>
          <table:table-cell office:value-type="float" office:value="-1.42309662774" calcext:value-type="float">
            <text:p>-1.4230966277</text:p>
          </table:table-cell>
        </table:table-row>
        <table:table-row table:style-name="ro1">
          <table:table-cell office:value-type="string" calcext:value-type="string">
            <text:p>(GSK3-alpha-beta_1,ER-alpha_pS118_0)</text:p>
          </table:table-cell>
          <table:table-cell office:value-type="float" office:value="-1.42309662774" calcext:value-type="float">
            <text:p>-1.4230966277</text:p>
          </table:table-cell>
        </table:table-row>
        <table:table-row table:style-name="ro1">
          <table:table-cell office:value-type="string" calcext:value-type="string">
            <text:p>(Chk1_1,ER-alpha_pS118_0)</text:p>
          </table:table-cell>
          <table:table-cell office:value-type="float" office:value="-1.41237572721" calcext:value-type="float">
            <text:p>-1.4123757272</text:p>
          </table:table-cell>
        </table:table-row>
        <table:table-row table:style-name="ro1">
          <table:table-cell office:value-type="string" calcext:value-type="string">
            <text:p>(PKC-alpha_pS657_1,PKC-alpha_0)</text:p>
          </table:table-cell>
          <table:table-cell office:value-type="float" office:value="-1.40968888317" calcext:value-type="float">
            <text:p>-1.4096888832</text:p>
          </table:table-cell>
        </table:table-row>
        <table:table-row table:style-name="ro1">
          <table:table-cell office:value-type="string" calcext:value-type="string">
            <text:p>(Rictor_1)</text:p>
          </table:table-cell>
          <table:table-cell office:value-type="float" office:value="-1.40968888317" calcext:value-type="float">
            <text:p>-1.4096888832</text:p>
          </table:table-cell>
        </table:table-row>
        <table:table-row table:style-name="ro1">
          <table:table-cell office:value-type="string" calcext:value-type="string">
            <text:p>(Rad50_1)</text:p>
          </table:table-cell>
          <table:table-cell office:value-type="float" office:value="-1.38987575657" calcext:value-type="float">
            <text:p>-1.3898757566</text:p>
          </table:table-cell>
        </table:table-row>
        <table:table-row table:style-name="ro1">
          <table:table-cell office:value-type="string" calcext:value-type="string">
            <text:p>(A-Raf_pS299_1,GAPDH_0)</text:p>
          </table:table-cell>
          <table:table-cell office:value-type="float" office:value="-1.35698763411" calcext:value-type="float">
            <text:p>-1.3569876341</text:p>
          </table:table-cell>
        </table:table-row>
        <table:table-row table:style-name="ro1">
          <table:table-cell office:value-type="string" calcext:value-type="string">
            <text:p>(GAB2_1,Cyclin_D1_1)</text:p>
          </table:table-cell>
          <table:table-cell office:value-type="float" office:value="-1.35698763411" calcext:value-type="float">
            <text:p>-1.3569876341</text:p>
          </table:table-cell>
        </table:table-row>
        <table:table-row table:style-name="ro1">
          <table:table-cell office:value-type="string" calcext:value-type="string">
            <text:p>(MYH11_0,GAPDH_0)</text:p>
          </table:table-cell>
          <table:table-cell office:value-type="float" office:value="-1.35698763411" calcext:value-type="float">
            <text:p>-1.3569876341</text:p>
          </table:table-cell>
        </table:table-row>
        <table:table-row table:style-name="ro1">
          <table:table-cell office:value-type="string" calcext:value-type="string">
            <text:p>(Bad_pS112_1,ER-alpha_pS118_0)</text:p>
          </table:table-cell>
          <table:table-cell office:value-type="float" office:value="-1.35698763411" calcext:value-type="float">
            <text:p>-1.3569876341</text:p>
          </table:table-cell>
        </table:table-row>
        <table:table-row table:style-name="ro1">
          <table:table-cell office:value-type="string" calcext:value-type="string">
            <text:p>(Smad1_1,GAB2_1)</text:p>
          </table:table-cell>
          <table:table-cell office:value-type="float" office:value="-1.35698763411" calcext:value-type="float">
            <text:p>-1.3569876341</text:p>
          </table:table-cell>
        </table:table-row>
        <table:table-row table:style-name="ro1">
          <table:table-cell office:value-type="string" calcext:value-type="string">
            <text:p>(Claudin-7_0)</text:p>
          </table:table-cell>
          <table:table-cell office:value-type="float" office:value="-1.35179696872" calcext:value-type="float">
            <text:p>-1.3517969687</text:p>
          </table:table-cell>
        </table:table-row>
        <table:table-row table:style-name="ro1">
          <table:table-cell office:value-type="string" calcext:value-type="string">
            <text:p>(eEF2_1,Tuberin_0)</text:p>
          </table:table-cell>
          <table:table-cell office:value-type="float" office:value="-1.34446410165" calcext:value-type="float">
            <text:p>-1.3444641017</text:p>
          </table:table-cell>
        </table:table-row>
        <table:table-row table:style-name="ro1">
          <table:table-cell office:value-type="string" calcext:value-type="string">
            <text:p>(YB-1_1,Dvl3_1)</text:p>
          </table:table-cell>
          <table:table-cell office:value-type="float" office:value="-1.34446410165" calcext:value-type="float">
            <text:p>-1.3444641017</text:p>
          </table:table-cell>
        </table:table-row>
        <table:table-row table:style-name="ro1">
          <table:table-cell office:value-type="string" calcext:value-type="string">
            <text:p>(PKC-alpha_0,FOXO3a_0)</text:p>
          </table:table-cell>
          <table:table-cell office:value-type="float" office:value="-1.34255211331" calcext:value-type="float">
            <text:p>-1.3425521133</text:p>
          </table:table-cell>
        </table:table-row>
        <table:table-row table:style-name="ro1">
          <table:table-cell office:value-type="string" calcext:value-type="string">
            <text:p>(PRDX1_0,PAI-1_0)</text:p>
          </table:table-cell>
          <table:table-cell office:value-type="float" office:value="-1.33994792359" calcext:value-type="float">
            <text:p>-1.3399479236</text:p>
          </table:table-cell>
        </table:table-row>
        <table:table-row table:style-name="ro1">
          <table:table-cell office:value-type="string" calcext:value-type="string">
            <text:p>(Src_pY416_0,PKC-alpha_0)</text:p>
          </table:table-cell>
          <table:table-cell office:value-type="float" office:value="-1.33994792359" calcext:value-type="float">
            <text:p>-1.3399479236</text:p>
          </table:table-cell>
        </table:table-row>
        <table:table-row table:style-name="ro1">
          <table:table-cell office:value-type="string" calcext:value-type="string">
            <text:p>(Tuberin_0)</text:p>
          </table:table-cell>
          <table:table-cell office:value-type="float" office:value="-1.33782387752" calcext:value-type="float">
            <text:p>-1.3378238775</text:p>
          </table:table-cell>
        </table:table-row>
        <table:table-row table:style-name="ro1">
          <table:table-cell office:value-type="string" calcext:value-type="string">
            <text:p>(Bim_1)</text:p>
          </table:table-cell>
          <table:table-cell office:value-type="float" office:value="-1.29205177283" calcext:value-type="float">
            <text:p>-1.2920517728</text:p>
          </table:table-cell>
        </table:table-row>
        <table:table-row table:style-name="ro1">
          <table:table-cell office:value-type="string" calcext:value-type="string">
            <text:p>(PKC-alpha_0)</text:p>
          </table:table-cell>
          <table:table-cell office:value-type="float" office:value="-1.27994293988" calcext:value-type="float">
            <text:p>-1.2799429399</text:p>
          </table:table-cell>
        </table:table-row>
        <table:table-row table:style-name="ro1">
          <table:table-cell office:value-type="string" calcext:value-type="string">
            <text:p>(Smad1_0)</text:p>
          </table:table-cell>
          <table:table-cell office:value-type="float" office:value="-1.27861696422" calcext:value-type="float">
            <text:p>-1.2786169642</text:p>
          </table:table-cell>
        </table:table-row>
        <table:table-row table:style-name="ro1">
          <table:table-cell office:value-type="string" calcext:value-type="string">
            <text:p>(4E-BP1_1,NDRG1_pT346_0)</text:p>
          </table:table-cell>
          <table:table-cell office:value-type="float" office:value="-1.27663553406" calcext:value-type="float">
            <text:p>-1.2766355341</text:p>
          </table:table-cell>
        </table:table-row>
        <table:table-row table:style-name="ro1">
          <table:table-cell office:value-type="string" calcext:value-type="string">
            <text:p>(MYH11_1,53BP1_0)</text:p>
          </table:table-cell>
          <table:table-cell office:value-type="float" office:value="-1.27663553406" calcext:value-type="float">
            <text:p>-1.2766355341</text:p>
          </table:table-cell>
        </table:table-row>
        <table:table-row table:style-name="ro1">
          <table:table-cell office:value-type="string" calcext:value-type="string">
            <text:p>(GSK3-alpha-beta_1,AMPK_pT172_0)</text:p>
          </table:table-cell>
          <table:table-cell office:value-type="float" office:value="-1.27663553406" calcext:value-type="float">
            <text:p>-1.2766355341</text:p>
          </table:table-cell>
        </table:table-row>
        <table:table-row table:style-name="ro1">
          <table:table-cell office:value-type="string" calcext:value-type="string">
            <text:p>(PKC-alpha_0,beta-Catenin_0)</text:p>
          </table:table-cell>
          <table:table-cell office:value-type="float" office:value="-1.27663553406" calcext:value-type="float">
            <text:p>-1.2766355341</text:p>
          </table:table-cell>
        </table:table-row>
        <table:table-row table:style-name="ro1">
          <table:table-cell office:value-type="string" calcext:value-type="string">
            <text:p>(PI3K-p85_1,ER-alpha_pS118_0)</text:p>
          </table:table-cell>
          <table:table-cell office:value-type="float" office:value="-1.27663553406" calcext:value-type="float">
            <text:p>-1.2766355341</text:p>
          </table:table-cell>
        </table:table-row>
        <table:table-row table:style-name="ro1">
          <table:table-cell office:value-type="string" calcext:value-type="string">
            <text:p>(SCD1_1,eEF2_1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JNK_pT183_Y185_1,Dvl3_1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Tuberin_1,PKC-alpha_0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HER2_pY1248_0,ER-alpha_pS118_0)</text:p>
          </table:table-cell>
          <table:table-cell office:value-type="float" office:value="-1.27049480048" calcext:value-type="float">
            <text:p>-1.2704948005</text:p>
          </table:table-cell>
        </table:table-row>
        <table:table-row table:style-name="ro1">
          <table:table-cell office:value-type="string" calcext:value-type="string">
            <text:p>(Akt_pT308_1,YAP_0)</text:p>
          </table:table-cell>
          <table:table-cell office:value-type="float" office:value="-1.27049480048" calcext:value-type="float">
            <text:p>-1.2704948005</text:p>
          </table:table-cell>
        </table:table-row>
        <table:table-row table:style-name="ro1">
          <table:table-cell office:value-type="string" calcext:value-type="string">
            <text:p>(SCD1_1,ER-alpha_pS118_0)</text:p>
          </table:table-cell>
          <table:table-cell office:value-type="float" office:value="-1.27049480048" calcext:value-type="float">
            <text:p>-1.2704948005</text:p>
          </table:table-cell>
        </table:table-row>
        <table:table-row table:style-name="ro1">
          <table:table-cell office:value-type="string" calcext:value-type="string">
            <text:p>(MEK1_1,PKC-alpha_0)</text:p>
          </table:table-cell>
          <table:table-cell office:value-type="float" office:value="-1.27049480048" calcext:value-type="float">
            <text:p>-1.2704948005</text:p>
          </table:table-cell>
        </table:table-row>
        <table:table-row table:style-name="ro1">
          <table:table-cell office:value-type="string" calcext:value-type="string">
            <text:p>(p38_MAPK_0)</text:p>
          </table:table-cell>
          <table:table-cell office:value-type="float" office:value="-1.25794180407" calcext:value-type="float">
            <text:p>-1.2579418041</text:p>
          </table:table-cell>
        </table:table-row>
        <table:table-row table:style-name="ro1">
          <table:table-cell office:value-type="string" calcext:value-type="string">
            <text:p>(MYH11_1)</text:p>
          </table:table-cell>
          <table:table-cell office:value-type="float" office:value="-1.25794180407" calcext:value-type="float">
            <text:p>-1.2579418041</text:p>
          </table:table-cell>
        </table:table-row>
        <table:table-row table:style-name="ro1">
          <table:table-cell office:value-type="string" calcext:value-type="string">
            <text:p>(Bad_pS112_1)</text:p>
          </table:table-cell>
          <table:table-cell office:value-type="float" office:value="-1.25794180407" calcext:value-type="float">
            <text:p>-1.2579418041</text:p>
          </table:table-cell>
        </table:table-row>
        <table:table-row table:style-name="ro1">
          <table:table-cell office:value-type="string" calcext:value-type="string">
            <text:p>(PKC-alpha_0,NDRG1_pT346_0)</text:p>
          </table:table-cell>
          <table:table-cell office:value-type="float" office:value="-1.2346920042" calcext:value-type="float">
            <text:p>-1.2346920042</text:p>
          </table:table-cell>
        </table:table-row>
        <table:table-row table:style-name="ro1">
          <table:table-cell office:value-type="string" calcext:value-type="string">
            <text:p>(PDK1_pS241_1)</text:p>
          </table:table-cell>
          <table:table-cell office:value-type="float" office:value="-1.2346920042" calcext:value-type="float">
            <text:p>-1.2346920042</text:p>
          </table:table-cell>
        </table:table-row>
        <table:table-row table:style-name="ro1">
          <table:table-cell office:value-type="string" calcext:value-type="string">
            <text:p>(GAB2_1,Cyclin_E2_0)</text:p>
          </table:table-cell>
          <table:table-cell office:value-type="float" office:value="-1.22431446446" calcext:value-type="float">
            <text:p>-1.2243144645</text:p>
          </table:table-cell>
        </table:table-row>
        <table:table-row table:style-name="ro1">
          <table:table-cell office:value-type="string" calcext:value-type="string">
            <text:p>(G6PD_0,53BP1_0)</text:p>
          </table:table-cell>
          <table:table-cell office:value-type="float" office:value="-1.22431446446" calcext:value-type="float">
            <text:p>-1.2243144645</text:p>
          </table:table-cell>
        </table:table-row>
        <table:table-row table:style-name="ro1">
          <table:table-cell office:value-type="string" calcext:value-type="string">
            <text:p>(XBP1_1)</text:p>
          </table:table-cell>
          <table:table-cell office:value-type="float" office:value="-1.21745973005" calcext:value-type="float">
            <text:p>-1.2174597301</text:p>
          </table:table-cell>
        </table:table-row>
        <table:table-row table:style-name="ro1">
          <table:table-cell office:value-type="string" calcext:value-type="string">
            <text:p>(Tuberin_pT1462_0)</text:p>
          </table:table-cell>
          <table:table-cell office:value-type="float" office:value="-1.21745973005" calcext:value-type="float">
            <text:p>-1.2174597301</text:p>
          </table:table-cell>
        </table:table-row>
        <table:table-row table:style-name="ro1">
          <table:table-cell office:value-type="string" calcext:value-type="string">
            <text:p>(A-Raf_pS299_1,PKC-alpha_0)</text:p>
          </table:table-cell>
          <table:table-cell office:value-type="float" office:value="-1.20873444604" calcext:value-type="float">
            <text:p>-1.208734446</text:p>
          </table:table-cell>
        </table:table-row>
        <table:table-row table:style-name="ro1">
          <table:table-cell office:value-type="string" calcext:value-type="string">
            <text:p>(ER-alpha_pS118_0,beta-Catenin_0)</text:p>
          </table:table-cell>
          <table:table-cell office:value-type="float" office:value="-1.20873444604" calcext:value-type="float">
            <text:p>-1.208734446</text:p>
          </table:table-cell>
        </table:table-row>
        <table:table-row table:style-name="ro1">
          <table:table-cell office:value-type="string" calcext:value-type="string">
            <text:p>(ER-alpha_pS118_0,Bad_pS112_0)</text:p>
          </table:table-cell>
          <table:table-cell office:value-type="float" office:value="-1.20873444604" calcext:value-type="float">
            <text:p>-1.208734446</text:p>
          </table:table-cell>
        </table:table-row>
        <table:table-row table:style-name="ro1">
          <table:table-cell office:value-type="string" calcext:value-type="string">
            <text:p>(mTOR_0,ER-alpha_pS118_0)</text:p>
          </table:table-cell>
          <table:table-cell office:value-type="float" office:value="-1.20873444604" calcext:value-type="float">
            <text:p>-1.208734446</text:p>
          </table:table-cell>
        </table:table-row>
        <table:table-row table:style-name="ro1">
          <table:table-cell office:value-type="string" calcext:value-type="string">
            <text:p>(MSH6_1,ER-alpha_pS118_0)</text:p>
          </table:table-cell>
          <table:table-cell office:value-type="float" office:value="-1.20873444604" calcext:value-type="float">
            <text:p>-1.208734446</text:p>
          </table:table-cell>
        </table:table-row>
        <table:table-row table:style-name="ro1">
          <table:table-cell office:value-type="string" calcext:value-type="string">
            <text:p>(GSK3-alpha-beta_1,53BP1_0)</text:p>
          </table:table-cell>
          <table:table-cell office:value-type="float" office:value="-1.20873444604" calcext:value-type="float">
            <text:p>-1.208734446</text:p>
          </table:table-cell>
        </table:table-row>
        <table:table-row table:style-name="ro1">
          <table:table-cell office:value-type="string" calcext:value-type="string">
            <text:p>(PI3K-p85_1,NDRG1_pT346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PKC-alpha_0,HER3_pY1289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p62-LCK-ligand_1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ACVRL1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beta-Catenin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A-Raf_pS299_1,PDK1_pS241_0)</text:p>
          </table:table-cell>
          <table:table-cell office:value-type="float" office:value="-1.20117722051" calcext:value-type="float">
            <text:p>-1.2011772205</text:p>
          </table:table-cell>
        </table:table-row>
        <table:table-row table:style-name="ro1">
          <table:table-cell office:value-type="string" calcext:value-type="string">
            <text:p>(eEF2_1,GAPDH_0)</text:p>
          </table:table-cell>
          <table:table-cell office:value-type="float" office:value="-1.20117722051" calcext:value-type="float">
            <text:p>-1.2011772205</text:p>
          </table:table-cell>
        </table:table-row>
        <table:table-row table:style-name="ro1">
          <table:table-cell office:value-type="string" calcext:value-type="string">
            <text:p>(CD20_1,ER-alpha_pS118_0)</text:p>
          </table:table-cell>
          <table:table-cell office:value-type="float" office:value="-1.20117722051" calcext:value-type="float">
            <text:p>-1.2011772205</text:p>
          </table:table-cell>
        </table:table-row>
        <table:table-row table:style-name="ro1">
          <table:table-cell office:value-type="string" calcext:value-type="string">
            <text:p>(Rb_pS807_S811_0,PKC-alpha_0)</text:p>
          </table:table-cell>
          <table:table-cell office:value-type="float" office:value="-1.20117722051" calcext:value-type="float">
            <text:p>-1.2011772205</text:p>
          </table:table-cell>
        </table:table-row>
        <table:table-row table:style-name="ro1">
          <table:table-cell office:value-type="string" calcext:value-type="string">
            <text:p>(FOXO3a_0,ER-alpha_pS118_0)</text:p>
          </table:table-cell>
          <table:table-cell office:value-type="float" office:value="-1.20117722051" calcext:value-type="float">
            <text:p>-1.2011772205</text:p>
          </table:table-cell>
        </table:table-row>
        <table:table-row table:style-name="ro1">
          <table:table-cell office:value-type="string" calcext:value-type="string">
            <text:p>(Dvl3_1,mTOR_0)</text:p>
          </table:table-cell>
          <table:table-cell office:value-type="float" office:value="-1.20117722051" calcext:value-type="float">
            <text:p>-1.2011772205</text:p>
          </table:table-cell>
        </table:table-row>
        <table:table-row table:style-name="ro1">
          <table:table-cell office:value-type="string" calcext:value-type="string">
            <text:p>(Dvl3_1,A-Raf_pS299_1)</text:p>
          </table:table-cell>
          <table:table-cell office:value-type="float" office:value="-1.20117722051" calcext:value-type="float">
            <text:p>-1.2011772205</text:p>
          </table:table-cell>
        </table:table-row>
        <table:table-row table:style-name="ro1">
          <table:table-cell office:value-type="string" calcext:value-type="string">
            <text:p>(SCD1_1,MYH11_1)</text:p>
          </table:table-cell>
          <table:table-cell office:value-type="float" office:value="-1.20050604312" calcext:value-type="float">
            <text:p>-1.2005060431</text:p>
          </table:table-cell>
        </table:table-row>
        <table:table-row table:style-name="ro1">
          <table:table-cell office:value-type="string" calcext:value-type="string">
            <text:p>(YAP_0,NDRG1_pT346_0)</text:p>
          </table:table-cell>
          <table:table-cell office:value-type="float" office:value="-1.20050604312" calcext:value-type="float">
            <text:p>-1.2005060431</text:p>
          </table:table-cell>
        </table:table-row>
        <table:table-row table:style-name="ro1">
          <table:table-cell office:value-type="string" calcext:value-type="string">
            <text:p>(Smad1_1,FOXO3a_0)</text:p>
          </table:table-cell>
          <table:table-cell office:value-type="float" office:value="-1.20050604312" calcext:value-type="float">
            <text:p>-1.2005060431</text:p>
          </table:table-cell>
        </table:table-row>
        <table:table-row table:style-name="ro1">
          <table:table-cell office:value-type="string" calcext:value-type="string">
            <text:p>(PREX1_0)</text:p>
          </table:table-cell>
          <table:table-cell office:value-type="float" office:value="-1.20050604312" calcext:value-type="float">
            <text:p>-1.2005060431</text:p>
          </table:table-cell>
        </table:table-row>
        <table:table-row table:style-name="ro1">
          <table:table-cell office:value-type="string" calcext:value-type="string">
            <text:p>(Acetyl-a-Tubulin-Lys40_1)</text:p>
          </table:table-cell>
          <table:table-cell office:value-type="float" office:value="-1.17941411348" calcext:value-type="float">
            <text:p>-1.1794141135</text:p>
          </table:table-cell>
        </table:table-row>
        <table:table-row table:style-name="ro1">
          <table:table-cell office:value-type="string" calcext:value-type="string">
            <text:p>(N-Cadherin_0)</text:p>
          </table:table-cell>
          <table:table-cell office:value-type="float" office:value="-1.17941411348" calcext:value-type="float">
            <text:p>-1.1794141135</text:p>
          </table:table-cell>
        </table:table-row>
        <table:table-row table:style-name="ro1">
          <table:table-cell office:value-type="string" calcext:value-type="string">
            <text:p>(Smad1_1,PKC-alpha_0)</text:p>
          </table:table-cell>
          <table:table-cell office:value-type="float" office:value="-1.15871095778" calcext:value-type="float">
            <text:p>-1.1587109578</text:p>
          </table:table-cell>
        </table:table-row>
        <table:table-row table:style-name="ro1">
          <table:table-cell office:value-type="string" calcext:value-type="string">
            <text:p>(BRCA2_0)</text:p>
          </table:table-cell>
          <table:table-cell office:value-type="float" office:value="-1.15871095778" calcext:value-type="float">
            <text:p>-1.1587109578</text:p>
          </table:table-cell>
        </table:table-row>
        <table:table-row table:style-name="ro1">
          <table:table-cell office:value-type="string" calcext:value-type="string">
            <text:p>(STAT5-alpha_0)</text:p>
          </table:table-cell>
          <table:table-cell office:value-type="float" office:value="-1.15871095778" calcext:value-type="float">
            <text:p>-1.1587109578</text:p>
          </table:table-cell>
        </table:table-row>
        <table:table-row table:style-name="ro1">
          <table:table-cell office:value-type="string" calcext:value-type="string">
            <text:p>(ER-alpha_pS118_0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c-Kit_0)</text:p>
          </table:table-cell>
          <table:table-cell office:value-type="float" office:value="-1.14358345824" calcext:value-type="float">
            <text:p>-1.1435834582</text:p>
          </table:table-cell>
        </table:table-row>
        <table:table-row table:style-name="ro1">
          <table:table-cell office:value-type="string" calcext:value-type="string">
            <text:p>(Src_pY527_1,N-Cadherin_0)</text:p>
          </table:table-cell>
          <table:table-cell office:value-type="float" office:value="-1.14059629565" calcext:value-type="float">
            <text:p>-1.1405962957</text:p>
          </table:table-cell>
        </table:table-row>
        <table:table-row table:style-name="ro1">
          <table:table-cell office:value-type="string" calcext:value-type="string">
            <text:p>(LKB1_0,CD49b_0)</text:p>
          </table:table-cell>
          <table:table-cell office:value-type="float" office:value="-1.14059629565" calcext:value-type="float">
            <text:p>-1.1405962957</text:p>
          </table:table-cell>
        </table:table-row>
        <table:table-row table:style-name="ro1">
          <table:table-cell office:value-type="string" calcext:value-type="string">
            <text:p>(LKB1_0,GSK3_pS9_0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FOXO3a_0,Bad_pS112_0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c-Kit_1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Bcl-2_1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FOXO3a_pS318_S321_1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A-Raf_pS299_1,FOXO3a_0)</text:p>
          </table:table-cell>
          <table:table-cell office:value-type="float" office:value="-1.13183775525" calcext:value-type="float">
            <text:p>-1.1318377553</text:p>
          </table:table-cell>
        </table:table-row>
        <table:table-row table:style-name="ro1">
          <table:table-cell office:value-type="string" calcext:value-type="string">
            <text:p>(Chk1_1,53BP1_0)</text:p>
          </table:table-cell>
          <table:table-cell office:value-type="float" office:value="-1.13183775525" calcext:value-type="float">
            <text:p>-1.1318377553</text:p>
          </table:table-cell>
        </table:table-row>
        <table:table-row table:style-name="ro1">
          <table:table-cell office:value-type="string" calcext:value-type="string">
            <text:p>(JAB1_0,Bcl-xL_0)</text:p>
          </table:table-cell>
          <table:table-cell office:value-type="float" office:value="-1.13183775525" calcext:value-type="float">
            <text:p>-1.1318377553</text:p>
          </table:table-cell>
        </table:table-row>
        <table:table-row table:style-name="ro1">
          <table:table-cell office:value-type="string" calcext:value-type="string">
            <text:p>(Src_pY527_1,TIGAR_0)</text:p>
          </table:table-cell>
          <table:table-cell office:value-type="float" office:value="-1.13183775525" calcext:value-type="float">
            <text:p>-1.1318377553</text:p>
          </table:table-cell>
        </table:table-row>
        <table:table-row table:style-name="ro1">
          <table:table-cell office:value-type="string" calcext:value-type="string">
            <text:p>(Smad1_0,PKC-alpha_0)</text:p>
          </table:table-cell>
          <table:table-cell office:value-type="float" office:value="-1.13183775525" calcext:value-type="float">
            <text:p>-1.1318377553</text:p>
          </table:table-cell>
        </table:table-row>
        <table:table-row table:style-name="ro1">
          <table:table-cell office:value-type="string" calcext:value-type="string">
            <text:p>(JNK_pT183_Y185_1,GAPDH_0)</text:p>
          </table:table-cell>
          <table:table-cell office:value-type="float" office:value="-1.13183775525" calcext:value-type="float">
            <text:p>-1.1318377553</text:p>
          </table:table-cell>
        </table:table-row>
        <table:table-row table:style-name="ro1">
          <table:table-cell office:value-type="string" calcext:value-type="string">
            <text:p>(JAB1_0,PKC-alpha_0)</text:p>
          </table:table-cell>
          <table:table-cell office:value-type="float" office:value="-1.13183775525" calcext:value-type="float">
            <text:p>-1.1318377553</text:p>
          </table:table-cell>
        </table:table-row>
        <table:table-row table:style-name="ro1">
          <table:table-cell office:value-type="string" calcext:value-type="string">
            <text:p>(CD49b_1,PKC-alpha_0)</text:p>
          </table:table-cell>
          <table:table-cell office:value-type="float" office:value="-1.13183775525" calcext:value-type="float">
            <text:p>-1.1318377553</text:p>
          </table:table-cell>
        </table:table-row>
        <table:table-row table:style-name="ro1">
          <table:table-cell office:value-type="string" calcext:value-type="string">
            <text:p>(CD49b_0,53BP1_0)</text:p>
          </table:table-cell>
          <table:table-cell office:value-type="float" office:value="-1.13183775525" calcext:value-type="float">
            <text:p>-1.1318377553</text:p>
          </table:table-cell>
        </table:table-row>
        <table:table-row table:style-name="ro1">
          <table:table-cell office:value-type="string" calcext:value-type="string">
            <text:p>(ER-alpha_pS118_0,53BP1_0)</text:p>
          </table:table-cell>
          <table:table-cell office:value-type="float" office:value="-1.13183775525" calcext:value-type="float">
            <text:p>-1.1318377553</text:p>
          </table:table-cell>
        </table:table-row>
        <table:table-row table:style-name="ro1">
          <table:table-cell office:value-type="string" calcext:value-type="string">
            <text:p>(PKC-alpha_0,Caveolin-1_0)</text:p>
          </table:table-cell>
          <table:table-cell office:value-type="float" office:value="-1.12987012987" calcext:value-type="float">
            <text:p>-1.1298701299</text:p>
          </table:table-cell>
        </table:table-row>
        <table:table-row table:style-name="ro1">
          <table:table-cell office:value-type="string" calcext:value-type="string">
            <text:p>(MYH11_0,ER-alpha_pS118_0)</text:p>
          </table:table-cell>
          <table:table-cell office:value-type="float" office:value="-1.12987012987" calcext:value-type="float">
            <text:p>-1.1298701299</text:p>
          </table:table-cell>
        </table:table-row>
        <table:table-row table:style-name="ro1">
          <table:table-cell office:value-type="string" calcext:value-type="string">
            <text:p>(Akt_pT308_1,53BP1_0)</text:p>
          </table:table-cell>
          <table:table-cell office:value-type="float" office:value="-1.12987012987" calcext:value-type="float">
            <text:p>-1.1298701299</text:p>
          </table:table-cell>
        </table:table-row>
        <table:table-row table:style-name="ro1">
          <table:table-cell office:value-type="string" calcext:value-type="string">
            <text:p>(Rb_pS807_S811_0)</text:p>
          </table:table-cell>
          <table:table-cell office:value-type="float" office:value="-1.08356648087" calcext:value-type="float">
            <text:p>-1.0835664809</text:p>
          </table:table-cell>
        </table:table-row>
        <table:table-row table:style-name="ro1">
          <table:table-cell office:value-type="string" calcext:value-type="string">
            <text:p>(PRAS40_pT246_1)</text:p>
          </table:table-cell>
          <table:table-cell office:value-type="float" office:value="-1.08356648087" calcext:value-type="float">
            <text:p>-1.0835664809</text:p>
          </table:table-cell>
        </table:table-row>
        <table:table-row table:style-name="ro1">
          <table:table-cell office:value-type="string" calcext:value-type="string">
            <text:p>(Cyclin_D1_1,MYH11_0)</text:p>
          </table:table-cell>
          <table:table-cell office:value-type="float" office:value="-1.07204468708" calcext:value-type="float">
            <text:p>-1.0720446871</text:p>
          </table:table-cell>
        </table:table-row>
        <table:table-row table:style-name="ro1">
          <table:table-cell office:value-type="string" calcext:value-type="string">
            <text:p>(JNK_pT183_Y185_1,Bcl-xL_0)</text:p>
          </table:table-cell>
          <table:table-cell office:value-type="float" office:value="-1.06231156719" calcext:value-type="float">
            <text:p>-1.0623115672</text:p>
          </table:table-cell>
        </table:table-row>
        <table:table-row table:style-name="ro1">
          <table:table-cell office:value-type="string" calcext:value-type="string">
            <text:p>(Notch1_1,PKC-alpha_0)</text:p>
          </table:table-cell>
          <table:table-cell office:value-type="float" office:value="-1.06231156719" calcext:value-type="float">
            <text:p>-1.0623115672</text:p>
          </table:table-cell>
        </table:table-row>
        <table:table-row table:style-name="ro1">
          <table:table-cell office:value-type="string" calcext:value-type="string">
            <text:p>(Src_0,EGFR_pY1068_0)</text:p>
          </table:table-cell>
          <table:table-cell office:value-type="float" office:value="-1.06231156719" calcext:value-type="float">
            <text:p>-1.0623115672</text:p>
          </table:table-cell>
        </table:table-row>
        <table:table-row table:style-name="ro1">
          <table:table-cell office:value-type="string" calcext:value-type="string">
            <text:p>(p70S6K_0,ER-alpha_pS118_0)</text:p>
          </table:table-cell>
          <table:table-cell office:value-type="float" office:value="-1.06231156719" calcext:value-type="float">
            <text:p>-1.0623115672</text:p>
          </table:table-cell>
        </table:table-row>
        <table:table-row table:style-name="ro1">
          <table:table-cell office:value-type="string" calcext:value-type="string">
            <text:p>(4E-BP1_1,GAPDH_0)</text:p>
          </table:table-cell>
          <table:table-cell office:value-type="float" office:value="-1.06231156719" calcext:value-type="float">
            <text:p>-1.0623115672</text:p>
          </table:table-cell>
        </table:table-row>
        <table:table-row table:style-name="ro1">
          <table:table-cell office:value-type="string" calcext:value-type="string">
            <text:p>(Dvl3_1,GSK3_pS9_0)</text:p>
          </table:table-cell>
          <table:table-cell office:value-type="float" office:value="-1.06231156719" calcext:value-type="float">
            <text:p>-1.0623115672</text:p>
          </table:table-cell>
        </table:table-row>
        <table:table-row table:style-name="ro1">
          <table:table-cell office:value-type="string" calcext:value-type="string">
            <text:p>(GAB2_1,LKB1_0)</text:p>
          </table:table-cell>
          <table:table-cell office:value-type="float" office:value="-1.06231156719" calcext:value-type="float">
            <text:p>-1.0623115672</text:p>
          </table:table-cell>
        </table:table-row>
        <table:table-row table:style-name="ro1">
          <table:table-cell office:value-type="string" calcext:value-type="string">
            <text:p>(Rb_pS807_S811_1,GAB2_1)</text:p>
          </table:table-cell>
          <table:table-cell office:value-type="float" office:value="-1.06231156719" calcext:value-type="float">
            <text:p>-1.0623115672</text:p>
          </table:table-cell>
        </table:table-row>
        <table:table-row table:style-name="ro1">
          <table:table-cell office:value-type="string" calcext:value-type="string">
            <text:p>(PKC-alpha_0,Chk2_pT68_0)</text:p>
          </table:table-cell>
          <table:table-cell office:value-type="float" office:value="-1.06231156719" calcext:value-type="float">
            <text:p>-1.0623115672</text:p>
          </table:table-cell>
        </table:table-row>
        <table:table-row table:style-name="ro1">
          <table:table-cell office:value-type="string" calcext:value-type="string">
            <text:p>(GAB2_1,GAPDH_0)</text:p>
          </table:table-cell>
          <table:table-cell office:value-type="float" office:value="-1.06231156719" calcext:value-type="float">
            <text:p>-1.0623115672</text:p>
          </table:table-cell>
        </table:table-row>
        <table:table-row table:style-name="ro1">
          <table:table-cell office:value-type="string" calcext:value-type="string">
            <text:p>(LKB1_0,ER-alpha_pS118_0)</text:p>
          </table:table-cell>
          <table:table-cell office:value-type="float" office:value="-1.06231156719" calcext:value-type="float">
            <text:p>-1.0623115672</text:p>
          </table:table-cell>
        </table:table-row>
        <table:table-row table:style-name="ro1">
          <table:table-cell office:value-type="string" calcext:value-type="string">
            <text:p>(GSK3-alpha-beta_1,GAPDH_0)</text:p>
          </table:table-cell>
          <table:table-cell office:value-type="float" office:value="-1.06231156719" calcext:value-type="float">
            <text:p>-1.0623115672</text:p>
          </table:table-cell>
        </table:table-row>
        <table:table-row table:style-name="ro1">
          <table:table-cell office:value-type="string" calcext:value-type="string">
            <text:p>(PDCD4_0,MYH11_0)</text:p>
          </table:table-cell>
          <table:table-cell office:value-type="float" office:value="-1.06231156719" calcext:value-type="float">
            <text:p>-1.0623115672</text:p>
          </table:table-cell>
        </table:table-row>
        <table:table-row table:style-name="ro1">
          <table:table-cell office:value-type="string" calcext:value-type="string">
            <text:p>(Rab-25_0,PKC-alpha_0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PKC-alpha_0,53BP1_0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FOXO3a_0,beta-Catenin_0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Dvl3_1,ACVRL1_1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cIAP_1,PKC-alpha_0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Chk1_1,NDRG1_pT346_0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4E-BP1_1,JAB1_0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Chk1_1,EGFR_pY1068_0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Src_0,PKC-alpha_0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PAI-1_0,53BP1_0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PKC-alpha_0,P-Cadherin_0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PKC-alpha_0,mTOR_0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GAB2_1,PDCD4_0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Rad51_0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PKC-alpha_pS657_1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CD49b_0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INPP4B_1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c-Myc_1)</text:p>
          </table:table-cell>
          <table:table-cell office:value-type="float" office:value="-1.02564518814" calcext:value-type="float">
            <text:p>-1.0256451881</text:p>
          </table:table-cell>
        </table:table-row>
        <table:table-row table:style-name="ro1">
          <table:table-cell office:value-type="string" calcext:value-type="string">
            <text:p>(Transglutaminase_0)</text:p>
          </table:table-cell>
          <table:table-cell office:value-type="float" office:value="-1.00908787806" calcext:value-type="float">
            <text:p>-1.0090878781</text:p>
          </table:table-cell>
        </table:table-row>
        <table:table-row table:style-name="ro1">
          <table:table-cell office:value-type="string" calcext:value-type="string">
            <text:p>(C-Raf_pS338_1)</text:p>
          </table:table-cell>
          <table:table-cell office:value-type="float" office:value="-1.00908787806" calcext:value-type="float">
            <text:p>-1.0090878781</text:p>
          </table:table-cell>
        </table:table-row>
        <table:table-row table:style-name="ro1">
          <table:table-cell office:value-type="string" calcext:value-type="string">
            <text:p>(NDRG1_pT346_0,FOXO3a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HER2_pY1248_0,53BP1_0)</text:p>
          </table:table-cell>
          <table:table-cell office:value-type="float" office:value="-0.992423792112" calcext:value-type="float">
            <text:p>-0.9924237921</text:p>
          </table:table-cell>
        </table:table-row>
        <table:table-row table:style-name="ro1">
          <table:table-cell office:value-type="string" calcext:value-type="string">
            <text:p>(PDK1_pS241_1,PKC-alpha_0)</text:p>
          </table:table-cell>
          <table:table-cell office:value-type="float" office:value="-0.992423792112" calcext:value-type="float">
            <text:p>-0.9924237921</text:p>
          </table:table-cell>
        </table:table-row>
        <table:table-row table:style-name="ro1">
          <table:table-cell office:value-type="string" calcext:value-type="string">
            <text:p>(MSH6_1,Dvl3_1)</text:p>
          </table:table-cell>
          <table:table-cell office:value-type="float" office:value="-0.992423792112" calcext:value-type="float">
            <text:p>-0.9924237921</text:p>
          </table:table-cell>
        </table:table-row>
        <table:table-row table:style-name="ro1">
          <table:table-cell office:value-type="string" calcext:value-type="string">
            <text:p>(JAB1_1,ER-alpha_pS118_0)</text:p>
          </table:table-cell>
          <table:table-cell office:value-type="float" office:value="-0.992423792112" calcext:value-type="float">
            <text:p>-0.9924237921</text:p>
          </table:table-cell>
        </table:table-row>
        <table:table-row table:style-name="ro1">
          <table:table-cell office:value-type="string" calcext:value-type="string">
            <text:p>(Dvl3_1,Rad51_0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PI3K-p85_1,Dvl3_1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YB-1_1,PKC-alpha_0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PDK1_0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S6_pS240_S244_0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Transglutaminase_1,GAPDH_0)</text:p>
          </table:table-cell>
          <table:table-cell office:value-type="float" office:value="-0.988576545331" calcext:value-type="float">
            <text:p>-0.9885765453</text:p>
          </table:table-cell>
        </table:table-row>
        <table:table-row table:style-name="ro1">
          <table:table-cell office:value-type="string" calcext:value-type="string">
            <text:p>(Beclin_1,ER-alpha_pS118_0)</text:p>
          </table:table-cell>
          <table:table-cell office:value-type="float" office:value="-0.988576545331" calcext:value-type="float">
            <text:p>-0.9885765453</text:p>
          </table:table-cell>
        </table:table-row>
        <table:table-row table:style-name="ro1">
          <table:table-cell office:value-type="string" calcext:value-type="string">
            <text:p>(eEF2_1,FOXO3a_0)</text:p>
          </table:table-cell>
          <table:table-cell office:value-type="float" office:value="-0.988576545331" calcext:value-type="float">
            <text:p>-0.9885765453</text:p>
          </table:table-cell>
        </table:table-row>
        <table:table-row table:style-name="ro1">
          <table:table-cell office:value-type="string" calcext:value-type="string">
            <text:p>(ASNS_1,PRDX1_0)</text:p>
          </table:table-cell>
          <table:table-cell office:value-type="float" office:value="-0.988576545331" calcext:value-type="float">
            <text:p>-0.9885765453</text:p>
          </table:table-cell>
        </table:table-row>
        <table:table-row table:style-name="ro1">
          <table:table-cell office:value-type="string" calcext:value-type="string">
            <text:p>(Dvl3_1,INPP4B_0)</text:p>
          </table:table-cell>
          <table:table-cell office:value-type="float" office:value="-0.988576545331" calcext:value-type="float">
            <text:p>-0.9885765453</text:p>
          </table:table-cell>
        </table:table-row>
        <table:table-row table:style-name="ro1">
          <table:table-cell office:value-type="string" calcext:value-type="string">
            <text:p>(4E-BP1_1,p27_0)</text:p>
          </table:table-cell>
          <table:table-cell office:value-type="float" office:value="-0.988576545331" calcext:value-type="float">
            <text:p>-0.9885765453</text:p>
          </table:table-cell>
        </table:table-row>
        <table:table-row table:style-name="ro1">
          <table:table-cell office:value-type="string" calcext:value-type="string">
            <text:p>(Akt_pT308_1,PKC-alpha_0)</text:p>
          </table:table-cell>
          <table:table-cell office:value-type="float" office:value="-0.969506851304" calcext:value-type="float">
            <text:p>-0.9695068513</text:p>
          </table:table-cell>
        </table:table-row>
        <table:table-row table:style-name="ro1">
          <table:table-cell office:value-type="string" calcext:value-type="string">
            <text:p>(ASNS_1)</text:p>
          </table:table-cell>
          <table:table-cell office:value-type="float" office:value="-0.969506851304" calcext:value-type="float">
            <text:p>-0.9695068513</text:p>
          </table:table-cell>
        </table:table-row>
        <table:table-row table:style-name="ro1">
          <table:table-cell office:value-type="string" calcext:value-type="string">
            <text:p>(C-Raf_pS338_0)</text:p>
          </table:table-cell>
          <table:table-cell office:value-type="float" office:value="-0.95003806826" calcext:value-type="float">
            <text:p>-0.9500380683</text:p>
          </table:table-cell>
        </table:table-row>
        <table:table-row table:style-name="ro1">
          <table:table-cell office:value-type="string" calcext:value-type="string">
            <text:p>(Src_pY527_1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p70S6K_0,EGFR_pY1068_0)</text:p>
          </table:table-cell>
          <table:table-cell office:value-type="float" office:value="-0.935107929056" calcext:value-type="float">
            <text:p>-0.9351079291</text:p>
          </table:table-cell>
        </table:table-row>
        <table:table-row table:style-name="ro1">
          <table:table-cell office:value-type="string" calcext:value-type="string">
            <text:p>(Akt_pT308_1,EGFR_pY1068_0)</text:p>
          </table:table-cell>
          <table:table-cell office:value-type="float" office:value="-0.935107929056" calcext:value-type="float">
            <text:p>-0.9351079291</text:p>
          </table:table-cell>
        </table:table-row>
        <table:table-row table:style-name="ro1">
          <table:table-cell office:value-type="string" calcext:value-type="string">
            <text:p>(Cyclin_E1_0)</text:p>
          </table:table-cell>
          <table:table-cell office:value-type="float" office:value="-0.935107929056" calcext:value-type="float">
            <text:p>-0.9351079291</text:p>
          </table:table-cell>
        </table:table-row>
        <table:table-row table:style-name="ro1">
          <table:table-cell office:value-type="string" calcext:value-type="string">
            <text:p>(NDRG1_pT346_0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LKB1_0,INPP4B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FOXO3a_0,EGFR_pY1068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CD49b_1,ER-alpha_pS118_0)</text:p>
          </table:table-cell>
          <table:table-cell office:value-type="float" office:value="-0.921986459704" calcext:value-type="float">
            <text:p>-0.9219864597</text:p>
          </table:table-cell>
        </table:table-row>
        <table:table-row table:style-name="ro1">
          <table:table-cell office:value-type="string" calcext:value-type="string">
            <text:p>(GAB2_1,ATM_1)</text:p>
          </table:table-cell>
          <table:table-cell office:value-type="float" office:value="-0.921986459704" calcext:value-type="float">
            <text:p>-0.9219864597</text:p>
          </table:table-cell>
        </table:table-row>
        <table:table-row table:style-name="ro1">
          <table:table-cell office:value-type="string" calcext:value-type="string">
            <text:p>(A-Raf_pS299_1,Bcl-xL_0)</text:p>
          </table:table-cell>
          <table:table-cell office:value-type="float" office:value="-0.921986459704" calcext:value-type="float">
            <text:p>-0.9219864597</text:p>
          </table:table-cell>
        </table:table-row>
        <table:table-row table:style-name="ro1">
          <table:table-cell office:value-type="string" calcext:value-type="string">
            <text:p>(TIGAR_1,JAB1_0)</text:p>
          </table:table-cell>
          <table:table-cell office:value-type="float" office:value="-0.91866547112" calcext:value-type="float">
            <text:p>-0.9186654711</text:p>
          </table:table-cell>
        </table:table-row>
        <table:table-row table:style-name="ro1">
          <table:table-cell office:value-type="string" calcext:value-type="string">
            <text:p>(Acetyl-a-Tubulin-Lys40_1,FOXO3a_0)</text:p>
          </table:table-cell>
          <table:table-cell office:value-type="float" office:value="-0.91866547112" calcext:value-type="float">
            <text:p>-0.9186654711</text:p>
          </table:table-cell>
        </table:table-row>
        <table:table-row table:style-name="ro1">
          <table:table-cell office:value-type="string" calcext:value-type="string">
            <text:p>(YAP_0,EGFR_pY1068_0)</text:p>
          </table:table-cell>
          <table:table-cell office:value-type="float" office:value="-0.91866547112" calcext:value-type="float">
            <text:p>-0.9186654711</text:p>
          </table:table-cell>
        </table:table-row>
        <table:table-row table:style-name="ro1">
          <table:table-cell office:value-type="string" calcext:value-type="string">
            <text:p>(NDRG1_pT346_0,53BP1_0)</text:p>
          </table:table-cell>
          <table:table-cell office:value-type="float" office:value="-0.91866547112" calcext:value-type="float">
            <text:p>-0.9186654711</text:p>
          </table:table-cell>
        </table:table-row>
        <table:table-row table:style-name="ro1">
          <table:table-cell office:value-type="string" calcext:value-type="string">
            <text:p>(p21_0)</text:p>
          </table:table-cell>
          <table:table-cell office:value-type="float" office:value="-0.91866547112" calcext:value-type="float">
            <text:p>-0.9186654711</text:p>
          </table:table-cell>
        </table:table-row>
        <table:table-row table:style-name="ro1">
          <table:table-cell office:value-type="string" calcext:value-type="string">
            <text:p>(c-Met_pY1235_1,MYH11_0)</text:p>
          </table:table-cell>
          <table:table-cell office:value-type="float" office:value="-0.917581790104" calcext:value-type="float">
            <text:p>-0.9175817901</text:p>
          </table:table-cell>
        </table:table-row>
        <table:table-row table:style-name="ro1">
          <table:table-cell office:value-type="string" calcext:value-type="string">
            <text:p>(Ku80_1,JAB1_0)</text:p>
          </table:table-cell>
          <table:table-cell office:value-type="float" office:value="-0.917581790104" calcext:value-type="float">
            <text:p>-0.9175817901</text:p>
          </table:table-cell>
        </table:table-row>
        <table:table-row table:style-name="ro1">
          <table:table-cell office:value-type="string" calcext:value-type="string">
            <text:p>(Chk1_1,ATM_1)</text:p>
          </table:table-cell>
          <table:table-cell office:value-type="float" office:value="-0.917581790104" calcext:value-type="float">
            <text:p>-0.9175817901</text:p>
          </table:table-cell>
        </table:table-row>
        <table:table-row table:style-name="ro1">
          <table:table-cell office:value-type="string" calcext:value-type="string">
            <text:p>(HSP70_1,LKB1_0)</text:p>
          </table:table-cell>
          <table:table-cell office:value-type="float" office:value="-0.917581790104" calcext:value-type="float">
            <text:p>-0.9175817901</text:p>
          </table:table-cell>
        </table:table-row>
        <table:table-row table:style-name="ro1">
          <table:table-cell office:value-type="string" calcext:value-type="string">
            <text:p>(Dvl3_1,ASNS_1)</text:p>
          </table:table-cell>
          <table:table-cell office:value-type="float" office:value="-0.917581790104" calcext:value-type="float">
            <text:p>-0.9175817901</text:p>
          </table:table-cell>
        </table:table-row>
        <table:table-row table:style-name="ro1">
          <table:table-cell office:value-type="string" calcext:value-type="string">
            <text:p>(p38_pT180_Y182_1,Dvl3_1)</text:p>
          </table:table-cell>
          <table:table-cell office:value-type="float" office:value="-0.917581790104" calcext:value-type="float">
            <text:p>-0.9175817901</text:p>
          </table:table-cell>
        </table:table-row>
        <table:table-row table:style-name="ro1">
          <table:table-cell office:value-type="string" calcext:value-type="string">
            <text:p>(p38_pT180_Y182_1,PKC-alpha_0)</text:p>
          </table:table-cell>
          <table:table-cell office:value-type="float" office:value="-0.917581790104" calcext:value-type="float">
            <text:p>-0.9175817901</text:p>
          </table:table-cell>
        </table:table-row>
        <table:table-row table:style-name="ro1">
          <table:table-cell office:value-type="string" calcext:value-type="string">
            <text:p>(Src_pY527_1,PKC-alpha_0)</text:p>
          </table:table-cell>
          <table:table-cell office:value-type="float" office:value="-0.917581790104" calcext:value-type="float">
            <text:p>-0.9175817901</text:p>
          </table:table-cell>
        </table:table-row>
        <table:table-row table:style-name="ro1">
          <table:table-cell office:value-type="string" calcext:value-type="string">
            <text:p>(GSK3-alpha-beta_1,Bcl-xL_0)</text:p>
          </table:table-cell>
          <table:table-cell office:value-type="float" office:value="-0.917581790104" calcext:value-type="float">
            <text:p>-0.9175817901</text:p>
          </table:table-cell>
        </table:table-row>
        <table:table-row table:style-name="ro1">
          <table:table-cell office:value-type="string" calcext:value-type="string">
            <text:p>(HER2_pY1248_0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c-Jun_pS73_1)</text:p>
          </table:table-cell>
          <table:table-cell office:value-type="float" office:value="-0.892777295341" calcext:value-type="float">
            <text:p>-0.8927772953</text:p>
          </table:table-cell>
        </table:table-row>
        <table:table-row table:style-name="ro1">
          <table:table-cell office:value-type="string" calcext:value-type="string">
            <text:p>(JAB1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Akt_pT308_1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Akt_pT308_1,Bad_pS112_0)</text:p>
          </table:table-cell>
          <table:table-cell office:value-type="float" office:value="-0.87504918097" calcext:value-type="float">
            <text:p>-0.875049181</text:p>
          </table:table-cell>
        </table:table-row>
        <table:table-row table:style-name="ro1">
          <table:table-cell office:value-type="string" calcext:value-type="string">
            <text:p>(MYH11_1,PKC-alpha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Chk1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A-Raf_pS299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4E-BP1_1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PI3K-p85_1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Smad1_1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AMPK_pT172_1,ER-alpha_pS118_0)</text:p>
          </table:table-cell>
          <table:table-cell office:value-type="float" office:value="-0.850794797335" calcext:value-type="float">
            <text:p>-0.8507947973</text:p>
          </table:table-cell>
        </table:table-row>
        <table:table-row table:style-name="ro1">
          <table:table-cell office:value-type="string" calcext:value-type="string">
            <text:p>(FOXO3a_0,53BP1_0)</text:p>
          </table:table-cell>
          <table:table-cell office:value-type="float" office:value="-0.846731483308" calcext:value-type="float">
            <text:p>-0.8467314833</text:p>
          </table:table-cell>
        </table:table-row>
        <table:table-row table:style-name="ro1">
          <table:table-cell office:value-type="string" calcext:value-type="string">
            <text:p>(PKC-alpha_pS657_1,53BP1_0)</text:p>
          </table:table-cell>
          <table:table-cell office:value-type="float" office:value="-0.846731483308" calcext:value-type="float">
            <text:p>-0.8467314833</text:p>
          </table:table-cell>
        </table:table-row>
        <table:table-row table:style-name="ro1">
          <table:table-cell office:value-type="string" calcext:value-type="string">
            <text:p>(Dvl3_1,Bad_pS112_1)</text:p>
          </table:table-cell>
          <table:table-cell office:value-type="float" office:value="-0.846731483308" calcext:value-type="float">
            <text:p>-0.8467314833</text:p>
          </table:table-cell>
        </table:table-row>
        <table:table-row table:style-name="ro1">
          <table:table-cell office:value-type="string" calcext:value-type="string">
            <text:p>(EGFR_pY1068_0,53BP1_0)</text:p>
          </table:table-cell>
          <table:table-cell office:value-type="float" office:value="-0.846731483308" calcext:value-type="float">
            <text:p>-0.8467314833</text:p>
          </table:table-cell>
        </table:table-row>
        <table:table-row table:style-name="ro1">
          <table:table-cell office:value-type="string" calcext:value-type="string">
            <text:p>(JAB1_0,EGFR_pY1068_0)</text:p>
          </table:table-cell>
          <table:table-cell office:value-type="float" office:value="-0.846114112227" calcext:value-type="float">
            <text:p>-0.8461141122</text:p>
          </table:table-cell>
        </table:table-row>
        <table:table-row table:style-name="ro1">
          <table:table-cell office:value-type="string" calcext:value-type="string">
            <text:p>(Akt_pT308_1,beta-Catenin_0)</text:p>
          </table:table-cell>
          <table:table-cell office:value-type="float" office:value="-0.846114112227" calcext:value-type="float">
            <text:p>-0.8461141122</text:p>
          </table:table-cell>
        </table:table-row>
        <table:table-row table:style-name="ro1">
          <table:table-cell office:value-type="string" calcext:value-type="string">
            <text:p>(PKC-alpha_0,eEF2K_0)</text:p>
          </table:table-cell>
          <table:table-cell office:value-type="float" office:value="-0.846114112227" calcext:value-type="float">
            <text:p>-0.8461141122</text:p>
          </table:table-cell>
        </table:table-row>
        <table:table-row table:style-name="ro1">
          <table:table-cell office:value-type="string" calcext:value-type="string">
            <text:p>(Dvl3_1,BRCA2_0)</text:p>
          </table:table-cell>
          <table:table-cell office:value-type="float" office:value="-0.846114112227" calcext:value-type="float">
            <text:p>-0.8461141122</text:p>
          </table:table-cell>
        </table:table-row>
        <table:table-row table:style-name="ro1">
          <table:table-cell office:value-type="string" calcext:value-type="string">
            <text:p>(LKB1_0,Dvl3_0)</text:p>
          </table:table-cell>
          <table:table-cell office:value-type="float" office:value="-0.846114112227" calcext:value-type="float">
            <text:p>-0.8461141122</text:p>
          </table:table-cell>
        </table:table-row>
        <table:table-row table:style-name="ro1">
          <table:table-cell office:value-type="string" calcext:value-type="string">
            <text:p>(Bad_pS112_1,Bcl-xL_0)</text:p>
          </table:table-cell>
          <table:table-cell office:value-type="float" office:value="-0.846114112227" calcext:value-type="float">
            <text:p>-0.8461141122</text:p>
          </table:table-cell>
        </table:table-row>
        <table:table-row table:style-name="ro1">
          <table:table-cell office:value-type="string" calcext:value-type="string">
            <text:p>(YB-1_1,53BP1_0)</text:p>
          </table:table-cell>
          <table:table-cell office:value-type="float" office:value="-0.846114112227" calcext:value-type="float">
            <text:p>-0.8461141122</text:p>
          </table:table-cell>
        </table:table-row>
        <table:table-row table:style-name="ro1">
          <table:table-cell office:value-type="string" calcext:value-type="string">
            <text:p>(GAPDH_0,c-Kit_0)</text:p>
          </table:table-cell>
          <table:table-cell office:value-type="float" office:value="-0.846114112227" calcext:value-type="float">
            <text:p>-0.8461141122</text:p>
          </table:table-cell>
        </table:table-row>
        <table:table-row table:style-name="ro1">
          <table:table-cell office:value-type="string" calcext:value-type="string">
            <text:p>(ATM_1,ER-alpha_pS118_0)</text:p>
          </table:table-cell>
          <table:table-cell office:value-type="float" office:value="-0.846114112227" calcext:value-type="float">
            <text:p>-0.8461141122</text:p>
          </table:table-cell>
        </table:table-row>
        <table:table-row table:style-name="ro1">
          <table:table-cell office:value-type="string" calcext:value-type="string">
            <text:p>(PKC-alpha_0,G6PD_0)</text:p>
          </table:table-cell>
          <table:table-cell office:value-type="float" office:value="-0.846114112227" calcext:value-type="float">
            <text:p>-0.8461141122</text:p>
          </table:table-cell>
        </table:table-row>
        <table:table-row table:style-name="ro1">
          <table:table-cell office:value-type="string" calcext:value-type="string">
            <text:p>(N-Cadherin_0,53BP1_0)</text:p>
          </table:table-cell>
          <table:table-cell office:value-type="float" office:value="-0.846114112227" calcext:value-type="float">
            <text:p>-0.8461141122</text:p>
          </table:table-cell>
        </table:table-row>
        <table:table-row table:style-name="ro1">
          <table:table-cell office:value-type="string" calcext:value-type="string">
            <text:p>(p27_0,MYH11_0)</text:p>
          </table:table-cell>
          <table:table-cell office:value-type="float" office:value="-0.846114112227" calcext:value-type="float">
            <text:p>-0.8461141122</text:p>
          </table:table-cell>
        </table:table-row>
        <table:table-row table:style-name="ro1">
          <table:table-cell office:value-type="string" calcext:value-type="string">
            <text:p>(YAP_pS127_0)</text:p>
          </table:table-cell>
          <table:table-cell office:value-type="float" office:value="-0.837003564406" calcext:value-type="float">
            <text:p>-0.8370035644</text:p>
          </table:table-cell>
        </table:table-row>
        <table:table-row table:style-name="ro1">
          <table:table-cell office:value-type="string" calcext:value-type="string">
            <text:p>(Dvl3_0)</text:p>
          </table:table-cell>
          <table:table-cell office:value-type="float" office:value="-0.837003564406" calcext:value-type="float">
            <text:p>-0.8370035644</text:p>
          </table:table-cell>
        </table:table-row>
        <table:table-row table:style-name="ro1">
          <table:table-cell office:value-type="string" calcext:value-type="string">
            <text:p>(EGFR_pY1068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Smad1_1,Akt_pT308_1)</text:p>
          </table:table-cell>
          <table:table-cell office:value-type="float" office:value="-0.800508420769" calcext:value-type="float">
            <text:p>-0.8005084208</text:p>
          </table:table-cell>
        </table:table-row>
        <table:table-row table:style-name="ro1">
          <table:table-cell office:value-type="string" calcext:value-type="string">
            <text:p>(Rictor_pT1135_1,PKC-alpha_0)</text:p>
          </table:table-cell>
          <table:table-cell office:value-type="float" office:value="-0.800508420769" calcext:value-type="float">
            <text:p>-0.8005084208</text:p>
          </table:table-cell>
        </table:table-row>
        <table:table-row table:style-name="ro1">
          <table:table-cell office:value-type="string" calcext:value-type="string">
            <text:p>(Lck_1)</text:p>
          </table:table-cell>
          <table:table-cell office:value-type="float" office:value="-0.800508420769" calcext:value-type="float">
            <text:p>-0.8005084208</text:p>
          </table:table-cell>
        </table:table-row>
        <table:table-row table:style-name="ro1">
          <table:table-cell office:value-type="string" calcext:value-type="string">
            <text:p>(PTEN_0)</text:p>
          </table:table-cell>
          <table:table-cell office:value-type="float" office:value="-0.800508420769" calcext:value-type="float">
            <text:p>-0.8005084208</text:p>
          </table:table-cell>
        </table:table-row>
        <table:table-row table:style-name="ro1">
          <table:table-cell office:value-type="string" calcext:value-type="string">
            <text:p>(p70S6K_1)</text:p>
          </table:table-cell>
          <table:table-cell office:value-type="float" office:value="-0.800508420769" calcext:value-type="float">
            <text:p>-0.8005084208</text:p>
          </table:table-cell>
        </table:table-row>
        <table:table-row table:style-name="ro1">
          <table:table-cell office:value-type="string" calcext:value-type="string">
            <text:p>(Akt_pT308_1,FOXO3a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Chk2_1,PKC-alpha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p70S6K_pT389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eEF2_1,SCD1_0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PI3K-p85_1,Akt_pT308_1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Paxillin_1,PKC-alpha_0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Src_pY527_1,FOXO3a_0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GAPDH_0,ER-alpha_pS118_0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Fibronectin_1,53BP1_0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Chk1_1,Akt_pT308_1)</text:p>
          </table:table-cell>
          <table:table-cell office:value-type="float" office:value="-0.774415306223" calcext:value-type="float">
            <text:p>-0.7744153062</text:p>
          </table:table-cell>
        </table:table-row>
        <table:table-row table:style-name="ro1">
          <table:table-cell office:value-type="string" calcext:value-type="string">
            <text:p>(YAP_1,Chk1_1)</text:p>
          </table:table-cell>
          <table:table-cell office:value-type="float" office:value="-0.774415306223" calcext:value-type="float">
            <text:p>-0.7744153062</text:p>
          </table:table-cell>
        </table:table-row>
        <table:table-row table:style-name="ro1">
          <table:table-cell office:value-type="string" calcext:value-type="string">
            <text:p>(PKC-alpha_0,GAPDH_0)</text:p>
          </table:table-cell>
          <table:table-cell office:value-type="float" office:value="-0.774415306223" calcext:value-type="float">
            <text:p>-0.7744153062</text:p>
          </table:table-cell>
        </table:table-row>
        <table:table-row table:style-name="ro1">
          <table:table-cell office:value-type="string" calcext:value-type="string">
            <text:p>(PKC-alpha_0,Bax_0)</text:p>
          </table:table-cell>
          <table:table-cell office:value-type="float" office:value="-0.774415306223" calcext:value-type="float">
            <text:p>-0.7744153062</text:p>
          </table:table-cell>
        </table:table-row>
        <table:table-row table:style-name="ro1">
          <table:table-cell office:value-type="string" calcext:value-type="string">
            <text:p>(Chk1_1,AR_0)</text:p>
          </table:table-cell>
          <table:table-cell office:value-type="float" office:value="-0.774415306223" calcext:value-type="float">
            <text:p>-0.7744153062</text:p>
          </table:table-cell>
        </table:table-row>
        <table:table-row table:style-name="ro1">
          <table:table-cell office:value-type="string" calcext:value-type="string">
            <text:p>(Ku80_1,PKC-alpha_0)</text:p>
          </table:table-cell>
          <table:table-cell office:value-type="float" office:value="-0.774415306223" calcext:value-type="float">
            <text:p>-0.7744153062</text:p>
          </table:table-cell>
        </table:table-row>
        <table:table-row table:style-name="ro1">
          <table:table-cell office:value-type="string" calcext:value-type="string">
            <text:p>(JAB1_0,p27_0)</text:p>
          </table:table-cell>
          <table:table-cell office:value-type="float" office:value="-0.774415306223" calcext:value-type="float">
            <text:p>-0.7744153062</text:p>
          </table:table-cell>
        </table:table-row>
        <table:table-row table:style-name="ro1">
          <table:table-cell office:value-type="string" calcext:value-type="string">
            <text:p>(PKC-alpha_0,JNK_pT183_Y185_0)</text:p>
          </table:table-cell>
          <table:table-cell office:value-type="float" office:value="-0.774415306223" calcext:value-type="float">
            <text:p>-0.7744153062</text:p>
          </table:table-cell>
        </table:table-row>
        <table:table-row table:style-name="ro1">
          <table:table-cell office:value-type="string" calcext:value-type="string">
            <text:p>(Acetyl-a-Tubulin-Lys40_1,PRDX1_0)</text:p>
          </table:table-cell>
          <table:table-cell office:value-type="float" office:value="-0.774415306223" calcext:value-type="float">
            <text:p>-0.7744153062</text:p>
          </table:table-cell>
        </table:table-row>
        <table:table-row table:style-name="ro1">
          <table:table-cell office:value-type="string" calcext:value-type="string">
            <text:p>(eEF2_1,p27_0)</text:p>
          </table:table-cell>
          <table:table-cell office:value-type="float" office:value="-0.774415306223" calcext:value-type="float">
            <text:p>-0.7744153062</text:p>
          </table:table-cell>
        </table:table-row>
        <table:table-row table:style-name="ro1">
          <table:table-cell office:value-type="string" calcext:value-type="string">
            <text:p>(Bad_pS112_1,PKC-alpha_0)</text:p>
          </table:table-cell>
          <table:table-cell office:value-type="float" office:value="-0.774415306223" calcext:value-type="float">
            <text:p>-0.7744153062</text:p>
          </table:table-cell>
        </table:table-row>
        <table:table-row table:style-name="ro1">
          <table:table-cell office:value-type="string" calcext:value-type="string">
            <text:p>(Tuberin_0,SCD1_0)</text:p>
          </table:table-cell>
          <table:table-cell office:value-type="float" office:value="-0.774415306223" calcext:value-type="float">
            <text:p>-0.7744153062</text:p>
          </table:table-cell>
        </table:table-row>
        <table:table-row table:style-name="ro1">
          <table:table-cell office:value-type="string" calcext:value-type="string">
            <text:p>(MEK1_pS217_S221_1,PKC-alpha_0)</text:p>
          </table:table-cell>
          <table:table-cell office:value-type="float" office:value="-0.774415306223" calcext:value-type="float">
            <text:p>-0.7744153062</text:p>
          </table:table-cell>
        </table:table-row>
        <table:table-row table:style-name="ro1">
          <table:table-cell office:value-type="string" calcext:value-type="string">
            <text:p>(PRAS40_pT246_0,PKC-alpha_0)</text:p>
          </table:table-cell>
          <table:table-cell office:value-type="float" office:value="-0.774415306223" calcext:value-type="float">
            <text:p>-0.7744153062</text:p>
          </table:table-cell>
        </table:table-row>
        <table:table-row table:style-name="ro1">
          <table:table-cell office:value-type="string" calcext:value-type="string">
            <text:p>(PI3K-p85_1,53BP1_0)</text:p>
          </table:table-cell>
          <table:table-cell office:value-type="float" office:value="-0.774415306223" calcext:value-type="float">
            <text:p>-0.7744153062</text:p>
          </table:table-cell>
        </table:table-row>
        <table:table-row table:style-name="ro1">
          <table:table-cell office:value-type="string" calcext:value-type="string">
            <text:p>(MEK1_pS217_S221_1,Dvl3_1)</text:p>
          </table:table-cell>
          <table:table-cell office:value-type="float" office:value="-0.774415306223" calcext:value-type="float">
            <text:p>-0.7744153062</text:p>
          </table:table-cell>
        </table:table-row>
        <table:table-row table:style-name="ro1">
          <table:table-cell office:value-type="string" calcext:value-type="string">
            <text:p>(MEK1_pS217_S221_1,ER-alpha_pS118_0)</text:p>
          </table:table-cell>
          <table:table-cell office:value-type="float" office:value="-0.773976057764" calcext:value-type="float">
            <text:p>-0.7739760578</text:p>
          </table:table-cell>
        </table:table-row>
        <table:table-row table:style-name="ro1">
          <table:table-cell office:value-type="string" calcext:value-type="string">
            <text:p>(GSK3-alpha-beta_1,c-Met_pY1235_1)</text:p>
          </table:table-cell>
          <table:table-cell office:value-type="float" office:value="-0.773976057764" calcext:value-type="float">
            <text:p>-0.7739760578</text:p>
          </table:table-cell>
        </table:table-row>
        <table:table-row table:style-name="ro1">
          <table:table-cell office:value-type="string" calcext:value-type="string">
            <text:p>(Shc_pY317_1,53BP1_0)</text:p>
          </table:table-cell>
          <table:table-cell office:value-type="float" office:value="-0.773976057764" calcext:value-type="float">
            <text:p>-0.7739760578</text:p>
          </table:table-cell>
        </table:table-row>
        <table:table-row table:style-name="ro1">
          <table:table-cell office:value-type="string" calcext:value-type="string">
            <text:p>(PDK1_pS241_1,PRDX1_0)</text:p>
          </table:table-cell>
          <table:table-cell office:value-type="float" office:value="-0.773976057764" calcext:value-type="float">
            <text:p>-0.7739760578</text:p>
          </table:table-cell>
        </table:table-row>
        <table:table-row table:style-name="ro1">
          <table:table-cell office:value-type="string" calcext:value-type="string">
            <text:p>(JAB1_1,Dvl3_1)</text:p>
          </table:table-cell>
          <table:table-cell office:value-type="float" office:value="-0.773976057764" calcext:value-type="float">
            <text:p>-0.7739760578</text:p>
          </table:table-cell>
        </table:table-row>
        <table:table-row table:style-name="ro1">
          <table:table-cell office:value-type="string" calcext:value-type="string">
            <text:p>(YAP_0,ER-alpha_pS118_0)</text:p>
          </table:table-cell>
          <table:table-cell office:value-type="float" office:value="-0.773976057764" calcext:value-type="float">
            <text:p>-0.7739760578</text:p>
          </table:table-cell>
        </table:table-row>
        <table:table-row table:style-name="ro1">
          <table:table-cell office:value-type="string" calcext:value-type="string">
            <text:p>(ER-alpha_pS118_0,Annexin_VII_0)</text:p>
          </table:table-cell>
          <table:table-cell office:value-type="float" office:value="-0.773976057764" calcext:value-type="float">
            <text:p>-0.7739760578</text:p>
          </table:table-cell>
        </table:table-row>
        <table:table-row table:style-name="ro1">
          <table:table-cell office:value-type="string" calcext:value-type="string">
            <text:p>(PEA15_pS116_0,53BP1_0)</text:p>
          </table:table-cell>
          <table:table-cell office:value-type="float" office:value="-0.773976057764" calcext:value-type="float">
            <text:p>-0.7739760578</text:p>
          </table:table-cell>
        </table:table-row>
        <table:table-row table:style-name="ro1">
          <table:table-cell office:value-type="string" calcext:value-type="string">
            <text:p>(Syk_0)</text:p>
          </table:table-cell>
          <table:table-cell office:value-type="float" office:value="-0.760030454608" calcext:value-type="float">
            <text:p>-0.7600304546</text:p>
          </table:table-cell>
        </table:table-row>
        <table:table-row table:style-name="ro1">
          <table:table-cell office:value-type="string" calcext:value-type="string">
            <text:p>(p38_pT180_Y182_1)</text:p>
          </table:table-cell>
          <table:table-cell office:value-type="float" office:value="-0.760030454608" calcext:value-type="float">
            <text:p>-0.7600304546</text:p>
          </table:table-cell>
        </table:table-row>
        <table:table-row table:style-name="ro1">
          <table:table-cell office:value-type="string" calcext:value-type="string">
            <text:p>(FOXO3a_1)</text:p>
          </table:table-cell>
          <table:table-cell office:value-type="float" office:value="-0.741387592174" calcext:value-type="float">
            <text:p>-0.7413875922</text:p>
          </table:table-cell>
        </table:table-row>
        <table:table-row table:style-name="ro1">
          <table:table-cell office:value-type="string" calcext:value-type="string">
            <text:p>(cIAP_1)</text:p>
          </table:table-cell>
          <table:table-cell office:value-type="float" office:value="-0.741387592174" calcext:value-type="float">
            <text:p>-0.7413875922</text:p>
          </table:table-cell>
        </table:table-row>
        <table:table-row table:style-name="ro1">
          <table:table-cell office:value-type="string" calcext:value-type="string">
            <text:p>(YAP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Smad1_1,EGFR_pY1068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PKC-alpha_0,p70S6K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MYH11_1,LKB1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SCD1_1,Tuberin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Rictor_pT1135_0,PKC-alpha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Tuberin_1,LKB1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PKC-delta_pS664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AMPK_alpha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FOXO3a_0,Chk1_pS345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Src_pY527_1,ASNS_1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53BP1_1,PKC-alpha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PI3K-p85_1,FOXO3a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Src_pY527_1,NDRG1_pT346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p70S6K_pT389_1,FOXO3a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PKC-alpha_0,LKB1_0,53BP1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Chk1_1,LKB1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YAP_0,GAPDH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NF2_1)</text:p>
          </table:table-cell>
          <table:table-cell office:value-type="float" office:value="-0.704457575249" calcext:value-type="float">
            <text:p>-0.7044575752</text:p>
          </table:table-cell>
        </table:table-row>
        <table:table-row table:style-name="ro1">
          <table:table-cell office:value-type="string" calcext:value-type="string">
            <text:p>(TIGAR_0)</text:p>
          </table:table-cell>
          <table:table-cell office:value-type="float" office:value="-0.704457575249" calcext:value-type="float">
            <text:p>-0.7044575752</text:p>
          </table:table-cell>
        </table:table-row>
        <table:table-row table:style-name="ro1">
          <table:table-cell office:value-type="string" calcext:value-type="string">
            <text:p>(Fibronectin_1,PKC-alpha_0,53BP1_0)</text:p>
          </table:table-cell>
          <table:table-cell office:value-type="float" office:value="-0.701526506632" calcext:value-type="float">
            <text:p>-0.7015265066</text:p>
          </table:table-cell>
        </table:table-row>
        <table:table-row table:style-name="ro1">
          <table:table-cell office:value-type="string" calcext:value-type="string">
            <text:p>(PDCD4_1,Dvl3_1,PKC-alpha_0)</text:p>
          </table:table-cell>
          <table:table-cell office:value-type="float" office:value="-0.701526506632" calcext:value-type="float">
            <text:p>-0.7015265066</text:p>
          </table:table-cell>
        </table:table-row>
        <table:table-row table:style-name="ro1">
          <table:table-cell office:value-type="string" calcext:value-type="string">
            <text:p>(MYH11_1,FOXO3a_0)</text:p>
          </table:table-cell>
          <table:table-cell office:value-type="float" office:value="-0.701526506632" calcext:value-type="float">
            <text:p>-0.7015265066</text:p>
          </table:table-cell>
        </table:table-row>
        <table:table-row table:style-name="ro1">
          <table:table-cell office:value-type="string" calcext:value-type="string">
            <text:p>(GAPDH_0,ATM_0)</text:p>
          </table:table-cell>
          <table:table-cell office:value-type="float" office:value="-0.701526506632" calcext:value-type="float">
            <text:p>-0.7015265066</text:p>
          </table:table-cell>
        </table:table-row>
        <table:table-row table:style-name="ro1">
          <table:table-cell office:value-type="string" calcext:value-type="string">
            <text:p>(eIF4E_1,PRDX1_0)</text:p>
          </table:table-cell>
          <table:table-cell office:value-type="float" office:value="-0.701526506632" calcext:value-type="float">
            <text:p>-0.7015265066</text:p>
          </table:table-cell>
        </table:table-row>
        <table:table-row table:style-name="ro1">
          <table:table-cell office:value-type="string" calcext:value-type="string">
            <text:p>(Syk_0,GAPDH_0)</text:p>
          </table:table-cell>
          <table:table-cell office:value-type="float" office:value="-0.701526506632" calcext:value-type="float">
            <text:p>-0.7015265066</text:p>
          </table:table-cell>
        </table:table-row>
        <table:table-row table:style-name="ro1">
          <table:table-cell office:value-type="string" calcext:value-type="string">
            <text:p>(Collagen_VI_1,53BP1_0)</text:p>
          </table:table-cell>
          <table:table-cell office:value-type="float" office:value="-0.701526506632" calcext:value-type="float">
            <text:p>-0.7015265066</text:p>
          </table:table-cell>
        </table:table-row>
        <table:table-row table:style-name="ro1">
          <table:table-cell office:value-type="string" calcext:value-type="string">
            <text:p>(EGFR_pY1068_0,Bcl-xL_0)</text:p>
          </table:table-cell>
          <table:table-cell office:value-type="float" office:value="-0.701526506632" calcext:value-type="float">
            <text:p>-0.7015265066</text:p>
          </table:table-cell>
        </table:table-row>
        <table:table-row table:style-name="ro1">
          <table:table-cell office:value-type="string" calcext:value-type="string">
            <text:p>(mTOR_0,EGFR_pY1068_0)</text:p>
          </table:table-cell>
          <table:table-cell office:value-type="float" office:value="-0.701526506632" calcext:value-type="float">
            <text:p>-0.7015265066</text:p>
          </table:table-cell>
        </table:table-row>
        <table:table-row table:style-name="ro1">
          <table:table-cell office:value-type="string" calcext:value-type="string">
            <text:p>(Tuberin_1,FOXO3a_0)</text:p>
          </table:table-cell>
          <table:table-cell office:value-type="float" office:value="-0.701526506632" calcext:value-type="float">
            <text:p>-0.7015265066</text:p>
          </table:table-cell>
        </table:table-row>
        <table:table-row table:style-name="ro1">
          <table:table-cell office:value-type="string" calcext:value-type="string">
            <text:p>(Dvl3_1,Collagen_VI_1)</text:p>
          </table:table-cell>
          <table:table-cell office:value-type="float" office:value="-0.701526506632" calcext:value-type="float">
            <text:p>-0.7015265066</text:p>
          </table:table-cell>
        </table:table-row>
        <table:table-row table:style-name="ro1">
          <table:table-cell office:value-type="string" calcext:value-type="string">
            <text:p>(S6_pS240_S244_1)</text:p>
          </table:table-cell>
          <table:table-cell office:value-type="float" office:value="-0.701526506632" calcext:value-type="float">
            <text:p>-0.7015265066</text:p>
          </table:table-cell>
        </table:table-row>
        <table:table-row table:style-name="ro1">
          <table:table-cell office:value-type="string" calcext:value-type="string">
            <text:p>(N-Cadherin_0,Bcl-xL_0)</text:p>
          </table:table-cell>
          <table:table-cell office:value-type="float" office:value="-0.700952295399" calcext:value-type="float">
            <text:p>-0.7009522954</text:p>
          </table:table-cell>
        </table:table-row>
        <table:table-row table:style-name="ro1">
          <table:table-cell office:value-type="string" calcext:value-type="string">
            <text:p>(p90RSK_1,53BP1_0)</text:p>
          </table:table-cell>
          <table:table-cell office:value-type="float" office:value="-0.700952295399" calcext:value-type="float">
            <text:p>-0.7009522954</text:p>
          </table:table-cell>
        </table:table-row>
        <table:table-row table:style-name="ro1">
          <table:table-cell office:value-type="string" calcext:value-type="string">
            <text:p>(TIGAR_0,ER-alpha_pS118_0)</text:p>
          </table:table-cell>
          <table:table-cell office:value-type="float" office:value="-0.700952295399" calcext:value-type="float">
            <text:p>-0.7009522954</text:p>
          </table:table-cell>
        </table:table-row>
        <table:table-row table:style-name="ro1">
          <table:table-cell office:value-type="string" calcext:value-type="string">
            <text:p>(MIG-6_0,53BP1_0)</text:p>
          </table:table-cell>
          <table:table-cell office:value-type="float" office:value="-0.700952295399" calcext:value-type="float">
            <text:p>-0.7009522954</text:p>
          </table:table-cell>
        </table:table-row>
        <table:table-row table:style-name="ro1">
          <table:table-cell office:value-type="string" calcext:value-type="string">
            <text:p>(Tuberin_0,53BP1_0)</text:p>
          </table:table-cell>
          <table:table-cell office:value-type="float" office:value="-0.700952295399" calcext:value-type="float">
            <text:p>-0.7009522954</text:p>
          </table:table-cell>
        </table:table-row>
        <table:table-row table:style-name="ro1">
          <table:table-cell office:value-type="string" calcext:value-type="string">
            <text:p>(PRAS40_pT246_0,53BP1_0)</text:p>
          </table:table-cell>
          <table:table-cell office:value-type="float" office:value="-0.700952295399" calcext:value-type="float">
            <text:p>-0.7009522954</text:p>
          </table:table-cell>
        </table:table-row>
        <table:table-row table:style-name="ro1">
          <table:table-cell office:value-type="string" calcext:value-type="string">
            <text:p>(Smad1_1,Bad_pS112_0)</text:p>
          </table:table-cell>
          <table:table-cell office:value-type="float" office:value="-0.683763458758" calcext:value-type="float">
            <text:p>-0.6837634588</text:p>
          </table:table-cell>
        </table:table-row>
        <table:table-row table:style-name="ro1">
          <table:table-cell office:value-type="string" calcext:value-type="string">
            <text:p>(MEK1_0)</text:p>
          </table:table-cell>
          <table:table-cell office:value-type="float" office:value="-0.683763458758" calcext:value-type="float">
            <text:p>-0.6837634588</text:p>
          </table:table-cell>
        </table:table-row>
        <table:table-row table:style-name="ro1">
          <table:table-cell office:value-type="string" calcext:value-type="string">
            <text:p>(NDRG1_pT346_0,EGFR_pY1068_0)</text:p>
          </table:table-cell>
          <table:table-cell office:value-type="float" office:value="-0.666378787398" calcext:value-type="float">
            <text:p>-0.6663787874</text:p>
          </table:table-cell>
        </table:table-row>
        <table:table-row table:style-name="ro1">
          <table:table-cell office:value-type="string" calcext:value-type="string">
            <text:p>(AMPK_alpha_1)</text:p>
          </table:table-cell>
          <table:table-cell office:value-type="float" office:value="-0.666378787398" calcext:value-type="float">
            <text:p>-0.6663787874</text:p>
          </table:table-cell>
        </table:table-row>
        <table:table-row table:style-name="ro1">
          <table:table-cell office:value-type="string" calcext:value-type="string">
            <text:p>(STAT3_pY705_1)</text:p>
          </table:table-cell>
          <table:table-cell office:value-type="float" office:value="-0.666378787398" calcext:value-type="float">
            <text:p>-0.6663787874</text:p>
          </table:table-cell>
        </table:table-row>
        <table:table-row table:style-name="ro1">
          <table:table-cell office:value-type="string" calcext:value-type="string">
            <text:p>(Mre11_1)</text:p>
          </table:table-cell>
          <table:table-cell office:value-type="float" office:value="-0.666378787398" calcext:value-type="float">
            <text:p>-0.6663787874</text:p>
          </table:table-cell>
        </table:table-row>
        <table:table-row table:style-name="ro1">
          <table:table-cell office:value-type="string" calcext:value-type="string">
            <text:p>(ATM_0)</text:p>
          </table:table-cell>
          <table:table-cell office:value-type="float" office:value="-0.666378787398" calcext:value-type="float">
            <text:p>-0.6663787874</text:p>
          </table:table-cell>
        </table:table-row>
        <table:table-row table:style-name="ro1">
          <table:table-cell office:value-type="string" calcext:value-type="string">
            <text:p>(PKC-alpha_0,NDRG1_pT346_0,LKB1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ASNS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Chk2_1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EGFR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Tuberin_1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GSK3-alpha-beta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Src_pY527_1,JAB1_0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YAP_0,Bad_pS112_0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PI3K-p85_1,EGFR_pY1068_0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Bad_pS112_1,GAPDH_0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p38_MAPK_0,GAPDH_0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Bcl-2_0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p62-LCK-ligand_0,53BP1_0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YAP_1,EGFR_pY1068_0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PI3K-p85_0,FOXO3a_0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GAPDH_0,CD49b_0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SCD1_1,N-Cadherin_0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YAP_0,Ku80_0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Ku80_1,GAB2_1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Akt_pT308_1,AMPK_pT172_0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Dvl3_1,PKC-alpha_0,EGFR_pY1068_0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N-Cadherin_0,GAPDH_0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eEF2K_1,PKC-alpha_0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YAP_1,FOXO3a_0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Stathmin_0,PKC-alpha_0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XBP1_1,GAPDH_0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Dvl3_1,4E-BP1_0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Dvl3_1,N-Cadherin_0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MEK1_0,GAPDH_0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SCD1_0,N-Cadherin_0)</text:p>
          </table:table-cell>
          <table:table-cell office:value-type="float" office:value="-0.627859950112" calcext:value-type="float">
            <text:p>-0.6278599501</text:p>
          </table:table-cell>
        </table:table-row>
        <table:table-row table:style-name="ro1">
          <table:table-cell office:value-type="string" calcext:value-type="string">
            <text:p>(GAB2_1,AMPK_pT172_0)</text:p>
          </table:table-cell>
          <table:table-cell office:value-type="float" office:value="-0.627859950112" calcext:value-type="float">
            <text:p>-0.6278599501</text:p>
          </table:table-cell>
        </table:table-row>
        <table:table-row table:style-name="ro1">
          <table:table-cell office:value-type="string" calcext:value-type="string">
            <text:p>(ER-alpha_pS118_0,Cyclin_E2_0)</text:p>
          </table:table-cell>
          <table:table-cell office:value-type="float" office:value="-0.627859950112" calcext:value-type="float">
            <text:p>-0.6278599501</text:p>
          </table:table-cell>
        </table:table-row>
        <table:table-row table:style-name="ro1">
          <table:table-cell office:value-type="string" calcext:value-type="string">
            <text:p>(Src_0,ER-alpha_pS118_0)</text:p>
          </table:table-cell>
          <table:table-cell office:value-type="float" office:value="-0.627859950112" calcext:value-type="float">
            <text:p>-0.6278599501</text:p>
          </table:table-cell>
        </table:table-row>
        <table:table-row table:style-name="ro1">
          <table:table-cell office:value-type="string" calcext:value-type="string">
            <text:p>(ER-alpha_pS118_0,Cyclin_D1_0)</text:p>
          </table:table-cell>
          <table:table-cell office:value-type="float" office:value="-0.626804934966" calcext:value-type="float">
            <text:p>-0.626804935</text:p>
          </table:table-cell>
        </table:table-row>
        <table:table-row table:style-name="ro1">
          <table:table-cell office:value-type="string" calcext:value-type="string">
            <text:p>(GAB2_1,AMPK_pT172_1)</text:p>
          </table:table-cell>
          <table:table-cell office:value-type="float" office:value="-0.626804934966" calcext:value-type="float">
            <text:p>-0.626804935</text:p>
          </table:table-cell>
        </table:table-row>
        <table:table-row table:style-name="ro1">
          <table:table-cell office:value-type="string" calcext:value-type="string">
            <text:p>(PKC-alpha_0,Akt_pS473_0)</text:p>
          </table:table-cell>
          <table:table-cell office:value-type="float" office:value="-0.608024363687" calcext:value-type="float">
            <text:p>-0.6080243637</text:p>
          </table:table-cell>
        </table:table-row>
        <table:table-row table:style-name="ro1">
          <table:table-cell office:value-type="string" calcext:value-type="string">
            <text:p>(PEA-15_0)</text:p>
          </table:table-cell>
          <table:table-cell office:value-type="float" office:value="-0.608024363687" calcext:value-type="float">
            <text:p>-0.6080243637</text:p>
          </table:table-cell>
        </table:table-row>
        <table:table-row table:style-name="ro1">
          <table:table-cell office:value-type="string" calcext:value-type="string">
            <text:p>(YB-1_1)</text:p>
          </table:table-cell>
          <table:table-cell office:value-type="float" office:value="-0.608024363687" calcext:value-type="float">
            <text:p>-0.6080243637</text:p>
          </table:table-cell>
        </table:table-row>
        <table:table-row table:style-name="ro1">
          <table:table-cell office:value-type="string" calcext:value-type="string">
            <text:p>(ARHI_1)</text:p>
          </table:table-cell>
          <table:table-cell office:value-type="float" office:value="-0.608024363687" calcext:value-type="float">
            <text:p>-0.6080243637</text:p>
          </table:table-cell>
        </table:table-row>
        <table:table-row table:style-name="ro1">
          <table:table-cell office:value-type="string" calcext:value-type="string">
            <text:p>(Bap1-c-4_1)</text:p>
          </table:table-cell>
          <table:table-cell office:value-type="float" office:value="-0.608024363687" calcext:value-type="float">
            <text:p>-0.6080243637</text:p>
          </table:table-cell>
        </table:table-row>
        <table:table-row table:style-name="ro1">
          <table:table-cell office:value-type="string" calcext:value-type="string">
            <text:p>(PKC-alpha_0,LKB1_0,EGFR_pY1068_0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SCD1_1,NDRG1_pT346_0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PI3K-p85_1,PKC-alpha_0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p53_0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Cyclin_E2_1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Src_pY527_1,PDK1_pS241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Fibronectin_1,FOXO3a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YAP_0,LKB1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Dvl3_1,JAB1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PKC-alpha_0,LKB1_0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JNK_pT183_Y185_0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p90RSK_0,FOXO3a_0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Ku80_1,FOXO3a_0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p38_pT180_Y182_1,Bcl-xL_0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Chk1_1,YAP_0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JNK_pT183_Y185_1,PKC-alpha_0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TIGAR_1,Dvl3_1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TIGAR_1,ER-alpha_pS118_0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beta-Catenin_0,53BP1_0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FoxM1_1,PKC-alpha_0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PKC-alpha_0,AMPK_pT172_0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Dvl3_1,Bax_0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eEF2_1,PDK1_pS241_0)</text:p>
          </table:table-cell>
          <table:table-cell office:value-type="float" office:value="-0.55852804615" calcext:value-type="float">
            <text:p>-0.5585280462</text:p>
          </table:table-cell>
        </table:table-row>
        <table:table-row table:style-name="ro1">
          <table:table-cell office:value-type="string" calcext:value-type="string">
            <text:p>(Dvl3_1,eIF4E_0)</text:p>
          </table:table-cell>
          <table:table-cell office:value-type="float" office:value="-0.55852804615" calcext:value-type="float">
            <text:p>-0.5585280462</text:p>
          </table:table-cell>
        </table:table-row>
        <table:table-row table:style-name="ro1">
          <table:table-cell office:value-type="string" calcext:value-type="string">
            <text:p>(FOXO3a_0,Fibronectin_0)</text:p>
          </table:table-cell>
          <table:table-cell office:value-type="float" office:value="-0.55852804615" calcext:value-type="float">
            <text:p>-0.5585280462</text:p>
          </table:table-cell>
        </table:table-row>
        <table:table-row table:style-name="ro1">
          <table:table-cell office:value-type="string" calcext:value-type="string">
            <text:p>(PI3K-p85_1,YAP_0)</text:p>
          </table:table-cell>
          <table:table-cell office:value-type="float" office:value="-0.55852804615" calcext:value-type="float">
            <text:p>-0.5585280462</text:p>
          </table:table-cell>
        </table:table-row>
        <table:table-row table:style-name="ro1">
          <table:table-cell office:value-type="string" calcext:value-type="string">
            <text:p>(MAPK_pT202_Y204_1,GAPDH_0)</text:p>
          </table:table-cell>
          <table:table-cell office:value-type="float" office:value="-0.55852804615" calcext:value-type="float">
            <text:p>-0.5585280462</text:p>
          </table:table-cell>
        </table:table-row>
        <table:table-row table:style-name="ro1">
          <table:table-cell office:value-type="string" calcext:value-type="string">
            <text:p>(Dvl3_1,4E-BP1_1)</text:p>
          </table:table-cell>
          <table:table-cell office:value-type="float" office:value="-0.55852804615" calcext:value-type="float">
            <text:p>-0.5585280462</text:p>
          </table:table-cell>
        </table:table-row>
        <table:table-row table:style-name="ro1">
          <table:table-cell office:value-type="string" calcext:value-type="string">
            <text:p>(Dvl3_1,p38_MAPK_0)</text:p>
          </table:table-cell>
          <table:table-cell office:value-type="float" office:value="-0.55852804615" calcext:value-type="float">
            <text:p>-0.5585280462</text:p>
          </table:table-cell>
        </table:table-row>
        <table:table-row table:style-name="ro1">
          <table:table-cell office:value-type="string" calcext:value-type="string">
            <text:p>(PI3K-p85_1,GAPDH_0)</text:p>
          </table:table-cell>
          <table:table-cell office:value-type="float" office:value="-0.55852804615" calcext:value-type="float">
            <text:p>-0.5585280462</text:p>
          </table:table-cell>
        </table:table-row>
        <table:table-row table:style-name="ro1">
          <table:table-cell office:value-type="string" calcext:value-type="string">
            <text:p>(MSH6_1,PDK1_pS241_0)</text:p>
          </table:table-cell>
          <table:table-cell office:value-type="float" office:value="-0.55852804615" calcext:value-type="float">
            <text:p>-0.5585280462</text:p>
          </table:table-cell>
        </table:table-row>
        <table:table-row table:style-name="ro1">
          <table:table-cell office:value-type="string" calcext:value-type="string">
            <text:p>(p27_0,CD49b_0)</text:p>
          </table:table-cell>
          <table:table-cell office:value-type="float" office:value="-0.55852804615" calcext:value-type="float">
            <text:p>-0.5585280462</text:p>
          </table:table-cell>
        </table:table-row>
        <table:table-row table:style-name="ro1">
          <table:table-cell office:value-type="string" calcext:value-type="string">
            <text:p>(Src_pY527_1,Akt_pT308_1)</text:p>
          </table:table-cell>
          <table:table-cell office:value-type="float" office:value="-0.55852804615" calcext:value-type="float">
            <text:p>-0.5585280462</text:p>
          </table:table-cell>
        </table:table-row>
        <table:table-row table:style-name="ro1">
          <table:table-cell office:value-type="string" calcext:value-type="string">
            <text:p>(PKC-alpha_0,Bad_pS112_0,53BP1_0)</text:p>
          </table:table-cell>
          <table:table-cell office:value-type="float" office:value="-0.55852804615" calcext:value-type="float">
            <text:p>-0.5585280462</text:p>
          </table:table-cell>
        </table:table-row>
        <table:table-row table:style-name="ro1">
          <table:table-cell office:value-type="string" calcext:value-type="string">
            <text:p>(Bad_pS112_1,PDK1_pS241_0)</text:p>
          </table:table-cell>
          <table:table-cell office:value-type="float" office:value="-0.55852804615" calcext:value-type="float">
            <text:p>-0.5585280462</text:p>
          </table:table-cell>
        </table:table-row>
        <table:table-row table:style-name="ro1">
          <table:table-cell office:value-type="string" calcext:value-type="string">
            <text:p>(PI3K-p85_0,53BP1_0)</text:p>
          </table:table-cell>
          <table:table-cell office:value-type="float" office:value="-0.55852804615" calcext:value-type="float">
            <text:p>-0.5585280462</text:p>
          </table:table-cell>
        </table:table-row>
        <table:table-row table:style-name="ro1">
          <table:table-cell office:value-type="string" calcext:value-type="string">
            <text:p>(Bad_pS112_1,53BP1_0)</text:p>
          </table:table-cell>
          <table:table-cell office:value-type="float" office:value="-0.553191875822" calcext:value-type="float">
            <text:p>-0.5531918758</text:p>
          </table:table-cell>
        </table:table-row>
        <table:table-row table:style-name="ro1">
          <table:table-cell office:value-type="string" calcext:value-type="string">
            <text:p>(GAB2_1,Collagen_VI_0)</text:p>
          </table:table-cell>
          <table:table-cell office:value-type="float" office:value="-0.553191875822" calcext:value-type="float">
            <text:p>-0.5531918758</text:p>
          </table:table-cell>
        </table:table-row>
        <table:table-row table:style-name="ro1">
          <table:table-cell office:value-type="string" calcext:value-type="string">
            <text:p>(PDK1_pS241_1,53BP1_0)</text:p>
          </table:table-cell>
          <table:table-cell office:value-type="float" office:value="-0.553191875822" calcext:value-type="float">
            <text:p>-0.5531918758</text:p>
          </table:table-cell>
        </table:table-row>
        <table:table-row table:style-name="ro1">
          <table:table-cell office:value-type="string" calcext:value-type="string">
            <text:p>(NF2_1,ER-alpha_pS118_0)</text:p>
          </table:table-cell>
          <table:table-cell office:value-type="float" office:value="-0.553191875822" calcext:value-type="float">
            <text:p>-0.5531918758</text:p>
          </table:table-cell>
        </table:table-row>
        <table:table-row table:style-name="ro1">
          <table:table-cell office:value-type="string" calcext:value-type="string">
            <text:p>(Chk2_pT68_0,53BP1_0)</text:p>
          </table:table-cell>
          <table:table-cell office:value-type="float" office:value="-0.553191875822" calcext:value-type="float">
            <text:p>-0.5531918758</text:p>
          </table:table-cell>
        </table:table-row>
        <table:table-row table:style-name="ro1">
          <table:table-cell office:value-type="string" calcext:value-type="string">
            <text:p>(MEK1_1)</text:p>
          </table:table-cell>
          <table:table-cell office:value-type="float" office:value="-0.550862586487" calcext:value-type="float">
            <text:p>-0.5508625865</text:p>
          </table:table-cell>
        </table:table-row>
        <table:table-row table:style-name="ro1">
          <table:table-cell office:value-type="string" calcext:value-type="string">
            <text:p>(Shc_pY317_1)</text:p>
          </table:table-cell>
          <table:table-cell office:value-type="float" office:value="-0.550862586487" calcext:value-type="float">
            <text:p>-0.5508625865</text:p>
          </table:table-cell>
        </table:table-row>
        <table:table-row table:style-name="ro1">
          <table:table-cell office:value-type="string" calcext:value-type="string">
            <text:p>(RBM15_1)</text:p>
          </table:table-cell>
          <table:table-cell office:value-type="float" office:value="-0.532638631895" calcext:value-type="float">
            <text:p>-0.5326386319</text:p>
          </table:table-cell>
        </table:table-row>
        <table:table-row table:style-name="ro1">
          <table:table-cell office:value-type="string" calcext:value-type="string">
            <text:p>(4E-BP1_pS65_0)</text:p>
          </table:table-cell>
          <table:table-cell office:value-type="float" office:value="-0.532638631895" calcext:value-type="float">
            <text:p>-0.5326386319</text:p>
          </table:table-cell>
        </table:table-row>
        <table:table-row table:style-name="ro1">
          <table:table-cell office:value-type="string" calcext:value-type="string">
            <text:p>(Rab11_0)</text:p>
          </table:table-cell>
          <table:table-cell office:value-type="float" office:value="-0.532638631895" calcext:value-type="float">
            <text:p>-0.5326386319</text:p>
          </table:table-cell>
        </table:table-row>
        <table:table-row table:style-name="ro1">
          <table:table-cell office:value-type="string" calcext:value-type="string">
            <text:p>(14-3-3_beta_0)</text:p>
          </table:table-cell>
          <table:table-cell office:value-type="float" office:value="-0.532638631895" calcext:value-type="float">
            <text:p>-0.5326386319</text:p>
          </table:table-cell>
        </table:table-row>
        <table:table-row table:style-name="ro1">
          <table:table-cell office:value-type="string" calcext:value-type="string">
            <text:p>(PAI-1_1)</text:p>
          </table:table-cell>
          <table:table-cell office:value-type="float" office:value="-0.532638631895" calcext:value-type="float">
            <text:p>-0.5326386319</text:p>
          </table:table-cell>
        </table:table-row>
        <table:table-row table:style-name="ro1">
          <table:table-cell office:value-type="string" calcext:value-type="string">
            <text:p>(YB-1_pS102_1,PKC-alpha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PKC-alpha_0,p90RSK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AR_1,PKC-alpha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Annexin-1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G6PD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SCD1_1,4E-BP1_1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PKC-alpha_0,PI3K-p85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CD20_1,PKC-alpha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Dvl3_1,Akt_pT308_1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Dvl3_1,Tuberin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TIGAR_0,GAPDH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Fibronectin_1,PKC-alpha_0)</text:p>
          </table:table-cell>
          <table:table-cell office:value-type="float" office:value="-0.494593015331" calcext:value-type="float">
            <text:p>-0.4945930153</text:p>
          </table:table-cell>
        </table:table-row>
        <table:table-row table:style-name="ro1">
          <table:table-cell office:value-type="string" calcext:value-type="string">
            <text:p>(Chk1_1,S6_pS235_S236_0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SCD1_0,CD49b_0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Smad1_1,Dvl3_1,PKC-alpha_0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JAB1_0,NDRG1_pT346_0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Chk1_1,P-Cadherin_0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MEK1_1,Dvl3_1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Rictor_pT1135_1,LKB1_0,53BP1_0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SCD1_1,YAP_0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LKB1_0,Chk2_pT68_0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PKC-alpha_pS657_1,ER-alpha_pS118_0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SCD1_0,PKC-alpha_0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Dvl3_1,Dvl3_0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Tuberin_0,p27_0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PDCD4_0,p38_MAPK_0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PRAS40_pT246_0,ER-alpha_pS118_0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Dvl3_1,53BP1_0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Tuberin_pT1462_1,ER-alpha_pS118_0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p27_0,ER-alpha_pS118_0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Chk1_1,CD49b_1)</text:p>
          </table:table-cell>
          <table:table-cell office:value-type="float" office:value="-0.483493778415" calcext:value-type="float">
            <text:p>-0.4834937784</text:p>
          </table:table-cell>
        </table:table-row>
        <table:table-row table:style-name="ro1">
          <table:table-cell office:value-type="string" calcext:value-type="string">
            <text:p>(GAB2_1,Annexin_VII_1)</text:p>
          </table:table-cell>
          <table:table-cell office:value-type="float" office:value="-0.483493778415" calcext:value-type="float">
            <text:p>-0.4834937784</text:p>
          </table:table-cell>
        </table:table-row>
        <table:table-row table:style-name="ro1">
          <table:table-cell office:value-type="string" calcext:value-type="string">
            <text:p>(ATM_1,GAPDH_0)</text:p>
          </table:table-cell>
          <table:table-cell office:value-type="float" office:value="-0.483493778415" calcext:value-type="float">
            <text:p>-0.4834937784</text:p>
          </table:table-cell>
        </table:table-row>
        <table:table-row table:style-name="ro1">
          <table:table-cell office:value-type="string" calcext:value-type="string">
            <text:p>(p70S6K_0,53BP1_0)</text:p>
          </table:table-cell>
          <table:table-cell office:value-type="float" office:value="-0.483493778415" calcext:value-type="float">
            <text:p>-0.4834937784</text:p>
          </table:table-cell>
        </table:table-row>
        <table:table-row table:style-name="ro1">
          <table:table-cell office:value-type="string" calcext:value-type="string">
            <text:p>(ER-alpha_pS118_0,Bim_0)</text:p>
          </table:table-cell>
          <table:table-cell office:value-type="float" office:value="-0.483493778415" calcext:value-type="float">
            <text:p>-0.4834937784</text:p>
          </table:table-cell>
        </table:table-row>
        <table:table-row table:style-name="ro1">
          <table:table-cell office:value-type="string" calcext:value-type="string">
            <text:p>(TIGAR_0,Bcl-xL_0)</text:p>
          </table:table-cell>
          <table:table-cell office:value-type="float" office:value="-0.483493778415" calcext:value-type="float">
            <text:p>-0.4834937784</text:p>
          </table:table-cell>
        </table:table-row>
        <table:table-row table:style-name="ro1">
          <table:table-cell office:value-type="string" calcext:value-type="string">
            <text:p>(Chk1_1,Src_0)</text:p>
          </table:table-cell>
          <table:table-cell office:value-type="float" office:value="-0.483493778415" calcext:value-type="float">
            <text:p>-0.4834937784</text:p>
          </table:table-cell>
        </table:table-row>
        <table:table-row table:style-name="ro1">
          <table:table-cell office:value-type="string" calcext:value-type="string">
            <text:p>(PRDX1_0,CD49b_0)</text:p>
          </table:table-cell>
          <table:table-cell office:value-type="float" office:value="-0.483493778415" calcext:value-type="float">
            <text:p>-0.4834937784</text:p>
          </table:table-cell>
        </table:table-row>
        <table:table-row table:style-name="ro1">
          <table:table-cell office:value-type="string" calcext:value-type="string">
            <text:p>(ATM_1,PKC-alpha_0)</text:p>
          </table:table-cell>
          <table:table-cell office:value-type="float" office:value="-0.483493778415" calcext:value-type="float">
            <text:p>-0.4834937784</text:p>
          </table:table-cell>
        </table:table-row>
        <table:table-row table:style-name="ro1">
          <table:table-cell office:value-type="string" calcext:value-type="string">
            <text:p>(ER-alpha_pS118_0,Chk2_pT68_0)</text:p>
          </table:table-cell>
          <table:table-cell office:value-type="float" office:value="-0.483493778415" calcext:value-type="float">
            <text:p>-0.4834937784</text:p>
          </table:table-cell>
        </table:table-row>
        <table:table-row table:style-name="ro1">
          <table:table-cell office:value-type="string" calcext:value-type="string">
            <text:p>(Raptor_0,53BP1_0)</text:p>
          </table:table-cell>
          <table:table-cell office:value-type="float" office:value="-0.483493778415" calcext:value-type="float">
            <text:p>-0.4834937784</text:p>
          </table:table-cell>
        </table:table-row>
        <table:table-row table:style-name="ro1">
          <table:table-cell office:value-type="string" calcext:value-type="string">
            <text:p>(GSK3-alpha-beta_1,PRDX1_0)</text:p>
          </table:table-cell>
          <table:table-cell office:value-type="float" office:value="-0.477275130212" calcext:value-type="float">
            <text:p>-0.4772751302</text:p>
          </table:table-cell>
        </table:table-row>
        <table:table-row table:style-name="ro1">
          <table:table-cell office:value-type="string" calcext:value-type="string">
            <text:p>(VEGFR2_1)</text:p>
          </table:table-cell>
          <table:table-cell office:value-type="float" office:value="-0.474881540075" calcext:value-type="float">
            <text:p>-0.4748815401</text:p>
          </table:table-cell>
        </table:table-row>
        <table:table-row table:style-name="ro1">
          <table:table-cell office:value-type="string" calcext:value-type="string">
            <text:p>(PKC-delta_pS664_1)</text:p>
          </table:table-cell>
          <table:table-cell office:value-type="float" office:value="-0.474881540075" calcext:value-type="float">
            <text:p>-0.4748815401</text:p>
          </table:table-cell>
        </table:table-row>
        <table:table-row table:style-name="ro1">
          <table:table-cell office:value-type="string" calcext:value-type="string">
            <text:p>(E-Cadherin_0)</text:p>
          </table:table-cell>
          <table:table-cell office:value-type="float" office:value="-0.474881540075" calcext:value-type="float">
            <text:p>-0.4748815401</text:p>
          </table:table-cell>
        </table:table-row>
        <table:table-row table:style-name="ro1">
          <table:table-cell office:value-type="string" calcext:value-type="string">
            <text:p>(53BP1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Fibronectin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p27_pT198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14-3-3_epsilon_1,PKC-alpha_0)</text:p>
          </table:table-cell>
          <table:table-cell office:value-type="float" office:value="-0.457433383297" calcext:value-type="float">
            <text:p>-0.4574333833</text:p>
          </table:table-cell>
        </table:table-row>
        <table:table-row table:style-name="ro1">
          <table:table-cell office:value-type="string" calcext:value-type="string">
            <text:p>(Caveolin-1_1)</text:p>
          </table:table-cell>
          <table:table-cell office:value-type="float" office:value="-0.457433383297" calcext:value-type="float">
            <text:p>-0.4574333833</text:p>
          </table:table-cell>
        </table:table-row>
        <table:table-row table:style-name="ro1">
          <table:table-cell office:value-type="string" calcext:value-type="string">
            <text:p>(PDCD4_1,PKC-alpha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Tuberin_1,53BP1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INPP4B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YAP_1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Cyclin_D1_1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LKB1_0,HER3_pY1289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JNK_pT183_Y185_1,FOXO3a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S6_pS235_S236_0,FOXO3a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YAP_0,PRDX1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JAB1_0,GAPDH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XBP1_0,PKC-alpha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STAT3_pY705_0,PKC-alpha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JNK_pT183_Y185_0,53BP1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Smad1_1,53BP1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PKC-alpha_0,Bad_pS112_0)</text:p>
          </table:table-cell>
          <table:table-cell office:value-type="float" office:value="-0.418016750035" calcext:value-type="float">
            <text:p>-0.41801675</text:p>
          </table:table-cell>
        </table:table-row>
        <table:table-row table:style-name="ro1">
          <table:table-cell office:value-type="string" calcext:value-type="string">
            <text:p>(EGFR_1)</text:p>
          </table:table-cell>
          <table:table-cell office:value-type="float" office:value="-0.418016750035" calcext:value-type="float">
            <text:p>-0.41801675</text:p>
          </table:table-cell>
        </table:table-row>
        <table:table-row table:style-name="ro1">
          <table:table-cell office:value-type="string" calcext:value-type="string">
            <text:p>(MSH6_1)</text:p>
          </table:table-cell>
          <table:table-cell office:value-type="float" office:value="-0.418016750035" calcext:value-type="float">
            <text:p>-0.41801675</text:p>
          </table:table-cell>
        </table:table-row>
        <table:table-row table:style-name="ro1">
          <table:table-cell office:value-type="string" calcext:value-type="string">
            <text:p>(Dvl3_1,HER2_pY1248_0)</text:p>
          </table:table-cell>
          <table:table-cell office:value-type="float" office:value="-0.416992857197" calcext:value-type="float">
            <text:p>-0.4169928572</text:p>
          </table:table-cell>
        </table:table-row>
        <table:table-row table:style-name="ro1">
          <table:table-cell office:value-type="string" calcext:value-type="string">
            <text:p>(PDK1_pS241_0,CD49b_0)</text:p>
          </table:table-cell>
          <table:table-cell office:value-type="float" office:value="-0.416992857197" calcext:value-type="float">
            <text:p>-0.4169928572</text:p>
          </table:table-cell>
        </table:table-row>
        <table:table-row table:style-name="ro1">
          <table:table-cell office:value-type="string" calcext:value-type="string">
            <text:p>(PKC-alpha_0,HER2_pY1248_0)</text:p>
          </table:table-cell>
          <table:table-cell office:value-type="float" office:value="-0.416992857197" calcext:value-type="float">
            <text:p>-0.4169928572</text:p>
          </table:table-cell>
        </table:table-row>
        <table:table-row table:style-name="ro1">
          <table:table-cell office:value-type="string" calcext:value-type="string">
            <text:p>(Chk1_1,Annexin_VII_1)</text:p>
          </table:table-cell>
          <table:table-cell office:value-type="float" office:value="-0.416992857197" calcext:value-type="float">
            <text:p>-0.4169928572</text:p>
          </table:table-cell>
        </table:table-row>
        <table:table-row table:style-name="ro1">
          <table:table-cell office:value-type="string" calcext:value-type="string">
            <text:p>(Tuberin_pT1462_1,Chk1_1)</text:p>
          </table:table-cell>
          <table:table-cell office:value-type="float" office:value="-0.416992857197" calcext:value-type="float">
            <text:p>-0.4169928572</text:p>
          </table:table-cell>
        </table:table-row>
        <table:table-row table:style-name="ro1">
          <table:table-cell office:value-type="string" calcext:value-type="string">
            <text:p>(Dvl3_1,AR_0)</text:p>
          </table:table-cell>
          <table:table-cell office:value-type="float" office:value="-0.416992857197" calcext:value-type="float">
            <text:p>-0.4169928572</text:p>
          </table:table-cell>
        </table:table-row>
        <table:table-row table:style-name="ro1">
          <table:table-cell office:value-type="string" calcext:value-type="string">
            <text:p>(Src_pY527_1,p27_0)</text:p>
          </table:table-cell>
          <table:table-cell office:value-type="float" office:value="-0.416992857197" calcext:value-type="float">
            <text:p>-0.4169928572</text:p>
          </table:table-cell>
        </table:table-row>
        <table:table-row table:style-name="ro1">
          <table:table-cell office:value-type="string" calcext:value-type="string">
            <text:p>(Bax_1,GAPDH_0)</text:p>
          </table:table-cell>
          <table:table-cell office:value-type="float" office:value="-0.416992857197" calcext:value-type="float">
            <text:p>-0.4169928572</text:p>
          </table:table-cell>
        </table:table-row>
        <table:table-row table:style-name="ro1">
          <table:table-cell office:value-type="string" calcext:value-type="string">
            <text:p>(LKB1_0,JNK_pT183_Y185_0)</text:p>
          </table:table-cell>
          <table:table-cell office:value-type="float" office:value="-0.416992857197" calcext:value-type="float">
            <text:p>-0.4169928572</text:p>
          </table:table-cell>
        </table:table-row>
        <table:table-row table:style-name="ro1">
          <table:table-cell office:value-type="string" calcext:value-type="string">
            <text:p>(Rictor_0,GAPDH_0)</text:p>
          </table:table-cell>
          <table:table-cell office:value-type="float" office:value="-0.416992857197" calcext:value-type="float">
            <text:p>-0.4169928572</text:p>
          </table:table-cell>
        </table:table-row>
        <table:table-row table:style-name="ro1">
          <table:table-cell office:value-type="string" calcext:value-type="string">
            <text:p>(Tuberin_0,GAPDH_0)</text:p>
          </table:table-cell>
          <table:table-cell office:value-type="float" office:value="-0.416992857197" calcext:value-type="float">
            <text:p>-0.4169928572</text:p>
          </table:table-cell>
        </table:table-row>
        <table:table-row table:style-name="ro1">
          <table:table-cell office:value-type="string" calcext:value-type="string">
            <text:p>(p27_pT198_1,Dvl3_1)</text:p>
          </table:table-cell>
          <table:table-cell office:value-type="float" office:value="-0.416992857197" calcext:value-type="float">
            <text:p>-0.4169928572</text:p>
          </table:table-cell>
        </table:table-row>
        <table:table-row table:style-name="ro1">
          <table:table-cell office:value-type="string" calcext:value-type="string">
            <text:p>(Dvl3_1,ATM_1)</text:p>
          </table:table-cell>
          <table:table-cell office:value-type="float" office:value="-0.416992857197" calcext:value-type="float">
            <text:p>-0.4169928572</text:p>
          </table:table-cell>
        </table:table-row>
        <table:table-row table:style-name="ro1">
          <table:table-cell office:value-type="string" calcext:value-type="string">
            <text:p>(LKB1_0,beta-Catenin_0)</text:p>
          </table:table-cell>
          <table:table-cell office:value-type="float" office:value="-0.416992857197" calcext:value-type="float">
            <text:p>-0.4169928572</text:p>
          </table:table-cell>
        </table:table-row>
        <table:table-row table:style-name="ro1">
          <table:table-cell office:value-type="string" calcext:value-type="string">
            <text:p>(GSK3-alpha-beta_1,PDK1_pS241_0)</text:p>
          </table:table-cell>
          <table:table-cell office:value-type="float" office:value="-0.416992857197" calcext:value-type="float">
            <text:p>-0.4169928572</text:p>
          </table:table-cell>
        </table:table-row>
        <table:table-row table:style-name="ro1">
          <table:table-cell office:value-type="string" calcext:value-type="string">
            <text:p>(Cyclin_D1_1,ER-alpha_pS118_0)</text:p>
          </table:table-cell>
          <table:table-cell office:value-type="float" office:value="-0.416992857197" calcext:value-type="float">
            <text:p>-0.4169928572</text:p>
          </table:table-cell>
        </table:table-row>
        <table:table-row table:style-name="ro1">
          <table:table-cell office:value-type="string" calcext:value-type="string">
            <text:p>(53BP1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GAB2_1,c-Met_pY1235_1)</text:p>
          </table:table-cell>
          <table:table-cell office:value-type="float" office:value="-0.407355819876" calcext:value-type="float">
            <text:p>-0.4073558199</text:p>
          </table:table-cell>
        </table:table-row>
        <table:table-row table:style-name="ro1">
          <table:table-cell office:value-type="string" calcext:value-type="string">
            <text:p>(ASNS_1,Bcl-xL_0)</text:p>
          </table:table-cell>
          <table:table-cell office:value-type="float" office:value="-0.407355819876" calcext:value-type="float">
            <text:p>-0.4073558199</text:p>
          </table:table-cell>
        </table:table-row>
        <table:table-row table:style-name="ro1">
          <table:table-cell office:value-type="string" calcext:value-type="string">
            <text:p>(Dvl3_1,Fibronectin_0)</text:p>
          </table:table-cell>
          <table:table-cell office:value-type="float" office:value="-0.407355819876" calcext:value-type="float">
            <text:p>-0.4073558199</text:p>
          </table:table-cell>
        </table:table-row>
        <table:table-row table:style-name="ro1">
          <table:table-cell office:value-type="string" calcext:value-type="string">
            <text:p>(PDK1_pS241_1,p27_0)</text:p>
          </table:table-cell>
          <table:table-cell office:value-type="float" office:value="-0.407355819876" calcext:value-type="float">
            <text:p>-0.4073558199</text:p>
          </table:table-cell>
        </table:table-row>
        <table:table-row table:style-name="ro1">
          <table:table-cell office:value-type="string" calcext:value-type="string">
            <text:p>(Dvl3_1,Beclin_1)</text:p>
          </table:table-cell>
          <table:table-cell office:value-type="float" office:value="-0.407355819876" calcext:value-type="float">
            <text:p>-0.4073558199</text:p>
          </table:table-cell>
        </table:table-row>
        <table:table-row table:style-name="ro1">
          <table:table-cell office:value-type="string" calcext:value-type="string">
            <text:p>(Fibronectin_1,EGFR_pY1068_0)</text:p>
          </table:table-cell>
          <table:table-cell office:value-type="float" office:value="-0.399208703478" calcext:value-type="float">
            <text:p>-0.3992087035</text:p>
          </table:table-cell>
        </table:table-row>
        <table:table-row table:style-name="ro1">
          <table:table-cell office:value-type="string" calcext:value-type="string">
            <text:p>(Akt_pT308_1,LKB1_0)</text:p>
          </table:table-cell>
          <table:table-cell office:value-type="float" office:value="-0.399208703478" calcext:value-type="float">
            <text:p>-0.3992087035</text:p>
          </table:table-cell>
        </table:table-row>
        <table:table-row table:style-name="ro1">
          <table:table-cell office:value-type="string" calcext:value-type="string">
            <text:p>(HSP70_0)</text:p>
          </table:table-cell>
          <table:table-cell office:value-type="float" office:value="-0.399208703478" calcext:value-type="float">
            <text:p>-0.3992087035</text:p>
          </table:table-cell>
        </table:table-row>
        <table:table-row table:style-name="ro1">
          <table:table-cell office:value-type="string" calcext:value-type="string">
            <text:p>(p90RSK_1)</text:p>
          </table:table-cell>
          <table:table-cell office:value-type="float" office:value="-0.399208703478" calcext:value-type="float">
            <text:p>-0.3992087035</text:p>
          </table:table-cell>
        </table:table-row>
        <table:table-row table:style-name="ro1">
          <table:table-cell office:value-type="string" calcext:value-type="string">
            <text:p>(Rad51_1)</text:p>
          </table:table-cell>
          <table:table-cell office:value-type="float" office:value="-0.399208703478" calcext:value-type="float">
            <text:p>-0.3992087035</text:p>
          </table:table-cell>
        </table:table-row>
        <table:table-row table:style-name="ro1">
          <table:table-cell office:value-type="string" calcext:value-type="string">
            <text:p>(p90RSK_pT359_S363_0)</text:p>
          </table:table-cell>
          <table:table-cell office:value-type="float" office:value="-0.399208703478" calcext:value-type="float">
            <text:p>-0.3992087035</text:p>
          </table:table-cell>
        </table:table-row>
        <table:table-row table:style-name="ro1">
          <table:table-cell office:value-type="string" calcext:value-type="string">
            <text:p>(HSP70_1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Src_pY527_1,Bcl-xL_0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S6_pS235_S236_0,PKC-alpha_0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Annexin_VII_1,PKC-alpha_0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Dvl3_1,PKC-alpha_0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SCD1_1,PKC-alpha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Smad1_1,Dvl3_1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Dvl3_1,Bcl-xL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Chk1_pS345_0)</text:p>
          </table:table-cell>
          <table:table-cell office:value-type="float" office:value="-0.361748484588" calcext:value-type="float">
            <text:p>-0.3617484846</text:p>
          </table:table-cell>
        </table:table-row>
        <table:table-row table:style-name="ro1">
          <table:table-cell office:value-type="string" calcext:value-type="string">
            <text:p>(GSK3_pS9_1)</text:p>
          </table:table-cell>
          <table:table-cell office:value-type="float" office:value="-0.361748484588" calcext:value-type="float">
            <text:p>-0.3617484846</text:p>
          </table:table-cell>
        </table:table-row>
        <table:table-row table:style-name="ro1">
          <table:table-cell office:value-type="string" calcext:value-type="string">
            <text:p>(SCD1_1,beta-Catenin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NDRG1_pT346_0,Ku80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Rb_pS807_S811_1,Akt_pT308_1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Chk1_1,JAB1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FOXO3a_0,Akt_pS473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PI3K-p85_1,PKC-alpha_0,LKB1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Paxillin_1,Dvl3_1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Src_pY527_1,SCD1_1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Dvl3_1,PKC-alpha_0,Bad_pS112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PRAS40_pT246_0,GAPDH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PKC-alpha_pS657_1,PRDX1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GAB2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Beclin_1)</text:p>
          </table:table-cell>
          <table:table-cell office:value-type="float" office:value="-0.341881729379" calcext:value-type="float">
            <text:p>-0.3418817294</text:p>
          </table:table-cell>
        </table:table-row>
        <table:table-row table:style-name="ro1">
          <table:table-cell office:value-type="string" calcext:value-type="string">
            <text:p>(GAPDH_0,53BP1_0)</text:p>
          </table:table-cell>
          <table:table-cell office:value-type="float" office:value="-0.340741446079" calcext:value-type="float">
            <text:p>-0.3407414461</text:p>
          </table:table-cell>
        </table:table-row>
        <table:table-row table:style-name="ro1">
          <table:table-cell office:value-type="string" calcext:value-type="string">
            <text:p>(PKC-pan_BetaII_pS660_0,ER-alpha_pS118_0)</text:p>
          </table:table-cell>
          <table:table-cell office:value-type="float" office:value="-0.340741446079" calcext:value-type="float">
            <text:p>-0.3407414461</text:p>
          </table:table-cell>
        </table:table-row>
        <table:table-row table:style-name="ro1">
          <table:table-cell office:value-type="string" calcext:value-type="string">
            <text:p>(GAPDH_0,ACC1_0)</text:p>
          </table:table-cell>
          <table:table-cell office:value-type="float" office:value="-0.340741446079" calcext:value-type="float">
            <text:p>-0.3407414461</text:p>
          </table:table-cell>
        </table:table-row>
        <table:table-row table:style-name="ro1">
          <table:table-cell office:value-type="string" calcext:value-type="string">
            <text:p>(Dvl3_1,EGFR_0)</text:p>
          </table:table-cell>
          <table:table-cell office:value-type="float" office:value="-0.340741446079" calcext:value-type="float">
            <text:p>-0.3407414461</text:p>
          </table:table-cell>
        </table:table-row>
        <table:table-row table:style-name="ro1">
          <table:table-cell office:value-type="string" calcext:value-type="string">
            <text:p>(PI3K-p85_1,SCD1_0)</text:p>
          </table:table-cell>
          <table:table-cell office:value-type="float" office:value="-0.340741446079" calcext:value-type="float">
            <text:p>-0.3407414461</text:p>
          </table:table-cell>
        </table:table-row>
        <table:table-row table:style-name="ro1">
          <table:table-cell office:value-type="string" calcext:value-type="string">
            <text:p>(Src_pY527_1,Bad_pS112_0)</text:p>
          </table:table-cell>
          <table:table-cell office:value-type="float" office:value="-0.340741446079" calcext:value-type="float">
            <text:p>-0.3407414461</text:p>
          </table:table-cell>
        </table:table-row>
        <table:table-row table:style-name="ro1">
          <table:table-cell office:value-type="string" calcext:value-type="string">
            <text:p>(Dvl3_1,c-Myc_1)</text:p>
          </table:table-cell>
          <table:table-cell office:value-type="float" office:value="-0.340741446079" calcext:value-type="float">
            <text:p>-0.3407414461</text:p>
          </table:table-cell>
        </table:table-row>
        <table:table-row table:style-name="ro1">
          <table:table-cell office:value-type="string" calcext:value-type="string">
            <text:p>(ARHI_1,GAPDH_0)</text:p>
          </table:table-cell>
          <table:table-cell office:value-type="float" office:value="-0.340741446079" calcext:value-type="float">
            <text:p>-0.3407414461</text:p>
          </table:table-cell>
        </table:table-row>
        <table:table-row table:style-name="ro1">
          <table:table-cell office:value-type="string" calcext:value-type="string">
            <text:p>(LKB1_0,G6PD_0)</text:p>
          </table:table-cell>
          <table:table-cell office:value-type="float" office:value="-0.340741446079" calcext:value-type="float">
            <text:p>-0.3407414461</text:p>
          </table:table-cell>
        </table:table-row>
        <table:table-row table:style-name="ro1">
          <table:table-cell office:value-type="string" calcext:value-type="string">
            <text:p>(GAPDH_0,Fibronectin_0)</text:p>
          </table:table-cell>
          <table:table-cell office:value-type="float" office:value="-0.340741446079" calcext:value-type="float">
            <text:p>-0.3407414461</text:p>
          </table:table-cell>
        </table:table-row>
        <table:table-row table:style-name="ro1">
          <table:table-cell office:value-type="string" calcext:value-type="string">
            <text:p>(GSK3-alpha-beta_0,GAPDH_0)</text:p>
          </table:table-cell>
          <table:table-cell office:value-type="float" office:value="-0.340741446079" calcext:value-type="float">
            <text:p>-0.3407414461</text:p>
          </table:table-cell>
        </table:table-row>
        <table:table-row table:style-name="ro1">
          <table:table-cell office:value-type="string" calcext:value-type="string">
            <text:p>(p27_0,Annexin_VII_0)</text:p>
          </table:table-cell>
          <table:table-cell office:value-type="float" office:value="-0.340741446079" calcext:value-type="float">
            <text:p>-0.3407414461</text:p>
          </table:table-cell>
        </table:table-row>
        <table:table-row table:style-name="ro1">
          <table:table-cell office:value-type="string" calcext:value-type="string">
            <text:p>(PRDX1_0,ER-alpha_pS118_0)</text:p>
          </table:table-cell>
          <table:table-cell office:value-type="float" office:value="-0.340741446079" calcext:value-type="float">
            <text:p>-0.3407414461</text:p>
          </table:table-cell>
        </table:table-row>
        <table:table-row table:style-name="ro1">
          <table:table-cell office:value-type="string" calcext:value-type="string">
            <text:p>(GSK3-alpha-beta_1,PDCD4_0)</text:p>
          </table:table-cell>
          <table:table-cell office:value-type="float" office:value="-0.340741446079" calcext:value-type="float">
            <text:p>-0.3407414461</text:p>
          </table:table-cell>
        </table:table-row>
        <table:table-row table:style-name="ro1">
          <table:table-cell office:value-type="string" calcext:value-type="string">
            <text:p>(ER-alpha_pS118_1,53BP1_0)</text:p>
          </table:table-cell>
          <table:table-cell office:value-type="float" office:value="-0.340741446079" calcext:value-type="float">
            <text:p>-0.3407414461</text:p>
          </table:table-cell>
        </table:table-row>
        <table:table-row table:style-name="ro1">
          <table:table-cell office:value-type="string" calcext:value-type="string">
            <text:p>(HER3_pY1289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NDRG1_pT346_0,LKB1_0)</text:p>
          </table:table-cell>
          <table:table-cell office:value-type="float" office:value="-0.323669696736" calcext:value-type="float">
            <text:p>-0.3236696967</text:p>
          </table:table-cell>
        </table:table-row>
        <table:table-row table:style-name="ro1">
          <table:table-cell office:value-type="string" calcext:value-type="string">
            <text:p>(Akt_pT308_1,PRDX1_0)</text:p>
          </table:table-cell>
          <table:table-cell office:value-type="float" office:value="-0.323669696736" calcext:value-type="float">
            <text:p>-0.3236696967</text:p>
          </table:table-cell>
        </table:table-row>
        <table:table-row table:style-name="ro1">
          <table:table-cell office:value-type="string" calcext:value-type="string">
            <text:p>(Myosin-IIa_pS1943_1,PKC-alpha_0)</text:p>
          </table:table-cell>
          <table:table-cell office:value-type="float" office:value="-0.323669696736" calcext:value-type="float">
            <text:p>-0.3236696967</text:p>
          </table:table-cell>
        </table:table-row>
        <table:table-row table:style-name="ro1">
          <table:table-cell office:value-type="string" calcext:value-type="string">
            <text:p>(PKC-alpha_0,Chk1_pS345_0)</text:p>
          </table:table-cell>
          <table:table-cell office:value-type="float" office:value="-0.323669696736" calcext:value-type="float">
            <text:p>-0.3236696967</text:p>
          </table:table-cell>
        </table:table-row>
        <table:table-row table:style-name="ro1">
          <table:table-cell office:value-type="string" calcext:value-type="string">
            <text:p>(B-Raf_1)</text:p>
          </table:table-cell>
          <table:table-cell office:value-type="float" office:value="-0.323669696736" calcext:value-type="float">
            <text:p>-0.3236696967</text:p>
          </table:table-cell>
        </table:table-row>
        <table:table-row table:style-name="ro1">
          <table:table-cell office:value-type="string" calcext:value-type="string">
            <text:p>(Chk2_1,LKB1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Rictor_pT1135_1,PKC-alpha_0,LKB1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Fibronectin_1,Dvl3_1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Dvl3_1,Bad_pS112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JNK2_1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N-Cadherin_1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YAP_1,Akt_pT308_1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VHL_1,FOXO3a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PRDX1_0,GSK3_pS9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PI3K-p85_1,Bad_pS112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Chk1_1,PKC-pan_BetaII_pS660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P-Cadherin_0,LKB1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Bax_1,PKC-alpha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Myosin-IIa_pS1943_1,FOXO3a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Dvl3_1,14-3-3_epsilon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Dvl3_1,YAP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SF2_1,PKC-alpha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YAP_1,PKC-alpha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ETS-1_1)</text:p>
          </table:table-cell>
          <table:table-cell office:value-type="float" office:value="-0.285149073913" calcext:value-type="float">
            <text:p>-0.2851490739</text:p>
          </table:table-cell>
        </table:table-row>
        <table:table-row table:style-name="ro1">
          <table:table-cell office:value-type="string" calcext:value-type="string">
            <text:p>(Notch1_1)</text:p>
          </table:table-cell>
          <table:table-cell office:value-type="float" office:value="-0.285149073913" calcext:value-type="float">
            <text:p>-0.2851490739</text:p>
          </table:table-cell>
        </table:table-row>
        <table:table-row table:style-name="ro1">
          <table:table-cell office:value-type="string" calcext:value-type="string">
            <text:p>(ACVRL1_1)</text:p>
          </table:table-cell>
          <table:table-cell office:value-type="float" office:value="-0.285149073913" calcext:value-type="float">
            <text:p>-0.2851490739</text:p>
          </table:table-cell>
        </table:table-row>
        <table:table-row table:style-name="ro1">
          <table:table-cell office:value-type="string" calcext:value-type="string">
            <text:p>(ER-alpha_pS118_1)</text:p>
          </table:table-cell>
          <table:table-cell office:value-type="float" office:value="-0.285149073913" calcext:value-type="float">
            <text:p>-0.2851490739</text:p>
          </table:table-cell>
        </table:table-row>
        <table:table-row table:style-name="ro1">
          <table:table-cell office:value-type="string" calcext:value-type="string">
            <text:p>(Chk1_1,p62-LCK-ligand_0)</text:p>
          </table:table-cell>
          <table:table-cell office:value-type="float" office:value="-0.276801432693" calcext:value-type="float">
            <text:p>-0.2768014327</text:p>
          </table:table-cell>
        </table:table-row>
        <table:table-row table:style-name="ro1">
          <table:table-cell office:value-type="string" calcext:value-type="string">
            <text:p>(c-Met_pY1235_1,NDRG1_pT346_0)</text:p>
          </table:table-cell>
          <table:table-cell office:value-type="float" office:value="-0.276801432693" calcext:value-type="float">
            <text:p>-0.2768014327</text:p>
          </table:table-cell>
        </table:table-row>
        <table:table-row table:style-name="ro1">
          <table:table-cell office:value-type="string" calcext:value-type="string">
            <text:p>(YAP_1,NDRG1_pT346_0)</text:p>
          </table:table-cell>
          <table:table-cell office:value-type="float" office:value="-0.276801432693" calcext:value-type="float">
            <text:p>-0.2768014327</text:p>
          </table:table-cell>
        </table:table-row>
        <table:table-row table:style-name="ro1">
          <table:table-cell office:value-type="string" calcext:value-type="string">
            <text:p>(HER2_1,PKC-alpha_0)</text:p>
          </table:table-cell>
          <table:table-cell office:value-type="float" office:value="-0.276801432693" calcext:value-type="float">
            <text:p>-0.2768014327</text:p>
          </table:table-cell>
        </table:table-row>
        <table:table-row table:style-name="ro1">
          <table:table-cell office:value-type="string" calcext:value-type="string">
            <text:p>(TIGAR_0,PDK1_pS241_0)</text:p>
          </table:table-cell>
          <table:table-cell office:value-type="float" office:value="-0.276801432693" calcext:value-type="float">
            <text:p>-0.2768014327</text:p>
          </table:table-cell>
        </table:table-row>
        <table:table-row table:style-name="ro1">
          <table:table-cell office:value-type="string" calcext:value-type="string">
            <text:p>(Dvl3_1,Bcl-xL_1,PKC-alpha_0)</text:p>
          </table:table-cell>
          <table:table-cell office:value-type="float" office:value="-0.276801432693" calcext:value-type="float">
            <text:p>-0.2768014327</text:p>
          </table:table-cell>
        </table:table-row>
        <table:table-row table:style-name="ro1">
          <table:table-cell office:value-type="string" calcext:value-type="string">
            <text:p>(PDCD4_1,53BP1_0)</text:p>
          </table:table-cell>
          <table:table-cell office:value-type="float" office:value="-0.276801432693" calcext:value-type="float">
            <text:p>-0.2768014327</text:p>
          </table:table-cell>
        </table:table-row>
        <table:table-row table:style-name="ro1">
          <table:table-cell office:value-type="string" calcext:value-type="string">
            <text:p>(Dvl3_1,CD49b_1)</text:p>
          </table:table-cell>
          <table:table-cell office:value-type="float" office:value="-0.276801432693" calcext:value-type="float">
            <text:p>-0.2768014327</text:p>
          </table:table-cell>
        </table:table-row>
        <table:table-row table:style-name="ro1">
          <table:table-cell office:value-type="string" calcext:value-type="string">
            <text:p>(SCD1_0,53BP1_0)</text:p>
          </table:table-cell>
          <table:table-cell office:value-type="float" office:value="-0.276801432693" calcext:value-type="float">
            <text:p>-0.2768014327</text:p>
          </table:table-cell>
        </table:table-row>
        <table:table-row table:style-name="ro1">
          <table:table-cell office:value-type="string" calcext:value-type="string">
            <text:p>(XBP1_0,53BP1_0)</text:p>
          </table:table-cell>
          <table:table-cell office:value-type="float" office:value="-0.276801432693" calcext:value-type="float">
            <text:p>-0.2768014327</text:p>
          </table:table-cell>
        </table:table-row>
        <table:table-row table:style-name="ro1">
          <table:table-cell office:value-type="string" calcext:value-type="string">
            <text:p>(NF2_1,GAPDH_0)</text:p>
          </table:table-cell>
          <table:table-cell office:value-type="float" office:value="-0.276801432693" calcext:value-type="float">
            <text:p>-0.2768014327</text:p>
          </table:table-cell>
        </table:table-row>
        <table:table-row table:style-name="ro1">
          <table:table-cell office:value-type="string" calcext:value-type="string">
            <text:p>(Cyclin_D1_1,p27_0)</text:p>
          </table:table-cell>
          <table:table-cell office:value-type="float" office:value="-0.276801432693" calcext:value-type="float">
            <text:p>-0.2768014327</text:p>
          </table:table-cell>
        </table:table-row>
        <table:table-row table:style-name="ro1">
          <table:table-cell office:value-type="string" calcext:value-type="string">
            <text:p>(TIGAR_0,PDCD4_0)</text:p>
          </table:table-cell>
          <table:table-cell office:value-type="float" office:value="-0.276801432693" calcext:value-type="float">
            <text:p>-0.2768014327</text:p>
          </table:table-cell>
        </table:table-row>
        <table:table-row table:style-name="ro1">
          <table:table-cell office:value-type="string" calcext:value-type="string">
            <text:p>(Cyclin_D1_1,53BP1_0)</text:p>
          </table:table-cell>
          <table:table-cell office:value-type="float" office:value="-0.276801432693" calcext:value-type="float">
            <text:p>-0.2768014327</text:p>
          </table:table-cell>
        </table:table-row>
        <table:table-row table:style-name="ro1">
          <table:table-cell office:value-type="string" calcext:value-type="string">
            <text:p>(GSK3-alpha-beta_1,p27_0)</text:p>
          </table:table-cell>
          <table:table-cell office:value-type="float" office:value="-0.276801432693" calcext:value-type="float">
            <text:p>-0.2768014327</text:p>
          </table:table-cell>
        </table:table-row>
        <table:table-row table:style-name="ro1">
          <table:table-cell office:value-type="string" calcext:value-type="string">
            <text:p>(Smad1_1,LKB1_0)</text:p>
          </table:table-cell>
          <table:table-cell office:value-type="float" office:value="-0.266010659113" calcext:value-type="float">
            <text:p>-0.2660106591</text:p>
          </table:table-cell>
        </table:table-row>
        <table:table-row table:style-name="ro1">
          <table:table-cell office:value-type="string" calcext:value-type="string">
            <text:p>(eIF4E_0)</text:p>
          </table:table-cell>
          <table:table-cell office:value-type="float" office:value="-0.266010659113" calcext:value-type="float">
            <text:p>-0.2660106591</text:p>
          </table:table-cell>
        </table:table-row>
        <table:table-row table:style-name="ro1">
          <table:table-cell office:value-type="string" calcext:value-type="string">
            <text:p>(N-Ras_1)</text:p>
          </table:table-cell>
          <table:table-cell office:value-type="float" office:value="-0.266010659113" calcext:value-type="float">
            <text:p>-0.2660106591</text:p>
          </table:table-cell>
        </table:table-row>
        <table:table-row table:style-name="ro1">
          <table:table-cell office:value-type="string" calcext:value-type="string">
            <text:p>(Bim_0)</text:p>
          </table:table-cell>
          <table:table-cell office:value-type="float" office:value="-0.266010659113" calcext:value-type="float">
            <text:p>-0.2660106591</text:p>
          </table:table-cell>
        </table:table-row>
        <table:table-row table:style-name="ro1">
          <table:table-cell office:value-type="string" calcext:value-type="string">
            <text:p>(MEK1_pS217_S221_1)</text:p>
          </table:table-cell>
          <table:table-cell office:value-type="float" office:value="-0.266010659113" calcext:value-type="float">
            <text:p>-0.2660106591</text:p>
          </table:table-cell>
        </table:table-row>
        <table:table-row table:style-name="ro1">
          <table:table-cell office:value-type="string" calcext:value-type="string">
            <text:p>(FoxM1_1,ER-alpha_pS118_0)</text:p>
          </table:table-cell>
          <table:table-cell office:value-type="float" office:value="-0.263296108111" calcext:value-type="float">
            <text:p>-0.2632961081</text:p>
          </table:table-cell>
        </table:table-row>
        <table:table-row table:style-name="ro1">
          <table:table-cell office:value-type="string" calcext:value-type="string">
            <text:p>(4E-BP1_pT37T46_1,ER-alpha_pS118_0)</text:p>
          </table:table-cell>
          <table:table-cell office:value-type="float" office:value="-0.263296108111" calcext:value-type="float">
            <text:p>-0.2632961081</text:p>
          </table:table-cell>
        </table:table-row>
        <table:table-row table:style-name="ro1">
          <table:table-cell office:value-type="string" calcext:value-type="string">
            <text:p>(Dvl3_1,Heregulin_0)</text:p>
          </table:table-cell>
          <table:table-cell office:value-type="float" office:value="-0.263296108111" calcext:value-type="float">
            <text:p>-0.2632961081</text:p>
          </table:table-cell>
        </table:table-row>
        <table:table-row table:style-name="ro1">
          <table:table-cell office:value-type="string" calcext:value-type="string">
            <text:p>(GAPDH_0,Akt_pT308_0)</text:p>
          </table:table-cell>
          <table:table-cell office:value-type="float" office:value="-0.263296108111" calcext:value-type="float">
            <text:p>-0.2632961081</text:p>
          </table:table-cell>
        </table:table-row>
        <table:table-row table:style-name="ro1">
          <table:table-cell office:value-type="string" calcext:value-type="string">
            <text:p>(Chk2_pT68_1,53BP1_0)</text:p>
          </table:table-cell>
          <table:table-cell office:value-type="float" office:value="-0.263296108111" calcext:value-type="float">
            <text:p>-0.2632961081</text:p>
          </table:table-cell>
        </table:table-row>
        <table:table-row table:style-name="ro1">
          <table:table-cell office:value-type="string" calcext:value-type="string">
            <text:p>(PRDX1_0,N-Cadherin_0)</text:p>
          </table:table-cell>
          <table:table-cell office:value-type="float" office:value="-0.263296108111" calcext:value-type="float">
            <text:p>-0.2632961081</text:p>
          </table:table-cell>
        </table:table-row>
        <table:table-row table:style-name="ro1">
          <table:table-cell office:value-type="string" calcext:value-type="string">
            <text:p>(Beclin_1,GAPDH_0)</text:p>
          </table:table-cell>
          <table:table-cell office:value-type="float" office:value="-0.263296108111" calcext:value-type="float">
            <text:p>-0.2632961081</text:p>
          </table:table-cell>
        </table:table-row>
        <table:table-row table:style-name="ro1">
          <table:table-cell office:value-type="string" calcext:value-type="string">
            <text:p>(Dvl3_1,G6PD_0)</text:p>
          </table:table-cell>
          <table:table-cell office:value-type="float" office:value="-0.263296108111" calcext:value-type="float">
            <text:p>-0.2632961081</text:p>
          </table:table-cell>
        </table:table-row>
        <table:table-row table:style-name="ro1">
          <table:table-cell office:value-type="string" calcext:value-type="string">
            <text:p>(Cyclin_D1_1,PRDX1_0)</text:p>
          </table:table-cell>
          <table:table-cell office:value-type="float" office:value="-0.263296108111" calcext:value-type="float">
            <text:p>-0.2632961081</text:p>
          </table:table-cell>
        </table:table-row>
        <table:table-row table:style-name="ro1">
          <table:table-cell office:value-type="string" calcext:value-type="string">
            <text:p>(Stathmin_1,53BP1_0)</text:p>
          </table:table-cell>
          <table:table-cell office:value-type="float" office:value="-0.263296108111" calcext:value-type="float">
            <text:p>-0.2632961081</text:p>
          </table:table-cell>
        </table:table-row>
        <table:table-row table:style-name="ro1">
          <table:table-cell office:value-type="string" calcext:value-type="string">
            <text:p>(p21_1,PKC-alpha_0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PCNA_1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Chk2_1,PRDX1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PRDX1_0,PKC-alpha_0,EGFR_pY1068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LKB1_0,FOXO3a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PDCD4_1,Dvl3_1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Dvl3_1,EGFR_pY1068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Src_pY527_1,Dvl3_1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NF2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HER2_pY1248_1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Chk1_1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PRDX1_0,PKC-alpha_0,NDRG1_pT346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HER3_pY1289_0,53BP1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Bad_pS112_0,AMPK_pT172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Src_pY527_1,AMPK_pT172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Rictor_pT1135_1,Chk1_1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p27_0,FOXO3a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Chk1_1,p27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PRDX1_0,INPP4B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Chk1_pS345_0,53BP1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HSP70_1,Dvl3_1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Dvl3_1,Akt_pS473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mTOR_0,LKB1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PKC-alpha_0,c-Met_pY1235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p70S6K_pT389_1,Bcl-xL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SF2_0,PKC-alpha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AR_0)</text:p>
          </table:table-cell>
          <table:table-cell office:value-type="float" office:value="-0.208947877633" calcext:value-type="float">
            <text:p>-0.2089478776</text:p>
          </table:table-cell>
        </table:table-row>
        <table:table-row table:style-name="ro1">
          <table:table-cell office:value-type="string" calcext:value-type="string">
            <text:p>(Fibronectin_0)</text:p>
          </table:table-cell>
          <table:table-cell office:value-type="float" office:value="-0.208947877633" calcext:value-type="float">
            <text:p>-0.2089478776</text:p>
          </table:table-cell>
        </table:table-row>
        <table:table-row table:style-name="ro1">
          <table:table-cell office:value-type="string" calcext:value-type="string">
            <text:p>(PI3K-p85_0)</text:p>
          </table:table-cell>
          <table:table-cell office:value-type="float" office:value="-0.208947877633" calcext:value-type="float">
            <text:p>-0.2089478776</text:p>
          </table:table-cell>
        </table:table-row>
        <table:table-row table:style-name="ro1">
          <table:table-cell office:value-type="string" calcext:value-type="string">
            <text:p>(ACC1_0)</text:p>
          </table:table-cell>
          <table:table-cell office:value-type="float" office:value="-0.208947877633" calcext:value-type="float">
            <text:p>-0.2089478776</text:p>
          </table:table-cell>
        </table:table-row>
        <table:table-row table:style-name="ro1">
          <table:table-cell office:value-type="string" calcext:value-type="string">
            <text:p>(Collagen_VI_1,PRDX1_0)</text:p>
          </table:table-cell>
          <table:table-cell office:value-type="float" office:value="-0.199474302197" calcext:value-type="float">
            <text:p>-0.1994743022</text:p>
          </table:table-cell>
        </table:table-row>
        <table:table-row table:style-name="ro1">
          <table:table-cell office:value-type="string" calcext:value-type="string">
            <text:p>(mTOR_0,FOXO3a_0)</text:p>
          </table:table-cell>
          <table:table-cell office:value-type="float" office:value="-0.199474302197" calcext:value-type="float">
            <text:p>-0.1994743022</text:p>
          </table:table-cell>
        </table:table-row>
        <table:table-row table:style-name="ro1">
          <table:table-cell office:value-type="string" calcext:value-type="string">
            <text:p>(p53_1,PKC-alpha_0)</text:p>
          </table:table-cell>
          <table:table-cell office:value-type="float" office:value="-0.199474302197" calcext:value-type="float">
            <text:p>-0.1994743022</text:p>
          </table:table-cell>
        </table:table-row>
        <table:table-row table:style-name="ro1">
          <table:table-cell office:value-type="string" calcext:value-type="string">
            <text:p>(G6PD_1,ER-alpha_pS118_0)</text:p>
          </table:table-cell>
          <table:table-cell office:value-type="float" office:value="-0.199474302197" calcext:value-type="float">
            <text:p>-0.1994743022</text:p>
          </table:table-cell>
        </table:table-row>
        <table:table-row table:style-name="ro1">
          <table:table-cell office:value-type="string" calcext:value-type="string">
            <text:p>(Shc_pY317_1,p27_0)</text:p>
          </table:table-cell>
          <table:table-cell office:value-type="float" office:value="-0.199474302197" calcext:value-type="float">
            <text:p>-0.1994743022</text:p>
          </table:table-cell>
        </table:table-row>
        <table:table-row table:style-name="ro1">
          <table:table-cell office:value-type="string" calcext:value-type="string">
            <text:p>(PI3K-p85_1,PRDX1_0,PKC-alpha_0)</text:p>
          </table:table-cell>
          <table:table-cell office:value-type="float" office:value="-0.199474302197" calcext:value-type="float">
            <text:p>-0.1994743022</text:p>
          </table:table-cell>
        </table:table-row>
        <table:table-row table:style-name="ro1">
          <table:table-cell office:value-type="string" calcext:value-type="string">
            <text:p>(Bim_1,GAPDH_0)</text:p>
          </table:table-cell>
          <table:table-cell office:value-type="float" office:value="-0.199474302197" calcext:value-type="float">
            <text:p>-0.1994743022</text:p>
          </table:table-cell>
        </table:table-row>
        <table:table-row table:style-name="ro1">
          <table:table-cell office:value-type="string" calcext:value-type="string">
            <text:p>(Src_pY527_1,Chk1_1)</text:p>
          </table:table-cell>
          <table:table-cell office:value-type="float" office:value="-0.199474302197" calcext:value-type="float">
            <text:p>-0.1994743022</text:p>
          </table:table-cell>
        </table:table-row>
        <table:table-row table:style-name="ro1">
          <table:table-cell office:value-type="string" calcext:value-type="string">
            <text:p>(PAI-1_0,p27_0)</text:p>
          </table:table-cell>
          <table:table-cell office:value-type="float" office:value="-0.199474302197" calcext:value-type="float">
            <text:p>-0.1994743022</text:p>
          </table:table-cell>
        </table:table-row>
        <table:table-row table:style-name="ro1">
          <table:table-cell office:value-type="string" calcext:value-type="string">
            <text:p>(Dvl3_1,Rictor_pT1135_0)</text:p>
          </table:table-cell>
          <table:table-cell office:value-type="float" office:value="-0.199474302197" calcext:value-type="float">
            <text:p>-0.1994743022</text:p>
          </table:table-cell>
        </table:table-row>
        <table:table-row table:style-name="ro1">
          <table:table-cell office:value-type="string" calcext:value-type="string">
            <text:p>(Dvl3_1,MEK1_0)</text:p>
          </table:table-cell>
          <table:table-cell office:value-type="float" office:value="-0.199474302197" calcext:value-type="float">
            <text:p>-0.1994743022</text:p>
          </table:table-cell>
        </table:table-row>
        <table:table-row table:style-name="ro1">
          <table:table-cell office:value-type="string" calcext:value-type="string">
            <text:p>(beta-Catenin_0,Bcl-xL_0)</text:p>
          </table:table-cell>
          <table:table-cell office:value-type="float" office:value="-0.199474302197" calcext:value-type="float">
            <text:p>-0.1994743022</text:p>
          </table:table-cell>
        </table:table-row>
        <table:table-row table:style-name="ro1">
          <table:table-cell office:value-type="string" calcext:value-type="string">
            <text:p>(GAPDH_0,EGFR_pY1068_0)</text:p>
          </table:table-cell>
          <table:table-cell office:value-type="float" office:value="-0.199474302197" calcext:value-type="float">
            <text:p>-0.1994743022</text:p>
          </table:table-cell>
        </table:table-row>
        <table:table-row table:style-name="ro1">
          <table:table-cell office:value-type="string" calcext:value-type="string">
            <text:p>(INPP4B_1,GAPDH_0)</text:p>
          </table:table-cell>
          <table:table-cell office:value-type="float" office:value="-0.199474302197" calcext:value-type="float">
            <text:p>-0.1994743022</text:p>
          </table:table-cell>
        </table:table-row>
        <table:table-row table:style-name="ro1">
          <table:table-cell office:value-type="string" calcext:value-type="string">
            <text:p>(NDRG1_pT346_1,53BP1_0)</text:p>
          </table:table-cell>
          <table:table-cell office:value-type="float" office:value="-0.199474302197" calcext:value-type="float">
            <text:p>-0.1994743022</text:p>
          </table:table-cell>
        </table:table-row>
        <table:table-row table:style-name="ro1">
          <table:table-cell office:value-type="string" calcext:value-type="string">
            <text:p>(ER-alpha_pS118_1,ER-alpha_pS118_0)</text:p>
          </table:table-cell>
          <table:table-cell office:value-type="float" office:value="-0.199474302197" calcext:value-type="float">
            <text:p>-0.1994743022</text:p>
          </table:table-cell>
        </table:table-row>
        <table:table-row table:style-name="ro1">
          <table:table-cell office:value-type="string" calcext:value-type="string">
            <text:p>(Smad3_0,53BP1_0)</text:p>
          </table:table-cell>
          <table:table-cell office:value-type="float" office:value="-0.199474302197" calcext:value-type="float">
            <text:p>-0.1994743022</text:p>
          </table:table-cell>
        </table:table-row>
        <table:table-row table:style-name="ro1">
          <table:table-cell office:value-type="string" calcext:value-type="string">
            <text:p>(PR_0)</text:p>
          </table:table-cell>
          <table:table-cell office:value-type="float" office:value="-0.19022808282" calcext:value-type="float">
            <text:p>-0.1902280828</text:p>
          </table:table-cell>
        </table:table-row>
        <table:table-row table:style-name="ro1">
          <table:table-cell office:value-type="string" calcext:value-type="string">
            <text:p>(CD20_0)</text:p>
          </table:table-cell>
          <table:table-cell office:value-type="float" office:value="-0.19022808282" calcext:value-type="float">
            <text:p>-0.1902280828</text:p>
          </table:table-cell>
        </table:table-row>
        <table:table-row table:style-name="ro1">
          <table:table-cell office:value-type="string" calcext:value-type="string">
            <text:p>(p90RSK_1,ER-alpha_pS118_0)</text:p>
          </table:table-cell>
          <table:table-cell office:value-type="float" office:value="-0.184397291941" calcext:value-type="float">
            <text:p>-0.1843972919</text:p>
          </table:table-cell>
        </table:table-row>
        <table:table-row table:style-name="ro1">
          <table:table-cell office:value-type="string" calcext:value-type="string">
            <text:p>(c-Met_pY1235_1,Tuberin_0)</text:p>
          </table:table-cell>
          <table:table-cell office:value-type="float" office:value="-0.184397291941" calcext:value-type="float">
            <text:p>-0.1843972919</text:p>
          </table:table-cell>
        </table:table-row>
        <table:table-row table:style-name="ro1">
          <table:table-cell office:value-type="string" calcext:value-type="string">
            <text:p>(p27_0,ARHI_0)</text:p>
          </table:table-cell>
          <table:table-cell office:value-type="float" office:value="-0.184397291941" calcext:value-type="float">
            <text:p>-0.1843972919</text:p>
          </table:table-cell>
        </table:table-row>
        <table:table-row table:style-name="ro1">
          <table:table-cell office:value-type="string" calcext:value-type="string">
            <text:p>(MEK1_pS217_S221_1,GAPDH_0)</text:p>
          </table:table-cell>
          <table:table-cell office:value-type="float" office:value="-0.184397291941" calcext:value-type="float">
            <text:p>-0.1843972919</text:p>
          </table:table-cell>
        </table:table-row>
        <table:table-row table:style-name="ro1">
          <table:table-cell office:value-type="string" calcext:value-type="string">
            <text:p>(Dvl3_1,Chk2_pT68_0)</text:p>
          </table:table-cell>
          <table:table-cell office:value-type="float" office:value="-0.184397291941" calcext:value-type="float">
            <text:p>-0.1843972919</text:p>
          </table:table-cell>
        </table:table-row>
        <table:table-row table:style-name="ro1">
          <table:table-cell office:value-type="string" calcext:value-type="string">
            <text:p>(4E-BP1_pS65_1,PKC-alpha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S6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Cyclin_D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p27_0,NDRG1_pT346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PKC-alpha_0,AR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Dvl3_1,p90RSK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Dvl3_1,Chk1_1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Akt_pS473_0,53BP1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PRDX1_0,FOXO3a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PI3K-p85_1,LKB1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ER-alpha_pS118_1,p27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Stathmin_1,PKC-alpha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cIAP_0)</text:p>
          </table:table-cell>
          <table:table-cell office:value-type="float" office:value="-0.152182466256" calcext:value-type="float">
            <text:p>-0.1521824663</text:p>
          </table:table-cell>
        </table:table-row>
        <table:table-row table:style-name="ro1">
          <table:table-cell office:value-type="string" calcext:value-type="string">
            <text:p>(Syk_1)</text:p>
          </table:table-cell>
          <table:table-cell office:value-type="float" office:value="-0.152182466256" calcext:value-type="float">
            <text:p>-0.1521824663</text:p>
          </table:table-cell>
        </table:table-row>
        <table:table-row table:style-name="ro1">
          <table:table-cell office:value-type="string" calcext:value-type="string">
            <text:p>(LKB1_0,HER2_pY1248_0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Chk1_1,Bad_pS112_0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YAP_1,p27_0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Chk1_1,PRAS40_pT246_0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Acetyl-a-Tubulin-Lys40_1,Bcl-xL_0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PKC-alpha_pS657_1,LKB1_0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YAP_0,FOXO3a_0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PKC-alpha_0,eIF4G_0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Annexin_VII_1,53BP1_0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SCD1_0,ER-alpha_pS118_0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Akt_pT308_1,Bcl-xL_0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MSH6_1,GAPDH_0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Dvl3_1,CD20_1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ATM_1,p27_0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EGFR_pY1068_0,Bad_pS112_0)</text:p>
          </table:table-cell>
          <table:table-cell office:value-type="float" office:value="-0.132966831221" calcext:value-type="float">
            <text:p>-0.1329668312</text:p>
          </table:table-cell>
        </table:table-row>
        <table:table-row table:style-name="ro1">
          <table:table-cell office:value-type="string" calcext:value-type="string">
            <text:p>(Rictor_0)</text:p>
          </table:table-cell>
          <table:table-cell office:value-type="float" office:value="-0.132966831221" calcext:value-type="float">
            <text:p>-0.1329668312</text:p>
          </table:table-cell>
        </table:table-row>
        <table:table-row table:style-name="ro1">
          <table:table-cell office:value-type="string" calcext:value-type="string">
            <text:p>(Src_pY527_0)</text:p>
          </table:table-cell>
          <table:table-cell office:value-type="float" office:value="-0.132966831221" calcext:value-type="float">
            <text:p>-0.1329668312</text:p>
          </table:table-cell>
        </table:table-row>
        <table:table-row table:style-name="ro1">
          <table:table-cell office:value-type="string" calcext:value-type="string">
            <text:p>(4E-BP1_0)</text:p>
          </table:table-cell>
          <table:table-cell office:value-type="float" office:value="-0.132966831221" calcext:value-type="float">
            <text:p>-0.1329668312</text:p>
          </table:table-cell>
        </table:table-row>
        <table:table-row table:style-name="ro1">
          <table:table-cell office:value-type="string" calcext:value-type="string">
            <text:p>(CD49b_1)</text:p>
          </table:table-cell>
          <table:table-cell office:value-type="float" office:value="-0.132966831221" calcext:value-type="float">
            <text:p>-0.1329668312</text:p>
          </table:table-cell>
        </table:table-row>
        <table:table-row table:style-name="ro1">
          <table:table-cell office:value-type="string" calcext:value-type="string">
            <text:p>(4E-BP1_pT37T46_1)</text:p>
          </table:table-cell>
          <table:table-cell office:value-type="float" office:value="-0.132966831221" calcext:value-type="float">
            <text:p>-0.1329668312</text:p>
          </table:table-cell>
        </table:table-row>
        <table:table-row table:style-name="ro1">
          <table:table-cell office:value-type="string" calcext:value-type="string">
            <text:p>(MEK1_pS217_S221_1,LKB1_0)</text:p>
          </table:table-cell>
          <table:table-cell office:value-type="float" office:value="-0.120873444604" calcext:value-type="float">
            <text:p>-0.1208734446</text:p>
          </table:table-cell>
        </table:table-row>
        <table:table-row table:style-name="ro1">
          <table:table-cell office:value-type="string" calcext:value-type="string">
            <text:p>(CD49b_1,p27_0)</text:p>
          </table:table-cell>
          <table:table-cell office:value-type="float" office:value="-0.120873444604" calcext:value-type="float">
            <text:p>-0.1208734446</text:p>
          </table:table-cell>
        </table:table-row>
        <table:table-row table:style-name="ro1">
          <table:table-cell office:value-type="string" calcext:value-type="string">
            <text:p>(EGFR_1,Dvl3_1)</text:p>
          </table:table-cell>
          <table:table-cell office:value-type="float" office:value="-0.120873444604" calcext:value-type="float">
            <text:p>-0.1208734446</text:p>
          </table:table-cell>
        </table:table-row>
        <table:table-row table:style-name="ro1">
          <table:table-cell office:value-type="string" calcext:value-type="string">
            <text:p>(PKC-alpha_0,CDK1_0,53BP1_0)</text:p>
          </table:table-cell>
          <table:table-cell office:value-type="float" office:value="-0.120873444604" calcext:value-type="float">
            <text:p>-0.1208734446</text:p>
          </table:table-cell>
        </table:table-row>
        <table:table-row table:style-name="ro1">
          <table:table-cell office:value-type="string" calcext:value-type="string">
            <text:p>(PDK1_pS241_0,ER-alpha_pS118_0)</text:p>
          </table:table-cell>
          <table:table-cell office:value-type="float" office:value="-0.120873444604" calcext:value-type="float">
            <text:p>-0.1208734446</text:p>
          </table:table-cell>
        </table:table-row>
        <table:table-row table:style-name="ro1">
          <table:table-cell office:value-type="string" calcext:value-type="string">
            <text:p>(GAPDH_0,eIF4G_0)</text:p>
          </table:table-cell>
          <table:table-cell office:value-type="float" office:value="-0.120873444604" calcext:value-type="float">
            <text:p>-0.1208734446</text:p>
          </table:table-cell>
        </table:table-row>
        <table:table-row table:style-name="ro1">
          <table:table-cell office:value-type="string" calcext:value-type="string">
            <text:p>(AMPK_pT172_1,JAB1_0)</text:p>
          </table:table-cell>
          <table:table-cell office:value-type="float" office:value="-0.120873444604" calcext:value-type="float">
            <text:p>-0.1208734446</text:p>
          </table:table-cell>
        </table:table-row>
        <table:table-row table:style-name="ro1">
          <table:table-cell office:value-type="string" calcext:value-type="string">
            <text:p>(LKB1_0,EGFR_pY1068_0,53BP1_0)</text:p>
          </table:table-cell>
          <table:table-cell office:value-type="float" office:value="-0.120873444604" calcext:value-type="float">
            <text:p>-0.1208734446</text:p>
          </table:table-cell>
        </table:table-row>
        <table:table-row table:style-name="ro1">
          <table:table-cell office:value-type="string" calcext:value-type="string">
            <text:p>(Src_0,GAPDH_0)</text:p>
          </table:table-cell>
          <table:table-cell office:value-type="float" office:value="-0.120873444604" calcext:value-type="float">
            <text:p>-0.1208734446</text:p>
          </table:table-cell>
        </table:table-row>
        <table:table-row table:style-name="ro1">
          <table:table-cell office:value-type="string" calcext:value-type="string">
            <text:p>(JAB1_1,PDK1_pS241_0)</text:p>
          </table:table-cell>
          <table:table-cell office:value-type="float" office:value="-0.120873444604" calcext:value-type="float">
            <text:p>-0.1208734446</text:p>
          </table:table-cell>
        </table:table-row>
        <table:table-row table:style-name="ro1">
          <table:table-cell office:value-type="string" calcext:value-type="string">
            <text:p>(Tuberin_1,Dvl3_1)</text:p>
          </table:table-cell>
          <table:table-cell office:value-type="float" office:value="-0.120873444604" calcext:value-type="float">
            <text:p>-0.1208734446</text:p>
          </table:table-cell>
        </table:table-row>
        <table:table-row table:style-name="ro1">
          <table:table-cell office:value-type="string" calcext:value-type="string">
            <text:p>(MEK1_pS217_S221_1,Bcl-xL_0)</text:p>
          </table:table-cell>
          <table:table-cell office:value-type="float" office:value="-0.120873444604" calcext:value-type="float">
            <text:p>-0.1208734446</text:p>
          </table:table-cell>
        </table:table-row>
        <table:table-row table:style-name="ro1">
          <table:table-cell office:value-type="string" calcext:value-type="string">
            <text:p>(GSK3-alpha-beta_1,SCD1_0)</text:p>
          </table:table-cell>
          <table:table-cell office:value-type="float" office:value="-0.120873444604" calcext:value-type="float">
            <text:p>-0.1208734446</text:p>
          </table:table-cell>
        </table:table-row>
        <table:table-row table:style-name="ro1">
          <table:table-cell office:value-type="string" calcext:value-type="string">
            <text:p>(Src_pY527_1,Ku80_1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p27_1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4E-BP1_pT70_1,53BP1_0)</text:p>
          </table:table-cell>
          <table:table-cell office:value-type="float" office:value="-0.10375546309" calcext:value-type="float">
            <text:p>-0.1037554631</text:p>
          </table:table-cell>
        </table:table-row>
        <table:table-row table:style-name="ro1">
          <table:table-cell office:value-type="string" calcext:value-type="string">
            <text:p>(Annexin_VII_1,Akt_pT308_1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PKC-alpha_0,NF-kB-p65_pS536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Dvl3_1,FOXO3a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TAZ_1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VHL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Akt_pS473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P-Cadherin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Dvl3_1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Stathmin_0,LKB1_0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YB-1_1,PRDX1_0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PRDX1_1,Chk1_1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Fibronectin_1,Dvl3_1,PKC-alpha_0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PKC-alpha_0,Ku80_0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PKC-alpha_0,Bcl-xL_0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Rad50_1,GAPDH_0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Lck_0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Smad1_1,p27_0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SCD1_1,Cyclin_D1_1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Chk2_pT68_1,Chk1_1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Chk1_1,AMPK_pT172_1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53BP1_0,14-3-3_epsilon_0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Ku80_1,Akt_pT308_1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Paxillin_1,LKB1_0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YAP_0,SCD1_0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Dvl3_1,Akt_pT308_1,PKC-alpha_0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PDK1_pS241_0,FOXO3a_0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4E-BP1_pS65_1,53BP1_0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14-3-3_epsilon_1,Bcl-xL_0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PAI-1_0,Bcl-xL_0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Bcl-xL_0,AMPK_pT172_0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LKB1_1,Dvl3_1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GAPDH_0,cIAP_0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Smad4_1,PKC-alpha_0,53BP1_0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FoxM1_1,Dvl3_1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53BP1_0,4E-BP1_0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GAB2_1,Bcl-xL_0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JAB1_1)</text:p>
          </table:table-cell>
          <table:table-cell office:value-type="float" office:value="-0.0570298147826" calcext:value-type="float">
            <text:p>-0.0570298148</text:p>
          </table:table-cell>
        </table:table-row>
        <table:table-row table:style-name="ro1">
          <table:table-cell office:value-type="string" calcext:value-type="string">
            <text:p>(Cyclin_E2_1,GAPDH_0)</text:p>
          </table:table-cell>
          <table:table-cell office:value-type="float" office:value="-0.0407355819876" calcext:value-type="float">
            <text:p>-0.040735582</text:p>
          </table:table-cell>
        </table:table-row>
        <table:table-row table:style-name="ro1">
          <table:table-cell office:value-type="string" calcext:value-type="string">
            <text:p>(Stathmin_0,ER-alpha_pS118_0)</text:p>
          </table:table-cell>
          <table:table-cell office:value-type="float" office:value="-0.0407355819876" calcext:value-type="float">
            <text:p>-0.040735582</text:p>
          </table:table-cell>
        </table:table-row>
        <table:table-row table:style-name="ro1">
          <table:table-cell office:value-type="string" calcext:value-type="string">
            <text:p>(STAT5-alpha_1,GAPDH_0)</text:p>
          </table:table-cell>
          <table:table-cell office:value-type="float" office:value="-0.0407355819876" calcext:value-type="float">
            <text:p>-0.040735582</text:p>
          </table:table-cell>
        </table:table-row>
        <table:table-row table:style-name="ro1">
          <table:table-cell office:value-type="string" calcext:value-type="string">
            <text:p>(PDCD4_0,Bim_0)</text:p>
          </table:table-cell>
          <table:table-cell office:value-type="float" office:value="-0.0407355819876" calcext:value-type="float">
            <text:p>-0.040735582</text:p>
          </table:table-cell>
        </table:table-row>
        <table:table-row table:style-name="ro1">
          <table:table-cell office:value-type="string" calcext:value-type="string">
            <text:p>(eEF2_0,53BP1_0)</text:p>
          </table:table-cell>
          <table:table-cell office:value-type="float" office:value="-0.0407355819876" calcext:value-type="float">
            <text:p>-0.040735582</text:p>
          </table:table-cell>
        </table:table-row>
        <table:table-row table:style-name="ro1">
          <table:table-cell office:value-type="string" calcext:value-type="string">
            <text:p>(ER-alpha_pS118_0,Collagen_VI_0)</text:p>
          </table:table-cell>
          <table:table-cell office:value-type="float" office:value="-0.0407355819876" calcext:value-type="float">
            <text:p>-0.040735582</text:p>
          </table:table-cell>
        </table:table-row>
        <table:table-row table:style-name="ro1">
          <table:table-cell office:value-type="string" calcext:value-type="string">
            <text:p>(MEK1_pS217_S221_1,53BP1_0)</text:p>
          </table:table-cell>
          <table:table-cell office:value-type="float" office:value="-0.0407355819876" calcext:value-type="float">
            <text:p>-0.040735582</text:p>
          </table:table-cell>
        </table:table-row>
        <table:table-row table:style-name="ro1">
          <table:table-cell office:value-type="string" calcext:value-type="string">
            <text:p>(Akt_1,53BP1_0)</text:p>
          </table:table-cell>
          <table:table-cell office:value-type="float" office:value="-0.0407355819876" calcext:value-type="float">
            <text:p>-0.040735582</text:p>
          </table:table-cell>
        </table:table-row>
        <table:table-row table:style-name="ro1">
          <table:table-cell office:value-type="string" calcext:value-type="string">
            <text:p>(14-3-3_epsilon_1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Bax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HER3_1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Rab-25_0,EGFR_pY1068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NDRG1_pT346_0,AMPK_pT172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SCD1_0,NDRG1_pT346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Rictor_pT1135_0,LKB1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MSH2_1,PKC-alpha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Dvl3_1,ARID1A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PKC-alpha_0,Akt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Dvl3_1,p70S6K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Rictor_pT1135_1,53BP1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Bak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PKC-alpha_0,4E-BP1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Bad_pS112_0,53BP1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Shc_pY317_0)</text:p>
          </table:table-cell>
          <table:table-cell office:value-type="float" office:value="-0.0190393939257" calcext:value-type="float">
            <text:p>-0.0190393939</text:p>
          </table:table-cell>
        </table:table-row>
        <table:table-row table:style-name="ro1">
          <table:table-cell office:value-type="string" calcext:value-type="string">
            <text:p>(mTOR_0)</text:p>
          </table:table-cell>
          <table:table-cell office:value-type="float" office:value="-0.0190393939257" calcext:value-type="float">
            <text:p>-0.0190393939</text:p>
          </table:table-cell>
        </table:table-row>
        <table:table-row table:style-name="ro1">
          <table:table-cell office:value-type="string" calcext:value-type="string">
            <text:p>(Src_0)</text:p>
          </table:table-cell>
          <table:table-cell office:value-type="float" office:value="-0.0190393939257" calcext:value-type="float">
            <text:p>-0.0190393939</text:p>
          </table:table-cell>
        </table:table-row>
        <table:table-row table:style-name="ro1">
          <table:table-cell office:value-type="string" calcext:value-type="string">
            <text:p>(SCD1_1,AMPK_pT172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Chk1_1,4E-BP1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JAB1_0,AMPK_pT172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NDRG1_pT346_0,GAPDH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GAPDH_0,EGFR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Ku80_1,Dvl3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Caspase-7_cleavedD198_1,53BP1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Dvl3_1,Acetyl-a-Tubulin-Lys40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FoxM1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Claudin-7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Collagen_VI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FOXO3a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LKB1_0,Akt_pS473_0)</text:p>
          </table:table-cell>
          <table:table-cell office:value-type="float" office:value="0.0190393939257" calcext:value-type="float">
            <text:p>0.0190393939</text:p>
          </table:table-cell>
        </table:table-row>
        <table:table-row table:style-name="ro1">
          <table:table-cell office:value-type="string" calcext:value-type="string">
            <text:p>(PKC-alpha_0,ARID1A_0)</text:p>
          </table:table-cell>
          <table:table-cell office:value-type="float" office:value="0.0190393939257" calcext:value-type="float">
            <text:p>0.0190393939</text:p>
          </table:table-cell>
        </table:table-row>
        <table:table-row table:style-name="ro1">
          <table:table-cell office:value-type="string" calcext:value-type="string">
            <text:p>(Mre11_0)</text:p>
          </table:table-cell>
          <table:table-cell office:value-type="float" office:value="0.0190393939257" calcext:value-type="float">
            <text:p>0.0190393939</text:p>
          </table:table-cell>
        </table:table-row>
        <table:table-row table:style-name="ro1">
          <table:table-cell office:value-type="string" calcext:value-type="string">
            <text:p>(Smad4_0)</text:p>
          </table:table-cell>
          <table:table-cell office:value-type="float" office:value="0.0190393939257" calcext:value-type="float">
            <text:p>0.0190393939</text:p>
          </table:table-cell>
        </table:table-row>
        <table:table-row table:style-name="ro1">
          <table:table-cell office:value-type="string" calcext:value-type="string">
            <text:p>(Bcl-xL_1,PKC-alpha_0)</text:p>
          </table:table-cell>
          <table:table-cell office:value-type="float" office:value="0.0190393939257" calcext:value-type="float">
            <text:p>0.0190393939</text:p>
          </table:table-cell>
        </table:table-row>
        <table:table-row table:style-name="ro1">
          <table:table-cell office:value-type="string" calcext:value-type="string">
            <text:p>(SF2_0)</text:p>
          </table:table-cell>
          <table:table-cell office:value-type="float" office:value="0.0190393939257" calcext:value-type="float">
            <text:p>0.0190393939</text:p>
          </table:table-cell>
        </table:table-row>
        <table:table-row table:style-name="ro1">
          <table:table-cell office:value-type="string" calcext:value-type="string">
            <text:p>(Bad_pS112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4E-BP1_1,PDCD4_0)</text:p>
          </table:table-cell>
          <table:table-cell office:value-type="float" office:value="0.0200436144752" calcext:value-type="float">
            <text:p>0.0200436145</text:p>
          </table:table-cell>
        </table:table-row>
        <table:table-row table:style-name="ro1">
          <table:table-cell office:value-type="string" calcext:value-type="string">
            <text:p>(MYH11_1,Dvl3_1)</text:p>
          </table:table-cell>
          <table:table-cell office:value-type="float" office:value="0.0200436144752" calcext:value-type="float">
            <text:p>0.0200436145</text:p>
          </table:table-cell>
        </table:table-row>
        <table:table-row table:style-name="ro1">
          <table:table-cell office:value-type="string" calcext:value-type="string">
            <text:p>(YAP_1,53BP1_0)</text:p>
          </table:table-cell>
          <table:table-cell office:value-type="float" office:value="0.0200436144752" calcext:value-type="float">
            <text:p>0.0200436145</text:p>
          </table:table-cell>
        </table:table-row>
        <table:table-row table:style-name="ro1">
          <table:table-cell office:value-type="string" calcext:value-type="string">
            <text:p>(CD20_1,GAPDH_0)</text:p>
          </table:table-cell>
          <table:table-cell office:value-type="float" office:value="0.0200436144752" calcext:value-type="float">
            <text:p>0.0200436145</text:p>
          </table:table-cell>
        </table:table-row>
        <table:table-row table:style-name="ro1">
          <table:table-cell office:value-type="string" calcext:value-type="string">
            <text:p>(mTOR_0,GAPDH_0)</text:p>
          </table:table-cell>
          <table:table-cell office:value-type="float" office:value="0.0200436144752" calcext:value-type="float">
            <text:p>0.0200436145</text:p>
          </table:table-cell>
        </table:table-row>
        <table:table-row table:style-name="ro1">
          <table:table-cell office:value-type="string" calcext:value-type="string">
            <text:p>(JAB1_1,GAPDH_0)</text:p>
          </table:table-cell>
          <table:table-cell office:value-type="float" office:value="0.0200436144752" calcext:value-type="float">
            <text:p>0.0200436145</text:p>
          </table:table-cell>
        </table:table-row>
        <table:table-row table:style-name="ro1">
          <table:table-cell office:value-type="string" calcext:value-type="string">
            <text:p>(Cyclin_D1_1,GAPDH_0)</text:p>
          </table:table-cell>
          <table:table-cell office:value-type="float" office:value="0.0200436144752" calcext:value-type="float">
            <text:p>0.0200436145</text:p>
          </table:table-cell>
        </table:table-row>
        <table:table-row table:style-name="ro1">
          <table:table-cell office:value-type="string" calcext:value-type="string">
            <text:p>(CD49b_1,53BP1_0)</text:p>
          </table:table-cell>
          <table:table-cell office:value-type="float" office:value="0.0200436144752" calcext:value-type="float">
            <text:p>0.0200436145</text:p>
          </table:table-cell>
        </table:table-row>
        <table:table-row table:style-name="ro1">
          <table:table-cell office:value-type="string" calcext:value-type="string">
            <text:p>(YAP_0,PDCD4_0)</text:p>
          </table:table-cell>
          <table:table-cell office:value-type="float" office:value="0.0200436144752" calcext:value-type="float">
            <text:p>0.0200436145</text:p>
          </table:table-cell>
        </table:table-row>
        <table:table-row table:style-name="ro1">
          <table:table-cell office:value-type="string" calcext:value-type="string">
            <text:p>(Smad4_1,ER-alpha_pS118_0)</text:p>
          </table:table-cell>
          <table:table-cell office:value-type="float" office:value="0.0200436144752" calcext:value-type="float">
            <text:p>0.0200436145</text:p>
          </table:table-cell>
        </table:table-row>
        <table:table-row table:style-name="ro1">
          <table:table-cell office:value-type="string" calcext:value-type="string">
            <text:p>(Tuberin_pT1462_1,p27_0)</text:p>
          </table:table-cell>
          <table:table-cell office:value-type="float" office:value="0.0200436144752" calcext:value-type="float">
            <text:p>0.0200436145</text:p>
          </table:table-cell>
        </table:table-row>
        <table:table-row table:style-name="ro1">
          <table:table-cell office:value-type="string" calcext:value-type="string">
            <text:p>(HER3_pY1289_1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Dvl3_1,Bid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p70S6K_0,LKB1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PKC-pan_BetaII_pS660_0,PKC-alpha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Cyclin_E1_1,PKC-alpha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Bap1-c-4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14-3-3_beta_1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PDK1_pS241_0,N-Cadherin_0)</text:p>
          </table:table-cell>
          <table:table-cell office:value-type="float" office:value="0.0412324879646" calcext:value-type="float">
            <text:p>0.041232488</text:p>
          </table:table-cell>
        </table:table-row>
        <table:table-row table:style-name="ro1">
          <table:table-cell office:value-type="string" calcext:value-type="string">
            <text:p>(Tuberin_0,PRDX1_0)</text:p>
          </table:table-cell>
          <table:table-cell office:value-type="float" office:value="0.0412324879646" calcext:value-type="float">
            <text:p>0.041232488</text:p>
          </table:table-cell>
        </table:table-row>
        <table:table-row table:style-name="ro1">
          <table:table-cell office:value-type="string" calcext:value-type="string">
            <text:p>(YB-1_pS102_1)</text:p>
          </table:table-cell>
          <table:table-cell office:value-type="float" office:value="0.0570298147826" calcext:value-type="float">
            <text:p>0.0570298148</text:p>
          </table:table-cell>
        </table:table-row>
        <table:table-row table:style-name="ro1">
          <table:table-cell office:value-type="string" calcext:value-type="string">
            <text:p>(EGFR_pY1173_1,Akt_pT308_1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SCD1_0,GAPDH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PDCD4_0,JNK_pT183_Y185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Annexin_VII_1,LKB1_0)</text:p>
          </table:table-cell>
          <table:table-cell office:value-type="float" office:value="0.0760030454608" calcext:value-type="float">
            <text:p>0.0760030455</text:p>
          </table:table-cell>
        </table:table-row>
        <table:table-row table:style-name="ro1">
          <table:table-cell office:value-type="string" calcext:value-type="string">
            <text:p>(LKB1_0,EGFR_pY1068_0)</text:p>
          </table:table-cell>
          <table:table-cell office:value-type="float" office:value="0.0760030454608" calcext:value-type="float">
            <text:p>0.0760030455</text:p>
          </table:table-cell>
        </table:table-row>
        <table:table-row table:style-name="ro1">
          <table:table-cell office:value-type="string" calcext:value-type="string">
            <text:p>(PRDX1_0,PKC-alpha_0)</text:p>
          </table:table-cell>
          <table:table-cell office:value-type="float" office:value="0.0760030454608" calcext:value-type="float">
            <text:p>0.0760030455</text:p>
          </table:table-cell>
        </table:table-row>
        <table:table-row table:style-name="ro1">
          <table:table-cell office:value-type="string" calcext:value-type="string">
            <text:p>(LKB1_0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p21_1,53BP1_0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SCD1_0,EGFR_pY1068_0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Dvl3_1,PKC-alpha_0,B-Raf_0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Cyclin_D1_1,PDK1_pS241_0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YAP_1,Src_pY527_1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Dvl3_1,Chk2_1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FOXO3a_0,Bax_0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FOXO3a_0,AR_0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YAP_pS127_1,p27_0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Tuberin_0,PDK1_pS241_0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YAP_pS127_1,GAPDH_0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Src_0,LKB1_0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PDK1_pS241_0,53BP1_0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Ku80_0,EGFR_pY1068_0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Akt_pT308_1,PDK1_pS241_0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YB-1_1,LKB1_0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DJ-1_1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4E-BP1_pT37T46_1,GAPDH_0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eEF2K_1,53BP1_0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Src_pY527_1,GAPDH_0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SCD1_1,JAB1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NDRG1_pT346_0,Bad_pS112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S6_pS235_S236_0,LKB1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PKC-alpha_0,Cyclin_B1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Notch1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Akt_pT308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TIGAR_1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XBP1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ASNS_1,PDK1_pS241_0)</text:p>
          </table:table-cell>
          <table:table-cell office:value-type="float" office:value="0.101267733889" calcext:value-type="float">
            <text:p>0.1012677339</text:p>
          </table:table-cell>
        </table:table-row>
        <table:table-row table:style-name="ro1">
          <table:table-cell office:value-type="string" calcext:value-type="string">
            <text:p>(PKC-pan_BetaII_pS660_1,PKC-alpha_0)</text:p>
          </table:table-cell>
          <table:table-cell office:value-type="float" office:value="0.101267733889" calcext:value-type="float">
            <text:p>0.1012677339</text:p>
          </table:table-cell>
        </table:table-row>
        <table:table-row table:style-name="ro1">
          <table:table-cell office:value-type="string" calcext:value-type="string">
            <text:p>(p27_0,P-Cadherin_0)</text:p>
          </table:table-cell>
          <table:table-cell office:value-type="float" office:value="0.101267733889" calcext:value-type="float">
            <text:p>0.1012677339</text:p>
          </table:table-cell>
        </table:table-row>
        <table:table-row table:style-name="ro1">
          <table:table-cell office:value-type="string" calcext:value-type="string">
            <text:p>(c-Myc_1,PRDX1_0)</text:p>
          </table:table-cell>
          <table:table-cell office:value-type="float" office:value="0.101267733889" calcext:value-type="float">
            <text:p>0.1012677339</text:p>
          </table:table-cell>
        </table:table-row>
        <table:table-row table:style-name="ro1">
          <table:table-cell office:value-type="string" calcext:value-type="string">
            <text:p>(P-Cadherin_0,ER-alpha_pS118_0)</text:p>
          </table:table-cell>
          <table:table-cell office:value-type="float" office:value="0.101267733889" calcext:value-type="float">
            <text:p>0.1012677339</text:p>
          </table:table-cell>
        </table:table-row>
        <table:table-row table:style-name="ro1">
          <table:table-cell office:value-type="string" calcext:value-type="string">
            <text:p>(p21_1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Bax_1,LKB1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YAP_1,Bcl-xL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FOXO3a_0,ARID1A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p90RSK_pT359_S363_0,ER-alpha_pS118_0)</text:p>
          </table:table-cell>
          <table:table-cell office:value-type="float" office:value="0.125360986993" calcext:value-type="float">
            <text:p>0.125360987</text:p>
          </table:table-cell>
        </table:table-row>
        <table:table-row table:style-name="ro1">
          <table:table-cell office:value-type="string" calcext:value-type="string">
            <text:p>(Bcl-xL_0,Bax_0)</text:p>
          </table:table-cell>
          <table:table-cell office:value-type="float" office:value="0.132966831221" calcext:value-type="float">
            <text:p>0.1329668312</text:p>
          </table:table-cell>
        </table:table-row>
        <table:table-row table:style-name="ro1">
          <table:table-cell office:value-type="string" calcext:value-type="string">
            <text:p>(Fibronectin_1,LKB1_0)</text:p>
          </table:table-cell>
          <table:table-cell office:value-type="float" office:value="0.132966831221" calcext:value-type="float">
            <text:p>0.1329668312</text:p>
          </table:table-cell>
        </table:table-row>
        <table:table-row table:style-name="ro1">
          <table:table-cell office:value-type="string" calcext:value-type="string">
            <text:p>(4E-BP1_pS65_1)</text:p>
          </table:table-cell>
          <table:table-cell office:value-type="float" office:value="0.132966831221" calcext:value-type="float">
            <text:p>0.1329668312</text:p>
          </table:table-cell>
        </table:table-row>
        <table:table-row table:style-name="ro1">
          <table:table-cell office:value-type="string" calcext:value-type="string">
            <text:p>(CD31_1)</text:p>
          </table:table-cell>
          <table:table-cell office:value-type="float" office:value="0.132966831221" calcext:value-type="float">
            <text:p>0.1329668312</text:p>
          </table:table-cell>
        </table:table-row>
        <table:table-row table:style-name="ro1">
          <table:table-cell office:value-type="string" calcext:value-type="string">
            <text:p>(14-3-3_zeta_0)</text:p>
          </table:table-cell>
          <table:table-cell office:value-type="float" office:value="0.132966831221" calcext:value-type="float">
            <text:p>0.1329668312</text:p>
          </table:table-cell>
        </table:table-row>
        <table:table-row table:style-name="ro1">
          <table:table-cell office:value-type="string" calcext:value-type="string">
            <text:p>(Src_pY416_0)</text:p>
          </table:table-cell>
          <table:table-cell office:value-type="float" office:value="0.132966831221" calcext:value-type="float">
            <text:p>0.1329668312</text:p>
          </table:table-cell>
        </table:table-row>
        <table:table-row table:style-name="ro1">
          <table:table-cell office:value-type="string" calcext:value-type="string">
            <text:p>(Rictor_pT1135_0)</text:p>
          </table:table-cell>
          <table:table-cell office:value-type="float" office:value="0.132966831221" calcext:value-type="float">
            <text:p>0.1329668312</text:p>
          </table:table-cell>
        </table:table-row>
        <table:table-row table:style-name="ro1">
          <table:table-cell office:value-type="string" calcext:value-type="string">
            <text:p>(MAPK_pT202_Y204_0,LKB1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SCD1_1,Dvl3_1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FOXO3a_0,CDK1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Dvl3_1,NF-kB-p65_pS536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FoxM1_1,LKB1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Dvl3_1,PKC-alpha_0,LKB1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Dvl3_1,S6_pS235_S236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Dvl3_1,p27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NF-kB-p65_pS536_1,PKC-alpha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HSP70_0,GAPDH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CD20_1,LKB1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Tuberin_1,p27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ACC_pS79_0,53BP1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Bcl-xL_1,53BP1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PI3K-p85_1,PRDX1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PKC-alpha_0,4E-BP1_pT37T46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NDRG1_pT346_1,PKC-alpha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PI3K-p85_1,p27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Stathmin_1)</text:p>
          </table:table-cell>
          <table:table-cell office:value-type="float" office:value="0.152182466256" calcext:value-type="float">
            <text:p>0.1521824663</text:p>
          </table:table-cell>
        </table:table-row>
        <table:table-row table:style-name="ro1">
          <table:table-cell office:value-type="string" calcext:value-type="string">
            <text:p>(Chk2_pT68_0)</text:p>
          </table:table-cell>
          <table:table-cell office:value-type="float" office:value="0.152182466256" calcext:value-type="float">
            <text:p>0.1521824663</text:p>
          </table:table-cell>
        </table:table-row>
        <table:table-row table:style-name="ro1">
          <table:table-cell office:value-type="string" calcext:value-type="string">
            <text:p>(Ku80_1,Chk1_1)</text:p>
          </table:table-cell>
          <table:table-cell office:value-type="float" office:value="0.159579441757" calcext:value-type="float">
            <text:p>0.1595794418</text:p>
          </table:table-cell>
        </table:table-row>
        <table:table-row table:style-name="ro1">
          <table:table-cell office:value-type="string" calcext:value-type="string">
            <text:p>(p90RSK_pT359_S363_1,Dvl3_1)</text:p>
          </table:table-cell>
          <table:table-cell office:value-type="float" office:value="0.159579441757" calcext:value-type="float">
            <text:p>0.1595794418</text:p>
          </table:table-cell>
        </table:table-row>
        <table:table-row table:style-name="ro1">
          <table:table-cell office:value-type="string" calcext:value-type="string">
            <text:p>(Acetyl-a-Tubulin-Lys40_1,PDK1_pS241_0)</text:p>
          </table:table-cell>
          <table:table-cell office:value-type="float" office:value="0.159579441757" calcext:value-type="float">
            <text:p>0.1595794418</text:p>
          </table:table-cell>
        </table:table-row>
        <table:table-row table:style-name="ro1">
          <table:table-cell office:value-type="string" calcext:value-type="string">
            <text:p>(mTOR_1,Dvl3_1)</text:p>
          </table:table-cell>
          <table:table-cell office:value-type="float" office:value="0.159579441757" calcext:value-type="float">
            <text:p>0.1595794418</text:p>
          </table:table-cell>
        </table:table-row>
        <table:table-row table:style-name="ro1">
          <table:table-cell office:value-type="string" calcext:value-type="string">
            <text:p>(PDCD4_0,beta-Catenin_0)</text:p>
          </table:table-cell>
          <table:table-cell office:value-type="float" office:value="0.159579441757" calcext:value-type="float">
            <text:p>0.1595794418</text:p>
          </table:table-cell>
        </table:table-row>
        <table:table-row table:style-name="ro1">
          <table:table-cell office:value-type="string" calcext:value-type="string">
            <text:p>(Rb_pS807_S811_1,FOXO3a_0)</text:p>
          </table:table-cell>
          <table:table-cell office:value-type="float" office:value="0.159579441757" calcext:value-type="float">
            <text:p>0.1595794418</text:p>
          </table:table-cell>
        </table:table-row>
        <table:table-row table:style-name="ro1">
          <table:table-cell office:value-type="string" calcext:value-type="string">
            <text:p>(Chk1_1,Bcl-xL_0)</text:p>
          </table:table-cell>
          <table:table-cell office:value-type="float" office:value="0.159579441757" calcext:value-type="float">
            <text:p>0.1595794418</text:p>
          </table:table-cell>
        </table:table-row>
        <table:table-row table:style-name="ro1">
          <table:table-cell office:value-type="string" calcext:value-type="string">
            <text:p>(Bcl-xL_1,ER-alpha_pS118_0)</text:p>
          </table:table-cell>
          <table:table-cell office:value-type="float" office:value="0.159579441757" calcext:value-type="float">
            <text:p>0.1595794418</text:p>
          </table:table-cell>
        </table:table-row>
        <table:table-row table:style-name="ro1">
          <table:table-cell office:value-type="string" calcext:value-type="string">
            <text:p>(FoxM1_1,FOXO3a_0)</text:p>
          </table:table-cell>
          <table:table-cell office:value-type="float" office:value="0.159579441757" calcext:value-type="float">
            <text:p>0.1595794418</text:p>
          </table:table-cell>
        </table:table-row>
        <table:table-row table:style-name="ro1">
          <table:table-cell office:value-type="string" calcext:value-type="string">
            <text:p>(JNK_pT183_Y185_1,PDCD4_0)</text:p>
          </table:table-cell>
          <table:table-cell office:value-type="float" office:value="0.159579441757" calcext:value-type="float">
            <text:p>0.1595794418</text:p>
          </table:table-cell>
        </table:table-row>
        <table:table-row table:style-name="ro1">
          <table:table-cell office:value-type="string" calcext:value-type="string">
            <text:p>(STAT5-alpha_1,53BP1_0)</text:p>
          </table:table-cell>
          <table:table-cell office:value-type="float" office:value="0.159579441757" calcext:value-type="float">
            <text:p>0.1595794418</text:p>
          </table:table-cell>
        </table:table-row>
        <table:table-row table:style-name="ro1">
          <table:table-cell office:value-type="string" calcext:value-type="string">
            <text:p>(CD49b_1,LKB1_0)</text:p>
          </table:table-cell>
          <table:table-cell office:value-type="float" office:value="0.159579441757" calcext:value-type="float">
            <text:p>0.1595794418</text:p>
          </table:table-cell>
        </table:table-row>
        <table:table-row table:style-name="ro1">
          <table:table-cell office:value-type="string" calcext:value-type="string">
            <text:p>(Stathmin_0,53BP1_0)</text:p>
          </table:table-cell>
          <table:table-cell office:value-type="float" office:value="0.159579441757" calcext:value-type="float">
            <text:p>0.1595794418</text:p>
          </table:table-cell>
        </table:table-row>
        <table:table-row table:style-name="ro1">
          <table:table-cell office:value-type="string" calcext:value-type="string">
            <text:p>(Tuberin_pT1462_1,Dvl3_1)</text:p>
          </table:table-cell>
          <table:table-cell office:value-type="float" office:value="0.159579441757" calcext:value-type="float">
            <text:p>0.1595794418</text:p>
          </table:table-cell>
        </table:table-row>
        <table:table-row table:style-name="ro1">
          <table:table-cell office:value-type="string" calcext:value-type="string">
            <text:p>(PDCD4_0,p90RSK_pT359_S363_0)</text:p>
          </table:table-cell>
          <table:table-cell office:value-type="float" office:value="0.159579441757" calcext:value-type="float">
            <text:p>0.1595794418</text:p>
          </table:table-cell>
        </table:table-row>
        <table:table-row table:style-name="ro1">
          <table:table-cell office:value-type="string" calcext:value-type="string">
            <text:p>(Rb_pS807_S811_1,GAPDH_0)</text:p>
          </table:table-cell>
          <table:table-cell office:value-type="float" office:value="0.159579441757" calcext:value-type="float">
            <text:p>0.1595794418</text:p>
          </table:table-cell>
        </table:table-row>
        <table:table-row table:style-name="ro1">
          <table:table-cell office:value-type="string" calcext:value-type="string">
            <text:p>(p27_0,N-Cadherin_0)</text:p>
          </table:table-cell>
          <table:table-cell office:value-type="float" office:value="0.159579441757" calcext:value-type="float">
            <text:p>0.1595794418</text:p>
          </table:table-cell>
        </table:table-row>
        <table:table-row table:style-name="ro1">
          <table:table-cell office:value-type="string" calcext:value-type="string">
            <text:p>(SF2_0,53BP1_0)</text:p>
          </table:table-cell>
          <table:table-cell office:value-type="float" office:value="0.159579441757" calcext:value-type="float">
            <text:p>0.1595794418</text:p>
          </table:table-cell>
        </table:table-row>
        <table:table-row table:style-name="ro1">
          <table:table-cell office:value-type="string" calcext:value-type="string">
            <text:p>(mTOR_1,ER-alpha_pS118_0)</text:p>
          </table:table-cell>
          <table:table-cell office:value-type="float" office:value="0.159579441757" calcext:value-type="float">
            <text:p>0.1595794418</text:p>
          </table:table-cell>
        </table:table-row>
        <table:table-row table:style-name="ro1">
          <table:table-cell office:value-type="string" calcext:value-type="string">
            <text:p>(LKB1_0,53BP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Cyclin_B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S6_pS235_S236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ERK2_1,ER-alpha_pS118_0)</text:p>
          </table:table-cell>
          <table:table-cell office:value-type="float" office:value="0.184397291941" calcext:value-type="float">
            <text:p>0.1843972919</text:p>
          </table:table-cell>
        </table:table-row>
        <table:table-row table:style-name="ro1">
          <table:table-cell office:value-type="string" calcext:value-type="string">
            <text:p>(GAB2_1,Caspase-7_cleavedD198_0)</text:p>
          </table:table-cell>
          <table:table-cell office:value-type="float" office:value="0.184397291941" calcext:value-type="float">
            <text:p>0.1843972919</text:p>
          </table:table-cell>
        </table:table-row>
        <table:table-row table:style-name="ro1">
          <table:table-cell office:value-type="string" calcext:value-type="string">
            <text:p>(MAPK_pT202_Y204_1,53BP1_0)</text:p>
          </table:table-cell>
          <table:table-cell office:value-type="float" office:value="0.184397291941" calcext:value-type="float">
            <text:p>0.1843972919</text:p>
          </table:table-cell>
        </table:table-row>
        <table:table-row table:style-name="ro1">
          <table:table-cell office:value-type="string" calcext:value-type="string">
            <text:p>(Rad50_0,53BP1_0)</text:p>
          </table:table-cell>
          <table:table-cell office:value-type="float" office:value="0.184397291941" calcext:value-type="float">
            <text:p>0.1843972919</text:p>
          </table:table-cell>
        </table:table-row>
        <table:table-row table:style-name="ro1">
          <table:table-cell office:value-type="string" calcext:value-type="string">
            <text:p>(Caveolin-1_0)</text:p>
          </table:table-cell>
          <table:table-cell office:value-type="float" office:value="0.19022808282" calcext:value-type="float">
            <text:p>0.1902280828</text:p>
          </table:table-cell>
        </table:table-row>
        <table:table-row table:style-name="ro1">
          <table:table-cell office:value-type="string" calcext:value-type="string">
            <text:p>(PRAS40_pT246_0)</text:p>
          </table:table-cell>
          <table:table-cell office:value-type="float" office:value="0.19022808282" calcext:value-type="float">
            <text:p>0.1902280828</text:p>
          </table:table-cell>
        </table:table-row>
        <table:table-row table:style-name="ro1">
          <table:table-cell office:value-type="string" calcext:value-type="string">
            <text:p>(Ku80_1,PDK1_pS241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14-3-3_epsilon_1,FOXO3a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Rictor_pT1135_0,PRDX1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ETS-1_0,53BP1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TAZ_0,PKC-alpha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Chk1_1,FOXO3a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p70S6K_pT389_1,PKC-alpha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PI3K-p85_0,LKB1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Chk1_1,GAPDH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VHL_1,PKC-alpha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Dvl3_1,GAPDH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Smad1_1,PRDX1_0)</text:p>
          </table:table-cell>
          <table:table-cell office:value-type="float" office:value="0.208947877633" calcext:value-type="float">
            <text:p>0.2089478776</text:p>
          </table:table-cell>
        </table:table-row>
        <table:table-row table:style-name="ro1">
          <table:table-cell office:value-type="string" calcext:value-type="string">
            <text:p>(Acetyl-a-Tubulin-Lys40_0)</text:p>
          </table:table-cell>
          <table:table-cell office:value-type="float" office:value="0.208947877633" calcext:value-type="float">
            <text:p>0.2089478776</text:p>
          </table:table-cell>
        </table:table-row>
        <table:table-row table:style-name="ro1">
          <table:table-cell office:value-type="string" calcext:value-type="string">
            <text:p>(PI3K-p110-alpha_0)</text:p>
          </table:table-cell>
          <table:table-cell office:value-type="float" office:value="0.208947877633" calcext:value-type="float">
            <text:p>0.2089478776</text:p>
          </table:table-cell>
        </table:table-row>
        <table:table-row table:style-name="ro1">
          <table:table-cell office:value-type="string" calcext:value-type="string">
            <text:p>(FASN_0)</text:p>
          </table:table-cell>
          <table:table-cell office:value-type="float" office:value="0.208947877633" calcext:value-type="float">
            <text:p>0.2089478776</text:p>
          </table:table-cell>
        </table:table-row>
        <table:table-row table:style-name="ro1">
          <table:table-cell office:value-type="string" calcext:value-type="string">
            <text:p>(ARHI_0)</text:p>
          </table:table-cell>
          <table:table-cell office:value-type="float" office:value="0.208947877633" calcext:value-type="float">
            <text:p>0.2089478776</text:p>
          </table:table-cell>
        </table:table-row>
        <table:table-row table:style-name="ro1">
          <table:table-cell office:value-type="string" calcext:value-type="string">
            <text:p>(SCD1_1,4E-BP1_pT37T46_1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SCD1_1,ARHI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ATM_1,PDK1_pS241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Akt_pT308_1,Caspase-7_cleavedD198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Syk_1,GAPDH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SCD1_1,Ku80_1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Rab-25_0,LKB1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Dvl3_1,YAP_pS127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IGFBP2_1,PKC-alpha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CD49b_1,PRDX1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Dvl3_1,PRDX1_0,PKC-alpha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Myosin-IIa_pS1943_1,Bcl-xL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Rb_pS807_S811_1,PDK1_pS241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FOXO3a_0,Cyclin_E2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Raptor_1,53BP1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4E-BP1_1,SCD1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PKC-alpha_0,p38_pT180_Y182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ARID1A_0,53BP1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Myosin-IIa_pS1943_1,53BP1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BRCA2_1,PKC-alpha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CDK1_1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PKC-alpha_0,CDK1_0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HER2_1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NF-kB-p65_pS536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Dvl3_1,P-Cadherin_0)</text:p>
          </table:table-cell>
          <table:table-cell office:value-type="float" office:value="0.241746889208" calcext:value-type="float">
            <text:p>0.2417468892</text:p>
          </table:table-cell>
        </table:table-row>
        <table:table-row table:style-name="ro1">
          <table:table-cell office:value-type="string" calcext:value-type="string">
            <text:p>(LKB1_0,GAPDH_0)</text:p>
          </table:table-cell>
          <table:table-cell office:value-type="float" office:value="0.241746889208" calcext:value-type="float">
            <text:p>0.2417468892</text:p>
          </table:table-cell>
        </table:table-row>
        <table:table-row table:style-name="ro1">
          <table:table-cell office:value-type="string" calcext:value-type="string">
            <text:p>(ER-alpha_pS118_0,C-Raf_0)</text:p>
          </table:table-cell>
          <table:table-cell office:value-type="float" office:value="0.241746889208" calcext:value-type="float">
            <text:p>0.2417468892</text:p>
          </table:table-cell>
        </table:table-row>
        <table:table-row table:style-name="ro1">
          <table:table-cell office:value-type="string" calcext:value-type="string">
            <text:p>(MYH11_1,PDCD4_0)</text:p>
          </table:table-cell>
          <table:table-cell office:value-type="float" office:value="0.241746889208" calcext:value-type="float">
            <text:p>0.2417468892</text:p>
          </table:table-cell>
        </table:table-row>
        <table:table-row table:style-name="ro1">
          <table:table-cell office:value-type="string" calcext:value-type="string">
            <text:p>(TFRC_1,Dvl3_1)</text:p>
          </table:table-cell>
          <table:table-cell office:value-type="float" office:value="0.241746889208" calcext:value-type="float">
            <text:p>0.2417468892</text:p>
          </table:table-cell>
        </table:table-row>
        <table:table-row table:style-name="ro1">
          <table:table-cell office:value-type="string" calcext:value-type="string">
            <text:p>(p62-LCK-ligand_0,LKB1_0)</text:p>
          </table:table-cell>
          <table:table-cell office:value-type="float" office:value="0.241746889208" calcext:value-type="float">
            <text:p>0.2417468892</text:p>
          </table:table-cell>
        </table:table-row>
        <table:table-row table:style-name="ro1">
          <table:table-cell office:value-type="string" calcext:value-type="string">
            <text:p>(PDCD4_0,eIF4G_0)</text:p>
          </table:table-cell>
          <table:table-cell office:value-type="float" office:value="0.241746889208" calcext:value-type="float">
            <text:p>0.2417468892</text:p>
          </table:table-cell>
        </table:table-row>
        <table:table-row table:style-name="ro1">
          <table:table-cell office:value-type="string" calcext:value-type="string">
            <text:p>(A-Raf_pS299_1,PDCD4_0)</text:p>
          </table:table-cell>
          <table:table-cell office:value-type="float" office:value="0.241746889208" calcext:value-type="float">
            <text:p>0.2417468892</text:p>
          </table:table-cell>
        </table:table-row>
        <table:table-row table:style-name="ro1">
          <table:table-cell office:value-type="string" calcext:value-type="string">
            <text:p>(TIGAR_0,p27_0)</text:p>
          </table:table-cell>
          <table:table-cell office:value-type="float" office:value="0.241746889208" calcext:value-type="float">
            <text:p>0.2417468892</text:p>
          </table:table-cell>
        </table:table-row>
        <table:table-row table:style-name="ro1">
          <table:table-cell office:value-type="string" calcext:value-type="string">
            <text:p>(IGFBP2_1,53BP1_0)</text:p>
          </table:table-cell>
          <table:table-cell office:value-type="float" office:value="0.241746889208" calcext:value-type="float">
            <text:p>0.2417468892</text:p>
          </table:table-cell>
        </table:table-row>
        <table:table-row table:style-name="ro1">
          <table:table-cell office:value-type="string" calcext:value-type="string">
            <text:p>(NF2_1,PDCD4_0)</text:p>
          </table:table-cell>
          <table:table-cell office:value-type="float" office:value="0.241746889208" calcext:value-type="float">
            <text:p>0.2417468892</text:p>
          </table:table-cell>
        </table:table-row>
        <table:table-row table:style-name="ro1">
          <table:table-cell office:value-type="string" calcext:value-type="string">
            <text:p>(p90RSK_1,PDCD4_0)</text:p>
          </table:table-cell>
          <table:table-cell office:value-type="float" office:value="0.241746889208" calcext:value-type="float">
            <text:p>0.2417468892</text:p>
          </table:table-cell>
        </table:table-row>
        <table:table-row table:style-name="ro1">
          <table:table-cell office:value-type="string" calcext:value-type="string">
            <text:p>(mTOR_0,53BP1_0)</text:p>
          </table:table-cell>
          <table:table-cell office:value-type="float" office:value="0.241746889208" calcext:value-type="float">
            <text:p>0.2417468892</text:p>
          </table:table-cell>
        </table:table-row>
        <table:table-row table:style-name="ro1">
          <table:table-cell office:value-type="string" calcext:value-type="string">
            <text:p>(Src_0,53BP1_0)</text:p>
          </table:table-cell>
          <table:table-cell office:value-type="float" office:value="0.241746889208" calcext:value-type="float">
            <text:p>0.2417468892</text:p>
          </table:table-cell>
        </table:table-row>
        <table:table-row table:style-name="ro1">
          <table:table-cell office:value-type="string" calcext:value-type="string">
            <text:p>(p27_0,mTOR_0)</text:p>
          </table:table-cell>
          <table:table-cell office:value-type="float" office:value="0.241746889208" calcext:value-type="float">
            <text:p>0.2417468892</text:p>
          </table:table-cell>
        </table:table-row>
        <table:table-row table:style-name="ro1">
          <table:table-cell office:value-type="string" calcext:value-type="string">
            <text:p>(PDCD4_1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PKC-alpha_0,Bid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VEGFR2_0,PKC-alpha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MIG-6_1)</text:p>
          </table:table-cell>
          <table:table-cell office:value-type="float" office:value="0.266010659113" calcext:value-type="float">
            <text:p>0.2660106591</text:p>
          </table:table-cell>
        </table:table-row>
        <table:table-row table:style-name="ro1">
          <table:table-cell office:value-type="string" calcext:value-type="string">
            <text:p>(Bid_0)</text:p>
          </table:table-cell>
          <table:table-cell office:value-type="float" office:value="0.266010659113" calcext:value-type="float">
            <text:p>0.2660106591</text:p>
          </table:table-cell>
        </table:table-row>
        <table:table-row table:style-name="ro1">
          <table:table-cell office:value-type="string" calcext:value-type="string">
            <text:p>(NDRG1_pT346_1)</text:p>
          </table:table-cell>
          <table:table-cell office:value-type="float" office:value="0.266010659113" calcext:value-type="float">
            <text:p>0.2660106591</text:p>
          </table:table-cell>
        </table:table-row>
        <table:table-row table:style-name="ro1">
          <table:table-cell office:value-type="string" calcext:value-type="string">
            <text:p>(eIF4G_0)</text:p>
          </table:table-cell>
          <table:table-cell office:value-type="float" office:value="0.266010659113" calcext:value-type="float">
            <text:p>0.2660106591</text:p>
          </table:table-cell>
        </table:table-row>
        <table:table-row table:style-name="ro1">
          <table:table-cell office:value-type="string" calcext:value-type="string">
            <text:p>(p27_0,G6PD_0)</text:p>
          </table:table-cell>
          <table:table-cell office:value-type="float" office:value="0.269764204033" calcext:value-type="float">
            <text:p>0.269764204</text:p>
          </table:table-cell>
        </table:table-row>
        <table:table-row table:style-name="ro1">
          <table:table-cell office:value-type="string" calcext:value-type="string">
            <text:p>(RBM15_0,53BP1_0)</text:p>
          </table:table-cell>
          <table:table-cell office:value-type="float" office:value="0.269764204033" calcext:value-type="float">
            <text:p>0.269764204</text:p>
          </table:table-cell>
        </table:table-row>
        <table:table-row table:style-name="ro1">
          <table:table-cell office:value-type="string" calcext:value-type="string">
            <text:p>(p21_1,FOXO3a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p27_pT198_0,Bad_pS112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JAB1_0,SCD1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NF-kB-p65_pS536_0,Bcl-xL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FoxM1_1,PRDX1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SF2_0,LKB1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CD20_1,PRDX1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Cyclin_E2_0,53BP1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Rictor_pT1135_1,LKB1_0)</text:p>
          </table:table-cell>
          <table:table-cell office:value-type="float" office:value="0.285149073913" calcext:value-type="float">
            <text:p>0.2851490739</text:p>
          </table:table-cell>
        </table:table-row>
        <table:table-row table:style-name="ro1">
          <table:table-cell office:value-type="string" calcext:value-type="string">
            <text:p>(PKC-alpha_0,B-Raf_0)</text:p>
          </table:table-cell>
          <table:table-cell office:value-type="float" office:value="0.285149073913" calcext:value-type="float">
            <text:p>0.2851490739</text:p>
          </table:table-cell>
        </table:table-row>
        <table:table-row table:style-name="ro1">
          <table:table-cell office:value-type="string" calcext:value-type="string">
            <text:p>(ER-alpha_1)</text:p>
          </table:table-cell>
          <table:table-cell office:value-type="float" office:value="0.285149073913" calcext:value-type="float">
            <text:p>0.2851490739</text:p>
          </table:table-cell>
        </table:table-row>
        <table:table-row table:style-name="ro1">
          <table:table-cell office:value-type="string" calcext:value-type="string">
            <text:p>(P-Cadherin_1)</text:p>
          </table:table-cell>
          <table:table-cell office:value-type="float" office:value="0.285149073913" calcext:value-type="float">
            <text:p>0.2851490739</text:p>
          </table:table-cell>
        </table:table-row>
        <table:table-row table:style-name="ro1">
          <table:table-cell office:value-type="string" calcext:value-type="string">
            <text:p>(Akt_1)</text:p>
          </table:table-cell>
          <table:table-cell office:value-type="float" office:value="0.285149073913" calcext:value-type="float">
            <text:p>0.2851490739</text:p>
          </table:table-cell>
        </table:table-row>
        <table:table-row table:style-name="ro1">
          <table:table-cell office:value-type="string" calcext:value-type="string">
            <text:p>(ERK2_1)</text:p>
          </table:table-cell>
          <table:table-cell office:value-type="float" office:value="0.285149073913" calcext:value-type="float">
            <text:p>0.2851490739</text:p>
          </table:table-cell>
        </table:table-row>
        <table:table-row table:style-name="ro1">
          <table:table-cell office:value-type="string" calcext:value-type="string">
            <text:p>(AMPK_pT172_1,EGFR_pY1068_0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EGFR_pY1068_0,AMPK_pT172_0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NDRG1_pT346_0,Bcl-xL_0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p62-LCK-ligand_0,GAPDH_0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Dvl3_1,ACC_pS79_0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Chk1_1,PDK1_pS241_0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Chk1_1,C-Raf_0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JNK_pT183_Y185_1,LKB1_0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Chk2_pT68_1,GAPDH_0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PKC-alpha_0,PDK1_pS241_0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c-Met_pY1235_1,ER-alpha_pS118_0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Src_pY527_0,p27_0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GAB2_1,PRDX1_0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Src_pY527_1,PDCD4_0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STAT5-alpha_1,PDCD4_0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p27_0,53BP1_0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PRDX1_0,p90RSK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Raptor_1,PKC-alpha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Myosin-IIa_pS1943_1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Ku80_1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ATM_1)</text:p>
          </table:table-cell>
          <table:table-cell office:value-type="float" office:value="0.323669696736" calcext:value-type="float">
            <text:p>0.3236696967</text:p>
          </table:table-cell>
        </table:table-row>
        <table:table-row table:style-name="ro1">
          <table:table-cell office:value-type="string" calcext:value-type="string">
            <text:p>(p27_0,beta-Catenin_0)</text:p>
          </table:table-cell>
          <table:table-cell office:value-type="float" office:value="0.325884655901" calcext:value-type="float">
            <text:p>0.3258846559</text:p>
          </table:table-cell>
        </table:table-row>
        <table:table-row table:style-name="ro1">
          <table:table-cell office:value-type="string" calcext:value-type="string">
            <text:p>(HER3_1,53BP1_0)</text:p>
          </table:table-cell>
          <table:table-cell office:value-type="float" office:value="0.325884655901" calcext:value-type="float">
            <text:p>0.3258846559</text:p>
          </table:table-cell>
        </table:table-row>
        <table:table-row table:style-name="ro1">
          <table:table-cell office:value-type="string" calcext:value-type="string">
            <text:p>(PRDX1_0,Fibronectin_0)</text:p>
          </table:table-cell>
          <table:table-cell office:value-type="float" office:value="0.325884655901" calcext:value-type="float">
            <text:p>0.3258846559</text:p>
          </table:table-cell>
        </table:table-row>
        <table:table-row table:style-name="ro1">
          <table:table-cell office:value-type="string" calcext:value-type="string">
            <text:p>(Raptor_0,PDCD4_0)</text:p>
          </table:table-cell>
          <table:table-cell office:value-type="float" office:value="0.325884655901" calcext:value-type="float">
            <text:p>0.3258846559</text:p>
          </table:table-cell>
        </table:table-row>
        <table:table-row table:style-name="ro1">
          <table:table-cell office:value-type="string" calcext:value-type="string">
            <text:p>(STAT3_pY705_0,ER-alpha_pS118_0)</text:p>
          </table:table-cell>
          <table:table-cell office:value-type="float" office:value="0.325884655901" calcext:value-type="float">
            <text:p>0.3258846559</text:p>
          </table:table-cell>
        </table:table-row>
        <table:table-row table:style-name="ro1">
          <table:table-cell office:value-type="string" calcext:value-type="string">
            <text:p>(PDCD4_0,NF2_0)</text:p>
          </table:table-cell>
          <table:table-cell office:value-type="float" office:value="0.325884655901" calcext:value-type="float">
            <text:p>0.3258846559</text:p>
          </table:table-cell>
        </table:table-row>
        <table:table-row table:style-name="ro1">
          <table:table-cell office:value-type="string" calcext:value-type="string">
            <text:p>(Rb_pS807_S811_1,PKC-alpha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LKB1_1,PKC-alpha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HER3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Fibronectin_1,PRDX1_0)</text:p>
          </table:table-cell>
          <table:table-cell office:value-type="float" office:value="0.341881729379" calcext:value-type="float">
            <text:p>0.3418817294</text:p>
          </table:table-cell>
        </table:table-row>
        <table:table-row table:style-name="ro1">
          <table:table-cell office:value-type="string" calcext:value-type="string">
            <text:p>(beta-Catenin_1)</text:p>
          </table:table-cell>
          <table:table-cell office:value-type="float" office:value="0.341881729379" calcext:value-type="float">
            <text:p>0.3418817294</text:p>
          </table:table-cell>
        </table:table-row>
        <table:table-row table:style-name="ro1">
          <table:table-cell office:value-type="string" calcext:value-type="string">
            <text:p>(PKC-alpha_0,LKB1_0,Akt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14-3-3_epsilon_1,53BP1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JAB1_0,FOXO3a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PKC-alpha_0,MAPK_pT202_Y204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Rictor_pT1135_1,PRDX1_0,PKC-alpha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Raptor_1,Dvl3_1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Dvl3_1,AMPK_pT172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Chk1_1,PRDX1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YAP_1,Dvl3_1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Chk2_pT68_1,ER-alpha_pS118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Caspase-7_cleavedD198_0,53BP1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p27_0,LKB1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RBM15_0,GAPDH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Bad_pS112_1,p27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MSH6_1,p27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p27_0,EGFR_pY1068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P-Cadherin_0,GAPDH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ATM_1,53BP1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GAPDH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GSK3-alpha-beta_pS21_S9_1)</text:p>
          </table:table-cell>
          <table:table-cell office:value-type="float" office:value="0.361748484588" calcext:value-type="float">
            <text:p>0.3617484846</text:p>
          </table:table-cell>
        </table:table-row>
        <table:table-row table:style-name="ro1">
          <table:table-cell office:value-type="string" calcext:value-type="string">
            <text:p>(Chk2_0)</text:p>
          </table:table-cell>
          <table:table-cell office:value-type="float" office:value="0.361748484588" calcext:value-type="float">
            <text:p>0.3617484846</text:p>
          </table:table-cell>
        </table:table-row>
        <table:table-row table:style-name="ro1">
          <table:table-cell office:value-type="string" calcext:value-type="string">
            <text:p>(SCD1_1,PRAS40_pT246_0)</text:p>
          </table:table-cell>
          <table:table-cell office:value-type="float" office:value="0.380828675029" calcext:value-type="float">
            <text:p>0.380828675</text:p>
          </table:table-cell>
        </table:table-row>
        <table:table-row table:style-name="ro1">
          <table:table-cell office:value-type="string" calcext:value-type="string">
            <text:p>(GAB2_1,EGFR_pY1173_1)</text:p>
          </table:table-cell>
          <table:table-cell office:value-type="float" office:value="0.380828675029" calcext:value-type="float">
            <text:p>0.380828675</text:p>
          </table:table-cell>
        </table:table-row>
        <table:table-row table:style-name="ro1">
          <table:table-cell office:value-type="string" calcext:value-type="string">
            <text:p>(GAPDH_0,AR_0)</text:p>
          </table:table-cell>
          <table:table-cell office:value-type="float" office:value="0.380828675029" calcext:value-type="float">
            <text:p>0.380828675</text:p>
          </table:table-cell>
        </table:table-row>
        <table:table-row table:style-name="ro1">
          <table:table-cell office:value-type="string" calcext:value-type="string">
            <text:p>(GAPDH_0,4E-BP1_pS65_0)</text:p>
          </table:table-cell>
          <table:table-cell office:value-type="float" office:value="0.380828675029" calcext:value-type="float">
            <text:p>0.380828675</text:p>
          </table:table-cell>
        </table:table-row>
        <table:table-row table:style-name="ro1">
          <table:table-cell office:value-type="string" calcext:value-type="string">
            <text:p>(NF-kB-p65_pS536_1,Dvl3_1)</text:p>
          </table:table-cell>
          <table:table-cell office:value-type="float" office:value="0.380828675029" calcext:value-type="float">
            <text:p>0.380828675</text:p>
          </table:table-cell>
        </table:table-row>
        <table:table-row table:style-name="ro1">
          <table:table-cell office:value-type="string" calcext:value-type="string">
            <text:p>(p27_0,Heregulin_0)</text:p>
          </table:table-cell>
          <table:table-cell office:value-type="float" office:value="0.380828675029" calcext:value-type="float">
            <text:p>0.380828675</text:p>
          </table:table-cell>
        </table:table-row>
        <table:table-row table:style-name="ro1">
          <table:table-cell office:value-type="string" calcext:value-type="string">
            <text:p>(ATM_1,SCD1_0)</text:p>
          </table:table-cell>
          <table:table-cell office:value-type="float" office:value="0.380828675029" calcext:value-type="float">
            <text:p>0.380828675</text:p>
          </table:table-cell>
        </table:table-row>
        <table:table-row table:style-name="ro1">
          <table:table-cell office:value-type="string" calcext:value-type="string">
            <text:p>(GAPDH_0,Bax_0)</text:p>
          </table:table-cell>
          <table:table-cell office:value-type="float" office:value="0.380828675029" calcext:value-type="float">
            <text:p>0.380828675</text:p>
          </table:table-cell>
        </table:table-row>
        <table:table-row table:style-name="ro1">
          <table:table-cell office:value-type="string" calcext:value-type="string">
            <text:p>(beta-Catenin_1,53BP1_0)</text:p>
          </table:table-cell>
          <table:table-cell office:value-type="float" office:value="0.380828675029" calcext:value-type="float">
            <text:p>0.380828675</text:p>
          </table:table-cell>
        </table:table-row>
        <table:table-row table:style-name="ro1">
          <table:table-cell office:value-type="string" calcext:value-type="string">
            <text:p>(Rb_pS807_S811_1,EGFR_pY1068_0)</text:p>
          </table:table-cell>
          <table:table-cell office:value-type="float" office:value="0.380828675029" calcext:value-type="float">
            <text:p>0.380828675</text:p>
          </table:table-cell>
        </table:table-row>
        <table:table-row table:style-name="ro1">
          <table:table-cell office:value-type="string" calcext:value-type="string">
            <text:p>(ACC1_1,ER-alpha_pS118_0)</text:p>
          </table:table-cell>
          <table:table-cell office:value-type="float" office:value="0.380828675029" calcext:value-type="float">
            <text:p>0.380828675</text:p>
          </table:table-cell>
        </table:table-row>
        <table:table-row table:style-name="ro1">
          <table:table-cell office:value-type="string" calcext:value-type="string">
            <text:p>(PR_1,ER-alpha_pS118_0)</text:p>
          </table:table-cell>
          <table:table-cell office:value-type="float" office:value="0.380828675029" calcext:value-type="float">
            <text:p>0.380828675</text:p>
          </table:table-cell>
        </table:table-row>
        <table:table-row table:style-name="ro1">
          <table:table-cell office:value-type="string" calcext:value-type="string">
            <text:p>(Tuberin_1,Bcl-xL_0)</text:p>
          </table:table-cell>
          <table:table-cell office:value-type="float" office:value="0.380828675029" calcext:value-type="float">
            <text:p>0.380828675</text:p>
          </table:table-cell>
        </table:table-row>
        <table:table-row table:style-name="ro1">
          <table:table-cell office:value-type="string" calcext:value-type="string">
            <text:p>(MEK1_pS217_S221_1,PRDX1_0)</text:p>
          </table:table-cell>
          <table:table-cell office:value-type="float" office:value="0.380828675029" calcext:value-type="float">
            <text:p>0.380828675</text:p>
          </table:table-cell>
        </table:table-row>
        <table:table-row table:style-name="ro1">
          <table:table-cell office:value-type="string" calcext:value-type="string">
            <text:p>(MSH6_1,PDCD4_0)</text:p>
          </table:table-cell>
          <table:table-cell office:value-type="float" office:value="0.380828675029" calcext:value-type="float">
            <text:p>0.380828675</text:p>
          </table:table-cell>
        </table:table-row>
        <table:table-row table:style-name="ro1">
          <table:table-cell office:value-type="string" calcext:value-type="string">
            <text:p>(JAB1_1,p27_0)</text:p>
          </table:table-cell>
          <table:table-cell office:value-type="float" office:value="0.380828675029" calcext:value-type="float">
            <text:p>0.380828675</text:p>
          </table:table-cell>
        </table:table-row>
        <table:table-row table:style-name="ro1">
          <table:table-cell office:value-type="string" calcext:value-type="string">
            <text:p>(G6PD_1,PKC-alpha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Dvl3_1,Bcl-xL_1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Heregulin_1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Raptor_1)</text:p>
          </table:table-cell>
          <table:table-cell office:value-type="float" office:value="0.399208703478" calcext:value-type="float">
            <text:p>0.3992087035</text:p>
          </table:table-cell>
        </table:table-row>
        <table:table-row table:style-name="ro1">
          <table:table-cell office:value-type="string" calcext:value-type="string">
            <text:p>(p90RSK_0)</text:p>
          </table:table-cell>
          <table:table-cell office:value-type="float" office:value="0.399208703478" calcext:value-type="float">
            <text:p>0.3992087035</text:p>
          </table:table-cell>
        </table:table-row>
        <table:table-row table:style-name="ro1">
          <table:table-cell office:value-type="string" calcext:value-type="string">
            <text:p>(p90RSK_pT359_S363_1)</text:p>
          </table:table-cell>
          <table:table-cell office:value-type="float" office:value="0.399208703478" calcext:value-type="float">
            <text:p>0.3992087035</text:p>
          </table:table-cell>
        </table:table-row>
        <table:table-row table:style-name="ro1">
          <table:table-cell office:value-type="string" calcext:value-type="string">
            <text:p>(Heregulin_0)</text:p>
          </table:table-cell>
          <table:table-cell office:value-type="float" office:value="0.399208703478" calcext:value-type="float">
            <text:p>0.3992087035</text:p>
          </table:table-cell>
        </table:table-row>
        <table:table-row table:style-name="ro1">
          <table:table-cell office:value-type="string" calcext:value-type="string">
            <text:p>(Myosin-IIa_pS1943_1,p27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Tuberin_1,PRDX1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PEA15_pS116_0,LKB1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p27_0,GAPDH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4E-BP1_pT70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Dvl3_1,B-Raf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PRDX1_1,ER-alpha_pS118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PKC-alpha_0,PEA15_pS116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PRDX1_1,GAPDH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Dvl3_1,PRAS40_pT246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CDK1_0,53BP1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MSH2_1)</text:p>
          </table:table-cell>
          <table:table-cell office:value-type="float" office:value="0.418016750035" calcext:value-type="float">
            <text:p>0.41801675</text:p>
          </table:table-cell>
        </table:table-row>
        <table:table-row table:style-name="ro1">
          <table:table-cell office:value-type="string" calcext:value-type="string">
            <text:p>(eEF2K_1)</text:p>
          </table:table-cell>
          <table:table-cell office:value-type="float" office:value="0.418016750035" calcext:value-type="float">
            <text:p>0.41801675</text:p>
          </table:table-cell>
        </table:table-row>
        <table:table-row table:style-name="ro1">
          <table:table-cell office:value-type="string" calcext:value-type="string">
            <text:p>(SCD1_0,PRAS40_pT246_0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FOXO3a_0,AMPK_pT172_0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Dvl3_1,PRDX1_0,EGFR_pY1068_0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eEF2K_1,LKB1_0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Chk1_1,ARID1A_0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Dvl3_1,Bax_1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PDCD4_1,ER-alpha_pS118_0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HER2_pY1248_1,PDCD4_0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Smad1_1,Bcl-xL_0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mTOR_1,53BP1_0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PEA15_pS116_0,PDCD4_0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p27_pT198_0,ER-alpha_pS118_0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4E-BP1_pS65_1,PRDX1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PKC-alpha_0,14-3-3_epsilon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Cyclin_B1_1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XRCC1_1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IGFBP2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CD20_1)</text:p>
          </table:table-cell>
          <table:table-cell office:value-type="float" office:value="0.457433383297" calcext:value-type="float">
            <text:p>0.4574333833</text:p>
          </table:table-cell>
        </table:table-row>
        <table:table-row table:style-name="ro1">
          <table:table-cell office:value-type="string" calcext:value-type="string">
            <text:p>(EGFR_pY1068_0,Cyclin_E2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SCD1_1,GAPDH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PRDX1_0,Akt_pS473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Dvl3_1,14-3-3_epsilon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PKC-alpha_0,C-Raf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Dvl3_1,LKB1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Shc_pY317_0,GAPDH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p27_pT157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53BP1_0,4E-BP1_pT37T46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FASN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4E-BP1_pT70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ER-alpha_pS118_0,ARHI_0)</text:p>
          </table:table-cell>
          <table:table-cell office:value-type="float" office:value="0.465831575889" calcext:value-type="float">
            <text:p>0.4658315759</text:p>
          </table:table-cell>
        </table:table-row>
        <table:table-row table:style-name="ro1">
          <table:table-cell office:value-type="string" calcext:value-type="string">
            <text:p>(Cyclin_E2_1,PDCD4_0)</text:p>
          </table:table-cell>
          <table:table-cell office:value-type="float" office:value="0.465831575889" calcext:value-type="float">
            <text:p>0.4658315759</text:p>
          </table:table-cell>
        </table:table-row>
        <table:table-row table:style-name="ro1">
          <table:table-cell office:value-type="string" calcext:value-type="string">
            <text:p>(IGFBP2_0,GAPDH_0)</text:p>
          </table:table-cell>
          <table:table-cell office:value-type="float" office:value="0.465831575889" calcext:value-type="float">
            <text:p>0.4658315759</text:p>
          </table:table-cell>
        </table:table-row>
        <table:table-row table:style-name="ro1">
          <table:table-cell office:value-type="string" calcext:value-type="string">
            <text:p>(YAP_1,PDK1_pS241_0)</text:p>
          </table:table-cell>
          <table:table-cell office:value-type="float" office:value="0.465831575889" calcext:value-type="float">
            <text:p>0.4658315759</text:p>
          </table:table-cell>
        </table:table-row>
        <table:table-row table:style-name="ro1">
          <table:table-cell office:value-type="string" calcext:value-type="string">
            <text:p>(ER-alpha_pS118_1,PRDX1_0)</text:p>
          </table:table-cell>
          <table:table-cell office:value-type="float" office:value="0.465831575889" calcext:value-type="float">
            <text:p>0.4658315759</text:p>
          </table:table-cell>
        </table:table-row>
        <table:table-row table:style-name="ro1">
          <table:table-cell office:value-type="string" calcext:value-type="string">
            <text:p>(PRDX1_0,JNK_pT183_Y185_0)</text:p>
          </table:table-cell>
          <table:table-cell office:value-type="float" office:value="0.465831575889" calcext:value-type="float">
            <text:p>0.4658315759</text:p>
          </table:table-cell>
        </table:table-row>
        <table:table-row table:style-name="ro1">
          <table:table-cell office:value-type="string" calcext:value-type="string">
            <text:p>(Dvl3_1,4E-BP1_pT37T46_0)</text:p>
          </table:table-cell>
          <table:table-cell office:value-type="float" office:value="0.465831575889" calcext:value-type="float">
            <text:p>0.4658315759</text:p>
          </table:table-cell>
        </table:table-row>
        <table:table-row table:style-name="ro1">
          <table:table-cell office:value-type="string" calcext:value-type="string">
            <text:p>(p27_pT157_1,53BP1_0)</text:p>
          </table:table-cell>
          <table:table-cell office:value-type="float" office:value="0.465831575889" calcext:value-type="float">
            <text:p>0.4658315759</text:p>
          </table:table-cell>
        </table:table-row>
        <table:table-row table:style-name="ro1">
          <table:table-cell office:value-type="string" calcext:value-type="string">
            <text:p>(HER2_pY1248_1,Dvl3_1)</text:p>
          </table:table-cell>
          <table:table-cell office:value-type="float" office:value="0.465831575889" calcext:value-type="float">
            <text:p>0.4658315759</text:p>
          </table:table-cell>
        </table:table-row>
        <table:table-row table:style-name="ro1">
          <table:table-cell office:value-type="string" calcext:value-type="string">
            <text:p>(TFRC_1,ER-alpha_pS118_0)</text:p>
          </table:table-cell>
          <table:table-cell office:value-type="float" office:value="0.465831575889" calcext:value-type="float">
            <text:p>0.4658315759</text:p>
          </table:table-cell>
        </table:table-row>
        <table:table-row table:style-name="ro1">
          <table:table-cell office:value-type="string" calcext:value-type="string">
            <text:p>(p27_0,eEF2_0)</text:p>
          </table:table-cell>
          <table:table-cell office:value-type="float" office:value="0.465831575889" calcext:value-type="float">
            <text:p>0.4658315759</text:p>
          </table:table-cell>
        </table:table-row>
        <table:table-row table:style-name="ro1">
          <table:table-cell office:value-type="string" calcext:value-type="string">
            <text:p>(Src_0,p27_0)</text:p>
          </table:table-cell>
          <table:table-cell office:value-type="float" office:value="0.465831575889" calcext:value-type="float">
            <text:p>0.4658315759</text:p>
          </table:table-cell>
        </table:table-row>
        <table:table-row table:style-name="ro1">
          <table:table-cell office:value-type="string" calcext:value-type="string">
            <text:p>(eEF2_0)</text:p>
          </table:table-cell>
          <table:table-cell office:value-type="float" office:value="0.474881540075" calcext:value-type="float">
            <text:p>0.4748815401</text:p>
          </table:table-cell>
        </table:table-row>
        <table:table-row table:style-name="ro1">
          <table:table-cell office:value-type="string" calcext:value-type="string">
            <text:p>(PKC-pan_BetaII_pS660_1)</text:p>
          </table:table-cell>
          <table:table-cell office:value-type="float" office:value="0.474881540075" calcext:value-type="float">
            <text:p>0.4748815401</text:p>
          </table:table-cell>
        </table:table-row>
        <table:table-row table:style-name="ro1">
          <table:table-cell office:value-type="string" calcext:value-type="string">
            <text:p>(Tuberin_pT1462_1)</text:p>
          </table:table-cell>
          <table:table-cell office:value-type="float" office:value="0.474881540075" calcext:value-type="float">
            <text:p>0.4748815401</text:p>
          </table:table-cell>
        </table:table-row>
        <table:table-row table:style-name="ro1">
          <table:table-cell office:value-type="string" calcext:value-type="string">
            <text:p>(Cyclin_D1_1,SCD1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PRDX1_0,AR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LKB1_0,AR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SCD1_1,p27_pT198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SCD1_1,CD20_1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Chk1_1,Rab-25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LKB1_0,eEF2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Bcl-xL_1,FOXO3a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Stathmin_1,LKB1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XBP1_0,LKB1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Dvl3_1,TFRC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MSH6_0,PKC-alpha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Bcl-xL_0,Bad_pS112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PRDX1_0,mTOR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LKB1_1,53BP1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GAPDH_0,Bcl-xL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STAT3_pY705_0,53BP1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PKC-alpha_0,p27_pT198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Myosin-IIa_pS1943_1,LKB1_0)</text:p>
          </table:table-cell>
          <table:table-cell office:value-type="float" office:value="0.494593015331" calcext:value-type="float">
            <text:p>0.4945930153</text:p>
          </table:table-cell>
        </table:table-row>
        <table:table-row table:style-name="ro1">
          <table:table-cell office:value-type="string" calcext:value-type="string">
            <text:p>(PRDX1_0,EGFR_pY1068_0)</text:p>
          </table:table-cell>
          <table:table-cell office:value-type="float" office:value="0.494593015331" calcext:value-type="float">
            <text:p>0.4945930153</text:p>
          </table:table-cell>
        </table:table-row>
        <table:table-row table:style-name="ro1">
          <table:table-cell office:value-type="string" calcext:value-type="string">
            <text:p>(p27_0,NF2_0)</text:p>
          </table:table-cell>
          <table:table-cell office:value-type="float" office:value="0.501443947973" calcext:value-type="float">
            <text:p>0.501443948</text:p>
          </table:table-cell>
        </table:table-row>
        <table:table-row table:style-name="ro1">
          <table:table-cell office:value-type="string" calcext:value-type="string">
            <text:p>(SCD1_1,Chk1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p90RSK_0,LKB1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SCD1_1,p27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14-3-3_epsilon_1,LKB1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Bid_1,PKC-alpha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FOXO3a_pS318_S321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Annexin_VII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4E-BP1_pT37T46_1,SCD1_0)</text:p>
          </table:table-cell>
          <table:table-cell office:value-type="float" office:value="0.518633185711" calcext:value-type="float">
            <text:p>0.5186331857</text:p>
          </table:table-cell>
        </table:table-row>
        <table:table-row table:style-name="ro1">
          <table:table-cell office:value-type="string" calcext:value-type="string">
            <text:p>(FOXO3a_0,Akt_0)</text:p>
          </table:table-cell>
          <table:table-cell office:value-type="float" office:value="0.518633185711" calcext:value-type="float">
            <text:p>0.5186331857</text:p>
          </table:table-cell>
        </table:table-row>
        <table:table-row table:style-name="ro1">
          <table:table-cell office:value-type="string" calcext:value-type="string">
            <text:p>(P-Cadherin_1,Dvl3_1)</text:p>
          </table:table-cell>
          <table:table-cell office:value-type="float" office:value="0.518633185711" calcext:value-type="float">
            <text:p>0.5186331857</text:p>
          </table:table-cell>
        </table:table-row>
        <table:table-row table:style-name="ro1">
          <table:table-cell office:value-type="string" calcext:value-type="string">
            <text:p>(PKC-pan_BetaII_pS660_0,Bcl-xL_0)</text:p>
          </table:table-cell>
          <table:table-cell office:value-type="float" office:value="0.518633185711" calcext:value-type="float">
            <text:p>0.5186331857</text:p>
          </table:table-cell>
        </table:table-row>
        <table:table-row table:style-name="ro1">
          <table:table-cell office:value-type="string" calcext:value-type="string">
            <text:p>(Rb_pS807_S811_1,PKC-alpha_0,LKB1_0)</text:p>
          </table:table-cell>
          <table:table-cell office:value-type="float" office:value="0.518633185711" calcext:value-type="float">
            <text:p>0.5186331857</text:p>
          </table:table-cell>
        </table:table-row>
        <table:table-row table:style-name="ro1">
          <table:table-cell office:value-type="string" calcext:value-type="string">
            <text:p>(ATM_1,Bcl-xL_0)</text:p>
          </table:table-cell>
          <table:table-cell office:value-type="float" office:value="0.518633185711" calcext:value-type="float">
            <text:p>0.5186331857</text:p>
          </table:table-cell>
        </table:table-row>
        <table:table-row table:style-name="ro1">
          <table:table-cell office:value-type="string" calcext:value-type="string">
            <text:p>(Akt_pT308_1,p27_pT198_0)</text:p>
          </table:table-cell>
          <table:table-cell office:value-type="float" office:value="0.518633185711" calcext:value-type="float">
            <text:p>0.5186331857</text:p>
          </table:table-cell>
        </table:table-row>
        <table:table-row table:style-name="ro1">
          <table:table-cell office:value-type="string" calcext:value-type="string">
            <text:p>(ACVRL1_1,GAPDH_0)</text:p>
          </table:table-cell>
          <table:table-cell office:value-type="float" office:value="0.518633185711" calcext:value-type="float">
            <text:p>0.5186331857</text:p>
          </table:table-cell>
        </table:table-row>
        <table:table-row table:style-name="ro1">
          <table:table-cell office:value-type="string" calcext:value-type="string">
            <text:p>(XBP1_0,GAPDH_0)</text:p>
          </table:table-cell>
          <table:table-cell office:value-type="float" office:value="0.518633185711" calcext:value-type="float">
            <text:p>0.5186331857</text:p>
          </table:table-cell>
        </table:table-row>
        <table:table-row table:style-name="ro1">
          <table:table-cell office:value-type="string" calcext:value-type="string">
            <text:p>(VEGFR2_0,53BP1_0)</text:p>
          </table:table-cell>
          <table:table-cell office:value-type="float" office:value="0.518633185711" calcext:value-type="float">
            <text:p>0.5186331857</text:p>
          </table:table-cell>
        </table:table-row>
        <table:table-row table:style-name="ro1">
          <table:table-cell office:value-type="string" calcext:value-type="string">
            <text:p>(Dvl3_1,eEF2_0)</text:p>
          </table:table-cell>
          <table:table-cell office:value-type="float" office:value="0.518633185711" calcext:value-type="float">
            <text:p>0.5186331857</text:p>
          </table:table-cell>
        </table:table-row>
        <table:table-row table:style-name="ro1">
          <table:table-cell office:value-type="string" calcext:value-type="string">
            <text:p>(Myosin-IIa_pS1943_1,PDK1_pS241_0)</text:p>
          </table:table-cell>
          <table:table-cell office:value-type="float" office:value="0.518633185711" calcext:value-type="float">
            <text:p>0.5186331857</text:p>
          </table:table-cell>
        </table:table-row>
        <table:table-row table:style-name="ro1">
          <table:table-cell office:value-type="string" calcext:value-type="string">
            <text:p>(XBP1_0,p27_0)</text:p>
          </table:table-cell>
          <table:table-cell office:value-type="float" office:value="0.518633185711" calcext:value-type="float">
            <text:p>0.5186331857</text:p>
          </table:table-cell>
        </table:table-row>
        <table:table-row table:style-name="ro1">
          <table:table-cell office:value-type="string" calcext:value-type="string">
            <text:p>(Smad1_1,PDK1_pS241_0)</text:p>
          </table:table-cell>
          <table:table-cell office:value-type="float" office:value="0.518633185711" calcext:value-type="float">
            <text:p>0.5186331857</text:p>
          </table:table-cell>
        </table:table-row>
        <table:table-row table:style-name="ro1">
          <table:table-cell office:value-type="string" calcext:value-type="string">
            <text:p>(Dvl3_1,c-Met_pY1235_1)</text:p>
          </table:table-cell>
          <table:table-cell office:value-type="float" office:value="0.518633185711" calcext:value-type="float">
            <text:p>0.5186331857</text:p>
          </table:table-cell>
        </table:table-row>
        <table:table-row table:style-name="ro1">
          <table:table-cell office:value-type="string" calcext:value-type="string">
            <text:p>(Paxillin_1)</text:p>
          </table:table-cell>
          <table:table-cell office:value-type="float" office:value="0.532638631895" calcext:value-type="float">
            <text:p>0.5326386319</text:p>
          </table:table-cell>
        </table:table-row>
        <table:table-row table:style-name="ro1">
          <table:table-cell office:value-type="string" calcext:value-type="string">
            <text:p>(14-3-3_epsilon_0)</text:p>
          </table:table-cell>
          <table:table-cell office:value-type="float" office:value="0.532638631895" calcext:value-type="float">
            <text:p>0.5326386319</text:p>
          </table:table-cell>
        </table:table-row>
        <table:table-row table:style-name="ro1">
          <table:table-cell office:value-type="string" calcext:value-type="string">
            <text:p>(Rad50_0)</text:p>
          </table:table-cell>
          <table:table-cell office:value-type="float" office:value="0.532638631895" calcext:value-type="float">
            <text:p>0.5326386319</text:p>
          </table:table-cell>
        </table:table-row>
        <table:table-row table:style-name="ro1">
          <table:table-cell office:value-type="string" calcext:value-type="string">
            <text:p>(Rb_pS807_S811_1)</text:p>
          </table:table-cell>
          <table:table-cell office:value-type="float" office:value="0.532638631895" calcext:value-type="float">
            <text:p>0.5326386319</text:p>
          </table:table-cell>
        </table:table-row>
        <table:table-row table:style-name="ro1">
          <table:table-cell office:value-type="string" calcext:value-type="string">
            <text:p>(4E-BP1_pT37T46_0)</text:p>
          </table:table-cell>
          <table:table-cell office:value-type="float" office:value="0.532638631895" calcext:value-type="float">
            <text:p>0.5326386319</text:p>
          </table:table-cell>
        </table:table-row>
        <table:table-row table:style-name="ro1">
          <table:table-cell office:value-type="string" calcext:value-type="string">
            <text:p>(Cyclin_E1_1,LKB1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Chk1_1,CD20_1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SCD1_1,Cyclin_E2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Akt_pT308_1,Ku80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S6_pS235_S236_0,PRDX1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Smad4_1,FOXO3a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PKC-pan_BetaII_pS660_0,GAPDH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PKC-alpha_0,Caspase-7_cleavedD198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PDK1_pS241_0,p27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TIGAR_1,GAPDH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PKC-alpha_0,eEF2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PRDX1_0,53BP1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SF2_1)</text:p>
          </table:table-cell>
          <table:table-cell office:value-type="float" office:value="0.550862586487" calcext:value-type="float">
            <text:p>0.5508625865</text:p>
          </table:table-cell>
        </table:table-row>
        <table:table-row table:style-name="ro1">
          <table:table-cell office:value-type="string" calcext:value-type="string">
            <text:p>(MAPK_pT202_Y204_1)</text:p>
          </table:table-cell>
          <table:table-cell office:value-type="float" office:value="0.550862586487" calcext:value-type="float">
            <text:p>0.5508625865</text:p>
          </table:table-cell>
        </table:table-row>
        <table:table-row table:style-name="ro1">
          <table:table-cell office:value-type="string" calcext:value-type="string">
            <text:p>(Src_pY527_0,ER-alpha_pS118_0)</text:p>
          </table:table-cell>
          <table:table-cell office:value-type="float" office:value="0.553191875822" calcext:value-type="float">
            <text:p>0.5531918758</text:p>
          </table:table-cell>
        </table:table-row>
        <table:table-row table:style-name="ro1">
          <table:table-cell office:value-type="string" calcext:value-type="string">
            <text:p>(Tuberin_0,PDCD4_0)</text:p>
          </table:table-cell>
          <table:table-cell office:value-type="float" office:value="0.553191875822" calcext:value-type="float">
            <text:p>0.5531918758</text:p>
          </table:table-cell>
        </table:table-row>
        <table:table-row table:style-name="ro1">
          <table:table-cell office:value-type="string" calcext:value-type="string">
            <text:p>(JAB1_1,PDCD4_0)</text:p>
          </table:table-cell>
          <table:table-cell office:value-type="float" office:value="0.553191875822" calcext:value-type="float">
            <text:p>0.5531918758</text:p>
          </table:table-cell>
        </table:table-row>
        <table:table-row table:style-name="ro1">
          <table:table-cell office:value-type="string" calcext:value-type="string">
            <text:p>(p27_0,Chk2_pT68_0)</text:p>
          </table:table-cell>
          <table:table-cell office:value-type="float" office:value="0.553191875822" calcext:value-type="float">
            <text:p>0.5531918758</text:p>
          </table:table-cell>
        </table:table-row>
        <table:table-row table:style-name="ro1">
          <table:table-cell office:value-type="string" calcext:value-type="string">
            <text:p>(TIGAR_1,SCD1_1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PDCD4_0,cIAP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Fibronectin_1,Bcl-xL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MAPK_pT202_Y204_0,53BP1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Bax_1,PRDX1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SCD1_1,TIGAR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Bcl-xL_0,ARID1A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Dvl3_1,4E-BP1_pS65_1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G6PD_1,53BP1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Akt_pT308_1,p27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Dvl3_1,XBP1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PDCD4_1,PRDX1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Dvl3_1,AR_1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Rb_pS807_S811_1,LKB1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PRDX1_0,AMPK_pT172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MAPK_pT202_Y204_1,PDCD4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AMPK_pT172_0,53BP1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Rb_pS807_S811_1,53BP1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Rb_pS807_S811_1,p27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PR_1,GAPDH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AR_1,53BP1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EGFR_1,GAPDH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Raptor_1,LKB1_0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SCD1_1,SCD1_0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PKC-alpha_0,ETS-1_0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IRS1_0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Cyclin_E1_1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p62-LCK-ligand_0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SCD1_1,FOXO3a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PRDX1_0,4E-BP1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PRDX1_0,NDRG1_pT346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PKC-alpha_0,MEK1_pS217_S221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STAT3_pY705_0,LKB1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PKC-pan_BetaII_pS660_0,LKB1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14-3-3_epsilon_1,PRDX1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Fibronectin_0,Bcl-xL_0)</text:p>
          </table:table-cell>
          <table:table-cell office:value-type="float" office:value="0.604367223019" calcext:value-type="float">
            <text:p>0.604367223</text:p>
          </table:table-cell>
        </table:table-row>
        <table:table-row table:style-name="ro1">
          <table:table-cell office:value-type="string" calcext:value-type="string">
            <text:p>(PDK1_pS241_0,Bad_pS112_0)</text:p>
          </table:table-cell>
          <table:table-cell office:value-type="float" office:value="0.604367223019" calcext:value-type="float">
            <text:p>0.604367223</text:p>
          </table:table-cell>
        </table:table-row>
        <table:table-row table:style-name="ro1">
          <table:table-cell office:value-type="string" calcext:value-type="string">
            <text:p>(Rab11_1,Dvl3_1)</text:p>
          </table:table-cell>
          <table:table-cell office:value-type="float" office:value="0.604367223019" calcext:value-type="float">
            <text:p>0.604367223</text:p>
          </table:table-cell>
        </table:table-row>
        <table:table-row table:style-name="ro1">
          <table:table-cell office:value-type="string" calcext:value-type="string">
            <text:p>(PKC-alpha_1,GAPDH_0)</text:p>
          </table:table-cell>
          <table:table-cell office:value-type="float" office:value="0.604367223019" calcext:value-type="float">
            <text:p>0.604367223</text:p>
          </table:table-cell>
        </table:table-row>
        <table:table-row table:style-name="ro1">
          <table:table-cell office:value-type="string" calcext:value-type="string">
            <text:p>(PRDX1_1,PKC-alpha_0)</text:p>
          </table:table-cell>
          <table:table-cell office:value-type="float" office:value="0.604367223019" calcext:value-type="float">
            <text:p>0.604367223</text:p>
          </table:table-cell>
        </table:table-row>
        <table:table-row table:style-name="ro1">
          <table:table-cell office:value-type="string" calcext:value-type="string">
            <text:p>(JAB1_0,PDCD4_0)</text:p>
          </table:table-cell>
          <table:table-cell office:value-type="float" office:value="0.604367223019" calcext:value-type="float">
            <text:p>0.604367223</text:p>
          </table:table-cell>
        </table:table-row>
        <table:table-row table:style-name="ro1">
          <table:table-cell office:value-type="string" calcext:value-type="string">
            <text:p>(PRDX1_0,beta-Catenin_0)</text:p>
          </table:table-cell>
          <table:table-cell office:value-type="float" office:value="0.604367223019" calcext:value-type="float">
            <text:p>0.604367223</text:p>
          </table:table-cell>
        </table:table-row>
        <table:table-row table:style-name="ro1">
          <table:table-cell office:value-type="string" calcext:value-type="string">
            <text:p>(S6_pS235_S236_1,Akt_pT308_1)</text:p>
          </table:table-cell>
          <table:table-cell office:value-type="float" office:value="0.604367223019" calcext:value-type="float">
            <text:p>0.604367223</text:p>
          </table:table-cell>
        </table:table-row>
        <table:table-row table:style-name="ro1">
          <table:table-cell office:value-type="string" calcext:value-type="string">
            <text:p>(PRAS40_pT246_0,p27_0)</text:p>
          </table:table-cell>
          <table:table-cell office:value-type="float" office:value="0.604367223019" calcext:value-type="float">
            <text:p>0.604367223</text:p>
          </table:table-cell>
        </table:table-row>
        <table:table-row table:style-name="ro1">
          <table:table-cell office:value-type="string" calcext:value-type="string">
            <text:p>(PDCD4_0,ACC1_0)</text:p>
          </table:table-cell>
          <table:table-cell office:value-type="float" office:value="0.604367223019" calcext:value-type="float">
            <text:p>0.604367223</text:p>
          </table:table-cell>
        </table:table-row>
        <table:table-row table:style-name="ro1">
          <table:table-cell office:value-type="string" calcext:value-type="string">
            <text:p>(ER-alpha_pS118_0,ACC1_0)</text:p>
          </table:table-cell>
          <table:table-cell office:value-type="float" office:value="0.604367223019" calcext:value-type="float">
            <text:p>0.604367223</text:p>
          </table:table-cell>
        </table:table-row>
        <table:table-row table:style-name="ro1">
          <table:table-cell office:value-type="string" calcext:value-type="string">
            <text:p>(Stathmin_1,Dvl3_1)</text:p>
          </table:table-cell>
          <table:table-cell office:value-type="float" office:value="0.604367223019" calcext:value-type="float">
            <text:p>0.604367223</text:p>
          </table:table-cell>
        </table:table-row>
        <table:table-row table:style-name="ro1">
          <table:table-cell office:value-type="string" calcext:value-type="string">
            <text:p>(PI3K-p85_1,PDCD4_0)</text:p>
          </table:table-cell>
          <table:table-cell office:value-type="float" office:value="0.604367223019" calcext:value-type="float">
            <text:p>0.604367223</text:p>
          </table:table-cell>
        </table:table-row>
        <table:table-row table:style-name="ro1">
          <table:table-cell office:value-type="string" calcext:value-type="string">
            <text:p>(p27_pT198_0,53BP1_0)</text:p>
          </table:table-cell>
          <table:table-cell office:value-type="float" office:value="0.604367223019" calcext:value-type="float">
            <text:p>0.604367223</text:p>
          </table:table-cell>
        </table:table-row>
        <table:table-row table:style-name="ro1">
          <table:table-cell office:value-type="string" calcext:value-type="string">
            <text:p>(Bax_1)</text:p>
          </table:table-cell>
          <table:table-cell office:value-type="float" office:value="0.608024363687" calcext:value-type="float">
            <text:p>0.6080243637</text:p>
          </table:table-cell>
        </table:table-row>
        <table:table-row table:style-name="ro1">
          <table:table-cell office:value-type="string" calcext:value-type="string">
            <text:p>(AR_1)</text:p>
          </table:table-cell>
          <table:table-cell office:value-type="float" office:value="0.608024363687" calcext:value-type="float">
            <text:p>0.6080243637</text:p>
          </table:table-cell>
        </table:table-row>
        <table:table-row table:style-name="ro1">
          <table:table-cell office:value-type="string" calcext:value-type="string">
            <text:p>(YAP_pS127_1)</text:p>
          </table:table-cell>
          <table:table-cell office:value-type="float" office:value="0.608024363687" calcext:value-type="float">
            <text:p>0.6080243637</text:p>
          </table:table-cell>
        </table:table-row>
        <table:table-row table:style-name="ro1">
          <table:table-cell office:value-type="string" calcext:value-type="string">
            <text:p>(PEA15_pS116_0)</text:p>
          </table:table-cell>
          <table:table-cell office:value-type="float" office:value="0.608024363687" calcext:value-type="float">
            <text:p>0.6080243637</text:p>
          </table:table-cell>
        </table:table-row>
        <table:table-row table:style-name="ro1">
          <table:table-cell office:value-type="string" calcext:value-type="string">
            <text:p>(p27_pT198_0,EGFR_pY1068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SF2_0,PRDX1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NF-kB-p65_pS536_0,LKB1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Annexin_VII_1,FOXO3a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PDK1_pS241_0,GAPDH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Tuberin_pT1462_1,GAPDH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Myosin-IIa_pS1943_1,Dvl3_1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p27_0,Bad_pS112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PKC-alpha_0,p27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mTOR_1,p27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PDCD4_0,GAPDH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Smad4_1,PKC-alpha_0)</text:p>
          </table:table-cell>
          <table:table-cell office:value-type="float" office:value="0.627327962609" calcext:value-type="float">
            <text:p>0.6273279626</text:p>
          </table:table-cell>
        </table:table-row>
        <table:table-row table:style-name="ro1">
          <table:table-cell office:value-type="string" calcext:value-type="string">
            <text:p>(Bcl-xL_0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PRDX1_0,PKC-alpha_0,LKB1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p21_1,LKB1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VEGFR2_0,LKB1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Smad4_1,EGFR_pY1068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GATA3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Dvl3_1,PRDX1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TSC1_1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eEF2K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Chk1_pS345_1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ARID1A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FOXO3a_0,Caspase-7_cleavedD198_0)</text:p>
          </table:table-cell>
          <table:table-cell office:value-type="float" office:value="0.655274489881" calcext:value-type="float">
            <text:p>0.6552744899</text:p>
          </table:table-cell>
        </table:table-row>
        <table:table-row table:style-name="ro1">
          <table:table-cell office:value-type="string" calcext:value-type="string">
            <text:p>(MYH11_1,PRDX1_0)</text:p>
          </table:table-cell>
          <table:table-cell office:value-type="float" office:value="0.655274489881" calcext:value-type="float">
            <text:p>0.6552744899</text:p>
          </table:table-cell>
        </table:table-row>
        <table:table-row table:style-name="ro1">
          <table:table-cell office:value-type="string" calcext:value-type="string">
            <text:p>(Bad_pS112_1,PDCD4_0)</text:p>
          </table:table-cell>
          <table:table-cell office:value-type="float" office:value="0.655274489881" calcext:value-type="float">
            <text:p>0.6552744899</text:p>
          </table:table-cell>
        </table:table-row>
        <table:table-row table:style-name="ro1">
          <table:table-cell office:value-type="string" calcext:value-type="string">
            <text:p>(beta-Catenin_1,LKB1_0)</text:p>
          </table:table-cell>
          <table:table-cell office:value-type="float" office:value="0.655274489881" calcext:value-type="float">
            <text:p>0.6552744899</text:p>
          </table:table-cell>
        </table:table-row>
        <table:table-row table:style-name="ro1">
          <table:table-cell office:value-type="string" calcext:value-type="string">
            <text:p>(Rab-25_0,53BP1_0)</text:p>
          </table:table-cell>
          <table:table-cell office:value-type="float" office:value="0.655274489881" calcext:value-type="float">
            <text:p>0.6552744899</text:p>
          </table:table-cell>
        </table:table-row>
        <table:table-row table:style-name="ro1">
          <table:table-cell office:value-type="string" calcext:value-type="string">
            <text:p>(Rab-25_0,GAPDH_0)</text:p>
          </table:table-cell>
          <table:table-cell office:value-type="float" office:value="0.655274489881" calcext:value-type="float">
            <text:p>0.6552744899</text:p>
          </table:table-cell>
        </table:table-row>
        <table:table-row table:style-name="ro1">
          <table:table-cell office:value-type="string" calcext:value-type="string">
            <text:p>(Dvl3_1,Annexin_VII_1)</text:p>
          </table:table-cell>
          <table:table-cell office:value-type="float" office:value="0.655274489881" calcext:value-type="float">
            <text:p>0.6552744899</text:p>
          </table:table-cell>
        </table:table-row>
        <table:table-row table:style-name="ro1">
          <table:table-cell office:value-type="string" calcext:value-type="string">
            <text:p>(Rad50_0,p27_0)</text:p>
          </table:table-cell>
          <table:table-cell office:value-type="float" office:value="0.655274489881" calcext:value-type="float">
            <text:p>0.6552744899</text:p>
          </table:table-cell>
        </table:table-row>
        <table:table-row table:style-name="ro1">
          <table:table-cell office:value-type="string" calcext:value-type="string">
            <text:p>(PRDX1_1,53BP1_0)</text:p>
          </table:table-cell>
          <table:table-cell office:value-type="float" office:value="0.655274489881" calcext:value-type="float">
            <text:p>0.6552744899</text:p>
          </table:table-cell>
        </table:table-row>
        <table:table-row table:style-name="ro1">
          <table:table-cell office:value-type="string" calcext:value-type="string">
            <text:p>(PKC-pan_BetaII_pS660_1,p27_0)</text:p>
          </table:table-cell>
          <table:table-cell office:value-type="float" office:value="0.655274489881" calcext:value-type="float">
            <text:p>0.6552744899</text:p>
          </table:table-cell>
        </table:table-row>
        <table:table-row table:style-name="ro1">
          <table:table-cell office:value-type="string" calcext:value-type="string">
            <text:p>(PRDX1_0,Bad_pS112_0)</text:p>
          </table:table-cell>
          <table:table-cell office:value-type="float" office:value="0.666378787398" calcext:value-type="float">
            <text:p>0.6663787874</text:p>
          </table:table-cell>
        </table:table-row>
        <table:table-row table:style-name="ro1">
          <table:table-cell office:value-type="string" calcext:value-type="string">
            <text:p>(B-Raf_0)</text:p>
          </table:table-cell>
          <table:table-cell office:value-type="float" office:value="0.666378787398" calcext:value-type="float">
            <text:p>0.6663787874</text:p>
          </table:table-cell>
        </table:table-row>
        <table:table-row table:style-name="ro1">
          <table:table-cell office:value-type="string" calcext:value-type="string">
            <text:p>(STAT5-alpha_1)</text:p>
          </table:table-cell>
          <table:table-cell office:value-type="float" office:value="0.666378787398" calcext:value-type="float">
            <text:p>0.6663787874</text:p>
          </table:table-cell>
        </table:table-row>
        <table:table-row table:style-name="ro1">
          <table:table-cell office:value-type="string" calcext:value-type="string">
            <text:p>(mTOR_1)</text:p>
          </table:table-cell>
          <table:table-cell office:value-type="float" office:value="0.666378787398" calcext:value-type="float">
            <text:p>0.6663787874</text:p>
          </table:table-cell>
        </table:table-row>
        <table:table-row table:style-name="ro1">
          <table:table-cell office:value-type="string" calcext:value-type="string">
            <text:p>(AMPK_pT172_1)</text:p>
          </table:table-cell>
          <table:table-cell office:value-type="float" office:value="0.666378787398" calcext:value-type="float">
            <text:p>0.6663787874</text:p>
          </table:table-cell>
        </table:table-row>
        <table:table-row table:style-name="ro1">
          <table:table-cell office:value-type="string" calcext:value-type="string">
            <text:p>(YAP_1,Bad_pS112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Dvl3_1,NDRG1_pT346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LKB1_0,4E-BP1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PDCD4_0,53BP1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MAPK_pT202_Y204_0)</text:p>
          </table:table-cell>
          <table:table-cell office:value-type="float" office:value="0.683763458758" calcext:value-type="float">
            <text:p>0.6837634588</text:p>
          </table:table-cell>
        </table:table-row>
        <table:table-row table:style-name="ro1">
          <table:table-cell office:value-type="string" calcext:value-type="string">
            <text:p>(4E-BP1_pT37T46_1,p27_0)</text:p>
          </table:table-cell>
          <table:table-cell office:value-type="float" office:value="0.692504893789" calcext:value-type="float">
            <text:p>0.6925048938</text:p>
          </table:table-cell>
        </table:table-row>
        <table:table-row table:style-name="ro1">
          <table:table-cell office:value-type="string" calcext:value-type="string">
            <text:p>(p27_0,4E-BP1_0)</text:p>
          </table:table-cell>
          <table:table-cell office:value-type="float" office:value="0.692504893789" calcext:value-type="float">
            <text:p>0.6925048938</text:p>
          </table:table-cell>
        </table:table-row>
        <table:table-row table:style-name="ro1">
          <table:table-cell office:value-type="string" calcext:value-type="string">
            <text:p>(PRDX1_0,PRAS40_pT246_0)</text:p>
          </table:table-cell>
          <table:table-cell office:value-type="float" office:value="0.692504893789" calcext:value-type="float">
            <text:p>0.6925048938</text:p>
          </table:table-cell>
        </table:table-row>
        <table:table-row table:style-name="ro1">
          <table:table-cell office:value-type="string" calcext:value-type="string">
            <text:p>(Akt_1,PDCD4_0)</text:p>
          </table:table-cell>
          <table:table-cell office:value-type="float" office:value="0.692504893789" calcext:value-type="float">
            <text:p>0.6925048938</text:p>
          </table:table-cell>
        </table:table-row>
        <table:table-row table:style-name="ro1">
          <table:table-cell office:value-type="string" calcext:value-type="string">
            <text:p>(ERK2_1,p27_0)</text:p>
          </table:table-cell>
          <table:table-cell office:value-type="float" office:value="0.692504893789" calcext:value-type="float">
            <text:p>0.6925048938</text:p>
          </table:table-cell>
        </table:table-row>
        <table:table-row table:style-name="ro1">
          <table:table-cell office:value-type="string" calcext:value-type="string">
            <text:p>(AMPK_pT172_1,53BP1_0)</text:p>
          </table:table-cell>
          <table:table-cell office:value-type="float" office:value="0.692504893789" calcext:value-type="float">
            <text:p>0.6925048938</text:p>
          </table:table-cell>
        </table:table-row>
        <table:table-row table:style-name="ro1">
          <table:table-cell office:value-type="string" calcext:value-type="string">
            <text:p>(SCD1_1)</text:p>
          </table:table-cell>
          <table:table-cell office:value-type="float" office:value="0.701526506632" calcext:value-type="float">
            <text:p>0.7015265066</text:p>
          </table:table-cell>
        </table:table-row>
        <table:table-row table:style-name="ro1">
          <table:table-cell office:value-type="string" calcext:value-type="string">
            <text:p>(4E-BP1_pS65_1,LKB1_0)</text:p>
          </table:table-cell>
          <table:table-cell office:value-type="float" office:value="0.704457575249" calcext:value-type="float">
            <text:p>0.7044575752</text:p>
          </table:table-cell>
        </table:table-row>
        <table:table-row table:style-name="ro1">
          <table:table-cell office:value-type="string" calcext:value-type="string">
            <text:p>(TAZ_0)</text:p>
          </table:table-cell>
          <table:table-cell office:value-type="float" office:value="0.704457575249" calcext:value-type="float">
            <text:p>0.7044575752</text:p>
          </table:table-cell>
        </table:table-row>
        <table:table-row table:style-name="ro1">
          <table:table-cell office:value-type="string" calcext:value-type="string">
            <text:p>(NF-kB-p65_pS536_1)</text:p>
          </table:table-cell>
          <table:table-cell office:value-type="float" office:value="0.704457575249" calcext:value-type="float">
            <text:p>0.7044575752</text:p>
          </table:table-cell>
        </table:table-row>
        <table:table-row table:style-name="ro1">
          <table:table-cell office:value-type="string" calcext:value-type="string">
            <text:p>(p70S6K_pT389_1,LKB1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Akt_pT308_1,Cyclin_E2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NF-kB-p65_pS536_1,LKB1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Chk1_1,ACC_pS79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CD20_1,FOXO3a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LKB1_0,eIF4G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SCD1_1,Rab-25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PDK1_pS241_0,NDRG1_pT346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Dvl3_1,Chk1_pS345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JNK_pT183_Y185_1,PRDX1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PDCD4_1,LKB1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YAP_1,LKB1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GAPDH_0,14-3-3_zeta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Ku80_1,GAPDH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Chk1_1,PDCD4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Rb_pS807_S811_1,PDCD4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AMPK_pT172_1,PKC-alpha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PKC-pan_BetaII_pS660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AMPK_pT172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Annexin_VII_1,Bad_pS112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AR_1,LKB1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PDCD4_0,p62-LCK-ligand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PKC-alpha_0,Cyclin_E2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XRCC1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Chk2_pT68_1)</text:p>
          </table:table-cell>
          <table:table-cell office:value-type="float" office:value="0.741387592174" calcext:value-type="float">
            <text:p>0.7413875922</text:p>
          </table:table-cell>
        </table:table-row>
        <table:table-row table:style-name="ro1">
          <table:table-cell office:value-type="string" calcext:value-type="string">
            <text:p>(FoxM1_1)</text:p>
          </table:table-cell>
          <table:table-cell office:value-type="float" office:value="0.741387592174" calcext:value-type="float">
            <text:p>0.7413875922</text:p>
          </table:table-cell>
        </table:table-row>
        <table:table-row table:style-name="ro1">
          <table:table-cell office:value-type="string" calcext:value-type="string">
            <text:p>(Akt_pT308_1,PDCD4_0)</text:p>
          </table:table-cell>
          <table:table-cell office:value-type="float" office:value="0.741613735583" calcext:value-type="float">
            <text:p>0.7416137356</text:p>
          </table:table-cell>
        </table:table-row>
        <table:table-row table:style-name="ro1">
          <table:table-cell office:value-type="string" calcext:value-type="string">
            <text:p>(NDRG1_pT346_1,Dvl3_1)</text:p>
          </table:table-cell>
          <table:table-cell office:value-type="float" office:value="0.741613735583" calcext:value-type="float">
            <text:p>0.7416137356</text:p>
          </table:table-cell>
        </table:table-row>
        <table:table-row table:style-name="ro1">
          <table:table-cell office:value-type="string" calcext:value-type="string">
            <text:p>(PDK1_pS241_0,ACC_pS79_0)</text:p>
          </table:table-cell>
          <table:table-cell office:value-type="float" office:value="0.741613735583" calcext:value-type="float">
            <text:p>0.7416137356</text:p>
          </table:table-cell>
        </table:table-row>
        <table:table-row table:style-name="ro1">
          <table:table-cell office:value-type="string" calcext:value-type="string">
            <text:p>(YAP_0,Bcl-xL_0)</text:p>
          </table:table-cell>
          <table:table-cell office:value-type="float" office:value="0.741613735583" calcext:value-type="float">
            <text:p>0.7416137356</text:p>
          </table:table-cell>
        </table:table-row>
        <table:table-row table:style-name="ro1">
          <table:table-cell office:value-type="string" calcext:value-type="string">
            <text:p>(Dvl3_1,Bid_1)</text:p>
          </table:table-cell>
          <table:table-cell office:value-type="float" office:value="0.741613735583" calcext:value-type="float">
            <text:p>0.7416137356</text:p>
          </table:table-cell>
        </table:table-row>
        <table:table-row table:style-name="ro1">
          <table:table-cell office:value-type="string" calcext:value-type="string">
            <text:p>(PRDX1_0,p62-LCK-ligand_0)</text:p>
          </table:table-cell>
          <table:table-cell office:value-type="float" office:value="0.741613735583" calcext:value-type="float">
            <text:p>0.7416137356</text:p>
          </table:table-cell>
        </table:table-row>
        <table:table-row table:style-name="ro1">
          <table:table-cell office:value-type="string" calcext:value-type="string">
            <text:p>(p27_0,eIF4G_0)</text:p>
          </table:table-cell>
          <table:table-cell office:value-type="float" office:value="0.741613735583" calcext:value-type="float">
            <text:p>0.7416137356</text:p>
          </table:table-cell>
        </table:table-row>
        <table:table-row table:style-name="ro1">
          <table:table-cell office:value-type="string" calcext:value-type="string">
            <text:p>(Tuberin_1,PDK1_pS241_0)</text:p>
          </table:table-cell>
          <table:table-cell office:value-type="float" office:value="0.741613735583" calcext:value-type="float">
            <text:p>0.7416137356</text:p>
          </table:table-cell>
        </table:table-row>
        <table:table-row table:style-name="ro1">
          <table:table-cell office:value-type="string" calcext:value-type="string">
            <text:p>(PRDX1_0,G6PD_0)</text:p>
          </table:table-cell>
          <table:table-cell office:value-type="float" office:value="0.741613735583" calcext:value-type="float">
            <text:p>0.7416137356</text:p>
          </table:table-cell>
        </table:table-row>
        <table:table-row table:style-name="ro1">
          <table:table-cell office:value-type="string" calcext:value-type="string">
            <text:p>(LKB1_0,ACC_pS79_0)</text:p>
          </table:table-cell>
          <table:table-cell office:value-type="float" office:value="0.741613735583" calcext:value-type="float">
            <text:p>0.7416137356</text:p>
          </table:table-cell>
        </table:table-row>
        <table:table-row table:style-name="ro1">
          <table:table-cell office:value-type="string" calcext:value-type="string">
            <text:p>(PDCD4_0,P-Cadherin_0)</text:p>
          </table:table-cell>
          <table:table-cell office:value-type="float" office:value="0.741613735583" calcext:value-type="float">
            <text:p>0.7416137356</text:p>
          </table:table-cell>
        </table:table-row>
        <table:table-row table:style-name="ro1">
          <table:table-cell office:value-type="string" calcext:value-type="string">
            <text:p>(Smad1_1,PDCD4_0)</text:p>
          </table:table-cell>
          <table:table-cell office:value-type="float" office:value="0.741613735583" calcext:value-type="float">
            <text:p>0.7416137356</text:p>
          </table:table-cell>
        </table:table-row>
        <table:table-row table:style-name="ro1">
          <table:table-cell office:value-type="string" calcext:value-type="string">
            <text:p>(cIAP_0,Bcl-xL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NF-kB-p65_pS536_1,PRDX1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p70S6K_pT389_1,Dvl3_1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GAPDH_0,Collagen_VI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p38_MAPK_1)</text:p>
          </table:table-cell>
          <table:table-cell office:value-type="float" office:value="0.760030454608" calcext:value-type="float">
            <text:p>0.7600304546</text:p>
          </table:table-cell>
        </table:table-row>
        <table:table-row table:style-name="ro1">
          <table:table-cell office:value-type="string" calcext:value-type="string">
            <text:p>(Stathmin_0)</text:p>
          </table:table-cell>
          <table:table-cell office:value-type="float" office:value="0.760030454608" calcext:value-type="float">
            <text:p>0.7600304546</text:p>
          </table:table-cell>
        </table:table-row>
        <table:table-row table:style-name="ro1">
          <table:table-cell office:value-type="string" calcext:value-type="string">
            <text:p>(SCD1_1,G6PD_1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LKB1_0,Cyclin_E2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MSH6_1,SCD1_0)</text:p>
          </table:table-cell>
          <table:table-cell office:value-type="float" office:value="0.783417271328" calcext:value-type="float">
            <text:p>0.7834172713</text:p>
          </table:table-cell>
        </table:table-row>
        <table:table-row table:style-name="ro1">
          <table:table-cell office:value-type="string" calcext:value-type="string">
            <text:p>(p70S6K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PRDX1_0,LKB1_0,53BP1_0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Cyclin_E1_1,Bcl-xL_0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SCD1_0,ARHI_0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TIGAR_1,SCD1_0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ER-alpha_pS118_0,c-Met_pY1235_0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Dvl3_1,Cyclin_E1_1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NF-kB-p65_pS536_0,GAPDH_0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PDCD4_0,CD49b_0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Chk1_1,p27_pT198_0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p27_pT198_0,FOXO3a_0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LKB1_0,AMPK_pT172_0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Rictor_pT1135_1,Dvl3_1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Ku80_1,PRDX1_0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Chk2_pT68_1,PDCD4_0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NDRG1_pT346_1,p27_0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Bcl-xL_0,4E-BP1_pT37T46_0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Chk1_1,c-Met_pY1235_1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Fibronectin_1,p27_0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HER3_pY1289_1,Dvl3_1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p70S6K_pT389_1)</text:p>
          </table:table-cell>
          <table:table-cell office:value-type="float" office:value="0.800508420769" calcext:value-type="float">
            <text:p>0.8005084208</text:p>
          </table:table-cell>
        </table:table-row>
        <table:table-row table:style-name="ro1">
          <table:table-cell office:value-type="string" calcext:value-type="string">
            <text:p>(LKB1_1)</text:p>
          </table:table-cell>
          <table:table-cell office:value-type="float" office:value="0.800508420769" calcext:value-type="float">
            <text:p>0.8005084208</text:p>
          </table:table-cell>
        </table:table-row>
        <table:table-row table:style-name="ro1">
          <table:table-cell office:value-type="string" calcext:value-type="string">
            <text:p>(Rab-25_0)</text:p>
          </table:table-cell>
          <table:table-cell office:value-type="float" office:value="0.800508420769" calcext:value-type="float">
            <text:p>0.8005084208</text:p>
          </table:table-cell>
        </table:table-row>
        <table:table-row table:style-name="ro1">
          <table:table-cell office:value-type="string" calcext:value-type="string">
            <text:p>(MEK1_pS217_S221_0,LKB1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Chk1_1,p70S6K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LKB1_0,Caspase-7_cleavedD198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Dvl3_1,PKC-pan_BetaII_pS660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Dvl3_1,PDK1_pS241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EGFR_pY1173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Src_pY527_1,c-Met_pY1235_1)</text:p>
          </table:table-cell>
          <table:table-cell office:value-type="float" office:value="0.83039541789" calcext:value-type="float">
            <text:p>0.8303954179</text:p>
          </table:table-cell>
        </table:table-row>
        <table:table-row table:style-name="ro1">
          <table:table-cell office:value-type="string" calcext:value-type="string">
            <text:p>(Collagen_VI_1,p27_0)</text:p>
          </table:table-cell>
          <table:table-cell office:value-type="float" office:value="0.83039541789" calcext:value-type="float">
            <text:p>0.8303954179</text:p>
          </table:table-cell>
        </table:table-row>
        <table:table-row table:style-name="ro1">
          <table:table-cell office:value-type="string" calcext:value-type="string">
            <text:p>(Src_pY527_1,PRDX1_0)</text:p>
          </table:table-cell>
          <table:table-cell office:value-type="float" office:value="0.83039541789" calcext:value-type="float">
            <text:p>0.8303954179</text:p>
          </table:table-cell>
        </table:table-row>
        <table:table-row table:style-name="ro1">
          <table:table-cell office:value-type="string" calcext:value-type="string">
            <text:p>(S6_pS235_S236_1,Bad_pS112_0)</text:p>
          </table:table-cell>
          <table:table-cell office:value-type="float" office:value="0.83039541789" calcext:value-type="float">
            <text:p>0.8303954179</text:p>
          </table:table-cell>
        </table:table-row>
        <table:table-row table:style-name="ro1">
          <table:table-cell office:value-type="string" calcext:value-type="string">
            <text:p>(Raptor_0,LKB1_0)</text:p>
          </table:table-cell>
          <table:table-cell office:value-type="float" office:value="0.83039541789" calcext:value-type="float">
            <text:p>0.8303954179</text:p>
          </table:table-cell>
        </table:table-row>
        <table:table-row table:style-name="ro1">
          <table:table-cell office:value-type="string" calcext:value-type="string">
            <text:p>(A-Raf_pS299_1,PRDX1_0)</text:p>
          </table:table-cell>
          <table:table-cell office:value-type="float" office:value="0.83039541789" calcext:value-type="float">
            <text:p>0.8303954179</text:p>
          </table:table-cell>
        </table:table-row>
        <table:table-row table:style-name="ro1">
          <table:table-cell office:value-type="string" calcext:value-type="string">
            <text:p>(RBM15_0,ER-alpha_pS118_0)</text:p>
          </table:table-cell>
          <table:table-cell office:value-type="float" office:value="0.83039541789" calcext:value-type="float">
            <text:p>0.8303954179</text:p>
          </table:table-cell>
        </table:table-row>
        <table:table-row table:style-name="ro1">
          <table:table-cell office:value-type="string" calcext:value-type="string">
            <text:p>(DJ-1_0)</text:p>
          </table:table-cell>
          <table:table-cell office:value-type="float" office:value="0.837003564406" calcext:value-type="float">
            <text:p>0.8370035644</text:p>
          </table:table-cell>
        </table:table-row>
        <table:table-row table:style-name="ro1">
          <table:table-cell office:value-type="string" calcext:value-type="string">
            <text:p>(YB-1_0)</text:p>
          </table:table-cell>
          <table:table-cell office:value-type="float" office:value="0.837003564406" calcext:value-type="float">
            <text:p>0.8370035644</text:p>
          </table:table-cell>
        </table:table-row>
        <table:table-row table:style-name="ro1">
          <table:table-cell office:value-type="string" calcext:value-type="string">
            <text:p>(SCD1_1,c-Met_pY1235_1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FOXO3a_0,14-3-3_epsilon_0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Rb_pS807_S811_1,Bad_pS112_0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Stathmin_1,PRDX1_0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Rab11_1,PKC-alpha_0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S6_pS235_S236_0,Bcl-xL_0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Bid_1,53BP1_0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Ku80_1,Bcl-xL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LKB1_0,B-Raf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Bid_1,LKB1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LKB1_0,Akt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LKB1_0,CDK1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PI3K-p110-alpha_1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Smad3_1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14-3-3_zeta_1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ACC_pS79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CDK1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PRDX1_0,HER2_pY1248_0)</text:p>
          </table:table-cell>
          <table:table-cell office:value-type="float" office:value="0.877686929665" calcext:value-type="float">
            <text:p>0.8776869297</text:p>
          </table:table-cell>
        </table:table-row>
        <table:table-row table:style-name="ro1">
          <table:table-cell office:value-type="string" calcext:value-type="string">
            <text:p>(PKC-alpha_0,LKB1_0,Ku80_0)</text:p>
          </table:table-cell>
          <table:table-cell office:value-type="float" office:value="0.877686929665" calcext:value-type="float">
            <text:p>0.8776869297</text:p>
          </table:table-cell>
        </table:table-row>
        <table:table-row table:style-name="ro1">
          <table:table-cell office:value-type="string" calcext:value-type="string">
            <text:p>(PRDX1_1,Dvl3_1)</text:p>
          </table:table-cell>
          <table:table-cell office:value-type="float" office:value="0.877686929665" calcext:value-type="float">
            <text:p>0.8776869297</text:p>
          </table:table-cell>
        </table:table-row>
        <table:table-row table:style-name="ro1">
          <table:table-cell office:value-type="string" calcext:value-type="string">
            <text:p>(JAB1_0,PDK1_pS241_0)</text:p>
          </table:table-cell>
          <table:table-cell office:value-type="float" office:value="0.877686929665" calcext:value-type="float">
            <text:p>0.8776869297</text:p>
          </table:table-cell>
        </table:table-row>
        <table:table-row table:style-name="ro1">
          <table:table-cell office:value-type="string" calcext:value-type="string">
            <text:p>(p62-LCK-ligand_0,p27_0)</text:p>
          </table:table-cell>
          <table:table-cell office:value-type="float" office:value="0.877686929665" calcext:value-type="float">
            <text:p>0.8776869297</text:p>
          </table:table-cell>
        </table:table-row>
        <table:table-row table:style-name="ro1">
          <table:table-cell office:value-type="string" calcext:value-type="string">
            <text:p>(Rab-25_0,FOXO3a_0)</text:p>
          </table:table-cell>
          <table:table-cell office:value-type="float" office:value="0.877686929665" calcext:value-type="float">
            <text:p>0.8776869297</text:p>
          </table:table-cell>
        </table:table-row>
        <table:table-row table:style-name="ro1">
          <table:table-cell office:value-type="string" calcext:value-type="string">
            <text:p>(PKC-pan_BetaII_pS660_1,LKB1_0)</text:p>
          </table:table-cell>
          <table:table-cell office:value-type="float" office:value="0.877686929665" calcext:value-type="float">
            <text:p>0.8776869297</text:p>
          </table:table-cell>
        </table:table-row>
        <table:table-row table:style-name="ro1">
          <table:table-cell office:value-type="string" calcext:value-type="string">
            <text:p>(c-Jun_pS73_0,53BP1_0)</text:p>
          </table:table-cell>
          <table:table-cell office:value-type="float" office:value="0.877686929665" calcext:value-type="float">
            <text:p>0.8776869297</text:p>
          </table:table-cell>
        </table:table-row>
        <table:table-row table:style-name="ro1">
          <table:table-cell office:value-type="string" calcext:value-type="string">
            <text:p>(Tuberin_1,PDCD4_0)</text:p>
          </table:table-cell>
          <table:table-cell office:value-type="float" office:value="0.877686929665" calcext:value-type="float">
            <text:p>0.8776869297</text:p>
          </table:table-cell>
        </table:table-row>
        <table:table-row table:style-name="ro1">
          <table:table-cell office:value-type="string" calcext:value-type="string">
            <text:p>(PDCD4_0,IGFBP2_0)</text:p>
          </table:table-cell>
          <table:table-cell office:value-type="float" office:value="0.877686929665" calcext:value-type="float">
            <text:p>0.8776869297</text:p>
          </table:table-cell>
        </table:table-row>
        <table:table-row table:style-name="ro1">
          <table:table-cell office:value-type="string" calcext:value-type="string">
            <text:p>(Bad_pS112_1,PRDX1_0)</text:p>
          </table:table-cell>
          <table:table-cell office:value-type="float" office:value="0.877686929665" calcext:value-type="float">
            <text:p>0.8776869297</text:p>
          </table:table-cell>
        </table:table-row>
        <table:table-row table:style-name="ro1">
          <table:table-cell office:value-type="string" calcext:value-type="string">
            <text:p>(GAPDH_0,C-Raf_0)</text:p>
          </table:table-cell>
          <table:table-cell office:value-type="float" office:value="0.877686929665" calcext:value-type="float">
            <text:p>0.8776869297</text:p>
          </table:table-cell>
        </table:table-row>
        <table:table-row table:style-name="ro1">
          <table:table-cell office:value-type="string" calcext:value-type="string">
            <text:p>(S6_pS235_S236_1,PKC-alpha_0)</text:p>
          </table:table-cell>
          <table:table-cell office:value-type="float" office:value="0.877686929665" calcext:value-type="float">
            <text:p>0.8776869297</text:p>
          </table:table-cell>
        </table:table-row>
        <table:table-row table:style-name="ro1">
          <table:table-cell office:value-type="string" calcext:value-type="string">
            <text:p>(Chk2_pT68_1,p27_0)</text:p>
          </table:table-cell>
          <table:table-cell office:value-type="float" office:value="0.877686929665" calcext:value-type="float">
            <text:p>0.8776869297</text:p>
          </table:table-cell>
        </table:table-row>
        <table:table-row table:style-name="ro1">
          <table:table-cell office:value-type="string" calcext:value-type="string">
            <text:p>(Chk1_pS345_1,GAPDH_0)</text:p>
          </table:table-cell>
          <table:table-cell office:value-type="float" office:value="0.877686929665" calcext:value-type="float">
            <text:p>0.8776869297</text:p>
          </table:table-cell>
        </table:table-row>
        <table:table-row table:style-name="ro1">
          <table:table-cell office:value-type="string" calcext:value-type="string">
            <text:p>(p21_1,PRDX1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STAT3_pY705_0,PRDX1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G6PD_1,FOXO3a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FOXO3a_0,C-Raf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Ku80_0,FOXO3a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BRCA2_1,PRDX1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PRDX1_0,p70S6K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LKB1_0,4E-BP1_pT37T46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YB-1_pS102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Akt_pS473_1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BRCA2_1)</text:p>
          </table:table-cell>
          <table:table-cell office:value-type="float" office:value="0.892777295341" calcext:value-type="float">
            <text:p>0.8927772953</text:p>
          </table:table-cell>
        </table:table-row>
        <table:table-row table:style-name="ro1">
          <table:table-cell office:value-type="string" calcext:value-type="string">
            <text:p>(LKB1_0,Chk1_pS345_0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PDK1_pS241_0,PDCD4_0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HER2_0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p27_0)</text:p>
          </table:table-cell>
          <table:table-cell office:value-type="float" office:value="0.91866547112" calcext:value-type="float">
            <text:p>0.9186654711</text:p>
          </table:table-cell>
        </table:table-row>
        <table:table-row table:style-name="ro1">
          <table:table-cell office:value-type="string" calcext:value-type="string">
            <text:p>(YB-1_0,LKB1_0)</text:p>
          </table:table-cell>
          <table:table-cell office:value-type="float" office:value="0.921986459704" calcext:value-type="float">
            <text:p>0.9219864597</text:p>
          </table:table-cell>
        </table:table-row>
        <table:table-row table:style-name="ro1">
          <table:table-cell office:value-type="string" calcext:value-type="string">
            <text:p>(ATM_1,PRDX1_0)</text:p>
          </table:table-cell>
          <table:table-cell office:value-type="float" office:value="0.921986459704" calcext:value-type="float">
            <text:p>0.9219864597</text:p>
          </table:table-cell>
        </table:table-row>
        <table:table-row table:style-name="ro1">
          <table:table-cell office:value-type="string" calcext:value-type="string">
            <text:p>(TFRC_1,PKC-alpha_0)</text:p>
          </table:table-cell>
          <table:table-cell office:value-type="float" office:value="0.921986459704" calcext:value-type="float">
            <text:p>0.9219864597</text:p>
          </table:table-cell>
        </table:table-row>
        <table:table-row table:style-name="ro1">
          <table:table-cell office:value-type="string" calcext:value-type="string">
            <text:p>(PKC-pan_BetaII_pS660_1,53BP1_0)</text:p>
          </table:table-cell>
          <table:table-cell office:value-type="float" office:value="0.921986459704" calcext:value-type="float">
            <text:p>0.9219864597</text:p>
          </table:table-cell>
        </table:table-row>
        <table:table-row table:style-name="ro1">
          <table:table-cell office:value-type="string" calcext:value-type="string">
            <text:p>(Dvl3_1,Akt_0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Chk1_1,RBM15_0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Bcl-xL_0,Akt_pS473_0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Paxillin_1,53BP1_0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PI3K-p110-alpha_0,GAPDH_0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p53_1,PDCD4_0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p27_pT198_0,LKB1_0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XBP1_0,PRDX1_0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Rb_pS807_S811_1,Dvl3_1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Dvl3_1,CDK1_0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PDCD4_0,Collagen_VI_0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p27_0,Cyclin_E2_0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PRDX1_0,p27_pT198_0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N-Ras_0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Cyclin_E2_0)</text:p>
          </table:table-cell>
          <table:table-cell office:value-type="float" office:value="0.935107929056" calcext:value-type="float">
            <text:p>0.9351079291</text:p>
          </table:table-cell>
        </table:table-row>
        <table:table-row table:style-name="ro1">
          <table:table-cell office:value-type="string" calcext:value-type="string">
            <text:p>(Annexin_VII_1,PRDX1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EGFR_pY1173_1,PKC-alpha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Src_pY416_1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Caspase-7_cleavedD198_0)</text:p>
          </table:table-cell>
          <table:table-cell office:value-type="float" office:value="0.95003806826" calcext:value-type="float">
            <text:p>0.9500380683</text:p>
          </table:table-cell>
        </table:table-row>
        <table:table-row table:style-name="ro1">
          <table:table-cell office:value-type="string" calcext:value-type="string">
            <text:p>(TSC1_1,GAPDH_0)</text:p>
          </table:table-cell>
          <table:table-cell office:value-type="float" office:value="0.96698755683" calcext:value-type="float">
            <text:p>0.9669875568</text:p>
          </table:table-cell>
        </table:table-row>
        <table:table-row table:style-name="ro1">
          <table:table-cell office:value-type="string" calcext:value-type="string">
            <text:p>(PRDX1_0,c-Met_pY1235_0)</text:p>
          </table:table-cell>
          <table:table-cell office:value-type="float" office:value="0.96698755683" calcext:value-type="float">
            <text:p>0.9669875568</text:p>
          </table:table-cell>
        </table:table-row>
        <table:table-row table:style-name="ro1">
          <table:table-cell office:value-type="string" calcext:value-type="string">
            <text:p>(AMPK_pT172_1,Akt_pT308_1)</text:p>
          </table:table-cell>
          <table:table-cell office:value-type="float" office:value="0.96698755683" calcext:value-type="float">
            <text:p>0.9669875568</text:p>
          </table:table-cell>
        </table:table-row>
        <table:table-row table:style-name="ro1">
          <table:table-cell office:value-type="string" calcext:value-type="string">
            <text:p>(Src_pY527_1,SCD1_0)</text:p>
          </table:table-cell>
          <table:table-cell office:value-type="float" office:value="0.96698755683" calcext:value-type="float">
            <text:p>0.9669875568</text:p>
          </table:table-cell>
        </table:table-row>
        <table:table-row table:style-name="ro1">
          <table:table-cell office:value-type="string" calcext:value-type="string">
            <text:p>(GAPDH_0,ACC_pS79_0)</text:p>
          </table:table-cell>
          <table:table-cell office:value-type="float" office:value="0.96698755683" calcext:value-type="float">
            <text:p>0.9669875568</text:p>
          </table:table-cell>
        </table:table-row>
        <table:table-row table:style-name="ro1">
          <table:table-cell office:value-type="string" calcext:value-type="string">
            <text:p>(TIGAR_1,p27_0)</text:p>
          </table:table-cell>
          <table:table-cell office:value-type="float" office:value="0.96698755683" calcext:value-type="float">
            <text:p>0.9669875568</text:p>
          </table:table-cell>
        </table:table-row>
        <table:table-row table:style-name="ro1">
          <table:table-cell office:value-type="string" calcext:value-type="string">
            <text:p>(MEK1_pS217_S221_1,p27_0)</text:p>
          </table:table-cell>
          <table:table-cell office:value-type="float" office:value="0.96698755683" calcext:value-type="float">
            <text:p>0.9669875568</text:p>
          </table:table-cell>
        </table:table-row>
        <table:table-row table:style-name="ro1">
          <table:table-cell office:value-type="string" calcext:value-type="string">
            <text:p>(p27_0,JNK_pT183_Y185_0)</text:p>
          </table:table-cell>
          <table:table-cell office:value-type="float" office:value="0.96698755683" calcext:value-type="float">
            <text:p>0.9669875568</text:p>
          </table:table-cell>
        </table:table-row>
        <table:table-row table:style-name="ro1">
          <table:table-cell office:value-type="string" calcext:value-type="string">
            <text:p>(PRDX1_0,GAPDH_0)</text:p>
          </table:table-cell>
          <table:table-cell office:value-type="float" office:value="0.96698755683" calcext:value-type="float">
            <text:p>0.9669875568</text:p>
          </table:table-cell>
        </table:table-row>
        <table:table-row table:style-name="ro1">
          <table:table-cell office:value-type="string" calcext:value-type="string">
            <text:p>(YB-1_0,PDCD4_0)</text:p>
          </table:table-cell>
          <table:table-cell office:value-type="float" office:value="0.96698755683" calcext:value-type="float">
            <text:p>0.9669875568</text:p>
          </table:table-cell>
        </table:table-row>
        <table:table-row table:style-name="ro1">
          <table:table-cell office:value-type="string" calcext:value-type="string">
            <text:p>(Smad4_1,PRDX1_0)</text:p>
          </table:table-cell>
          <table:table-cell office:value-type="float" office:value="0.969506851304" calcext:value-type="float">
            <text:p>0.9695068513</text:p>
          </table:table-cell>
        </table:table-row>
        <table:table-row table:style-name="ro1">
          <table:table-cell office:value-type="string" calcext:value-type="string">
            <text:p>(ARID1A_1)</text:p>
          </table:table-cell>
          <table:table-cell office:value-type="float" office:value="0.969506851304" calcext:value-type="float">
            <text:p>0.9695068513</text:p>
          </table:table-cell>
        </table:table-row>
        <table:table-row table:style-name="ro1">
          <table:table-cell office:value-type="string" calcext:value-type="string">
            <text:p>(EGFR_pY1173_1,EGFR_pY1068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SCD1_1,Bcl-xL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LKB1_0,Bid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Rictor_pT1135_1,FOXO3a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p70S6K_pT389_1,PRDX1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Smad4_1,Dvl3_1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SCD1_0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PDK1_pS241_0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PRDX1_0,Chk1_pS345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PRDX1_0,ARID1A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Caspase-7_cleavedD198_1)</text:p>
          </table:table-cell>
          <table:table-cell office:value-type="float" office:value="1.00908787806" calcext:value-type="float">
            <text:p>1.0090878781</text:p>
          </table:table-cell>
        </table:table-row>
        <table:table-row table:style-name="ro1">
          <table:table-cell office:value-type="string" calcext:value-type="string">
            <text:p>(TFRC_0)</text:p>
          </table:table-cell>
          <table:table-cell office:value-type="float" office:value="1.00908787806" calcext:value-type="float">
            <text:p>1.0090878781</text:p>
          </table:table-cell>
        </table:table-row>
        <table:table-row table:style-name="ro1">
          <table:table-cell office:value-type="string" calcext:value-type="string">
            <text:p>(PDCD4_1,p27_0)</text:p>
          </table:table-cell>
          <table:table-cell office:value-type="float" office:value="1.01269693891" calcext:value-type="float">
            <text:p>1.0126969389</text:p>
          </table:table-cell>
        </table:table-row>
        <table:table-row table:style-name="ro1">
          <table:table-cell office:value-type="string" calcext:value-type="string">
            <text:p>(p21_1,Dvl3_1)</text:p>
          </table:table-cell>
          <table:table-cell office:value-type="float" office:value="1.01269693891" calcext:value-type="float">
            <text:p>1.0126969389</text:p>
          </table:table-cell>
        </table:table-row>
        <table:table-row table:style-name="ro1">
          <table:table-cell office:value-type="string" calcext:value-type="string">
            <text:p>(Annexin_VII_1,p27_0)</text:p>
          </table:table-cell>
          <table:table-cell office:value-type="float" office:value="1.01269693891" calcext:value-type="float">
            <text:p>1.0126969389</text:p>
          </table:table-cell>
        </table:table-row>
        <table:table-row table:style-name="ro1">
          <table:table-cell office:value-type="string" calcext:value-type="string">
            <text:p>(c-Met_pY1235_1,p27_0)</text:p>
          </table:table-cell>
          <table:table-cell office:value-type="float" office:value="1.01269693891" calcext:value-type="float">
            <text:p>1.0126969389</text:p>
          </table:table-cell>
        </table:table-row>
        <table:table-row table:style-name="ro1">
          <table:table-cell office:value-type="string" calcext:value-type="string">
            <text:p>(p27_0,ARID1A_0)</text:p>
          </table:table-cell>
          <table:table-cell office:value-type="float" office:value="1.01269693891" calcext:value-type="float">
            <text:p>1.0126969389</text:p>
          </table:table-cell>
        </table:table-row>
        <table:table-row table:style-name="ro1">
          <table:table-cell office:value-type="string" calcext:value-type="string">
            <text:p>(LKB1_0,Collagen_VI_0)</text:p>
          </table:table-cell>
          <table:table-cell office:value-type="float" office:value="1.01269693891" calcext:value-type="float">
            <text:p>1.0126969389</text:p>
          </table:table-cell>
        </table:table-row>
        <table:table-row table:style-name="ro1">
          <table:table-cell office:value-type="string" calcext:value-type="string">
            <text:p>(HSP70_1,GAPDH_0)</text:p>
          </table:table-cell>
          <table:table-cell office:value-type="float" office:value="1.01269693891" calcext:value-type="float">
            <text:p>1.0126969389</text:p>
          </table:table-cell>
        </table:table-row>
        <table:table-row table:style-name="ro1">
          <table:table-cell office:value-type="string" calcext:value-type="string">
            <text:p>(Dvl3_1,RBM15_0)</text:p>
          </table:table-cell>
          <table:table-cell office:value-type="float" office:value="1.01269693891" calcext:value-type="float">
            <text:p>1.0126969389</text:p>
          </table:table-cell>
        </table:table-row>
        <table:table-row table:style-name="ro1">
          <table:table-cell office:value-type="string" calcext:value-type="string">
            <text:p>(Tuberin_pT1462_1,PDCD4_0)</text:p>
          </table:table-cell>
          <table:table-cell office:value-type="float" office:value="1.01269693891" calcext:value-type="float">
            <text:p>1.0126969389</text:p>
          </table:table-cell>
        </table:table-row>
        <table:table-row table:style-name="ro1">
          <table:table-cell office:value-type="string" calcext:value-type="string">
            <text:p>(Rb_pS807_S811_1,Bcl-xL_0)</text:p>
          </table:table-cell>
          <table:table-cell office:value-type="float" office:value="1.01269693891" calcext:value-type="float">
            <text:p>1.0126969389</text:p>
          </table:table-cell>
        </table:table-row>
        <table:table-row table:style-name="ro1">
          <table:table-cell office:value-type="string" calcext:value-type="string">
            <text:p>(Dvl3_1,Cyclin_E2_0)</text:p>
          </table:table-cell>
          <table:table-cell office:value-type="float" office:value="1.01269693891" calcext:value-type="float">
            <text:p>1.0126969389</text:p>
          </table:table-cell>
        </table:table-row>
        <table:table-row table:style-name="ro1">
          <table:table-cell office:value-type="string" calcext:value-type="string">
            <text:p>(p27_0,Collagen_VI_0)</text:p>
          </table:table-cell>
          <table:table-cell office:value-type="float" office:value="1.01269693891" calcext:value-type="float">
            <text:p>1.0126969389</text:p>
          </table:table-cell>
        </table:table-row>
        <table:table-row table:style-name="ro1">
          <table:table-cell office:value-type="string" calcext:value-type="string">
            <text:p>(PDCD4_0,ER-alpha_pS118_0)</text:p>
          </table:table-cell>
          <table:table-cell office:value-type="float" office:value="1.01269693891" calcext:value-type="float">
            <text:p>1.0126969389</text:p>
          </table:table-cell>
        </table:table-row>
        <table:table-row table:style-name="ro1">
          <table:table-cell office:value-type="string" calcext:value-type="string">
            <text:p>(MSH6_0,LKB1_0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IGFBP2_1,LKB1_0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C-Raf_1)</text:p>
          </table:table-cell>
          <table:table-cell office:value-type="float" office:value="1.02564518814" calcext:value-type="float">
            <text:p>1.0256451881</text:p>
          </table:table-cell>
        </table:table-row>
        <table:table-row table:style-name="ro1">
          <table:table-cell office:value-type="string" calcext:value-type="string">
            <text:p>(Myosin-IIa_pS1943_1,PRDX1_0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IGFBP2_1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CD31_0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PKC-alpha_1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Raptor_0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p27_0,IGFBP2_0)</text:p>
          </table:table-cell>
          <table:table-cell office:value-type="float" office:value="1.05912513168" calcext:value-type="float">
            <text:p>1.0591251317</text:p>
          </table:table-cell>
        </table:table-row>
        <table:table-row table:style-name="ro1">
          <table:table-cell office:value-type="string" calcext:value-type="string">
            <text:p>(SF2_0,p27_0)</text:p>
          </table:table-cell>
          <table:table-cell office:value-type="float" office:value="1.05912513168" calcext:value-type="float">
            <text:p>1.0591251317</text:p>
          </table:table-cell>
        </table:table-row>
        <table:table-row table:style-name="ro1">
          <table:table-cell office:value-type="string" calcext:value-type="string">
            <text:p>(RBM15_0,PDK1_pS241_0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Chk1_1,Ku80_0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Dvl3_1,C-Raf_0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Dvl3_1,PEA15_pS116_0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p70S6K_0,FOXO3a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G6PD_1,LKB1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PRDX1_0,14-3-3_epsilon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LKB1_0,14-3-3_epsilon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PRDX1_0,B-Raf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PRDX1_0,CDK1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Caspase-7_cleavedD198_1,PKC-alpha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Smad4_1,53BP1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LKB1_0,Bad_pS112_0)</text:p>
          </table:table-cell>
          <table:table-cell office:value-type="float" office:value="1.08356648087" calcext:value-type="float">
            <text:p>1.0835664809</text:p>
          </table:table-cell>
        </table:table-row>
        <table:table-row table:style-name="ro1">
          <table:table-cell office:value-type="string" calcext:value-type="string">
            <text:p>(PR_1)</text:p>
          </table:table-cell>
          <table:table-cell office:value-type="float" office:value="1.08356648087" calcext:value-type="float">
            <text:p>1.0835664809</text:p>
          </table:table-cell>
        </table:table-row>
        <table:table-row table:style-name="ro1">
          <table:table-cell office:value-type="string" calcext:value-type="string">
            <text:p>(RBM15_0)</text:p>
          </table:table-cell>
          <table:table-cell office:value-type="float" office:value="1.08356648087" calcext:value-type="float">
            <text:p>1.0835664809</text:p>
          </table:table-cell>
        </table:table-row>
        <table:table-row table:style-name="ro1">
          <table:table-cell office:value-type="string" calcext:value-type="string">
            <text:p>(14-3-3_epsilon_1,PDK1_pS241_0)</text:p>
          </table:table-cell>
          <table:table-cell office:value-type="float" office:value="1.10239879614" calcext:value-type="float">
            <text:p>1.1023987961</text:p>
          </table:table-cell>
        </table:table-row>
        <table:table-row table:style-name="ro1">
          <table:table-cell office:value-type="string" calcext:value-type="string">
            <text:p>(GAPDH_0,Akt_0)</text:p>
          </table:table-cell>
          <table:table-cell office:value-type="float" office:value="1.10239879614" calcext:value-type="float">
            <text:p>1.1023987961</text:p>
          </table:table-cell>
        </table:table-row>
        <table:table-row table:style-name="ro1">
          <table:table-cell office:value-type="string" calcext:value-type="string">
            <text:p>(SF2_0,PDCD4_0)</text:p>
          </table:table-cell>
          <table:table-cell office:value-type="float" office:value="1.10239879614" calcext:value-type="float">
            <text:p>1.1023987961</text:p>
          </table:table-cell>
        </table:table-row>
        <table:table-row table:style-name="ro1">
          <table:table-cell office:value-type="string" calcext:value-type="string">
            <text:p>(LKB1_1,Bcl-xL_0)</text:p>
          </table:table-cell>
          <table:table-cell office:value-type="float" office:value="1.10239879614" calcext:value-type="float">
            <text:p>1.1023987961</text:p>
          </table:table-cell>
        </table:table-row>
        <table:table-row table:style-name="ro1">
          <table:table-cell office:value-type="string" calcext:value-type="string">
            <text:p>(PDK1_pS241_0,CDK1_0)</text:p>
          </table:table-cell>
          <table:table-cell office:value-type="float" office:value="1.10239879614" calcext:value-type="float">
            <text:p>1.1023987961</text:p>
          </table:table-cell>
        </table:table-row>
        <table:table-row table:style-name="ro1">
          <table:table-cell office:value-type="string" calcext:value-type="string">
            <text:p>(HER3_pY1289_1,GAPDH_0)</text:p>
          </table:table-cell>
          <table:table-cell office:value-type="float" office:value="1.10239879614" calcext:value-type="float">
            <text:p>1.1023987961</text:p>
          </table:table-cell>
        </table:table-row>
        <table:table-row table:style-name="ro1">
          <table:table-cell office:value-type="string" calcext:value-type="string">
            <text:p>(p70S6K_0,p27_0)</text:p>
          </table:table-cell>
          <table:table-cell office:value-type="float" office:value="1.10239879614" calcext:value-type="float">
            <text:p>1.1023987961</text:p>
          </table:table-cell>
        </table:table-row>
        <table:table-row table:style-name="ro1">
          <table:table-cell office:value-type="string" calcext:value-type="string">
            <text:p>(Src_0,PRDX1_0)</text:p>
          </table:table-cell>
          <table:table-cell office:value-type="float" office:value="1.10239879614" calcext:value-type="float">
            <text:p>1.1023987961</text:p>
          </table:table-cell>
        </table:table-row>
        <table:table-row table:style-name="ro1">
          <table:table-cell office:value-type="string" calcext:value-type="string">
            <text:p>(FoxM1_1,p27_0)</text:p>
          </table:table-cell>
          <table:table-cell office:value-type="float" office:value="1.10239879614" calcext:value-type="float">
            <text:p>1.1023987961</text:p>
          </table:table-cell>
        </table:table-row>
        <table:table-row table:style-name="ro1">
          <table:table-cell office:value-type="string" calcext:value-type="string">
            <text:p>(AMPK_pT172_1,p27_0)</text:p>
          </table:table-cell>
          <table:table-cell office:value-type="float" office:value="1.10239879614" calcext:value-type="float">
            <text:p>1.1023987961</text:p>
          </table:table-cell>
        </table:table-row>
        <table:table-row table:style-name="ro1">
          <table:table-cell office:value-type="string" calcext:value-type="string">
            <text:p>(Dvl3_1,AMPK_pT172_1)</text:p>
          </table:table-cell>
          <table:table-cell office:value-type="float" office:value="1.10239879614" calcext:value-type="float">
            <text:p>1.1023987961</text:p>
          </table:table-cell>
        </table:table-row>
        <table:table-row table:style-name="ro1">
          <table:table-cell office:value-type="string" calcext:value-type="string">
            <text:p>(SCD1_0,AMPK_pT172_0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Bid_1,PRDX1_0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Dvl3_1,ETS-1_0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Rab11_1,53BP1_0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p27_pT198_1,GAPDH_0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c-Met_pY1235_1,GAPDH_0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LKB1_0,ARID1A_0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Bcl-xL_1,PRDX1_0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G6PD_1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c-Met_pY1235_1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Bcl-xL_1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c-Met_pY1235_0)</text:p>
          </table:table-cell>
          <table:table-cell office:value-type="float" office:value="1.14358345824" calcext:value-type="float">
            <text:p>1.1435834582</text:p>
          </table:table-cell>
        </table:table-row>
        <table:table-row table:style-name="ro1">
          <table:table-cell office:value-type="string" calcext:value-type="string">
            <text:p>(c-Met_pY1235_1,SCD1_0)</text:p>
          </table:table-cell>
          <table:table-cell office:value-type="float" office:value="1.14674879258" calcext:value-type="float">
            <text:p>1.1467487926</text:p>
          </table:table-cell>
        </table:table-row>
        <table:table-row table:style-name="ro1">
          <table:table-cell office:value-type="string" calcext:value-type="string">
            <text:p>(Dvl3_1,PRDX1_0,LKB1_0)</text:p>
          </table:table-cell>
          <table:table-cell office:value-type="float" office:value="1.14674879258" calcext:value-type="float">
            <text:p>1.1467487926</text:p>
          </table:table-cell>
        </table:table-row>
        <table:table-row table:style-name="ro1">
          <table:table-cell office:value-type="string" calcext:value-type="string">
            <text:p>(S6_pS235_S236_1,EGFR_pY1068_0)</text:p>
          </table:table-cell>
          <table:table-cell office:value-type="float" office:value="1.14674879258" calcext:value-type="float">
            <text:p>1.1467487926</text:p>
          </table:table-cell>
        </table:table-row>
        <table:table-row table:style-name="ro1">
          <table:table-cell office:value-type="string" calcext:value-type="string">
            <text:p>(SCD1_0,Bcl-xL_0)</text:p>
          </table:table-cell>
          <table:table-cell office:value-type="float" office:value="1.14674879258" calcext:value-type="float">
            <text:p>1.1467487926</text:p>
          </table:table-cell>
        </table:table-row>
        <table:table-row table:style-name="ro1">
          <table:table-cell office:value-type="string" calcext:value-type="string">
            <text:p>(PKC-pan_BetaII_pS660_0,PDCD4_0)</text:p>
          </table:table-cell>
          <table:table-cell office:value-type="float" office:value="1.14674879258" calcext:value-type="float">
            <text:p>1.1467487926</text:p>
          </table:table-cell>
        </table:table-row>
        <table:table-row table:style-name="ro1">
          <table:table-cell office:value-type="string" calcext:value-type="string">
            <text:p>(PKC-alpha_0,Collagen_VI_0)</text:p>
          </table:table-cell>
          <table:table-cell office:value-type="float" office:value="1.14674879258" calcext:value-type="float">
            <text:p>1.1467487926</text:p>
          </table:table-cell>
        </table:table-row>
        <table:table-row table:style-name="ro1">
          <table:table-cell office:value-type="string" calcext:value-type="string">
            <text:p>(PDK1_1,GAPDH_0)</text:p>
          </table:table-cell>
          <table:table-cell office:value-type="float" office:value="1.14674879258" calcext:value-type="float">
            <text:p>1.1467487926</text:p>
          </table:table-cell>
        </table:table-row>
        <table:table-row table:style-name="ro1">
          <table:table-cell office:value-type="string" calcext:value-type="string">
            <text:p>(Bcl-xL_0,53BP1_0)</text:p>
          </table:table-cell>
          <table:table-cell office:value-type="float" office:value="1.14674879258" calcext:value-type="float">
            <text:p>1.1467487926</text:p>
          </table:table-cell>
        </table:table-row>
        <table:table-row table:style-name="ro1">
          <table:table-cell office:value-type="string" calcext:value-type="string">
            <text:p>(Raptor_1,p27_0)</text:p>
          </table:table-cell>
          <table:table-cell office:value-type="float" office:value="1.14674879258" calcext:value-type="float">
            <text:p>1.1467487926</text:p>
          </table:table-cell>
        </table:table-row>
        <table:table-row table:style-name="ro1">
          <table:table-cell office:value-type="string" calcext:value-type="string">
            <text:p>(mTOR_1,PKC-alpha_0)</text:p>
          </table:table-cell>
          <table:table-cell office:value-type="float" office:value="1.14674879258" calcext:value-type="float">
            <text:p>1.1467487926</text:p>
          </table:table-cell>
        </table:table-row>
        <table:table-row table:style-name="ro1">
          <table:table-cell office:value-type="string" calcext:value-type="string">
            <text:p>(XBP1_0,PDCD4_0)</text:p>
          </table:table-cell>
          <table:table-cell office:value-type="float" office:value="1.14674879258" calcext:value-type="float">
            <text:p>1.1467487926</text:p>
          </table:table-cell>
        </table:table-row>
        <table:table-row table:style-name="ro1">
          <table:table-cell office:value-type="string" calcext:value-type="string">
            <text:p>(ER-alpha_pS118_1,PDCD4_0)</text:p>
          </table:table-cell>
          <table:table-cell office:value-type="float" office:value="1.14674879258" calcext:value-type="float">
            <text:p>1.1467487926</text:p>
          </table:table-cell>
        </table:table-row>
        <table:table-row table:style-name="ro1">
          <table:table-cell office:value-type="string" calcext:value-type="string">
            <text:p>(BRCA2_1,LKB1_0)</text:p>
          </table:table-cell>
          <table:table-cell office:value-type="float" office:value="1.14674879258" calcext:value-type="float">
            <text:p>1.1467487926</text:p>
          </table:table-cell>
        </table:table-row>
        <table:table-row table:style-name="ro1">
          <table:table-cell office:value-type="string" calcext:value-type="string">
            <text:p>(Dvl3_1,BRCA2_1)</text:p>
          </table:table-cell>
          <table:table-cell office:value-type="float" office:value="1.14674879258" calcext:value-type="float">
            <text:p>1.1467487926</text:p>
          </table:table-cell>
        </table:table-row>
        <table:table-row table:style-name="ro1">
          <table:table-cell office:value-type="string" calcext:value-type="string">
            <text:p>(PDCD4_0,Cyclin_D1_0)</text:p>
          </table:table-cell>
          <table:table-cell office:value-type="float" office:value="1.15450966301" calcext:value-type="float">
            <text:p>1.154509663</text:p>
          </table:table-cell>
        </table:table-row>
        <table:table-row table:style-name="ro1">
          <table:table-cell office:value-type="string" calcext:value-type="string">
            <text:p>(Rab11_1,PRDX1_0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AR_1,PRDX1_0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VHL_1,LKB1_0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LKB1_1,LKB1_0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LKB1_1,PRDX1_0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ER-alpha_0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VHL_1,Dvl3_1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Akt_0,53BP1_0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c-Jun_pS73_0)</text:p>
          </table:table-cell>
          <table:table-cell office:value-type="float" office:value="1.15871095778" calcext:value-type="float">
            <text:p>1.1587109578</text:p>
          </table:table-cell>
        </table:table-row>
        <table:table-row table:style-name="ro1">
          <table:table-cell office:value-type="string" calcext:value-type="string">
            <text:p>(STAT3_pY705_0)</text:p>
          </table:table-cell>
          <table:table-cell office:value-type="float" office:value="1.15871095778" calcext:value-type="float">
            <text:p>1.1587109578</text:p>
          </table:table-cell>
        </table:table-row>
        <table:table-row table:style-name="ro1">
          <table:table-cell office:value-type="string" calcext:value-type="string">
            <text:p>(Myosin-IIa_pS1943_0)</text:p>
          </table:table-cell>
          <table:table-cell office:value-type="float" office:value="1.17941411348" calcext:value-type="float">
            <text:p>1.1794141135</text:p>
          </table:table-cell>
        </table:table-row>
        <table:table-row table:style-name="ro1">
          <table:table-cell office:value-type="string" calcext:value-type="string">
            <text:p>(ACC1_1)</text:p>
          </table:table-cell>
          <table:table-cell office:value-type="float" office:value="1.17941411348" calcext:value-type="float">
            <text:p>1.1794141135</text:p>
          </table:table-cell>
        </table:table-row>
        <table:table-row table:style-name="ro1">
          <table:table-cell office:value-type="string" calcext:value-type="string">
            <text:p>(SCD1_1,p70S6K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Bcl-xL_0,ACC_pS79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Dvl3_1,Caveolin-1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CDK1_0,Bcl-xL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NDRG1_pT346_1,LKB1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FOXO3a_0,Bcl-xL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TFRC_0,Bcl-xL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Dvl3_1,SCD1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PDK1_pS241_0,Bcl-xL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ACC1_1,p27_0)</text:p>
          </table:table-cell>
          <table:table-cell office:value-type="float" office:value="1.19495925989" calcext:value-type="float">
            <text:p>1.1949592599</text:p>
          </table:table-cell>
        </table:table-row>
        <table:table-row table:style-name="ro1">
          <table:table-cell office:value-type="string" calcext:value-type="string">
            <text:p>(Smad3_0,ER-alpha_pS118_0)</text:p>
          </table:table-cell>
          <table:table-cell office:value-type="float" office:value="1.19495925989" calcext:value-type="float">
            <text:p>1.1949592599</text:p>
          </table:table-cell>
        </table:table-row>
        <table:table-row table:style-name="ro1">
          <table:table-cell office:value-type="string" calcext:value-type="string">
            <text:p>(RBM15_0,p27_0)</text:p>
          </table:table-cell>
          <table:table-cell office:value-type="float" office:value="1.19495925989" calcext:value-type="float">
            <text:p>1.1949592599</text:p>
          </table:table-cell>
        </table:table-row>
        <table:table-row table:style-name="ro1">
          <table:table-cell office:value-type="string" calcext:value-type="string">
            <text:p>(S6_pS235_S236_1,53BP1_0)</text:p>
          </table:table-cell>
          <table:table-cell office:value-type="float" office:value="1.19495925989" calcext:value-type="float">
            <text:p>1.1949592599</text:p>
          </table:table-cell>
        </table:table-row>
        <table:table-row table:style-name="ro1">
          <table:table-cell office:value-type="string" calcext:value-type="string">
            <text:p>(PRDX1_0)</text:p>
          </table:table-cell>
          <table:table-cell office:value-type="float" office:value="1.20050604312" calcext:value-type="float">
            <text:p>1.2005060431</text:p>
          </table:table-cell>
        </table:table-row>
        <table:table-row table:style-name="ro1">
          <table:table-cell office:value-type="string" calcext:value-type="string">
            <text:p>(Rictor_pT1135_1,PRDX1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EGFR_pY1173_1,53BP1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Bcl-xL_1,LKB1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Beclin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Akt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p53_1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VEGFR2_0)</text:p>
          </table:table-cell>
          <table:table-cell office:value-type="float" office:value="1.21745973005" calcext:value-type="float">
            <text:p>1.2174597301</text:p>
          </table:table-cell>
        </table:table-row>
        <table:table-row table:style-name="ro1">
          <table:table-cell office:value-type="string" calcext:value-type="string">
            <text:p>(VHL_1)</text:p>
          </table:table-cell>
          <table:table-cell office:value-type="float" office:value="1.21745973005" calcext:value-type="float">
            <text:p>1.2174597301</text:p>
          </table:table-cell>
        </table:table-row>
        <table:table-row table:style-name="ro1">
          <table:table-cell office:value-type="string" calcext:value-type="string">
            <text:p>(PDK1_1)</text:p>
          </table:table-cell>
          <table:table-cell office:value-type="float" office:value="1.2346920042" calcext:value-type="float">
            <text:p>1.2346920042</text:p>
          </table:table-cell>
        </table:table-row>
        <table:table-row table:style-name="ro1">
          <table:table-cell office:value-type="string" calcext:value-type="string">
            <text:p>(p70S6K_pT389_1,PDK1_pS241_0)</text:p>
          </table:table-cell>
          <table:table-cell office:value-type="float" office:value="1.23674067362" calcext:value-type="float">
            <text:p>1.2367406736</text:p>
          </table:table-cell>
        </table:table-row>
        <table:table-row table:style-name="ro1">
          <table:table-cell office:value-type="string" calcext:value-type="string">
            <text:p>(PDK1_pS241_0,Akt_0)</text:p>
          </table:table-cell>
          <table:table-cell office:value-type="float" office:value="1.23674067362" calcext:value-type="float">
            <text:p>1.2367406736</text:p>
          </table:table-cell>
        </table:table-row>
        <table:table-row table:style-name="ro1">
          <table:table-cell office:value-type="string" calcext:value-type="string">
            <text:p>(beta-Catenin_1,PDCD4_0)</text:p>
          </table:table-cell>
          <table:table-cell office:value-type="float" office:value="1.23674067362" calcext:value-type="float">
            <text:p>1.2367406736</text:p>
          </table:table-cell>
        </table:table-row>
        <table:table-row table:style-name="ro1">
          <table:table-cell office:value-type="string" calcext:value-type="string">
            <text:p>(Annexin_VII_1,PDCD4_0)</text:p>
          </table:table-cell>
          <table:table-cell office:value-type="float" office:value="1.23674067362" calcext:value-type="float">
            <text:p>1.2367406736</text:p>
          </table:table-cell>
        </table:table-row>
        <table:table-row table:style-name="ro1">
          <table:table-cell office:value-type="string" calcext:value-type="string">
            <text:p>(PDCD4_0,Caspase-7_cleavedD198_0)</text:p>
          </table:table-cell>
          <table:table-cell office:value-type="float" office:value="1.23674067362" calcext:value-type="float">
            <text:p>1.2367406736</text:p>
          </table:table-cell>
        </table:table-row>
        <table:table-row table:style-name="ro1">
          <table:table-cell office:value-type="string" calcext:value-type="string">
            <text:p>(p90RSK_0,Bcl-xL_0)</text:p>
          </table:table-cell>
          <table:table-cell office:value-type="float" office:value="1.23674067362" calcext:value-type="float">
            <text:p>1.2367406736</text:p>
          </table:table-cell>
        </table:table-row>
        <table:table-row table:style-name="ro1">
          <table:table-cell office:value-type="string" calcext:value-type="string">
            <text:p>(p53_1,Dvl3_1)</text:p>
          </table:table-cell>
          <table:table-cell office:value-type="float" office:value="1.23674067362" calcext:value-type="float">
            <text:p>1.2367406736</text:p>
          </table:table-cell>
        </table:table-row>
        <table:table-row table:style-name="ro1">
          <table:table-cell office:value-type="string" calcext:value-type="string">
            <text:p>(PRDX1_0,eEF2_0)</text:p>
          </table:table-cell>
          <table:table-cell office:value-type="float" office:value="1.23674067362" calcext:value-type="float">
            <text:p>1.2367406736</text:p>
          </table:table-cell>
        </table:table-row>
        <table:table-row table:style-name="ro1">
          <table:table-cell office:value-type="string" calcext:value-type="string">
            <text:p>(p27_0,Akt_0)</text:p>
          </table:table-cell>
          <table:table-cell office:value-type="float" office:value="1.23674067362" calcext:value-type="float">
            <text:p>1.2367406736</text:p>
          </table:table-cell>
        </table:table-row>
        <table:table-row table:style-name="ro1">
          <table:table-cell office:value-type="string" calcext:value-type="string">
            <text:p>(MAPK_pT202_Y204_1,Bcl-xL_0)</text:p>
          </table:table-cell>
          <table:table-cell office:value-type="float" office:value="1.23674067362" calcext:value-type="float">
            <text:p>1.2367406736</text:p>
          </table:table-cell>
        </table:table-row>
        <table:table-row table:style-name="ro1">
          <table:table-cell office:value-type="string" calcext:value-type="string">
            <text:p>(p38_pT180_Y182_1,PRDX1_0)</text:p>
          </table:table-cell>
          <table:table-cell office:value-type="float" office:value="1.23674067362" calcext:value-type="float">
            <text:p>1.2367406736</text:p>
          </table:table-cell>
        </table:table-row>
        <table:table-row table:style-name="ro1">
          <table:table-cell office:value-type="string" calcext:value-type="string">
            <text:p>(C-Raf_0,Bcl-xL_0)</text:p>
          </table:table-cell>
          <table:table-cell office:value-type="float" office:value="1.23674067362" calcext:value-type="float">
            <text:p>1.2367406736</text:p>
          </table:table-cell>
        </table:table-row>
        <table:table-row table:style-name="ro1">
          <table:table-cell office:value-type="string" calcext:value-type="string">
            <text:p>(AMPK_pT172_1,LKB1_0)</text:p>
          </table:table-cell>
          <table:table-cell office:value-type="float" office:value="1.23674067362" calcext:value-type="float">
            <text:p>1.2367406736</text:p>
          </table:table-cell>
        </table:table-row>
        <table:table-row table:style-name="ro1">
          <table:table-cell office:value-type="string" calcext:value-type="string">
            <text:p>(Caspase-7_cleavedD198_0,Bad_pS112_0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PRDX1_0,Caspase-7_cleavedD198_0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SCD1_1,PRDX1_1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PRDX1_0,4E-BP1_pT37T46_0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VHL_1,PRDX1_0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Dvl3_1,Ku80_0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p27_0,CDK1_0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Bak_1)</text:p>
          </table:table-cell>
          <table:table-cell office:value-type="float" office:value="1.25794180407" calcext:value-type="float">
            <text:p>1.2579418041</text:p>
          </table:table-cell>
        </table:table-row>
        <table:table-row table:style-name="ro1">
          <table:table-cell office:value-type="string" calcext:value-type="string">
            <text:p>(mTOR_pS2448_1)</text:p>
          </table:table-cell>
          <table:table-cell office:value-type="float" office:value="1.25794180407" calcext:value-type="float">
            <text:p>1.2579418041</text:p>
          </table:table-cell>
        </table:table-row>
        <table:table-row table:style-name="ro1">
          <table:table-cell office:value-type="string" calcext:value-type="string">
            <text:p>(p38_pT180_Y182_0)</text:p>
          </table:table-cell>
          <table:table-cell office:value-type="float" office:value="1.25794180407" calcext:value-type="float">
            <text:p>1.2579418041</text:p>
          </table:table-cell>
        </table:table-row>
        <table:table-row table:style-name="ro1">
          <table:table-cell office:value-type="string" calcext:value-type="string">
            <text:p>(Smad3_0)</text:p>
          </table:table-cell>
          <table:table-cell office:value-type="float" office:value="1.27861696422" calcext:value-type="float">
            <text:p>1.2786169642</text:p>
          </table:table-cell>
        </table:table-row>
        <table:table-row table:style-name="ro1">
          <table:table-cell office:value-type="string" calcext:value-type="string">
            <text:p>(VEGFR2_0,FOXO3a_0)</text:p>
          </table:table-cell>
          <table:table-cell office:value-type="float" office:value="1.27994293988" calcext:value-type="float">
            <text:p>1.2799429399</text:p>
          </table:table-cell>
        </table:table-row>
        <table:table-row table:style-name="ro1">
          <table:table-cell office:value-type="string" calcext:value-type="string">
            <text:p>(Rictor_pT1135_1,GAPDH_0)</text:p>
          </table:table-cell>
          <table:table-cell office:value-type="float" office:value="1.27994293988" calcext:value-type="float">
            <text:p>1.2799429399</text:p>
          </table:table-cell>
        </table:table-row>
        <table:table-row table:style-name="ro1">
          <table:table-cell office:value-type="string" calcext:value-type="string">
            <text:p>(LKB1_0,Bcl-xL_0)</text:p>
          </table:table-cell>
          <table:table-cell office:value-type="float" office:value="1.27994293988" calcext:value-type="float">
            <text:p>1.2799429399</text:p>
          </table:table-cell>
        </table:table-row>
        <table:table-row table:style-name="ro1">
          <table:table-cell office:value-type="string" calcext:value-type="string">
            <text:p>(Cyclin_D1_1,PDCD4_0)</text:p>
          </table:table-cell>
          <table:table-cell office:value-type="float" office:value="1.27994293988" calcext:value-type="float">
            <text:p>1.2799429399</text:p>
          </table:table-cell>
        </table:table-row>
        <table:table-row table:style-name="ro1">
          <table:table-cell office:value-type="string" calcext:value-type="string">
            <text:p>(PKC-alpha_pS657_0)</text:p>
          </table:table-cell>
          <table:table-cell office:value-type="float" office:value="1.27994293988" calcext:value-type="float">
            <text:p>1.2799429399</text:p>
          </table:table-cell>
        </table:table-row>
        <table:table-row table:style-name="ro1">
          <table:table-cell office:value-type="string" calcext:value-type="string">
            <text:p>(GAB2_1,Ku80_0)</text:p>
          </table:table-cell>
          <table:table-cell office:value-type="float" office:value="1.27994293988" calcext:value-type="float">
            <text:p>1.2799429399</text:p>
          </table:table-cell>
        </table:table-row>
        <table:table-row table:style-name="ro1">
          <table:table-cell office:value-type="string" calcext:value-type="string">
            <text:p>(PRDX1_1,SCD1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Caspase-7_cleavedD198_1,LKB1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YB-1_0,53BP1_0)</text:p>
          </table:table-cell>
          <table:table-cell office:value-type="float" office:value="1.29078104359" calcext:value-type="float">
            <text:p>1.2907810436</text:p>
          </table:table-cell>
        </table:table-row>
        <table:table-row table:style-name="ro1">
          <table:table-cell office:value-type="string" calcext:value-type="string">
            <text:p>(c-Met_pY1235_1,PRDX1_0)</text:p>
          </table:table-cell>
          <table:table-cell office:value-type="float" office:value="1.29078104359" calcext:value-type="float">
            <text:p>1.2907810436</text:p>
          </table:table-cell>
        </table:table-row>
        <table:table-row table:style-name="ro1">
          <table:table-cell office:value-type="string" calcext:value-type="string">
            <text:p>(PRAS40_pT246_0,PDCD4_0)</text:p>
          </table:table-cell>
          <table:table-cell office:value-type="float" office:value="1.29078104359" calcext:value-type="float">
            <text:p>1.2907810436</text:p>
          </table:table-cell>
        </table:table-row>
        <table:table-row table:style-name="ro1">
          <table:table-cell office:value-type="string" calcext:value-type="string">
            <text:p>(Bid_1)</text:p>
          </table:table-cell>
          <table:table-cell office:value-type="float" office:value="1.29205177283" calcext:value-type="float">
            <text:p>1.2920517728</text:p>
          </table:table-cell>
        </table:table-row>
        <table:table-row table:style-name="ro1">
          <table:table-cell office:value-type="string" calcext:value-type="string">
            <text:p>(beta-Catenin_1,Bcl-xL_0)</text:p>
          </table:table-cell>
          <table:table-cell office:value-type="float" office:value="1.32467532468" calcext:value-type="float">
            <text:p>1.3246753247</text:p>
          </table:table-cell>
        </table:table-row>
        <table:table-row table:style-name="ro1">
          <table:table-cell office:value-type="string" calcext:value-type="string">
            <text:p>(GAPDH_0,FOXO3a_0)</text:p>
          </table:table-cell>
          <table:table-cell office:value-type="float" office:value="1.32467532468" calcext:value-type="float">
            <text:p>1.3246753247</text:p>
          </table:table-cell>
        </table:table-row>
        <table:table-row table:style-name="ro1">
          <table:table-cell office:value-type="string" calcext:value-type="string">
            <text:p>(PDK1_pS241_0,Ku80_0)</text:p>
          </table:table-cell>
          <table:table-cell office:value-type="float" office:value="1.32467532468" calcext:value-type="float">
            <text:p>1.3246753247</text:p>
          </table:table-cell>
        </table:table-row>
        <table:table-row table:style-name="ro1">
          <table:table-cell office:value-type="string" calcext:value-type="string">
            <text:p>(Dvl3_1,PRDX1_0,Ku80_0)</text:p>
          </table:table-cell>
          <table:table-cell office:value-type="float" office:value="1.32960789064" calcext:value-type="float">
            <text:p>1.3296078906</text:p>
          </table:table-cell>
        </table:table-row>
        <table:table-row table:style-name="ro1">
          <table:table-cell office:value-type="string" calcext:value-type="string">
            <text:p>(VHL_1,53BP1_0)</text:p>
          </table:table-cell>
          <table:table-cell office:value-type="float" office:value="1.32960789064" calcext:value-type="float">
            <text:p>1.3296078906</text:p>
          </table:table-cell>
        </table:table-row>
        <table:table-row table:style-name="ro1">
          <table:table-cell office:value-type="string" calcext:value-type="string">
            <text:p>(ACC1_1,PDCD4_0)</text:p>
          </table:table-cell>
          <table:table-cell office:value-type="float" office:value="1.32960789064" calcext:value-type="float">
            <text:p>1.3296078906</text:p>
          </table:table-cell>
        </table:table-row>
        <table:table-row table:style-name="ro1">
          <table:table-cell office:value-type="string" calcext:value-type="string">
            <text:p>(TSC1_0)</text:p>
          </table:table-cell>
          <table:table-cell office:value-type="float" office:value="1.33782387752" calcext:value-type="float">
            <text:p>1.3378238775</text:p>
          </table:table-cell>
        </table:table-row>
        <table:table-row table:style-name="ro1">
          <table:table-cell office:value-type="string" calcext:value-type="string">
            <text:p>(Collagen_VI_0)</text:p>
          </table:table-cell>
          <table:table-cell office:value-type="float" office:value="1.35179696872" calcext:value-type="float">
            <text:p>1.3517969687</text:p>
          </table:table-cell>
        </table:table-row>
        <table:table-row table:style-name="ro1">
          <table:table-cell office:value-type="string" calcext:value-type="string">
            <text:p>(PRDX1_0,LKB1_0)</text:p>
          </table:table-cell>
          <table:table-cell office:value-type="float" office:value="1.36752691752" calcext:value-type="float">
            <text:p>1.3675269175</text:p>
          </table:table-cell>
        </table:table-row>
        <table:table-row table:style-name="ro1">
          <table:table-cell office:value-type="string" calcext:value-type="string">
            <text:p>(c-Met_pY1235_1,PDK1_pS241_0)</text:p>
          </table:table-cell>
          <table:table-cell office:value-type="float" office:value="1.37011938793" calcext:value-type="float">
            <text:p>1.3701193879</text:p>
          </table:table-cell>
        </table:table-row>
        <table:table-row table:style-name="ro1">
          <table:table-cell office:value-type="string" calcext:value-type="string">
            <text:p>(PKC-alpha_0,Annexin-1_0)</text:p>
          </table:table-cell>
          <table:table-cell office:value-type="float" office:value="1.37011938793" calcext:value-type="float">
            <text:p>1.3701193879</text:p>
          </table:table-cell>
        </table:table-row>
        <table:table-row table:style-name="ro1">
          <table:table-cell office:value-type="string" calcext:value-type="string">
            <text:p>(p27_0,Bcl-xL_0)</text:p>
          </table:table-cell>
          <table:table-cell office:value-type="float" office:value="1.37011938793" calcext:value-type="float">
            <text:p>1.3701193879</text:p>
          </table:table-cell>
        </table:table-row>
        <table:table-row table:style-name="ro1">
          <table:table-cell office:value-type="string" calcext:value-type="string">
            <text:p>(p27_0,ACC_pS79_0)</text:p>
          </table:table-cell>
          <table:table-cell office:value-type="float" office:value="1.37011938793" calcext:value-type="float">
            <text:p>1.3701193879</text:p>
          </table:table-cell>
        </table:table-row>
        <table:table-row table:style-name="ro1">
          <table:table-cell office:value-type="string" calcext:value-type="string">
            <text:p>(Caspase-7_cleavedD198_1,p27_0)</text:p>
          </table:table-cell>
          <table:table-cell office:value-type="float" office:value="1.37011938793" calcext:value-type="float">
            <text:p>1.3701193879</text:p>
          </table:table-cell>
        </table:table-row>
        <table:table-row table:style-name="ro1">
          <table:table-cell office:value-type="string" calcext:value-type="string">
            <text:p>(Smad4_1,PDK1_pS241_0)</text:p>
          </table:table-cell>
          <table:table-cell office:value-type="float" office:value="1.37011938793" calcext:value-type="float">
            <text:p>1.3701193879</text:p>
          </table:table-cell>
        </table:table-row>
        <table:table-row table:style-name="ro1">
          <table:table-cell office:value-type="string" calcext:value-type="string">
            <text:p>(YB-1_0,Bcl-xL_0)</text:p>
          </table:table-cell>
          <table:table-cell office:value-type="float" office:value="1.37011938793" calcext:value-type="float">
            <text:p>1.3701193879</text:p>
          </table:table-cell>
        </table:table-row>
        <table:table-row table:style-name="ro1">
          <table:table-cell office:value-type="string" calcext:value-type="string">
            <text:p>(p27_0,c-Jun_pS73_0)</text:p>
          </table:table-cell>
          <table:table-cell office:value-type="float" office:value="1.37011938793" calcext:value-type="float">
            <text:p>1.3701193879</text:p>
          </table:table-cell>
        </table:table-row>
        <table:table-row table:style-name="ro1">
          <table:table-cell office:value-type="string" calcext:value-type="string">
            <text:p>(PRDX1_0,PDK1_pS241_0)</text:p>
          </table:table-cell>
          <table:table-cell office:value-type="float" office:value="1.37011938793" calcext:value-type="float">
            <text:p>1.3701193879</text:p>
          </table:table-cell>
        </table:table-row>
        <table:table-row table:style-name="ro1">
          <table:table-cell office:value-type="string" calcext:value-type="string">
            <text:p>(FoxM1_1,GAPDH_0)</text:p>
          </table:table-cell>
          <table:table-cell office:value-type="float" office:value="1.37011938793" calcext:value-type="float">
            <text:p>1.3701193879</text:p>
          </table:table-cell>
        </table:table-row>
        <table:table-row table:style-name="ro1">
          <table:table-cell office:value-type="string" calcext:value-type="string">
            <text:p>(PRDX1_0,Bid_0)</text:p>
          </table:table-cell>
          <table:table-cell office:value-type="float" office:value="1.37106726994" calcext:value-type="float">
            <text:p>1.3710672699</text:p>
          </table:table-cell>
        </table:table-row>
        <table:table-row table:style-name="ro1">
          <table:table-cell office:value-type="string" calcext:value-type="string">
            <text:p>(SCD1_0,p27_0)</text:p>
          </table:table-cell>
          <table:table-cell office:value-type="float" office:value="1.37106726994" calcext:value-type="float">
            <text:p>1.3710672699</text:p>
          </table:table-cell>
        </table:table-row>
        <table:table-row table:style-name="ro1">
          <table:table-cell office:value-type="string" calcext:value-type="string">
            <text:p>(PRDX1_0,ETS-1_0)</text:p>
          </table:table-cell>
          <table:table-cell office:value-type="float" office:value="1.38987575657" calcext:value-type="float">
            <text:p>1.3898757566</text:p>
          </table:table-cell>
        </table:table-row>
        <table:table-row table:style-name="ro1">
          <table:table-cell office:value-type="string" calcext:value-type="string">
            <text:p>(Rab11_1)</text:p>
          </table:table-cell>
          <table:table-cell office:value-type="float" office:value="1.38987575657" calcext:value-type="float">
            <text:p>1.3898757566</text:p>
          </table:table-cell>
        </table:table-row>
        <table:table-row table:style-name="ro1">
          <table:table-cell office:value-type="string" calcext:value-type="string">
            <text:p>(JAB1_1,SCD1_0)</text:p>
          </table:table-cell>
          <table:table-cell office:value-type="float" office:value="1.3903232054" calcext:value-type="float">
            <text:p>1.3903232054</text:p>
          </table:table-cell>
        </table:table-row>
        <table:table-row table:style-name="ro1">
          <table:table-cell office:value-type="string" calcext:value-type="string">
            <text:p>(Rictor_pT1135_1)</text:p>
          </table:table-cell>
          <table:table-cell office:value-type="float" office:value="1.40968888317" calcext:value-type="float">
            <text:p>1.4096888832</text:p>
          </table:table-cell>
        </table:table-row>
        <table:table-row table:style-name="ro1">
          <table:table-cell office:value-type="string" calcext:value-type="string">
            <text:p>(PDK1_pS241_0,AMPK_pT172_0)</text:p>
          </table:table-cell>
          <table:table-cell office:value-type="float" office:value="1.41237572721" calcext:value-type="float">
            <text:p>1.4123757272</text:p>
          </table:table-cell>
        </table:table-row>
        <table:table-row table:style-name="ro1">
          <table:table-cell office:value-type="string" calcext:value-type="string">
            <text:p>(PDCD4_0,NDRG1_pT346_0)</text:p>
          </table:table-cell>
          <table:table-cell office:value-type="float" office:value="1.41237572721" calcext:value-type="float">
            <text:p>1.4123757272</text:p>
          </table:table-cell>
        </table:table-row>
        <table:table-row table:style-name="ro1">
          <table:table-cell office:value-type="string" calcext:value-type="string">
            <text:p>(PDCD4_0,p27_0)</text:p>
          </table:table-cell>
          <table:table-cell office:value-type="float" office:value="1.41237572721" calcext:value-type="float">
            <text:p>1.4123757272</text:p>
          </table:table-cell>
        </table:table-row>
        <table:table-row table:style-name="ro1">
          <table:table-cell office:value-type="string" calcext:value-type="string">
            <text:p>(Rb_pS807_S811_1,PRDX1_0)</text:p>
          </table:table-cell>
          <table:table-cell office:value-type="float" office:value="1.41237572721" calcext:value-type="float">
            <text:p>1.4123757272</text:p>
          </table:table-cell>
        </table:table-row>
        <table:table-row table:style-name="ro1">
          <table:table-cell office:value-type="string" calcext:value-type="string">
            <text:p>(VEGFR2_0,PRDX1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STAT3_pY705_0,p27_0)</text:p>
          </table:table-cell>
          <table:table-cell office:value-type="float" office:value="1.42574536957" calcext:value-type="float">
            <text:p>1.4257453696</text:p>
          </table:table-cell>
        </table:table-row>
        <table:table-row table:style-name="ro1">
          <table:table-cell office:value-type="string" calcext:value-type="string">
            <text:p>(MAPK_pT202_Y204_1,p27_0)</text:p>
          </table:table-cell>
          <table:table-cell office:value-type="float" office:value="1.42574536957" calcext:value-type="float">
            <text:p>1.4257453696</text:p>
          </table:table-cell>
        </table:table-row>
        <table:table-row table:style-name="ro1">
          <table:table-cell office:value-type="string" calcext:value-type="string">
            <text:p>(S6_pS235_S236_1,ER-alpha_pS118_0)</text:p>
          </table:table-cell>
          <table:table-cell office:value-type="float" office:value="1.42574536957" calcext:value-type="float">
            <text:p>1.4257453696</text:p>
          </table:table-cell>
        </table:table-row>
        <table:table-row table:style-name="ro1">
          <table:table-cell office:value-type="string" calcext:value-type="string">
            <text:p>(PTEN_1,53BP1_0)</text:p>
          </table:table-cell>
          <table:table-cell office:value-type="float" office:value="1.42574536957" calcext:value-type="float">
            <text:p>1.4257453696</text:p>
          </table:table-cell>
        </table:table-row>
        <table:table-row table:style-name="ro1">
          <table:table-cell office:value-type="string" calcext:value-type="string">
            <text:p>(ACC_pS79_1)</text:p>
          </table:table-cell>
          <table:table-cell office:value-type="float" office:value="1.44405786376" calcext:value-type="float">
            <text:p>1.4440578638</text:p>
          </table:table-cell>
        </table:table-row>
        <table:table-row table:style-name="ro1">
          <table:table-cell office:value-type="string" calcext:value-type="string">
            <text:p>(PRDX1_0,Akt_0)</text:p>
          </table:table-cell>
          <table:table-cell office:value-type="float" office:value="1.45646513434" calcext:value-type="float">
            <text:p>1.4564651343</text:p>
          </table:table-cell>
        </table:table-row>
        <table:table-row table:style-name="ro1">
          <table:table-cell office:value-type="string" calcext:value-type="string">
            <text:p>(Ku80_0,Bad_pS112_0)</text:p>
          </table:table-cell>
          <table:table-cell office:value-type="float" office:value="1.45646513434" calcext:value-type="float">
            <text:p>1.4564651343</text:p>
          </table:table-cell>
        </table:table-row>
        <table:table-row table:style-name="ro1">
          <table:table-cell office:value-type="string" calcext:value-type="string">
            <text:p>(YAP_1,PRDX1_0)</text:p>
          </table:table-cell>
          <table:table-cell office:value-type="float" office:value="1.45646513434" calcext:value-type="float">
            <text:p>1.4564651343</text:p>
          </table:table-cell>
        </table:table-row>
        <table:table-row table:style-name="ro1">
          <table:table-cell office:value-type="string" calcext:value-type="string">
            <text:p>(PRDX1_0,PKC-pan_BetaII_pS660_0)</text:p>
          </table:table-cell>
          <table:table-cell office:value-type="float" office:value="1.45646513434" calcext:value-type="float">
            <text:p>1.4564651343</text:p>
          </table:table-cell>
        </table:table-row>
        <table:table-row table:style-name="ro1">
          <table:table-cell office:value-type="string" calcext:value-type="string">
            <text:p>(PKC-pan_BetaII_pS660_0,FOXO3a_0)</text:p>
          </table:table-cell>
          <table:table-cell office:value-type="float" office:value="1.45646513434" calcext:value-type="float">
            <text:p>1.4564651343</text:p>
          </table:table-cell>
        </table:table-row>
        <table:table-row table:style-name="ro1">
          <table:table-cell office:value-type="string" calcext:value-type="string">
            <text:p>(PRDX1_0,PEA15_pS116_0)</text:p>
          </table:table-cell>
          <table:table-cell office:value-type="float" office:value="1.45646513434" calcext:value-type="float">
            <text:p>1.4564651343</text:p>
          </table:table-cell>
        </table:table-row>
        <table:table-row table:style-name="ro1">
          <table:table-cell office:value-type="string" calcext:value-type="string">
            <text:p>(LKB1_0,Ku80_0)</text:p>
          </table:table-cell>
          <table:table-cell office:value-type="float" office:value="1.45646513434" calcext:value-type="float">
            <text:p>1.4564651343</text:p>
          </table:table-cell>
        </table:table-row>
        <table:table-row table:style-name="ro1">
          <table:table-cell office:value-type="string" calcext:value-type="string">
            <text:p>(FOXO3a_0,Collagen_VI_0)</text:p>
          </table:table-cell>
          <table:table-cell office:value-type="float" office:value="1.46318385669" calcext:value-type="float">
            <text:p>1.4631838567</text:p>
          </table:table-cell>
        </table:table-row>
        <table:table-row table:style-name="ro1">
          <table:table-cell office:value-type="string" calcext:value-type="string">
            <text:p>(Dvl3_1,MSH6_0)</text:p>
          </table:table-cell>
          <table:table-cell office:value-type="float" office:value="1.46318385669" calcext:value-type="float">
            <text:p>1.4631838567</text:p>
          </table:table-cell>
        </table:table-row>
        <table:table-row table:style-name="ro1">
          <table:table-cell office:value-type="string" calcext:value-type="string">
            <text:p>(PDCD4_0,Bax_0)</text:p>
          </table:table-cell>
          <table:table-cell office:value-type="float" office:value="1.46318385669" calcext:value-type="float">
            <text:p>1.4631838567</text:p>
          </table:table-cell>
        </table:table-row>
        <table:table-row table:style-name="ro1">
          <table:table-cell office:value-type="string" calcext:value-type="string">
            <text:p>(NDRG1_pT346_1,PDCD4_0)</text:p>
          </table:table-cell>
          <table:table-cell office:value-type="float" office:value="1.46318385669" calcext:value-type="float">
            <text:p>1.4631838567</text:p>
          </table:table-cell>
        </table:table-row>
        <table:table-row table:style-name="ro1">
          <table:table-cell office:value-type="string" calcext:value-type="string">
            <text:p>(Caspase-7_cleavedD198_1,PDCD4_0)</text:p>
          </table:table-cell>
          <table:table-cell office:value-type="float" office:value="1.46318385669" calcext:value-type="float">
            <text:p>1.4631838567</text:p>
          </table:table-cell>
        </table:table-row>
        <table:table-row table:style-name="ro1">
          <table:table-cell office:value-type="string" calcext:value-type="string">
            <text:p>(S6_pS235_S236_1,LKB1_0)</text:p>
          </table:table-cell>
          <table:table-cell office:value-type="float" office:value="1.46318385669" calcext:value-type="float">
            <text:p>1.4631838567</text:p>
          </table:table-cell>
        </table:table-row>
        <table:table-row table:style-name="ro1">
          <table:table-cell office:value-type="string" calcext:value-type="string">
            <text:p>(ARID1A_1,53BP1_0)</text:p>
          </table:table-cell>
          <table:table-cell office:value-type="float" office:value="1.46318385669" calcext:value-type="float">
            <text:p>1.4631838567</text:p>
          </table:table-cell>
        </table:table-row>
        <table:table-row table:style-name="ro1">
          <table:table-cell office:value-type="string" calcext:value-type="string">
            <text:p>(EGFR_pY1173_1,LKB1_0)</text:p>
          </table:table-cell>
          <table:table-cell office:value-type="float" office:value="1.46945531709" calcext:value-type="float">
            <text:p>1.4694553171</text:p>
          </table:table-cell>
        </table:table-row>
        <table:table-row table:style-name="ro1">
          <table:table-cell office:value-type="string" calcext:value-type="string">
            <text:p>(PRDX1_1)</text:p>
          </table:table-cell>
          <table:table-cell office:value-type="float" office:value="1.47986686068" calcext:value-type="float">
            <text:p>1.4798668607</text:p>
          </table:table-cell>
        </table:table-row>
        <table:table-row table:style-name="ro1">
          <table:table-cell office:value-type="string" calcext:value-type="string">
            <text:p>(C-Raf_0)</text:p>
          </table:table-cell>
          <table:table-cell office:value-type="float" office:value="1.48665849571" calcext:value-type="float">
            <text:p>1.4866584957</text:p>
          </table:table-cell>
        </table:table-row>
        <table:table-row table:style-name="ro1">
          <table:table-cell office:value-type="string" calcext:value-type="string">
            <text:p>(Cyclin_E2_0,Bad_pS112_0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Raptor_1,PRDX1_0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LKB1_0,C-Raf_0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LKB1_1,p27_0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p53_1,GAPDH_0)</text:p>
          </table:table-cell>
          <table:table-cell office:value-type="float" office:value="1.5026363489" calcext:value-type="float">
            <text:p>1.5026363489</text:p>
          </table:table-cell>
        </table:table-row>
        <table:table-row table:style-name="ro1">
          <table:table-cell office:value-type="string" calcext:value-type="string">
            <text:p>(Dvl3_1,VEGFR2_0)</text:p>
          </table:table-cell>
          <table:table-cell office:value-type="float" office:value="1.5026363489" calcext:value-type="float">
            <text:p>1.5026363489</text:p>
          </table:table-cell>
        </table:table-row>
        <table:table-row table:style-name="ro1">
          <table:table-cell office:value-type="string" calcext:value-type="string">
            <text:p>(PKC-alpha_0,PDCD4_0)</text:p>
          </table:table-cell>
          <table:table-cell office:value-type="float" office:value="1.5026363489" calcext:value-type="float">
            <text:p>1.5026363489</text:p>
          </table:table-cell>
        </table:table-row>
        <table:table-row table:style-name="ro1">
          <table:table-cell office:value-type="string" calcext:value-type="string">
            <text:p>(Smad3_0,p27_0)</text:p>
          </table:table-cell>
          <table:table-cell office:value-type="float" office:value="1.5026363489" calcext:value-type="float">
            <text:p>1.5026363489</text:p>
          </table:table-cell>
        </table:table-row>
        <table:table-row table:style-name="ro1">
          <table:table-cell office:value-type="string" calcext:value-type="string">
            <text:p>(Annexin-1_0)</text:p>
          </table:table-cell>
          <table:table-cell office:value-type="float" office:value="1.52182466256" calcext:value-type="float">
            <text:p>1.5218246626</text:p>
          </table:table-cell>
        </table:table-row>
        <table:table-row table:style-name="ro1">
          <table:table-cell office:value-type="string" calcext:value-type="string">
            <text:p>(Bcl-xL_0,Akt_0)</text:p>
          </table:table-cell>
          <table:table-cell office:value-type="float" office:value="1.54413983444" calcext:value-type="float">
            <text:p>1.5441398344</text:p>
          </table:table-cell>
        </table:table-row>
        <table:table-row table:style-name="ro1">
          <table:table-cell office:value-type="string" calcext:value-type="string">
            <text:p>(RBM15_0,PDCD4_0)</text:p>
          </table:table-cell>
          <table:table-cell office:value-type="float" office:value="1.54413983444" calcext:value-type="float">
            <text:p>1.5441398344</text:p>
          </table:table-cell>
        </table:table-row>
        <table:table-row table:style-name="ro1">
          <table:table-cell office:value-type="string" calcext:value-type="string">
            <text:p>(PRDX1_0,p27_0)</text:p>
          </table:table-cell>
          <table:table-cell office:value-type="float" office:value="1.54413983444" calcext:value-type="float">
            <text:p>1.5441398344</text:p>
          </table:table-cell>
        </table:table-row>
        <table:table-row table:style-name="ro1">
          <table:table-cell office:value-type="string" calcext:value-type="string">
            <text:p>(IRS1_1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c-Met_pY1235_1,Bcl-xL_0)</text:p>
          </table:table-cell>
          <table:table-cell office:value-type="float" office:value="1.55952310189" calcext:value-type="float">
            <text:p>1.5595231019</text:p>
          </table:table-cell>
        </table:table-row>
        <table:table-row table:style-name="ro1">
          <table:table-cell office:value-type="string" calcext:value-type="string">
            <text:p>(mTOR_1,PRDX1_0)</text:p>
          </table:table-cell>
          <table:table-cell office:value-type="float" office:value="1.55952310189" calcext:value-type="float">
            <text:p>1.5595231019</text:p>
          </table:table-cell>
        </table:table-row>
        <table:table-row table:style-name="ro1">
          <table:table-cell office:value-type="string" calcext:value-type="string">
            <text:p>(MEK1_pS217_S221_0)</text:p>
          </table:table-cell>
          <table:table-cell office:value-type="float" office:value="1.55987027912" calcext:value-type="float">
            <text:p>1.5598702791</text:p>
          </table:table-cell>
        </table:table-row>
        <table:table-row table:style-name="ro1">
          <table:table-cell office:value-type="string" calcext:value-type="string">
            <text:p>(c-Met_pY1235_1,PDCD4_0)</text:p>
          </table:table-cell>
          <table:table-cell office:value-type="float" office:value="1.58776605704" calcext:value-type="float">
            <text:p>1.587766057</text:p>
          </table:table-cell>
        </table:table-row>
        <table:table-row table:style-name="ro1">
          <table:table-cell office:value-type="string" calcext:value-type="string">
            <text:p>(HER3_pY1289_1,PDCD4_0)</text:p>
          </table:table-cell>
          <table:table-cell office:value-type="float" office:value="1.59579441757" calcext:value-type="float">
            <text:p>1.5957944176</text:p>
          </table:table-cell>
        </table:table-row>
        <table:table-row table:style-name="ro1">
          <table:table-cell office:value-type="string" calcext:value-type="string">
            <text:p>(Ku80_0,53BP1_0)</text:p>
          </table:table-cell>
          <table:table-cell office:value-type="float" office:value="1.59579441757" calcext:value-type="float">
            <text:p>1.5957944176</text:p>
          </table:table-cell>
        </table:table-row>
        <table:table-row table:style-name="ro1">
          <table:table-cell office:value-type="string" calcext:value-type="string">
            <text:p>(C-Raf_1,PDCD4_0)</text:p>
          </table:table-cell>
          <table:table-cell office:value-type="float" office:value="1.59579441757" calcext:value-type="float">
            <text:p>1.5957944176</text:p>
          </table:table-cell>
        </table:table-row>
        <table:table-row table:style-name="ro1">
          <table:table-cell office:value-type="string" calcext:value-type="string">
            <text:p>(p27_0,4E-BP1_pT37T46_0)</text:p>
          </table:table-cell>
          <table:table-cell office:value-type="float" office:value="1.59579441757" calcext:value-type="float">
            <text:p>1.5957944176</text:p>
          </table:table-cell>
        </table:table-row>
        <table:table-row table:style-name="ro1">
          <table:table-cell office:value-type="string" calcext:value-type="string">
            <text:p>(Rab11_1,LKB1_0)</text:p>
          </table:table-cell>
          <table:table-cell office:value-type="float" office:value="1.63361926179" calcext:value-type="float">
            <text:p>1.6336192618</text:p>
          </table:table-cell>
        </table:table-row>
        <table:table-row table:style-name="ro1">
          <table:table-cell office:value-type="string" calcext:value-type="string">
            <text:p>(GSK3-alpha-beta_pS21_S9_0)</text:p>
          </table:table-cell>
          <table:table-cell office:value-type="float" office:value="1.63406547741" calcext:value-type="float">
            <text:p>1.6340654774</text:p>
          </table:table-cell>
        </table:table-row>
        <table:table-row table:style-name="ro1">
          <table:table-cell office:value-type="string" calcext:value-type="string">
            <text:p>(S6_pS235_S236_1,Chk1_1)</text:p>
          </table:table-cell>
          <table:table-cell office:value-type="float" office:value="1.63438867708" calcext:value-type="float">
            <text:p>1.6343886771</text:p>
          </table:table-cell>
        </table:table-row>
        <table:table-row table:style-name="ro1">
          <table:table-cell office:value-type="string" calcext:value-type="string">
            <text:p>(PRDX1_0,P-Cadherin_0)</text:p>
          </table:table-cell>
          <table:table-cell office:value-type="float" office:value="1.63438867708" calcext:value-type="float">
            <text:p>1.6343886771</text:p>
          </table:table-cell>
        </table:table-row>
        <table:table-row table:style-name="ro1">
          <table:table-cell office:value-type="string" calcext:value-type="string">
            <text:p>(TFRC_0,PDCD4_0)</text:p>
          </table:table-cell>
          <table:table-cell office:value-type="float" office:value="1.63438867708" calcext:value-type="float">
            <text:p>1.6343886771</text:p>
          </table:table-cell>
        </table:table-row>
        <table:table-row table:style-name="ro1">
          <table:table-cell office:value-type="string" calcext:value-type="string">
            <text:p>(Smad4_1,p27_0)</text:p>
          </table:table-cell>
          <table:table-cell office:value-type="float" office:value="1.63438867708" calcext:value-type="float">
            <text:p>1.6343886771</text:p>
          </table:table-cell>
        </table:table-row>
        <table:table-row table:style-name="ro1">
          <table:table-cell office:value-type="string" calcext:value-type="string">
            <text:p>(PRDX1_1,p27_0)</text:p>
          </table:table-cell>
          <table:table-cell office:value-type="float" office:value="1.63438867708" calcext:value-type="float">
            <text:p>1.6343886771</text:p>
          </table:table-cell>
        </table:table-row>
        <table:table-row table:style-name="ro1">
          <table:table-cell office:value-type="string" calcext:value-type="string">
            <text:p>(STAT5-alpha_1,Bcl-xL_0)</text:p>
          </table:table-cell>
          <table:table-cell office:value-type="float" office:value="1.65957562747" calcext:value-type="float">
            <text:p>1.6595756275</text:p>
          </table:table-cell>
        </table:table-row>
        <table:table-row table:style-name="ro1">
          <table:table-cell office:value-type="string" calcext:value-type="string">
            <text:p>(PDCD4_0,ACC_pS79_0)</text:p>
          </table:table-cell>
          <table:table-cell office:value-type="float" office:value="1.65957562747" calcext:value-type="float">
            <text:p>1.6595756275</text:p>
          </table:table-cell>
        </table:table-row>
        <table:table-row table:style-name="ro1">
          <table:table-cell office:value-type="string" calcext:value-type="string">
            <text:p>(PRDX1_0,MEK1_pS217_S221_0)</text:p>
          </table:table-cell>
          <table:table-cell office:value-type="float" office:value="1.67532467532" calcext:value-type="float">
            <text:p>1.6753246753</text:p>
          </table:table-cell>
        </table:table-row>
        <table:table-row table:style-name="ro1">
          <table:table-cell office:value-type="string" calcext:value-type="string">
            <text:p>(YAP_1,PDCD4_0)</text:p>
          </table:table-cell>
          <table:table-cell office:value-type="float" office:value="1.69222822445" calcext:value-type="float">
            <text:p>1.6922282245</text:p>
          </table:table-cell>
        </table:table-row>
        <table:table-row table:style-name="ro1">
          <table:table-cell office:value-type="string" calcext:value-type="string">
            <text:p>(S6_pS235_S236_1,PRDX1_0)</text:p>
          </table:table-cell>
          <table:table-cell office:value-type="float" office:value="1.69222822445" calcext:value-type="float">
            <text:p>1.6922282245</text:p>
          </table:table-cell>
        </table:table-row>
        <table:table-row table:style-name="ro1">
          <table:table-cell office:value-type="string" calcext:value-type="string">
            <text:p>(p27_pT198_0)</text:p>
          </table:table-cell>
          <table:table-cell office:value-type="float" office:value="1.69450605938" calcext:value-type="float">
            <text:p>1.6945060594</text:p>
          </table:table-cell>
        </table:table-row>
        <table:table-row table:style-name="ro1">
          <table:table-cell office:value-type="string" calcext:value-type="string">
            <text:p>(AMPK_pT172_1,Bad_pS112_0)</text:p>
          </table:table-cell>
          <table:table-cell office:value-type="float" office:value="1.72754183696" calcext:value-type="float">
            <text:p>1.727541837</text:p>
          </table:table-cell>
        </table:table-row>
        <table:table-row table:style-name="ro1">
          <table:table-cell office:value-type="string" calcext:value-type="string">
            <text:p>(PDCD4_1,PDCD4_0)</text:p>
          </table:table-cell>
          <table:table-cell office:value-type="float" office:value="1.72754183696" calcext:value-type="float">
            <text:p>1.727541837</text:p>
          </table:table-cell>
        </table:table-row>
        <table:table-row table:style-name="ro1">
          <table:table-cell office:value-type="string" calcext:value-type="string">
            <text:p>(TFRC_1,PRDX1_0)</text:p>
          </table:table-cell>
          <table:table-cell office:value-type="float" office:value="1.72754183696" calcext:value-type="float">
            <text:p>1.727541837</text:p>
          </table:table-cell>
        </table:table-row>
        <table:table-row table:style-name="ro1">
          <table:table-cell office:value-type="string" calcext:value-type="string">
            <text:p>(Ku80_1,PDCD4_0)</text:p>
          </table:table-cell>
          <table:table-cell office:value-type="float" office:value="1.72754183696" calcext:value-type="float">
            <text:p>1.727541837</text:p>
          </table:table-cell>
        </table:table-row>
        <table:table-row table:style-name="ro1">
          <table:table-cell office:value-type="string" calcext:value-type="string">
            <text:p>(PRDX1_0,Bcl-xL_0)</text:p>
          </table:table-cell>
          <table:table-cell office:value-type="float" office:value="1.72754183696" calcext:value-type="float">
            <text:p>1.727541837</text:p>
          </table:table-cell>
        </table:table-row>
        <table:table-row table:style-name="ro1">
          <table:table-cell office:value-type="string" calcext:value-type="string">
            <text:p>(LKB1_0,ETS-1_0)</text:p>
          </table:table-cell>
          <table:table-cell office:value-type="float" office:value="1.73258484723" calcext:value-type="float">
            <text:p>1.7325848472</text:p>
          </table:table-cell>
        </table:table-row>
        <table:table-row table:style-name="ro1">
          <table:table-cell office:value-type="string" calcext:value-type="string">
            <text:p>(PRDX1_0,Ku80_0)</text:p>
          </table:table-cell>
          <table:table-cell office:value-type="float" office:value="1.76449706321" calcext:value-type="float">
            <text:p>1.7644970632</text:p>
          </table:table-cell>
        </table:table-row>
        <table:table-row table:style-name="ro1">
          <table:table-cell office:value-type="string" calcext:value-type="string">
            <text:p>(EGFR_pY1173_1,PDCD4_0)</text:p>
          </table:table-cell>
          <table:table-cell office:value-type="float" office:value="1.76449706321" calcext:value-type="float">
            <text:p>1.7644970632</text:p>
          </table:table-cell>
        </table:table-row>
        <table:table-row table:style-name="ro1">
          <table:table-cell office:value-type="string" calcext:value-type="string">
            <text:p>(SCD1_1,PDK1_pS241_0)</text:p>
          </table:table-cell>
          <table:table-cell office:value-type="float" office:value="1.76546965901" calcext:value-type="float">
            <text:p>1.765469659</text:p>
          </table:table-cell>
        </table:table-row>
        <table:table-row table:style-name="ro1">
          <table:table-cell office:value-type="string" calcext:value-type="string">
            <text:p>(EGFR_pY1173_1,PDK1_pS241_0)</text:p>
          </table:table-cell>
          <table:table-cell office:value-type="float" office:value="1.76546965901" calcext:value-type="float">
            <text:p>1.765469659</text:p>
          </table:table-cell>
        </table:table-row>
        <table:table-row table:style-name="ro1">
          <table:table-cell office:value-type="string" calcext:value-type="string">
            <text:p>(SCD1_0,PDK1_pS241_0)</text:p>
          </table:table-cell>
          <table:table-cell office:value-type="float" office:value="1.76546965901" calcext:value-type="float">
            <text:p>1.765469659</text:p>
          </table:table-cell>
        </table:table-row>
        <table:table-row table:style-name="ro1">
          <table:table-cell office:value-type="string" calcext:value-type="string">
            <text:p>(p27_pT198_0,p27_0)</text:p>
          </table:table-cell>
          <table:table-cell office:value-type="float" office:value="1.76546965901" calcext:value-type="float">
            <text:p>1.765469659</text:p>
          </table:table-cell>
        </table:table-row>
        <table:table-row table:style-name="ro1">
          <table:table-cell office:value-type="string" calcext:value-type="string">
            <text:p>(Smad4_1,LKB1_0)</text:p>
          </table:table-cell>
          <table:table-cell office:value-type="float" office:value="1.78607156833" calcext:value-type="float">
            <text:p>1.7860715683</text:p>
          </table:table-cell>
        </table:table-row>
        <table:table-row table:style-name="ro1">
          <table:table-cell office:value-type="string" calcext:value-type="string">
            <text:p>(PDCD4_0,4E-BP1_pT37T46_0)</text:p>
          </table:table-cell>
          <table:table-cell office:value-type="float" office:value="1.79236560745" calcext:value-type="float">
            <text:p>1.7923656075</text:p>
          </table:table-cell>
        </table:table-row>
        <table:table-row table:style-name="ro1">
          <table:table-cell office:value-type="string" calcext:value-type="string">
            <text:p>(TFRC_1,LKB1_0)</text:p>
          </table:table-cell>
          <table:table-cell office:value-type="float" office:value="1.79236560745" calcext:value-type="float">
            <text:p>1.7923656075</text:p>
          </table:table-cell>
        </table:table-row>
        <table:table-row table:style-name="ro1">
          <table:table-cell office:value-type="string" calcext:value-type="string">
            <text:p>(RBM15_0,PRDX1_0)</text:p>
          </table:table-cell>
          <table:table-cell office:value-type="float" office:value="1.79236560745" calcext:value-type="float">
            <text:p>1.7923656075</text:p>
          </table:table-cell>
        </table:table-row>
        <table:table-row table:style-name="ro1">
          <table:table-cell office:value-type="string" calcext:value-type="string">
            <text:p>(Fibronectin_1,PDCD4_0)</text:p>
          </table:table-cell>
          <table:table-cell office:value-type="float" office:value="1.82396891724" calcext:value-type="float">
            <text:p>1.8239689172</text:p>
          </table:table-cell>
        </table:table-row>
        <table:table-row table:style-name="ro1">
          <table:table-cell office:value-type="string" calcext:value-type="string">
            <text:p>(S6_pS235_S236_1,SCD1_0)</text:p>
          </table:table-cell>
          <table:table-cell office:value-type="float" office:value="1.82396891724" calcext:value-type="float">
            <text:p>1.8239689172</text:p>
          </table:table-cell>
        </table:table-row>
        <table:table-row table:style-name="ro1">
          <table:table-cell office:value-type="string" calcext:value-type="string">
            <text:p>(FoxM1_1,PDCD4_0)</text:p>
          </table:table-cell>
          <table:table-cell office:value-type="float" office:value="1.82396891724" calcext:value-type="float">
            <text:p>1.8239689172</text:p>
          </table:table-cell>
        </table:table-row>
        <table:table-row table:style-name="ro1">
          <table:table-cell office:value-type="string" calcext:value-type="string">
            <text:p>(Bid_1,p27_0)</text:p>
          </table:table-cell>
          <table:table-cell office:value-type="float" office:value="1.82396891724" calcext:value-type="float">
            <text:p>1.8239689172</text:p>
          </table:table-cell>
        </table:table-row>
        <table:table-row table:style-name="ro1">
          <table:table-cell office:value-type="string" calcext:value-type="string">
            <text:p>(eIF4G_1)</text:p>
          </table:table-cell>
          <table:table-cell office:value-type="float" office:value="1.84254037549" calcext:value-type="float">
            <text:p>1.8425403755</text:p>
          </table:table-cell>
        </table:table-row>
        <table:table-row table:style-name="ro1">
          <table:table-cell office:value-type="string" calcext:value-type="string">
            <text:p>(PRDX1_0,Cyclin_E2_0)</text:p>
          </table:table-cell>
          <table:table-cell office:value-type="float" office:value="1.84923390847" calcext:value-type="float">
            <text:p>1.8492339085</text:p>
          </table:table-cell>
        </table:table-row>
        <table:table-row table:style-name="ro1">
          <table:table-cell office:value-type="string" calcext:value-type="string">
            <text:p>(Dvl3_1,MEK1_pS217_S221_0)</text:p>
          </table:table-cell>
          <table:table-cell office:value-type="float" office:value="1.85852390522" calcext:value-type="float">
            <text:p>1.8585239052</text:p>
          </table:table-cell>
        </table:table-row>
        <table:table-row table:style-name="ro1">
          <table:table-cell office:value-type="string" calcext:value-type="string">
            <text:p>(EGFR_pY1173_1,Dvl3_1)</text:p>
          </table:table-cell>
          <table:table-cell office:value-type="float" office:value="1.85852390522" calcext:value-type="float">
            <text:p>1.8585239052</text:p>
          </table:table-cell>
        </table:table-row>
        <table:table-row table:style-name="ro1">
          <table:table-cell office:value-type="string" calcext:value-type="string">
            <text:p>(NDRG1_pT346_1,PRDX1_0)</text:p>
          </table:table-cell>
          <table:table-cell office:value-type="float" office:value="1.85852390522" calcext:value-type="float">
            <text:p>1.8585239052</text:p>
          </table:table-cell>
        </table:table-row>
        <table:table-row table:style-name="ro1">
          <table:table-cell office:value-type="string" calcext:value-type="string">
            <text:p>(Bcl-xL_1,p27_0)</text:p>
          </table:table-cell>
          <table:table-cell office:value-type="float" office:value="1.85852390522" calcext:value-type="float">
            <text:p>1.8585239052</text:p>
          </table:table-cell>
        </table:table-row>
        <table:table-row table:style-name="ro1">
          <table:table-cell office:value-type="string" calcext:value-type="string">
            <text:p>(Paxillin_0)</text:p>
          </table:table-cell>
          <table:table-cell office:value-type="float" office:value="1.86423521163" calcext:value-type="float">
            <text:p>1.8642352116</text:p>
          </table:table-cell>
        </table:table-row>
        <table:table-row table:style-name="ro1">
          <table:table-cell office:value-type="string" calcext:value-type="string">
            <text:p>(EGFR_pY1173_1,PRDX1_0)</text:p>
          </table:table-cell>
          <table:table-cell office:value-type="float" office:value="1.89521416592" calcext:value-type="float">
            <text:p>1.8952141659</text:p>
          </table:table-cell>
        </table:table-row>
        <table:table-row table:style-name="ro1">
          <table:table-cell office:value-type="string" calcext:value-type="string">
            <text:p>(ETS-1_0)</text:p>
          </table:table-cell>
          <table:table-cell office:value-type="float" office:value="1.89521416592" calcext:value-type="float">
            <text:p>1.8952141659</text:p>
          </table:table-cell>
        </table:table-row>
        <table:table-row table:style-name="ro1">
          <table:table-cell office:value-type="string" calcext:value-type="string">
            <text:p>(EGFR_pY1173_1,SCD1_0)</text:p>
          </table:table-cell>
          <table:table-cell office:value-type="float" office:value="1.8959691638" calcext:value-type="float">
            <text:p>1.8959691638</text:p>
          </table:table-cell>
        </table:table-row>
        <table:table-row table:style-name="ro1">
          <table:table-cell office:value-type="string" calcext:value-type="string">
            <text:p>(FOXO3a_0,ETS-1_0)</text:p>
          </table:table-cell>
          <table:table-cell office:value-type="float" office:value="1.8959691638" calcext:value-type="float">
            <text:p>1.8959691638</text:p>
          </table:table-cell>
        </table:table-row>
        <table:table-row table:style-name="ro1">
          <table:table-cell office:value-type="string" calcext:value-type="string">
            <text:p>(Ku80_0,GAPDH_0)</text:p>
          </table:table-cell>
          <table:table-cell office:value-type="float" office:value="1.8959691638" calcext:value-type="float">
            <text:p>1.8959691638</text:p>
          </table:table-cell>
        </table:table-row>
        <table:table-row table:style-name="ro1">
          <table:table-cell office:value-type="string" calcext:value-type="string">
            <text:p>(p27_0,AMPK_pT172_0)</text:p>
          </table:table-cell>
          <table:table-cell office:value-type="float" office:value="1.8959691638" calcext:value-type="float">
            <text:p>1.8959691638</text:p>
          </table:table-cell>
        </table:table-row>
        <table:table-row table:style-name="ro1">
          <table:table-cell office:value-type="string" calcext:value-type="string">
            <text:p>(PRDX1_0,C-Raf_0)</text:p>
          </table:table-cell>
          <table:table-cell office:value-type="float" office:value="1.8959691638" calcext:value-type="float">
            <text:p>1.8959691638</text:p>
          </table:table-cell>
        </table:table-row>
        <table:table-row table:style-name="ro1">
          <table:table-cell office:value-type="string" calcext:value-type="string">
            <text:p>(Src_pY527_1,Ku80_0)</text:p>
          </table:table-cell>
          <table:table-cell office:value-type="float" office:value="1.8959691638" calcext:value-type="float">
            <text:p>1.8959691638</text:p>
          </table:table-cell>
        </table:table-row>
        <table:table-row table:style-name="ro1">
          <table:table-cell office:value-type="string" calcext:value-type="string">
            <text:p>(Dvl3_1,PDCD4_0)</text:p>
          </table:table-cell>
          <table:table-cell office:value-type="float" office:value="1.8959691638" calcext:value-type="float">
            <text:p>1.8959691638</text:p>
          </table:table-cell>
        </table:table-row>
        <table:table-row table:style-name="ro1">
          <table:table-cell office:value-type="string" calcext:value-type="string">
            <text:p>(Dvl3_1,p27_pT198_0)</text:p>
          </table:table-cell>
          <table:table-cell office:value-type="float" office:value="1.8959691638" calcext:value-type="float">
            <text:p>1.8959691638</text:p>
          </table:table-cell>
        </table:table-row>
        <table:table-row table:style-name="ro1">
          <table:table-cell office:value-type="string" calcext:value-type="string">
            <text:p>(EGFR_pY1173_1)</text:p>
          </table:table-cell>
          <table:table-cell office:value-type="float" office:value="1.89757406816" calcext:value-type="float">
            <text:p>1.8975740682</text:p>
          </table:table-cell>
        </table:table-row>
        <table:table-row table:style-name="ro1">
          <table:table-cell office:value-type="string" calcext:value-type="string">
            <text:p>(MSH6_0)</text:p>
          </table:table-cell>
          <table:table-cell office:value-type="float" office:value="1.9022808282" calcext:value-type="float">
            <text:p>1.9022808282</text:p>
          </table:table-cell>
        </table:table-row>
        <table:table-row table:style-name="ro1">
          <table:table-cell office:value-type="string" calcext:value-type="string">
            <text:p>(Dvl3_1,Collagen_VI_0)</text:p>
          </table:table-cell>
          <table:table-cell office:value-type="float" office:value="1.92408694389" calcext:value-type="float">
            <text:p>1.9240869439</text:p>
          </table:table-cell>
        </table:table-row>
        <table:table-row table:style-name="ro1">
          <table:table-cell office:value-type="string" calcext:value-type="string">
            <text:p>(MEK1_pS217_S221_1,PDCD4_0)</text:p>
          </table:table-cell>
          <table:table-cell office:value-type="float" office:value="1.92408694389" calcext:value-type="float">
            <text:p>1.9240869439</text:p>
          </table:table-cell>
        </table:table-row>
        <table:table-row table:style-name="ro1">
          <table:table-cell office:value-type="string" calcext:value-type="string">
            <text:p>(PRDX1_1,PDCD4_0)</text:p>
          </table:table-cell>
          <table:table-cell office:value-type="float" office:value="1.93630006956" calcext:value-type="float">
            <text:p>1.9363000696</text:p>
          </table:table-cell>
        </table:table-row>
        <table:table-row table:style-name="ro1">
          <table:table-cell office:value-type="string" calcext:value-type="string">
            <text:p>(Myosin-IIa_pS1943_1,PDCD4_0)</text:p>
          </table:table-cell>
          <table:table-cell office:value-type="float" office:value="1.95484816153" calcext:value-type="float">
            <text:p>1.9548481615</text:p>
          </table:table-cell>
        </table:table-row>
        <table:table-row table:style-name="ro1">
          <table:table-cell office:value-type="string" calcext:value-type="string">
            <text:p>(Paxillin_0,GAPDH_0)</text:p>
          </table:table-cell>
          <table:table-cell office:value-type="float" office:value="1.95484816153" calcext:value-type="float">
            <text:p>1.9548481615</text:p>
          </table:table-cell>
        </table:table-row>
        <table:table-row table:style-name="ro1">
          <table:table-cell office:value-type="string" calcext:value-type="string">
            <text:p>(PDCD4_0,Akt_0)</text:p>
          </table:table-cell>
          <table:table-cell office:value-type="float" office:value="1.95484816153" calcext:value-type="float">
            <text:p>1.9548481615</text:p>
          </table:table-cell>
        </table:table-row>
        <table:table-row table:style-name="ro1">
          <table:table-cell office:value-type="string" calcext:value-type="string">
            <text:p>(Rictor_pT1135_1,PDCD4_0)</text:p>
          </table:table-cell>
          <table:table-cell office:value-type="float" office:value="1.95484816153" calcext:value-type="float">
            <text:p>1.9548481615</text:p>
          </table:table-cell>
        </table:table-row>
        <table:table-row table:style-name="ro1">
          <table:table-cell office:value-type="string" calcext:value-type="string">
            <text:p>(Smad4_1)</text:p>
          </table:table-cell>
          <table:table-cell office:value-type="float" office:value="1.96481102775" calcext:value-type="float">
            <text:p>1.9648110278</text:p>
          </table:table-cell>
        </table:table-row>
        <table:table-row table:style-name="ro1">
          <table:table-cell office:value-type="string" calcext:value-type="string">
            <text:p>(PDCD4_0)</text:p>
          </table:table-cell>
          <table:table-cell office:value-type="float" office:value="1.97415345921" calcext:value-type="float">
            <text:p>1.9741534592</text:p>
          </table:table-cell>
        </table:table-row>
        <table:table-row table:style-name="ro1">
          <table:table-cell office:value-type="string" calcext:value-type="string">
            <text:p>(EGFR_pY1173_1,Bad_pS112_0)</text:p>
          </table:table-cell>
          <table:table-cell office:value-type="float" office:value="1.97956216429" calcext:value-type="float">
            <text:p>1.9795621643</text:p>
          </table:table-cell>
        </table:table-row>
        <table:table-row table:style-name="ro1">
          <table:table-cell office:value-type="string" calcext:value-type="string">
            <text:p>(PTEN_1)</text:p>
          </table:table-cell>
          <table:table-cell office:value-type="float" office:value="1.97956216429" calcext:value-type="float">
            <text:p>1.9795621643</text:p>
          </table:table-cell>
        </table:table-row>
        <table:table-row table:style-name="ro1">
          <table:table-cell office:value-type="string" calcext:value-type="string">
            <text:p>(SCD1_0,p27_pT198_0)</text:p>
          </table:table-cell>
          <table:table-cell office:value-type="float" office:value="1.98883441428" calcext:value-type="float">
            <text:p>1.9888344143</text:p>
          </table:table-cell>
        </table:table-row>
        <table:table-row table:style-name="ro1">
          <table:table-cell office:value-type="string" calcext:value-type="string">
            <text:p>(p27_0,Ku80_0)</text:p>
          </table:table-cell>
          <table:table-cell office:value-type="float" office:value="1.98883441428" calcext:value-type="float">
            <text:p>1.9888344143</text:p>
          </table:table-cell>
        </table:table-row>
        <table:table-row table:style-name="ro1">
          <table:table-cell office:value-type="string" calcext:value-type="string">
            <text:p>(MSH6_0,GAPDH_0)</text:p>
          </table:table-cell>
          <table:table-cell office:value-type="float" office:value="1.98883441428" calcext:value-type="float">
            <text:p>1.9888344143</text:p>
          </table:table-cell>
        </table:table-row>
        <table:table-row table:style-name="ro1">
          <table:table-cell office:value-type="string" calcext:value-type="string">
            <text:p>(PDCD4_0,LKB1_0)</text:p>
          </table:table-cell>
          <table:table-cell office:value-type="float" office:value="1.98883441428" calcext:value-type="float">
            <text:p>1.9888344143</text:p>
          </table:table-cell>
        </table:table-row>
        <table:table-row table:style-name="ro1">
          <table:table-cell office:value-type="string" calcext:value-type="string">
            <text:p>(PDCD4_0,CDK1_0)</text:p>
          </table:table-cell>
          <table:table-cell office:value-type="float" office:value="1.98883441428" calcext:value-type="float">
            <text:p>1.9888344143</text:p>
          </table:table-cell>
        </table:table-row>
        <table:table-row table:style-name="ro1">
          <table:table-cell office:value-type="string" calcext:value-type="string">
            <text:p>(ATM_1,PDCD4_0)</text:p>
          </table:table-cell>
          <table:table-cell office:value-type="float" office:value="1.98883441428" calcext:value-type="float">
            <text:p>1.9888344143</text:p>
          </table:table-cell>
        </table:table-row>
        <table:table-row table:style-name="ro1">
          <table:table-cell office:value-type="string" calcext:value-type="string">
            <text:p>(TFRC_1,53BP1_0)</text:p>
          </table:table-cell>
          <table:table-cell office:value-type="float" office:value="2.02837021135" calcext:value-type="float">
            <text:p>2.0283702114</text:p>
          </table:table-cell>
        </table:table-row>
        <table:table-row table:style-name="ro1">
          <table:table-cell office:value-type="string" calcext:value-type="string">
            <text:p>(S6_pS235_S236_1,FOXO3a_0)</text:p>
          </table:table-cell>
          <table:table-cell office:value-type="float" office:value="2.05484855826" calcext:value-type="float">
            <text:p>2.0548485583</text:p>
          </table:table-cell>
        </table:table-row>
        <table:table-row table:style-name="ro1">
          <table:table-cell office:value-type="string" calcext:value-type="string">
            <text:p>(p27_0,c-Met_pY1235_0)</text:p>
          </table:table-cell>
          <table:table-cell office:value-type="float" office:value="2.05484855826" calcext:value-type="float">
            <text:p>2.0548485583</text:p>
          </table:table-cell>
        </table:table-row>
        <table:table-row table:style-name="ro1">
          <table:table-cell office:value-type="string" calcext:value-type="string">
            <text:p>(AMPK_pT172_1,PDCD4_0)</text:p>
          </table:table-cell>
          <table:table-cell office:value-type="float" office:value="2.05484855826" calcext:value-type="float">
            <text:p>2.0548485583</text:p>
          </table:table-cell>
        </table:table-row>
        <table:table-row table:style-name="ro1">
          <table:table-cell office:value-type="string" calcext:value-type="string">
            <text:p>(GATA3_1)</text:p>
          </table:table-cell>
          <table:table-cell office:value-type="float" office:value="2.0752939379" calcext:value-type="float">
            <text:p>2.0752939379</text:p>
          </table:table-cell>
        </table:table-row>
        <table:table-row table:style-name="ro1">
          <table:table-cell office:value-type="string" calcext:value-type="string">
            <text:p>(YAP_1,Ku80_0)</text:p>
          </table:table-cell>
          <table:table-cell office:value-type="float" office:value="2.08496428598" calcext:value-type="float">
            <text:p>2.084964286</text:p>
          </table:table-cell>
        </table:table-row>
        <table:table-row table:style-name="ro1">
          <table:table-cell office:value-type="string" calcext:value-type="string">
            <text:p>(S6_pS235_S236_1,GAPDH_0)</text:p>
          </table:table-cell>
          <table:table-cell office:value-type="float" office:value="2.08496428598" calcext:value-type="float">
            <text:p>2.084964286</text:p>
          </table:table-cell>
        </table:table-row>
        <table:table-row table:style-name="ro1">
          <table:table-cell office:value-type="string" calcext:value-type="string">
            <text:p>(PDCD4_0,Paxillin_0)</text:p>
          </table:table-cell>
          <table:table-cell office:value-type="float" office:value="2.08496428598" calcext:value-type="float">
            <text:p>2.084964286</text:p>
          </table:table-cell>
        </table:table-row>
        <table:table-row table:style-name="ro1">
          <table:table-cell office:value-type="string" calcext:value-type="string">
            <text:p>(PDCD4_0,Bcl-xL_0)</text:p>
          </table:table-cell>
          <table:table-cell office:value-type="float" office:value="2.08496428598" calcext:value-type="float">
            <text:p>2.084964286</text:p>
          </table:table-cell>
        </table:table-row>
        <table:table-row table:style-name="ro1">
          <table:table-cell office:value-type="string" calcext:value-type="string">
            <text:p>(Ku80_0)</text:p>
          </table:table-cell>
          <table:table-cell office:value-type="float" office:value="2.10487792145" calcext:value-type="float">
            <text:p>2.1048779215</text:p>
          </table:table-cell>
        </table:table-row>
        <table:table-row table:style-name="ro1">
          <table:table-cell office:value-type="string" calcext:value-type="string">
            <text:p>(Caspase-7_cleavedD198_1,PRDX1_0)</text:p>
          </table:table-cell>
          <table:table-cell office:value-type="float" office:value="2.11856359081" calcext:value-type="float">
            <text:p>2.1185635908</text:p>
          </table:table-cell>
        </table:table-row>
        <table:table-row table:style-name="ro1">
          <table:table-cell office:value-type="string" calcext:value-type="string">
            <text:p>(EGFR_pY1173_1,Bcl-xL_0)</text:p>
          </table:table-cell>
          <table:table-cell office:value-type="float" office:value="2.11856359081" calcext:value-type="float">
            <text:p>2.1185635908</text:p>
          </table:table-cell>
        </table:table-row>
        <table:table-row table:style-name="ro1">
          <table:table-cell office:value-type="string" calcext:value-type="string">
            <text:p>(EGFR_pY1173_1,p27_0)</text:p>
          </table:table-cell>
          <table:table-cell office:value-type="float" office:value="2.15556839882" calcext:value-type="float">
            <text:p>2.1555683988</text:p>
          </table:table-cell>
        </table:table-row>
        <table:table-row table:style-name="ro1">
          <table:table-cell office:value-type="string" calcext:value-type="string">
            <text:p>(TFRC_1)</text:p>
          </table:table-cell>
          <table:table-cell office:value-type="float" office:value="2.15647338742" calcext:value-type="float">
            <text:p>2.1564733874</text:p>
          </table:table-cell>
        </table:table-row>
        <table:table-row table:style-name="ro1">
          <table:table-cell office:value-type="string" calcext:value-type="string">
            <text:p>(PR_1,PDCD4_0)</text:p>
          </table:table-cell>
          <table:table-cell office:value-type="float" office:value="2.1847539778" calcext:value-type="float">
            <text:p>2.1847539778</text:p>
          </table:table-cell>
        </table:table-row>
        <table:table-row table:style-name="ro1">
          <table:table-cell office:value-type="string" calcext:value-type="string">
            <text:p>(E-Cadherin_1)</text:p>
          </table:table-cell>
          <table:table-cell office:value-type="float" office:value="2.19596526631" calcext:value-type="float">
            <text:p>2.1959652663</text:p>
          </table:table-cell>
        </table:table-row>
        <table:table-row table:style-name="ro1">
          <table:table-cell office:value-type="string" calcext:value-type="string">
            <text:p>(PDCD4_0,Bad_pS112_0)</text:p>
          </table:table-cell>
          <table:table-cell office:value-type="float" office:value="2.21441146154" calcext:value-type="float">
            <text:p>2.2144114615</text:p>
          </table:table-cell>
        </table:table-row>
        <table:table-row table:style-name="ro1">
          <table:table-cell office:value-type="string" calcext:value-type="string">
            <text:p>(Smad4_1,Bcl-xL_0)</text:p>
          </table:table-cell>
          <table:table-cell office:value-type="float" office:value="2.24779849317" calcext:value-type="float">
            <text:p>2.2477984932</text:p>
          </table:table-cell>
        </table:table-row>
        <table:table-row table:style-name="ro1">
          <table:table-cell office:value-type="string" calcext:value-type="string">
            <text:p>(PDCD4_0,AMPK_pT172_0)</text:p>
          </table:table-cell>
          <table:table-cell office:value-type="float" office:value="2.24779849317" calcext:value-type="float">
            <text:p>2.2477984932</text:p>
          </table:table-cell>
        </table:table-row>
        <table:table-row table:style-name="ro1">
          <table:table-cell office:value-type="string" calcext:value-type="string">
            <text:p>(S6_pS235_S236_1,Dvl3_1)</text:p>
          </table:table-cell>
          <table:table-cell office:value-type="float" office:value="2.28865078589" calcext:value-type="float">
            <text:p>2.2886507859</text:p>
          </table:table-cell>
        </table:table-row>
        <table:table-row table:style-name="ro1">
          <table:table-cell office:value-type="string" calcext:value-type="string">
            <text:p>(PDCD4_0,EGFR_pY1068_0)</text:p>
          </table:table-cell>
          <table:table-cell office:value-type="float" office:value="2.28865078589" calcext:value-type="float">
            <text:p>2.2886507859</text:p>
          </table:table-cell>
        </table:table-row>
        <table:table-row table:style-name="ro1">
          <table:table-cell office:value-type="string" calcext:value-type="string">
            <text:p>(PDCD4_0,ETS-1_0)</text:p>
          </table:table-cell>
          <table:table-cell office:value-type="float" office:value="2.31390190548" calcext:value-type="float">
            <text:p>2.3139019055</text:p>
          </table:table-cell>
        </table:table-row>
        <table:table-row table:style-name="ro1">
          <table:table-cell office:value-type="string" calcext:value-type="string">
            <text:p>(Src_0,PDCD4_0)</text:p>
          </table:table-cell>
          <table:table-cell office:value-type="float" office:value="2.31390190548" calcext:value-type="float">
            <text:p>2.3139019055</text:p>
          </table:table-cell>
        </table:table-row>
        <table:table-row table:style-name="ro1">
          <table:table-cell office:value-type="string" calcext:value-type="string">
            <text:p>(SCD1_0,PDCD4_0)</text:p>
          </table:table-cell>
          <table:table-cell office:value-type="float" office:value="2.34328015148" calcext:value-type="float">
            <text:p>2.3432801515</text:p>
          </table:table-cell>
        </table:table-row>
        <table:table-row table:style-name="ro1">
          <table:table-cell office:value-type="string" calcext:value-type="string">
            <text:p>(Rictor_pT1135_1,p27_0)</text:p>
          </table:table-cell>
          <table:table-cell office:value-type="float" office:value="2.34328015148" calcext:value-type="float">
            <text:p>2.3432801515</text:p>
          </table:table-cell>
        </table:table-row>
        <table:table-row table:style-name="ro1">
          <table:table-cell office:value-type="string" calcext:value-type="string">
            <text:p>(AMPK_pT172_1,PRDX1_0)</text:p>
          </table:table-cell>
          <table:table-cell office:value-type="float" office:value="2.34328015148" calcext:value-type="float">
            <text:p>2.3432801515</text:p>
          </table:table-cell>
        </table:table-row>
        <table:table-row table:style-name="ro1">
          <table:table-cell office:value-type="string" calcext:value-type="string">
            <text:p>(GAPDH_1)</text:p>
          </table:table-cell>
          <table:table-cell office:value-type="float" office:value="2.36985944018" calcext:value-type="float">
            <text:p>2.3698594402</text:p>
          </table:table-cell>
        </table:table-row>
        <table:table-row table:style-name="ro1">
          <table:table-cell office:value-type="string" calcext:value-type="string">
            <text:p>(mTOR_pS2448_0)</text:p>
          </table:table-cell>
          <table:table-cell office:value-type="float" office:value="2.36985944018" calcext:value-type="float">
            <text:p>2.3698594402</text:p>
          </table:table-cell>
        </table:table-row>
        <table:table-row table:style-name="ro1">
          <table:table-cell office:value-type="string" calcext:value-type="string">
            <text:p>(SCD1_1,S6_pS235_S236_1)</text:p>
          </table:table-cell>
          <table:table-cell office:value-type="float" office:value="2.37662337662" calcext:value-type="float">
            <text:p>2.3766233766</text:p>
          </table:table-cell>
        </table:table-row>
        <table:table-row table:style-name="ro1">
          <table:table-cell office:value-type="string" calcext:value-type="string">
            <text:p>(Smad3_0,PDCD4_0)</text:p>
          </table:table-cell>
          <table:table-cell office:value-type="float" office:value="2.37662337662" calcext:value-type="float">
            <text:p>2.3766233766</text:p>
          </table:table-cell>
        </table:table-row>
        <table:table-row table:style-name="ro1">
          <table:table-cell office:value-type="string" calcext:value-type="string">
            <text:p>(PEA-15_1)</text:p>
          </table:table-cell>
          <table:table-cell office:value-type="float" office:value="2.39317210565" calcext:value-type="float">
            <text:p>2.3931721057</text:p>
          </table:table-cell>
        </table:table-row>
        <table:table-row table:style-name="ro1">
          <table:table-cell office:value-type="string" calcext:value-type="string">
            <text:p>(PTEN_1,PDCD4_0)</text:p>
          </table:table-cell>
          <table:table-cell office:value-type="float" office:value="2.39716479523" calcext:value-type="float">
            <text:p>2.3971647952</text:p>
          </table:table-cell>
        </table:table-row>
        <table:table-row table:style-name="ro1">
          <table:table-cell office:value-type="string" calcext:value-type="string">
            <text:p>(PRDX1_0,PDCD4_0)</text:p>
          </table:table-cell>
          <table:table-cell office:value-type="float" office:value="2.59962782253" calcext:value-type="float">
            <text:p>2.5996278225</text:p>
          </table:table-cell>
        </table:table-row>
        <table:table-row table:style-name="ro1">
          <table:table-cell office:value-type="string" calcext:value-type="string">
            <text:p>(S6_pS235_S236_1)</text:p>
          </table:table-cell>
          <table:table-cell office:value-type="float" office:value="2.65265310487" calcext:value-type="float">
            <text:p>2.6526531049</text:p>
          </table:table-cell>
        </table:table-row>
        <table:table-row table:style-name="ro1">
          <table:table-cell office:value-type="string" calcext:value-type="string">
            <text:p>(S6_pS235_S236_1,p27_0)</text:p>
          </table:table-cell>
          <table:table-cell office:value-type="float" office:value="2.65321462789" calcext:value-type="float">
            <text:p>2.6532146279</text:p>
          </table:table-cell>
        </table:table-row>
        <table:table-row table:style-name="ro1">
          <table:table-cell office:value-type="string" calcext:value-type="string">
            <text:p>(MSH6_0,PDCD4_0)</text:p>
          </table:table-cell>
          <table:table-cell office:value-type="float" office:value="2.65321462789" calcext:value-type="float">
            <text:p>2.6532146279</text:p>
          </table:table-cell>
        </table:table-row>
        <table:table-row table:style-name="ro1">
          <table:table-cell office:value-type="string" calcext:value-type="string">
            <text:p>(MSH6_0,PRDX1_0)</text:p>
          </table:table-cell>
          <table:table-cell office:value-type="float" office:value="2.67295564943" calcext:value-type="float">
            <text:p>2.6729556494</text:p>
          </table:table-cell>
        </table:table-row>
        <table:table-row table:style-name="ro1">
          <table:table-cell office:value-type="string" calcext:value-type="string">
            <text:p>(PDCD4_0,Ku80_0)</text:p>
          </table:table-cell>
          <table:table-cell office:value-type="float" office:value="2.72727272727" calcext:value-type="float">
            <text:p>2.7272727273</text:p>
          </table:table-cell>
        </table:table-row>
        <table:table-row table:style-name="ro1">
          <table:table-cell office:value-type="string" calcext:value-type="string">
            <text:p>(Ku80_0,Bcl-xL_0)</text:p>
          </table:table-cell>
          <table:table-cell office:value-type="float" office:value="2.72727272727" calcext:value-type="float">
            <text:p>2.7272727273</text:p>
          </table:table-cell>
        </table:table-row>
        <table:table-row table:style-name="ro1">
          <table:table-cell office:value-type="string" calcext:value-type="string">
            <text:p>(BRCA2_1,PDCD4_0)</text:p>
          </table:table-cell>
          <table:table-cell office:value-type="float" office:value="2.76595937911" calcext:value-type="float">
            <text:p>2.7659593791</text:p>
          </table:table-cell>
        </table:table-row>
        <table:table-row table:style-name="ro1">
          <table:table-cell office:value-type="string" calcext:value-type="string">
            <text:p>(PDCD4_0,Cyclin_E2_0)</text:p>
          </table:table-cell>
          <table:table-cell office:value-type="float" office:value="2.78008922589" calcext:value-type="float">
            <text:p>2.7800892259</text:p>
          </table:table-cell>
        </table:table-row>
        <table:table-row table:style-name="ro1">
          <table:table-cell office:value-type="string" calcext:value-type="string">
            <text:p>(Smad4_1,PDCD4_0)</text:p>
          </table:table-cell>
          <table:table-cell office:value-type="float" office:value="2.8546716633" calcext:value-type="float">
            <text:p>2.8546716633</text:p>
          </table:table-cell>
        </table:table-row>
        <table:table-row table:style-name="ro1">
          <table:table-cell office:value-type="string" calcext:value-type="string">
            <text:p>(S6_pS235_S236_1,PDCD4_0)</text:p>
          </table:table-cell>
          <table:table-cell office:value-type="float" office:value="3.1427095597" calcext:value-type="float">
            <text:p>3.1427095597</text:p>
          </table:table-cell>
        </table:table-row>
        <table:table-row table:style-name="ro1">
          <table:table-cell office:value-type="string" calcext:value-type="string">
            <text:p>(PDCD4_0,p27_pT198_0)</text:p>
          </table:table-cell>
          <table:table-cell office:value-type="float" office:value="3.25884655901" calcext:value-type="float">
            <text:p>3.258846559</text:p>
          </table:table-cell>
        </table:table-row>
      </table:table>
      <table:named-expressions/>
      <table:database-ranges>
        <table:database-range table:name="__Anonymous_Sheet_DB__0" table:target-range-address="ranks_free_average.A1:ranks_free_average.B187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1T21:48:32.376757152</dc:date>
    <dc:creator>Ivan Pozdnyakov</dc:creator>
    <meta:editing-duration>PT44S</meta:editing-duration>
    <meta:editing-cycles>1</meta:editing-cycles>
    <meta:document-statistic meta:table-count="1" meta:cell-count="3758" meta:object-count="0"/>
    <meta:generator>LibreOffice/4.3.3.2$Linux_X86_64 LibreOffice_project/430m0$Build-2</meta:generator>
  </office:meta>
</office:document-meta>
</file>